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9" style:family="table-column">
      <style:table-column-properties fo:break-before="auto" style:column-width="0.743cm"/>
    </style:style>
    <style:style style:name="co17" style:family="table-column">
      <style:table-column-properties fo:break-before="auto" style:column-width="1.506cm"/>
    </style:style>
    <style:style style:name="co18" style:family="table-column">
      <style:table-column-properties fo:break-before="auto" style:column-width="1.796cm"/>
    </style:style>
    <style:style style:name="co19" style:family="table-column">
      <style:table-column-properties fo:break-before="auto" style:column-width="1.071cm"/>
    </style:style>
    <style:style style:name="co20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561cm"/>
    </style:style>
    <style:style style:name="co22" style:family="table-column">
      <style:table-column-properties fo:break-before="auto" style:column-width="1.579cm"/>
    </style:style>
    <style:style style:name="co23" style:family="table-column">
      <style:table-column-properties fo:break-before="auto" style:column-width="1.185cm"/>
    </style:style>
    <style:style style:name="co24" style:family="table-column">
      <style:table-column-properties fo:break-before="auto" style:column-width="0.815cm"/>
    </style:style>
    <style:style style:name="co25" style:family="table-column">
      <style:table-column-properties fo:break-before="auto" style:column-width="1.651cm"/>
    </style:style>
    <style:style style:name="co26" style:family="table-column">
      <style:table-column-properties fo:break-before="auto" style:column-width="2.196cm"/>
    </style:style>
    <style:style style:name="co27" style:family="table-column">
      <style:table-column-properties fo:break-before="auto" style:column-width="2.776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1.379cm"/>
    </style:style>
    <style:style style:name="co31" style:family="table-column">
      <style:table-column-properties fo:break-before="auto" style:column-width="3.212cm"/>
    </style:style>
    <style:style style:name="co32" style:family="table-column">
      <style:table-column-properties fo:break-before="auto" style:column-width="3.466cm"/>
    </style:style>
    <style:style style:name="co33" style:family="table-column">
      <style:table-column-properties fo:break-before="auto" style:column-width="2.014cm"/>
    </style:style>
    <style:style style:name="co34" style:family="table-column">
      <style:table-column-properties fo:break-before="auto" style:column-width="1.325cm"/>
    </style:style>
    <style:style style:name="co35" style:family="table-column">
      <style:table-column-properties fo:break-before="auto" style:column-width="0.679cm"/>
    </style:style>
    <style:style style:name="co36" style:family="table-column">
      <style:table-column-properties fo:break-before="auto" style:column-width="1.526cm"/>
    </style:style>
    <style:style style:name="co37" style:family="table-column">
      <style:table-column-properties fo:break-before="auto" style:column-width="1.764cm"/>
    </style:style>
    <style:style style:name="co38" style:family="table-column">
      <style:table-column-properties fo:break-before="auto" style:column-width="1.118cm"/>
    </style:style>
    <style:style style:name="co39" style:family="table-column">
      <style:table-column-properties fo:break-before="auto" style:column-width="1.459cm"/>
    </style:style>
    <style:style style:name="co40" style:family="table-column">
      <style:table-column-properties fo:break-before="auto" style:column-width="1.769cm"/>
    </style:style>
    <style:style style:name="co41" style:family="table-column">
      <style:table-column-properties fo:break-before="auto" style:column-width="1.73cm"/>
    </style:style>
    <style:style style:name="co42" style:family="table-column">
      <style:table-column-properties fo:break-before="auto" style:column-width="1.559cm"/>
    </style:style>
    <style:style style:name="co43" style:family="table-column">
      <style:table-column-properties fo:break-before="auto" style:column-width="0.845cm"/>
    </style:style>
    <style:style style:name="co44" style:family="table-column">
      <style:table-column-properties fo:break-before="auto" style:column-width="1.05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2.99cm"/>
    </style:style>
    <style:style style:name="co47" style:family="table-column">
      <style:table-column-properties fo:break-before="auto" style:column-width="3.471cm"/>
    </style:style>
    <style:style style:name="co48" style:family="table-column">
      <style:table-column-properties fo:break-before="auto" style:column-width="1.395cm"/>
    </style:style>
    <style:style style:name="co49" style:family="table-column">
      <style:table-column-properties fo:break-before="auto" style:column-width="3.875cm"/>
    </style:style>
    <style:style style:name="co50" style:family="table-column">
      <style:table-column-properties fo:break-before="auto" style:column-width="3.261cm"/>
    </style:style>
    <style:style style:name="co51" style:family="table-column">
      <style:table-column-properties fo:break-before="auto" style:column-width="3.535cm"/>
    </style:style>
    <style:style style:name="co52" style:family="table-column">
      <style:table-column-properties fo:break-before="auto" style:column-width="2.071cm"/>
    </style:style>
    <style:style style:name="co53" style:family="table-column">
      <style:table-column-properties fo:break-before="auto" style:column-width="3.642cm"/>
    </style:style>
    <style:style style:name="co54" style:family="table-column">
      <style:table-column-properties fo:break-before="auto" style:column-width="2.859cm"/>
    </style:style>
    <style:style style:name="co55" style:family="table-column">
      <style:table-column-properties fo:break-before="auto" style:column-width="3.164cm"/>
    </style:style>
    <style:style style:name="co56" style:family="table-column">
      <style:table-column-properties fo:break-before="auto" style:column-width="2.649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152cm"/>
    </style:style>
    <style:style style:name="co59" style:family="table-column">
      <style:table-column-properties fo:break-before="auto" style:column-width="1.122cm"/>
    </style:style>
    <style:style style:name="co60" style:family="table-column">
      <style:table-column-properties fo:break-before="auto" style:column-width="5.821cm"/>
    </style:style>
    <style:style style:name="co61" style:family="table-column">
      <style:table-column-properties fo:break-before="auto" style:column-width="0.804cm"/>
    </style:style>
    <style:style style:name="co62" style:family="table-column">
      <style:table-column-properties fo:break-before="auto" style:column-width="1.198cm"/>
    </style:style>
    <style:style style:name="co63" style:family="table-column">
      <style:table-column-properties fo:break-before="auto" style:column-width="1.529cm"/>
    </style:style>
    <style:style style:name="co64" style:family="table-column">
      <style:table-column-properties fo:break-before="auto" style:column-width="1.621cm"/>
    </style:style>
    <style:style style:name="co65" style:family="table-column">
      <style:table-column-properties fo:break-before="auto" style:column-width="1.803cm"/>
    </style:style>
    <style:style style:name="co66" style:family="table-column">
      <style:table-column-properties fo:break-before="auto" style:column-width="0.834cm"/>
    </style:style>
    <style:style style:name="co67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1.288cm"/>
    </style:style>
    <style:style style:name="co68" style:family="table-column">
      <style:table-column-properties fo:break-before="auto" style:column-width="1.697cm"/>
    </style:style>
    <style:style style:name="co69" style:family="table-column">
      <style:table-column-properties fo:break-before="auto" style:column-width="2.438cm"/>
    </style:style>
    <style:style style:name="co70" style:family="table-column">
      <style:table-column-properties fo:break-before="auto" style:column-width="3.769cm"/>
    </style:style>
    <style:style style:name="co71" style:family="table-column">
      <style:table-column-properties fo:break-before="auto" style:column-width="2.528cm"/>
    </style:style>
    <style:style style:name="co72" style:family="table-column">
      <style:table-column-properties fo:break-before="auto" style:column-width="1.166cm"/>
    </style:style>
    <style:style style:name="co73" style:family="table-column">
      <style:table-column-properties fo:break-before="auto" style:column-width="1.046cm"/>
    </style:style>
    <style:style style:name="co74" style:family="table-column">
      <style:table-column-properties fo:break-before="auto" style:column-width="1.693cm"/>
    </style:style>
    <style:style style:name="co75" style:family="table-column">
      <style:table-column-properties fo:break-before="auto" style:column-width="3.436cm"/>
    </style:style>
    <style:style style:name="co76" style:family="table-column">
      <style:table-column-properties fo:break-before="auto" style:column-width="3.224cm"/>
    </style:style>
    <style:style style:name="co77" style:family="table-column">
      <style:table-column-properties fo:break-before="auto" style:column-width="1.953cm"/>
    </style:style>
    <style:style style:name="co78" style:family="table-column">
      <style:table-column-properties fo:break-before="auto" style:column-width="4.23cm"/>
    </style:style>
    <style:style style:name="co79" style:family="table-column">
      <style:table-column-properties fo:break-before="auto" style:column-width="1.478cm"/>
    </style:style>
    <style:style style:name="co80" style:family="table-column">
      <style:table-column-properties fo:break-before="auto" style:column-width="1.369cm"/>
    </style:style>
    <style:style style:name="co81" style:family="table-column">
      <style:table-column-properties fo:break-before="auto" style:column-width="1.778cm"/>
    </style:style>
    <style:style style:name="co82" style:family="table-column">
      <style:table-column-properties fo:break-before="auto" style:column-width="2.214cm"/>
    </style:style>
    <style:style style:name="co83" style:family="table-column">
      <style:table-column-properties fo:break-before="auto" style:column-width="2.323cm"/>
    </style:style>
    <style:style style:name="co84" style:family="table-column">
      <style:table-column-properties fo:break-before="auto" style:column-width="1.887cm"/>
    </style:style>
    <style:style style:name="co85" style:family="table-column">
      <style:table-column-properties fo:break-before="auto" style:column-width="2.133cm"/>
    </style:style>
    <style:style style:name="co86" style:family="table-column">
      <style:table-column-properties fo:break-before="auto" style:column-width="2.895cm"/>
    </style:style>
    <style:style style:name="co87" style:family="table-column">
      <style:table-column-properties fo:break-before="auto" style:column-width="3.902cm"/>
    </style:style>
    <style:style style:name="co88" style:family="table-column">
      <style:table-column-properties fo:break-before="auto" style:column-width="5.509cm"/>
    </style:style>
    <style:style style:name="co89" style:family="table-column">
      <style:table-column-properties fo:break-before="auto" style:column-width="0.817cm"/>
    </style:style>
    <style:style style:name="co90" style:family="table-column">
      <style:table-column-properties fo:break-before="auto" style:column-width="2.485cm"/>
    </style:style>
    <style:style style:name="co91" style:family="table-column">
      <style:table-column-properties fo:break-before="auto" style:column-width="2.069cm"/>
    </style:style>
    <style:style style:name="co92" style:family="table-column">
      <style:table-column-properties fo:break-before="auto" style:column-width="1.96cm"/>
    </style:style>
    <style:style style:name="co93" style:family="table-column">
      <style:table-column-properties fo:break-before="auto" style:column-width="1.879cm"/>
    </style:style>
    <style:style style:name="co95" style:family="table-column">
      <style:table-column-properties fo:break-before="auto" style:column-width="0.753cm"/>
    </style:style>
    <style:style style:name="co96" style:family="table-column">
      <style:table-column-properties fo:break-before="auto" style:column-width="1.12cm"/>
    </style:style>
    <style:style style:name="co97" style:family="table-column">
      <style:table-column-properties fo:break-before="auto" style:column-width="1.7cm"/>
    </style:style>
    <style:style style:name="co98" style:family="table-column">
      <style:table-column-properties fo:break-before="auto" style:column-width="1.037cm"/>
    </style:style>
    <style:style style:name="co99" style:family="table-column">
      <style:table-column-properties fo:break-before="auto" style:column-width="1.958cm"/>
    </style:style>
    <style:style style:name="co100" style:family="table-column">
      <style:table-column-properties fo:break-before="auto" style:column-width="1.748cm"/>
    </style:style>
    <style:style style:name="co101" style:family="table-column">
      <style:table-column-properties fo:break-before="auto" style:column-width="1.508cm"/>
    </style:style>
    <style:style style:name="co102" style:family="table-column">
      <style:table-column-properties fo:break-before="auto" style:column-width="0.827cm"/>
    </style:style>
    <style:style style:name="co103" style:family="table-column">
      <style:table-column-properties fo:break-before="auto" style:column-width="1.162cm"/>
    </style:style>
    <style:style style:name="co104" style:family="table-column">
      <style:table-column-properties fo:break-before="auto" style:column-width="7.908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2.011cm"/>
    </style:style>
    <style:style style:name="co107" style:family="table-column">
      <style:table-column-properties fo:break-before="auto" style:column-width="5.6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-bottom="0.06pt solid #000000" fo:background-color="#ff6600" fo:border-left="none" fo:border-right="none" fo:border-top="none"/>
      <style:text-properties style:text-position=""/>
    </style:style>
    <style:style style:name="ce101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02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 style:text-position=""/>
    </style:style>
    <style:style style:name="ce104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05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06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text-position=""/>
    </style:style>
    <style:style style:name="ce107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style:text-position=""/>
    </style:style>
    <style:style style:name="ce108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end" fo:margin-left="0cm"/>
      <style:text-properties style:text-position=""/>
    </style:style>
    <style:style style:name="ce109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order-bottom="0.06pt solid #000000" fo:background-color="#00ccff" fo:border-left="none" fo:border-right="none" fo:border-top="none"/>
      <style:text-properties style:text-position=""/>
    </style:style>
    <style:style style:name="ce11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text-position="" style:font-name="Liberation Sans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/>
    </style:style>
    <style:style style:name="ce116" style:family="table-cell" style:parent-style-name="Default">
      <style:table-cell-properties fo:background-color="transparent"/>
      <style:text-properties style:text-position=""/>
    </style:style>
    <style:style style:name="ce117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position="" style:font-name="Liberation Sans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style:text-position=""/>
    </style:style>
    <style:style style:name="ce45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style:text-position=""/>
    </style:style>
    <style:style style:name="ce46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style:text-position=""/>
    </style:style>
    <style:style style:name="ce49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5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  <style:text-properties style:text-position="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6" style:family="table-cell" style:parent-style-name="Default">
      <style:table-cell-properties fo:border="none"/>
      <style:text-properties style:text-position="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67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text-position=""/>
    </style:style>
    <style:style style:name="ce68" style:family="table-cell" style:parent-style-name="Default">
      <style:text-properties style:use-window-font-color="true" style:text-position="" style:font-name="Liberation Sans"/>
    </style:style>
    <style:style style:name="ce69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position="" style:font-name="Liberation Sans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70" style:family="table-cell" style:parent-style-name="Default">
      <style:table-cell-properties fo:background-color="transparent" fo:border="none"/>
      <style:text-properties style:use-window-font-color="true" style:text-position="" style:font-name="Liberation Sans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7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0000" style:text-position=""/>
    </style:style>
    <style:style style:name="ce7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75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7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0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8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83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8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85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89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90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  <style:text-properties style:text-position=""/>
    </style:style>
    <style:style style:name="ce91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92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93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9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ff6600"/>
      <style:text-properties style:text-position="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98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99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text-position="" style:font-name="Liberation Sans"/>
    </style:style>
    <style:style style:name="ce11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 style:font-name="Liberation Sans"/>
    </style:style>
    <style:style style:name="ce1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5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/>
    </style:style>
    <style:style style:name="ce12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28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2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3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/>
    </style:style>
    <style:style style:name="ce13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3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35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3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38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4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45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46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text-position="" style:font-name="Liberation Sans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9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3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58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59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6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61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1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65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6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7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0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7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76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77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78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79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80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81" style:family="table-cell" style:parent-style-name="Default" style:data-style-name="N114">
      <style:text-properties style:text-position=""/>
    </style:style>
    <style:style style:name="ce18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8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84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8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8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87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18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8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90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9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92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93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94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9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96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</style:style>
    <style:style style:name="ce197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98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text-position=""/>
    </style:style>
    <style:style style:name="ce199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00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/>
    </style:style>
    <style:style style:name="ce20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20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2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20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206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207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2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20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text-position="" style:font-name="Liberation Sans" fo:font-weight="bold" style:font-weight-asian="bold" style:font-weight-complex="bold"/>
    </style:style>
    <style:style style:name="ce21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21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212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213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text-position="" style:font-name="Liberation Sans"/>
    </style:style>
    <style:style style:name="ce214" style:family="table-cell" style:parent-style-name="Default">
      <style:table-cell-properties fo:background-color="#eeeeee" fo:border="none"/>
      <style:text-properties style:use-window-font-color="true" style:text-position="" style:font-name="Liberation Sans"/>
    </style:style>
    <style:style style:name="ce215" style:family="table-cell" style:parent-style-name="Default">
      <style:table-cell-properties fo:background-color="#ffff99"/>
      <style:text-properties style:use-window-font-color="true" style:text-position="" style:font-name="Liberation Sans"/>
    </style:style>
    <style:style style:name="ce216" style:family="table-cell" style:parent-style-name="Default">
      <style:table-cell-properties fo:background-color="#eeeeee"/>
      <style:text-properties style:use-window-font-color="true" style:text-position="" style:font-name="Liberation Sans"/>
    </style:style>
    <style:style style:name="ce2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ffff00"/>
      <style:text-properties style:use-window-font-color="true" style:text-position="" style:font-name="Liberation Sans"/>
    </style:style>
    <style:style style:name="ce219" style:family="table-cell" style:parent-style-name="Default">
      <style:table-cell-properties fo:background-color="#00ff66"/>
      <style:text-properties style:use-window-font-color="true" style:text-position="" style:font-name="Liberation Sans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22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2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223" style:family="table-cell" style:parent-style-name="Default">
      <style:table-cell-properties fo:background-color="#eeeeee"/>
      <style:text-properties style:text-position=""/>
    </style:style>
    <style:style style:name="ce224" style:family="table-cell" style:parent-style-name="Default">
      <style:table-cell-properties fo:border-bottom="0.06pt solid #000000" fo:background-color="#dddddd" fo:border-left="none" fo:border-right="none" fo:border-top="none"/>
      <style:text-properties style:text-position="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230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3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23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33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text-position=""/>
    </style:style>
    <style:style style:name="ce234" style:family="table-cell" style:parent-style-name="Default">
      <style:table-cell-properties fo:background-color="#00ccff"/>
      <style:text-properties style:text-position=""/>
    </style:style>
    <style:style style:name="ce23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>
      <style:table-cell-properties fo:background-color="#ffff99"/>
      <style:text-properties style:text-position=""/>
    </style:style>
    <style:style style:name="ce23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/>
    </style:style>
    <style:style style:name="ce23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4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53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4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5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/>
    </style:style>
    <style:style style:name="ce257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6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26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6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26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style:text-position="" fo:font-weight="bold" style:font-weight-asian="bold" style:font-weight-complex="bold"/>
    </style:style>
    <style:style style:name="ce26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6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6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7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7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27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8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2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  <style:text-properties style:text-position=""/>
    </style:style>
    <style:style style:name="ce283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  <style:text-properties style:text-position=""/>
    </style:style>
    <style:style style:name="ce284" style:family="table-cell" style:parent-style-name="Default">
      <style:table-cell-properties fo:background-color="transparent" fo:border="none"/>
      <style:text-properties style:text-position=""/>
    </style:style>
    <style:style style:name="ce28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8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8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9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9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style:text-position="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style:text-position="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text-position=""/>
    </style:style>
    <style:style style:name="ce3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01" style:family="table-cell" style:parent-style-name="Default">
      <style:text-properties style:text-position="" fo:font-weight="bold" style:font-weight-asian="bold" style:font-weight-complex="bold"/>
    </style:style>
    <style:style style:name="ce302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0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/>
    </style:style>
    <style:style style:name="ce30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position="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307" style:family="table-cell" style:parent-style-name="Default">
      <style:table-cell-properties fo:background-color="transparent"/>
      <style:text-properties fo:color="#000000" style:text-position=""/>
    </style:style>
    <style:style style:name="ce30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position="" fo:font-size="14pt" fo:font-weight="bold" style:font-size-asian="14pt" style:font-weight-asian="bold" style:font-size-complex="14pt" style:font-weight-complex="bold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314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position="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position=""/>
    </style:style>
    <style:style style:name="ce317" style:family="table-cell" style:parent-style-name="Default">
      <style:text-properties style:use-window-font-color="true" style:text-position=""/>
    </style:style>
    <style:style style:name="ce31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1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20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321" style:family="table-cell" style:parent-style-name="Default">
      <style:table-cell-properties fo:background-color="#ff3333"/>
      <style:text-properties style:text-position=""/>
    </style:style>
    <style:style style:name="ce322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style:text-position=""/>
    </style:style>
    <style:style style:name="ce32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32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  <style:text-properties style:text-position=""/>
    </style:style>
    <style:style style:name="ce325" style:family="table-cell" style:parent-style-name="Default" style:data-style-name="N11">
      <style:text-properties style:text-position=""/>
    </style:style>
    <style:style style:name="ce32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327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4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51" style:family="table-cell" style:parent-style-name="Default">
      <style:table-cell-properties fo:border-bottom="0.06pt solid #000000" fo:border-left="none" fo:border-right="none" fo:border-top="none"/>
    </style:style>
    <style:style style:name="ce3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5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5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60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36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63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64" style:family="table-cell" style:parent-style-name="Default" style:data-style-name="N115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65" style:family="table-cell" style:parent-style-name="Default">
      <style:table-cell-properties fo:border-bottom="none" fo:border-left="none" fo:border-right="none" fo:border-top="0.06pt solid #000000"/>
    </style:style>
    <style:style style:name="ce36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7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8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8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84" style:family="table-cell" style:parent-style-name="Default">
      <style:table-cell-properties fo:border-bottom="0.06pt solid #000000" fo:border-left="none" fo:border-right="0.06pt solid #000000" fo:border-top="none"/>
    </style:style>
    <style:style style:name="ce38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389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390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3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393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394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3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9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00" style:family="table-cell" style:parent-style-name="Default">
      <style:table-cell-properties fo:border="none"/>
    </style:style>
    <style:style style:name="ce40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</style:style>
    <style:style style:name="ce407" style:family="table-cell" style:parent-style-name="Default">
      <style:table-cell-properties style:text-align-source="value-type" style:repeat-content="false" fo:border="none"/>
      <style:paragraph-properties fo:margin-left="0cm"/>
    </style:style>
    <style:style style:name="ce408" style:family="table-cell" style:parent-style-name="Default">
      <style:table-cell-properties style:text-align-source="value-type" style:repeat-content="false"/>
      <style:paragraph-properties fo:margin-left="0cm"/>
    </style:style>
    <style:style style:name="ce409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410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</style:style>
    <style:style style:name="ce4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4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414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415" style:family="table-cell" style:parent-style-name="Default">
      <style:text-properties style:use-window-font-color="true" style:font-name="Liberation Sans"/>
    </style:style>
    <style:style style:name="ce416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417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19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4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0000"/>
    </style:style>
    <style:style style:name="ce42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422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423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2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7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28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429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30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</style:style>
    <style:style style:name="ce431" style:family="table-cell" style:parent-style-name="Default">
      <style:table-cell-properties fo:border-bottom="none" fo:border-left="none" fo:border-right="0.06pt solid #000000" fo:border-top="none"/>
    </style:style>
    <style:style style:name="ce43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4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36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437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</style:style>
    <style:style style:name="ce438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</style:style>
    <style:style style:name="ce439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cm"/>
    </style:style>
    <style:style style:name="ce440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4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>
      <style:table-cell-properties fo:background-color="#ff6600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4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445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446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4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448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4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450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451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452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53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454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end" fo:margin-left="0cm"/>
    </style:style>
    <style:style style:name="ce455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456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45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45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59" style:family="table-cell" style:parent-style-name="Default">
      <style:table-cell-properties fo:background-color="transparent"/>
    </style:style>
    <style:style style:name="ce460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Liberation Sans"/>
    </style:style>
    <style:style style:name="ce46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62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46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68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4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471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72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7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47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7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7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7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78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7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81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8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4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87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8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489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4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4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9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9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9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6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501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02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0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04" style:family="table-cell" style:parent-style-name="Default">
      <style:table-cell-properties fo:border-bottom="none" fo:border-left="0.06pt solid #000000" fo:border-right="none" fo:border-top="none"/>
    </style:style>
    <style:style style:name="ce50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50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508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09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0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2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3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7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1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1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20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21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2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23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24" style:family="table-cell" style:parent-style-name="Default" style:data-style-name="N114"/>
    <style:style style:name="ce525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26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27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28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52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530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3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32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33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534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535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536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37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8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9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540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541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543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544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5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4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49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50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5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55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54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55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556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557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558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559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5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561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562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56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64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6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566" style:family="table-cell" style:parent-style-name="Default">
      <style:table-cell-properties fo:background-color="#eeeeee"/>
    </style:style>
    <style:style style:name="ce56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6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7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73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74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57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76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77" style:family="table-cell" style:parent-style-name="Default">
      <style:table-cell-properties fo:background-color="#00ccff"/>
    </style:style>
    <style:style style:name="ce57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7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0" style:family="table-cell" style:parent-style-name="Default">
      <style:table-cell-properties fo:background-color="#ffff99"/>
    </style:style>
    <style:style style:name="ce58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82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58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5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8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8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9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9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59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9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6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9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600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60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0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60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60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60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60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60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6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1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1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1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2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2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2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62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25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626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627" style:family="table-cell" style:parent-style-name="Default">
      <style:table-cell-properties fo:background-color="transparent" fo:border="none"/>
    </style:style>
    <style:style style:name="ce62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29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30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4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35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36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3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3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63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6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44" style:family="table-cell" style:parent-style-name="Default">
      <style:text-properties fo:font-weight="bold" style:font-weight-asian="bold" style:font-weight-complex="bold"/>
    </style:style>
    <style:style style:name="ce645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46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4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6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650" style:family="table-cell" style:parent-style-name="Default">
      <style:table-cell-properties fo:background-color="transparent"/>
      <style:text-properties fo:color="#000000"/>
    </style:style>
    <style:style style:name="ce65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5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5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7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59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660" style:family="table-cell" style:parent-style-name="Default">
      <style:text-properties style:use-window-font-color="true"/>
    </style:style>
    <style:style style:name="ce66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6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63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64" style:family="table-cell" style:parent-style-name="Default">
      <style:table-cell-properties fo:background-color="#ff3333"/>
    </style:style>
    <style:style style:name="ce665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666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67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668" style:family="table-cell" style:parent-style-name="Default" style:data-style-name="N11"/>
    <style:style style:name="ce66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70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67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67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4" style:family="text">
      <style:text-properties style:text-position="super 58%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6" style:family="text">
      <style:text-properties fo:color="#6666ff"/>
    </style:style>
    <style:style style:name="T7" style:family="text">
      <style:text-properties fo:color="#ff3333"/>
    </style:style>
    <style:style style:name="T8" style:family="text">
      <style:text-properties style:text-position="super"/>
    </style:style>
  </office:automatic-styles>
  <office:body>
    <office:spreadsheet>
      <table:table table:name="MetCosts" table:style-name="ta1">
        <table:table-column table:style-name="co95" table:default-cell-style-name="ce349"/>
        <table:table-column table:style-name="co2" table:number-columns-repeated="2" table:default-cell-style-name="ce349"/>
        <table:table-column table:style-name="co96" table:default-cell-style-name="ce349"/>
        <table:table-column table:style-name="co97" table:number-columns-repeated="2" table:default-cell-style-name="ce349"/>
        <table:table-column table:style-name="co98" table:default-cell-style-name="ce349"/>
        <table:table-column table:style-name="co99" table:default-cell-style-name="ce349"/>
        <table:table-column table:style-name="co100" table:default-cell-style-name="ce349"/>
        <table:table-column table:style-name="co101" table:default-cell-style-name="ce349"/>
        <table:table-column table:style-name="co9" table:default-cell-style-name="ce349"/>
        <table:table-column table:style-name="co102" table:number-columns-repeated="2" table:default-cell-style-name="ce349"/>
        <table:table-column table:style-name="co103" table:default-cell-style-name="ce349"/>
        <table:table-column table:style-name="co12" table:default-cell-style-name="ce349"/>
        <table:table-column table:style-name="co104" table:default-cell-style-name="ce381"/>
        <table:table-column table:style-name="co97" table:number-columns-repeated="7" table:default-cell-style-name="ce349"/>
        <table:table-column table:style-name="co105" table:default-cell-style-name="ce349"/>
        <table:table-column table:style-name="co106" table:default-cell-style-name="ce349"/>
        <table:table-column table:style-name="co107" table:default-cell-style-name="ce349"/>
        <table:table-column table:style-name="co2" table:number-columns-repeated="998" table:default-cell-style-name="Default"/>
        <table:table-row table:style-name="ro1">
          <table:table-cell table:style-name="ce344"/>
          <table:table-cell table:style-name="ce353" office:value-type="string" calcext:value-type="string" table:number-columns-spanned="14" table:number-rows-spanned="1">
            <text:p>Parameters</text:p>
          </table:table-cell>
          <table:covered-table-cell table:style-name="ce353"/>
          <table:covered-table-cell table:style-name="ce354"/>
          <table:covered-table-cell table:number-columns-repeated="3" table:style-name="ce344"/>
          <table:covered-table-cell table:style-name="ce366"/>
          <table:covered-table-cell table:number-columns-repeated="3" table:style-name="ce344"/>
          <table:covered-table-cell table:style-name="ce366"/>
          <table:covered-table-cell table:number-columns-repeated="3" table:style-name="ce370"/>
          <table:table-cell table:style-name="ce375" office:value-type="string" calcext:value-type="string">
            <text:p>special remarks</text:p>
          </table:table-cell>
          <table:table-cell table:style-name="ce385" office:value-type="string" calcext:value-type="string" table:number-columns-spanned="9" table:number-rows-spanned="1">
            <text:p>Results</text:p>
          </table:table-cell>
          <table:covered-table-cell table:number-columns-repeated="2" table:style-name="ce344"/>
          <table:covered-table-cell table:number-columns-repeated="2" table:style-name="ce366"/>
          <table:covered-table-cell table:number-columns-repeated="2" table:style-name="ce344"/>
          <table:covered-table-cell/>
          <table:covered-table-cell table:style-name="ce344"/>
          <table:table-cell table:style-name="ce344"/>
          <table:table-cell table:style-name="ce402"/>
          <table:table-cell table:style-name="ce344" table:number-columns-repeated="2"/>
          <table:table-cell table:number-columns-repeated="2"/>
          <table:table-cell table:style-name="ce344" table:number-columns-repeated="8"/>
          <table:table-cell table:style-name="ce367"/>
          <table:table-cell table:style-name="ce344" table:number-columns-repeated="6"/>
          <table:table-cell table:number-columns-repeated="230"/>
          <table:table-cell table:style-name="ce344" table:number-columns-repeated="731"/>
          <table:table-cell table:style-name="ce418" table:number-columns-repeated="6"/>
          <table:table-cell table:number-columns-repeated="11"/>
        </table:table-row>
        <table:table-row table:style-name="ro2">
          <table:table-cell table:style-name="ce345" table:number-columns-repeated="7"/>
          <table:table-cell table:style-name="ce367"/>
          <table:table-cell table:style-name="ce345" table:number-columns-repeated="2"/>
          <table:table-cell table:style-name="ce355" office:value-type="string" calcext:value-type="string" table:number-columns-spanned="3" table:number-rows-spanned="1">
            <text:p>LR</text:p>
          </table:table-cell>
          <table:covered-table-cell table:style-name="ce367"/>
          <table:covered-table-cell table:style-name="ce371"/>
          <table:table-cell table:style-name="ce373" table:number-columns-repeated="2"/>
          <table:table-cell table:style-name="ce376"/>
          <table:table-cell table:style-name="ce386" office:value-type="string" calcext:value-type="string" table:number-columns-spanned="4" table:number-rows-spanned="1">
            <text:p>VergErr @ 20iter</text:p>
          </table:table-cell>
          <table:covered-table-cell table:style-name="ce391"/>
          <table:covered-table-cell table:style-name="ce345"/>
          <table:covered-table-cell table:style-name="ce361"/>
          <table:table-cell table:style-name="ce386" office:value-type="string" calcext:value-type="string" table:number-columns-spanned="3" table:number-rows-spanned="1">
            <text:p>Delta metCost @ 20iter</text:p>
          </table:table-cell>
          <table:covered-table-cell table:style-name="ce391"/>
          <table:covered-table-cell table:style-name="ce345"/>
          <table:table-cell table:style-name="ce355" office:value-type="string" calcext:value-type="string" table:number-columns-spanned="2" table:number-rows-spanned="1">
            <text:p>Critic's value</text:p>
          </table:table-cell>
          <table:covered-table-cell table:style-name="ce361"/>
          <table:table-cell table:style-name="ce345"/>
          <table:table-cell table:style-name="ce403"/>
          <table:table-cell table:style-name="ce367" table:number-columns-repeated="2"/>
          <table:table-cell table:number-columns-repeated="2"/>
          <table:table-cell table:style-name="ce367" table:number-columns-repeated="8"/>
          <table:table-cell/>
          <table:table-cell table:style-name="ce417"/>
          <table:table-cell table:style-name="ce367" table:number-columns-repeated="5"/>
          <table:table-cell table:number-columns-repeated="230"/>
          <table:table-cell table:style-name="ce367" table:number-columns-repeated="731"/>
          <table:table-cell table:style-name="ce345" table:number-columns-repeated="6"/>
          <table:table-cell table:number-columns-repeated="11"/>
        </table:table-row>
        <table:table-row table:style-name="ro2">
          <table:table-cell table:style-name="ce345" table:number-columns-repeated="5"/>
          <table:table-cell table:style-name="ce355" office:value-type="string" calcext:value-type="string" table:number-columns-spanned="2" table:number-rows-spanned="1">
            <text:p>MetCost</text:p>
          </table:table-cell>
          <table:covered-table-cell table:style-name="ce361"/>
          <table:table-cell table:style-name="ce345" table:number-columns-repeated="3"/>
          <table:table-cell table:style-name="ce369"/>
          <table:table-cell table:style-name="ce367"/>
          <table:table-cell table:style-name="ce371"/>
          <table:table-cell table:style-name="ce374" office:value-type="string" calcext:value-type="string" table:number-columns-spanned="2" table:number-rows-spanned="1">
            <text:p>weights</text:p>
          </table:table-cell>
          <table:covered-table-cell table:style-name="ce357"/>
          <table:table-cell table:style-name="ce377"/>
          <table:table-cell table:style-name="ce387"/>
          <table:table-cell table:style-name="ce367"/>
          <table:table-cell table:style-name="ce345"/>
          <table:table-cell table:style-name="ce355" office:value-type="string" calcext:value-type="string">
            <text:p>Bias</text:p>
          </table:table-cell>
          <table:table-cell table:style-name="ce387"/>
          <table:table-cell table:style-name="ce367"/>
          <table:table-cell table:style-name="ce345"/>
          <table:table-cell table:style-name="ce399" office:value-type="string" calcext:value-type="string" table:number-columns-spanned="2" table:number-rows-spanned="1">
            <text:p>function</text:p>
          </table:table-cell>
          <table:covered-table-cell table:style-name="ce361"/>
          <table:table-cell table:style-name="ce345"/>
          <table:table-cell table:style-name="ce404"/>
          <table:table-cell table:style-name="ce345" table:number-columns-repeated="2"/>
          <table:table-cell table:number-columns-repeated="2"/>
          <table:table-cell table:style-name="ce345" table:number-columns-repeated="8"/>
          <table:table-cell table:style-name="ce415" table:number-columns-repeated="2"/>
          <table:table-cell table:style-name="ce345" table:number-columns-repeated="5"/>
          <table:table-cell table:number-columns-repeated="230"/>
          <table:table-cell table:style-name="ce345" table:number-columns-repeated="737"/>
          <table:table-cell table:number-columns-repeated="11"/>
        </table:table-row>
        <table:table-row table:style-name="ro2">
          <table:table-cell table:style-name="ce346" office:value-type="string" calcext:value-type="string">
            <text:p>#R</text:p>
          </table:table-cell>
          <table:table-cell table:style-name="ce346" office:value-type="string" calcext:value-type="string">
            <text:p># Iter</text:p>
          </table:table-cell>
          <table:table-cell table:style-name="ce346" office:value-type="string" calcext:value-type="string">
            <text:p>#Basis</text:p>
          </table:table-cell>
          <table:table-cell table:style-name="ce346" office:value-type="string" calcext:value-type="string">
            <text:p>lRec</text:p>
          </table:table-cell>
          <table:table-cell table:style-name="ce346" office:value-type="string" calcext:value-type="string">
            <text:p>lMFB</text:p>
          </table:table-cell>
          <table:table-cell table:style-name="ce356" office:value-type="string" calcext:value-type="string">
            <text:p>lMet</text:p>
          </table:table-cell>
          <table:table-cell table:style-name="ce362" office:value-type="string" calcext:value-type="string">
            <text:p>%</text:p>
          </table:table-cell>
          <table:table-cell table:style-name="ce346" office:value-type="string" calcext:value-type="string">
            <text:p>FoV Size</text:p>
          </table:table-cell>
          <table:table-cell table:style-name="ce346" office:value-type="string" calcext:value-type="string">
            <text:p>dsRatio</text:p>
          </table:table-cell>
          <table:table-cell table:style-name="ce346" office:value-type="string" calcext:value-type="string">
            <text:p>stride</text:p>
          </table:table-cell>
          <table:table-cell table:style-name="ce356" office:value-type="string" calcext:value-type="string">
            <text:p>Cr</text:p>
          </table:table-cell>
          <table:table-cell table:style-name="ce346" office:value-type="string" calcext:value-type="string">
            <text:p>Ac</text:p>
          </table:table-cell>
          <table:table-cell table:style-name="ce372" office:value-type="string" calcext:value-type="string">
            <text:p>SC</text:p>
          </table:table-cell>
          <table:table-cell table:style-name="ce372" office:value-type="string" calcext:value-type="string">
            <text:p>init</text:p>
          </table:table-cell>
          <table:table-cell table:style-name="ce372" office:value-type="string" calcext:value-type="string">
            <text:p>regul</text:p>
          </table:table-cell>
          <table:table-cell table:style-name="ce378"/>
          <table:table-cell table:style-name="ce356" office:value-type="string" calcext:value-type="string">
            <text:p>RMSE</text:p>
          </table:table-cell>
          <table:table-cell table:style-name="ce356" office:value-type="string" calcext:value-type="string">
            <text:p>Median</text:p>
          </table:table-cell>
          <table:table-cell table:style-name="ce346" office:value-type="string" calcext:value-type="string">
            <text:p>4*IQR</text:p>
          </table:table-cell>
          <table:table-cell table:style-name="ce395" office:value-type="string" calcext:value-type="string">
            <text:p>Offset</text:p>
          </table:table-cell>
          <table:table-cell table:style-name="ce356" office:value-type="string" calcext:value-type="string">
            <text:p>RMSE</text:p>
          </table:table-cell>
          <table:table-cell table:style-name="ce356" office:value-type="string" calcext:value-type="string">
            <text:p>Median</text:p>
          </table:table-cell>
          <table:table-cell table:style-name="ce346" office:value-type="string" calcext:value-type="string">
            <text:p>4*IQR</text:p>
          </table:table-cell>
          <table:table-cell table:style-name="ce356" office:value-type="string" calcext:value-type="string">
            <text:p>flat</text:p>
          </table:table-cell>
          <table:table-cell table:style-name="ce362" office:value-type="string" calcext:value-type="string">
            <text:p>bias</text:p>
          </table:table-cell>
          <table:table-cell table:style-name="ce401" office:value-type="string" calcext:value-type="string">
            <text:p>Conclusion</text:p>
          </table:table-cell>
          <table:table-cell table:style-name="ce405" office:value-type="string" calcext:value-type="string">
            <text:p>Folder</text:p>
          </table:table-cell>
          <table:table-cell table:style-name="ce346" table:number-columns-repeated="2"/>
          <table:table-cell table:style-name="ce351" table:number-columns-repeated="2"/>
          <table:table-cell table:style-name="ce346" table:number-columns-repeated="8"/>
          <table:table-cell table:style-name="ce416" table:number-columns-repeated="2"/>
          <table:table-cell table:style-name="ce346" table:number-columns-repeated="5"/>
          <table:table-cell table:style-name="ce351" table:number-columns-repeated="230"/>
          <table:table-cell table:style-name="ce346" table:number-columns-repeated="737"/>
          <table:table-cell table:style-name="ce351" table:number-columns-repeated="11"/>
        </table:table-row>
        <table:table-row table:style-name="ro2">
          <table:table-cell table:style-name="ce347" table:number-columns-repeated="9"/>
          <table:table-cell table:style-name="ce368" office:value-type="string" calcext:value-type="string">
            <text:p>objDist [0.5, 6] m advanced muscle init (getmfedood)</text:p>
          </table:table-cell>
          <table:table-cell table:style-name="ce347" table:number-columns-repeated="5"/>
          <table:table-cell table:style-name="ce379"/>
          <table:table-cell table:style-name="ce347" table:number-columns-repeated="10"/>
          <table:table-cell table:style-name="ce406"/>
          <table:table-cell table:style-name="ce414" table:number-columns-repeated="997"/>
        </table:table-row>
        <table:table-row table:style-name="ro2">
          <table:table-cell table:style-name="ce348"/>
          <table:table-cell table:style-name="ce348" office:value-type="string" calcext:value-type="string">
            <text:p><text:s/>1mio</text:p>
          </table:table-cell>
          <table:table-cell table:style-name="ce348" office:value-type="string" calcext:value-type="string">
            <text:p>400 400 </text:p>
          </table:table-cell>
          <table:table-cell table:style-name="ce348" office:value-type="float" office:value="1" calcext:value-type="float">
            <text:p>1</text:p>
          </table:table-cell>
          <table:table-cell table:style-name="ce348" office:value-type="float" office:value="0.1269" calcext:value-type="float">
            <text:p>0.1269</text:p>
          </table:table-cell>
          <table:table-cell table:style-name="ce357" office:value-type="float" office:value="0" calcext:value-type="float">
            <text:p>0</text:p>
          </table:table-cell>
          <table:table-cell table:style-name="ce363" table:formula="of:=([.F6] / 0.1622) * 100" office:value-type="float" office:value="0" calcext:value-type="float">
            <text:p>0.0</text:p>
          </table:table-cell>
          <table:table-cell table:style-name="ce348" office:value-type="string" calcext:value-type="string">
            <text:p>128 40 </text:p>
          </table:table-cell>
          <table:table-cell table:style-name="ce348" office:value-type="string" calcext:value-type="string">
            <text:p>4 1 </text:p>
          </table:table-cell>
          <table:table-cell table:style-name="ce348" office:value-type="string" calcext:value-type="string">
            <text:p>0.5 0.5 </text:p>
          </table:table-cell>
          <table:table-cell table:style-name="ce348" office:value-type="float" office:value="1" calcext:value-type="float">
            <text:p>1</text:p>
          </table:table-cell>
          <table:table-cell table:style-name="ce348" office:value-type="float" office:value="0.5" calcext:value-type="float">
            <text:p>0.5</text:p>
          </table:table-cell>
          <table:table-cell table:style-name="ce348" office:value-type="float" office:value="0.2" calcext:value-type="float">
            <text:p>0.2</text:p>
          </table:table-cell>
          <table:table-cell table:style-name="ce348" office:value-type="string" calcext:value-type="string">
            <text:p>1 1 2</text:p>
          </table:table-cell>
          <table:table-cell table:style-name="ce348" office:value-type="float" office:value="0.999" calcext:value-type="float">
            <text:p>0.999</text:p>
          </table:table-cell>
          <table:table-cell table:style-name="ce380"/>
          <table:table-cell table:style-name="ce348" office:value-type="float" office:value="1.0383" calcext:value-type="float">
            <text:p>1.0383</text:p>
          </table:table-cell>
          <table:table-cell table:style-name="ce348" office:value-type="float" office:value="-0.2481" calcext:value-type="float">
            <text:p>-0.2481</text:p>
          </table:table-cell>
          <table:table-cell table:style-name="ce348" office:value-type="float" office:value="5.3088" calcext:value-type="float">
            <text:p>5.3088</text:p>
          </table:table-cell>
          <table:table-cell table:style-name="ce348" office:value-type="string" calcext:value-type="string">
            <text:p><text:s/></text:p>
          </table:table-cell>
          <table:table-cell table:style-name="ce357" table:number-columns-repeated="3"/>
          <table:table-cell table:number-columns-repeated="3" table:style-name="ce348" office:value-type="string" calcext:value-type="string">
            <text:p><text:s/></text:p>
          </table:table-cell>
          <table:table-cell table:style-name="ce407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407" table:number-columns-repeated="2"/>
          <table:table-cell table:style-name="ce408" table:number-columns-repeated="2"/>
          <table:table-cell table:style-name="ce407" table:number-columns-repeated="16"/>
          <table:table-cell table:style-name="ce348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63" table:formula="of:=([.F7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63" table:formula="of:=([.F8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8" office:value-type="float" office:value="0.6711" calcext:value-type="float">
            <text:p>0.6711</text:p>
          </table:table-cell>
          <table:table-cell table:style-name="ce388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63" table:formula="of:=([.F9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63" table:formula="of:=([.F10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484" calcext:value-type="float">
            <text:p>0.7484</text:p>
          </table:table-cell>
          <table:table-cell table:style-name="ce392"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 table:style-name="ce392"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63" table:formula="of:=([.F11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851" calcext:value-type="float">
            <text:p>0.6851</text:p>
          </table:table-cell>
          <table:table-cell table:style-name="ce392" office:value-type="float" office:value="0.242" calcext:value-type="float">
            <text:p>0.242</text:p>
          </table:table-cell>
          <table:table-cell table:style-name="ce388" office:value-type="float" office:value="0.6527" calcext:value-type="float">
            <text:p>0.6527</text:p>
          </table:table-cell>
          <table:table-cell table:style-name="ce392"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63" table:formula="of:=([.F12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2476" calcext:value-type="float">
            <text:p>1.2476</text:p>
          </table:table-cell>
          <table:table-cell table:style-name="ce392"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 table:style-name="ce392"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63" table:formula="of:=([.F13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668" calcext:value-type="float">
            <text:p>1.668</text:p>
          </table:table-cell>
          <table:table-cell table:style-name="ce392"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 table:style-name="ce392"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" calcext:value-type="float">
            <text:p>0</text:p>
          </table:table-cell>
          <table:table-cell table:style-name="ce364" table:formula="of:=([.F14] / 0.1622) * 100" office:value-type="float" office:value="0" calcext:value-type="float">
            <text:p>0.0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2"/>
          <table:table-cell table:style-name="ce350" office:value-type="float" office:value="1.3261" calcext:value-type="float">
            <text:p>1.3261</text:p>
          </table:table-cell>
          <table:table-cell table:style-name="ce350" office:value-type="float" office:value="0.1742" calcext:value-type="float">
            <text:p>0.1742</text:p>
          </table:table-cell>
          <table:table-cell table:style-name="ce350" office:value-type="float" office:value="0.6936" calcext:value-type="float">
            <text:p>0.6936</text:p>
          </table:table-cell>
          <table:table-cell table:style-name="ce393" office:value-type="string" calcext:value-type="string">
            <text:p>+1px</text:p>
          </table:table-cell>
          <table:table-cell table:style-name="ce397" table:number-columns-repeated="3"/>
          <table:table-cell table:number-columns-repeated="3" table:style-name="ce350" office:value-type="string" calcext:value-type="string">
            <text:p><text:s/></text:p>
          </table:table-cell>
          <table:table-cell table:style-name="ce409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409" table:number-columns-repeated="20"/>
          <table:table-cell table:style-name="ce350" table:number-columns-repeated="966"/>
          <table:table-cell table:style-name="ce351" table:number-columns-repeated="11"/>
        </table:table-row>
        <table:table-row table:style-name="ro2">
          <table:table-cell table:style-name="ce348"/>
          <table:table-cell table:style-name="ce348" office:value-type="string" calcext:value-type="string">
            <text:p><text:s/>0.5mio</text:p>
          </table:table-cell>
          <table:table-cell table:style-name="ce348" office:value-type="string" calcext:value-type="string">
            <text:p>400 400 </text:p>
          </table:table-cell>
          <table:table-cell table:style-name="ce348" office:value-type="float" office:value="1" calcext:value-type="float">
            <text:p>1</text:p>
          </table:table-cell>
          <table:table-cell table:style-name="ce348" office:value-type="float" office:value="0.1269" calcext:value-type="float">
            <text:p>0.1269</text:p>
          </table:table-cell>
          <table:table-cell table:style-name="ce358" office:value-type="float" office:value="0.0029" calcext:value-type="float">
            <text:p>0.0029</text:p>
          </table:table-cell>
          <table:table-cell table:style-name="ce363" table:formula="of:=([.F15] / 0.1622) * 100" office:value-type="float" office:value="1.78791615289766" calcext:value-type="float">
            <text:p>1.8</text:p>
          </table:table-cell>
          <table:table-cell table:style-name="ce348" office:value-type="string" calcext:value-type="string">
            <text:p>128 40 </text:p>
          </table:table-cell>
          <table:table-cell table:style-name="ce358" office:value-type="string" calcext:value-type="string">
            <text:p>4 1 </text:p>
          </table:table-cell>
          <table:table-cell table:style-name="ce348" office:value-type="string" calcext:value-type="string">
            <text:p>0.5 0.5 </text:p>
          </table:table-cell>
          <table:table-cell table:style-name="ce348" office:value-type="float" office:value="1" calcext:value-type="float">
            <text:p>1</text:p>
          </table:table-cell>
          <table:table-cell table:style-name="ce348" office:value-type="float" office:value="0.5" calcext:value-type="float">
            <text:p>0.5</text:p>
          </table:table-cell>
          <table:table-cell table:style-name="ce348" office:value-type="float" office:value="0.2" calcext:value-type="float">
            <text:p>0.2</text:p>
          </table:table-cell>
          <table:table-cell table:style-name="ce348" office:value-type="string" calcext:value-type="string">
            <text:p>1 1 2</text:p>
          </table:table-cell>
          <table:table-cell table:style-name="ce348" office:value-type="float" office:value="0.999" calcext:value-type="float">
            <text:p>0.999</text:p>
          </table:table-cell>
          <table:table-cell/>
          <table:table-cell table:style-name="ce348" office:value-type="float" office:value="1.0761" calcext:value-type="float">
            <text:p>1.0761</text:p>
          </table:table-cell>
          <table:table-cell table:style-name="ce348" office:value-type="float" office:value="-0.0532" calcext:value-type="float">
            <text:p>-0.0532</text:p>
          </table:table-cell>
          <table:table-cell table:style-name="ce348" office:value-type="float" office:value="6.6984" calcext:value-type="float">
            <text:p>6.6984</text:p>
          </table:table-cell>
          <table:table-cell table:style-name="ce348" office:value-type="string" calcext:value-type="string">
            <text:p><text:s/></text:p>
          </table:table-cell>
          <table:table-cell table:style-name="ce357" table:number-columns-repeated="3"/>
          <table:table-cell table:number-columns-repeated="3" table:style-name="ce348" office:value-type="string" calcext:value-type="string">
            <text:p><text:s/></text:p>
          </table:table-cell>
          <table:table-cell table:style-name="ce407" office:value-type="string" calcext:value-type="string">
            <text:p><text:s/>/home/klimmasch/projects/results/model_13-Sep-2016_17:43:39_6000000_1_bmsf_advancedInit_metCost1/modelAt500000</text:p>
          </table:table-cell>
          <table:table-cell table:style-name="ce407" table:number-columns-repeated="2"/>
          <table:table-cell table:style-name="ce408" table:number-columns-repeated="2"/>
          <table:table-cell table:style-name="ce407" table:number-columns-repeated="16"/>
          <table:table-cell table:style-name="ce348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363" table:formula="of:=([.F16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224" calcext:value-type="float">
            <text:p>0.9224</text:p>
          </table:table-cell>
          <table:table-cell table:style-name="ce388" office:value-type="float" office:value="0.0477" calcext:value-type="float">
            <text:p>0.0477</text:p>
          </table:table-cell>
          <table:table-cell office:value-type="float" office:value="4.8123" calcext:value-type="float">
            <text:p>4.8123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3-Sep-2016_17:43:39_6000000_1_bmsf_advancedInit_metCost1/modelAt1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363" table:formula="of:=([.F17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765" calcext:value-type="float">
            <text:p>0.6765</text:p>
          </table:table-cell>
          <table:table-cell office:value-type="float" office:value="-0.1332" calcext:value-type="float">
            <text:p>-0.1332</text:p>
          </table:table-cell>
          <table:table-cell office:value-type="float" office:value="1.6607" calcext:value-type="float">
            <text:p>1.6607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3-Sep-2016_17:43:39_6000000_1_bmsf_advancedInit_metCost1/modelAt2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363" table:formula="of:=([.F18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9" office:value-type="float" office:value="0.5679" calcext:value-type="float">
            <text:p>0.5679</text:p>
          </table:table-cell>
          <table:table-cell office:value-type="float" office:value="0.05" calcext:value-type="float">
            <text:p>0.05</text:p>
          </table:table-cell>
          <table:table-cell office:value-type="float" office:value="1.4707" calcext:value-type="float">
            <text:p>1.4707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3-Sep-2016_17:43:39_6000000_1_bmsf_advancedInit_metCost1/modelAt2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363" table:formula="of:=([.F19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479" calcext:value-type="float">
            <text:p>0.747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403" calcext:value-type="float">
            <text:p>0.7403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3-Sep-2016_17:43:39_6000000_1_bmsf_advancedInit_metCost1/modelAt3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363" table:formula="of:=([.F20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84" calcext:value-type="float">
            <text:p>0.684</text:p>
          </table:table-cell>
          <table:table-cell office:value-type="float" office:value="0.2267" calcext:value-type="float">
            <text:p>0.2267</text:p>
          </table:table-cell>
          <table:table-cell table:style-name="ce389" office:value-type="float" office:value="0.5587" calcext:value-type="float">
            <text:p>0.5587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3-Sep-2016_17:43:39_6000000_1_bmsf_advancedInit_metCost1/modelAt3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363" table:formula="of:=([.F21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127" calcext:value-type="float">
            <text:p>0.6127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5964" calcext:value-type="float">
            <text:p>0.5964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3-Sep-2016_17:43:39_6000000_1_bmsf_advancedInit_metCost1/modelAt4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363" table:formula="of:=([.F22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777" calcext:value-type="float">
            <text:p>0.7777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7799" calcext:value-type="float">
            <text:p>0.7799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3-Sep-2016_17:43:39_6000000_1_bmsf_advancedInit_metCost1/modelAt4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363" table:formula="of:=([.F23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0491" calcext:value-type="float">
            <text:p>1.0491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7993" calcext:value-type="float">
            <text:p>0.7993</text:p>
          </table:table-cell>
          <table:table-cell table:style-name="ce392" office:value-type="string" calcext:value-type="string">
            <text:p>+1px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3-Sep-2016_17:43:39_6000000_1_bmsf_advancedInit_metCost1/modelAt5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 table:style-name="ce350"/>
          <table:table-cell table:style-name="ce350" office:value-type="string" calcext:value-type="string">
            <text:p><text:s/>5.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.0029" calcext:value-type="float">
            <text:p>0.0029</text:p>
          </table:table-cell>
          <table:table-cell table:style-name="ce364" table:formula="of:=([.F24] / 0.1622) * 100" office:value-type="float" office:value="1.78791615289766" calcext:value-type="float">
            <text:p>1.8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2"/>
          <table:table-cell table:style-name="ce350" office:value-type="float" office:value="0.9623" calcext:value-type="float">
            <text:p>0.9623</text:p>
          </table:table-cell>
          <table:table-cell table:style-name="ce350" office:value-type="float" office:value="0.0498" calcext:value-type="float">
            <text:p>0.0498</text:p>
          </table:table-cell>
          <table:table-cell table:style-name="ce350" office:value-type="float" office:value="1.3452" calcext:value-type="float">
            <text:p>1.3452</text:p>
          </table:table-cell>
          <table:table-cell table:style-name="ce390" office:value-type="string" calcext:value-type="string">
            <text:p>no!?</text:p>
          </table:table-cell>
          <table:table-cell table:style-name="ce397" table:number-columns-repeated="3"/>
          <table:table-cell table:number-columns-repeated="3" table:style-name="ce350" office:value-type="string" calcext:value-type="string">
            <text:p><text:s/></text:p>
          </table:table-cell>
          <table:table-cell table:style-name="ce409" office:value-type="string" calcext:value-type="string">
            <text:p><text:s/>/home/klimmasch/projects/results/model_13-Sep-2016_17:43:39_6000000_1_bmsf_advancedInit_metCost1/modelAt5500000</text:p>
          </table:table-cell>
          <table:table-cell table:style-name="ce409" table:number-columns-repeated="20"/>
          <table:table-cell table:style-name="ce350" table:number-columns-repeated="966"/>
          <table:table-cell table:style-name="ce351" table:number-columns-repeated="11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59" office:value-type="float" office:value="0.0289" calcext:value-type="float">
            <text:p>0.0289</text:p>
          </table:table-cell>
          <table:table-cell table:style-name="ce363" table:formula="of:=([.F25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83"/>
          <table:table-cell office:value-type="float" office:value="1.1015" calcext:value-type="float">
            <text:p>1.1015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6.7757" calcext:value-type="float">
            <text:p>6.7757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5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363" table:formula="of:=([.F26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562" calcext:value-type="float">
            <text:p>0.9562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1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363" table:formula="of:=([.F27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936" calcext:value-type="float">
            <text:p>0.7936</text:p>
          </table:table-cell>
          <table:table-cell table:style-name="ce388" office:value-type="float" office:value="0.0068" calcext:value-type="float">
            <text:p>0.0068</text:p>
          </table:table-cell>
          <table:table-cell office:value-type="float" office:value="3.5377" calcext:value-type="float">
            <text:p>3.5377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15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363" table:formula="of:=([.F28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66" calcext:value-type="float">
            <text:p>0.7266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3149" calcext:value-type="float">
            <text:p>2.3149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2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363" table:formula="of:=([.F29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486" calcext:value-type="float">
            <text:p>0.6486</text:p>
          </table:table-cell>
          <table:table-cell office:value-type="float" office:value="0.1514" calcext:value-type="float">
            <text:p>0.1514</text:p>
          </table:table-cell>
          <table:table-cell office:value-type="float" office:value="1.5521" calcext:value-type="float">
            <text:p>1.5521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25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363" table:formula="of:=([.F30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61" calcext:value-type="float">
            <text:p>0.661</text:p>
          </table:table-cell>
          <table:table-cell table:style-name="ce392" office:value-type="float" office:value="0.2124" calcext:value-type="float">
            <text:p>0.2124</text:p>
          </table:table-cell>
          <table:table-cell office:value-type="float" office:value="0.8496" calcext:value-type="float">
            <text:p>0.8496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3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363" table:formula="of:=([.F31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587" calcext:value-type="float">
            <text:p>0.9587</text:p>
          </table:table-cell>
          <table:table-cell table:style-name="ce392" office:value-type="float" office:value="0.2912" calcext:value-type="float">
            <text:p>0.2912</text:p>
          </table:table-cell>
          <table:table-cell office:value-type="float" office:value="0.7232" calcext:value-type="float">
            <text:p>0.7232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35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363" table:formula="of:=([.F32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154" calcext:value-type="float">
            <text:p>0.7154</text:p>
          </table:table-cell>
          <table:table-cell table:style-name="ce392" office:value-type="float" office:value="0.2096" calcext:value-type="float">
            <text:p>0.2096</text:p>
          </table:table-cell>
          <table:table-cell office:value-type="float" office:value="0.6404" calcext:value-type="float">
            <text:p>0.6404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4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363" table:formula="of:=([.F33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026" calcext:value-type="float">
            <text:p>1.026</text:p>
          </table:table-cell>
          <table:table-cell table:style-name="ce392" office:value-type="float" office:value="0.201" calcext:value-type="float">
            <text:p>0.201</text:p>
          </table:table-cell>
          <table:table-cell office:value-type="float" office:value="1.135" calcext:value-type="float">
            <text:p>1.135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45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.0289" calcext:value-type="float">
            <text:p>0.0289</text:p>
          </table:table-cell>
          <table:table-cell table:style-name="ce364" table:formula="of:=([.F34] / 0.1622) * 100" office:value-type="float" office:value="17.8175092478422" calcext:value-type="float">
            <text:p>17.8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2"/>
          <table:table-cell table:style-name="ce390" office:value-type="float" office:value="0.5863" calcext:value-type="float">
            <text:p>0.5863</text:p>
          </table:table-cell>
          <table:table-cell table:style-name="ce393" office:value-type="float" office:value="0.1452" calcext:value-type="float">
            <text:p>0.1452</text:p>
          </table:table-cell>
          <table:table-cell table:style-name="ce390" office:value-type="float" office:value="0.5956" calcext:value-type="float">
            <text:p>0.5956</text:p>
          </table:table-cell>
          <table:table-cell table:style-name="ce350" office:value-type="string" calcext:value-type="string">
            <text:p><text:s/></text:p>
          </table:table-cell>
          <table:table-cell table:style-name="ce397" table:number-columns-repeated="3"/>
          <table:table-cell table:number-columns-repeated="3" table:style-name="ce350" office:value-type="string" calcext:value-type="string">
            <text:p><text:s/></text:p>
          </table:table-cell>
          <table:table-cell table:style-name="ce409" office:value-type="string" calcext:value-type="string">
            <text:p><text:s/>/home/lelais/Documents/MATLAB/results/model_17-Sep-2016_09:49:38_5000000_1_metCost0.0289_var-5/modelAt5000000</text:p>
          </table:table-cell>
          <table:table-cell table:style-name="ce409" table:number-columns-repeated="20"/>
          <table:table-cell table:style-name="ce351"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59" office:value-type="float" office:value="0.0308" calcext:value-type="float">
            <text:p>0.0308</text:p>
          </table:table-cell>
          <table:table-cell table:style-name="ce363" table:formula="of:=([.F35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49" calcext:value-type="float">
            <text:p>0.949</text:p>
          </table:table-cell>
          <table:table-cell table:style-name="ce389" office:value-type="float" office:value="-0.0021" calcext:value-type="float">
            <text:p>-0.0021</text:p>
          </table:table-cell>
          <table:table-cell office:value-type="float" office:value="5.2532" calcext:value-type="float">
            <text:p>5.253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1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ce363" table:formula="of:=([.F36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17" calcext:value-type="float">
            <text:p>0.7217</text:p>
          </table:table-cell>
          <table:table-cell office:value-type="float" office:value="-0.2329" calcext:value-type="float">
            <text:p>-0.2329</text:p>
          </table:table-cell>
          <table:table-cell office:value-type="float" office:value="1.5015" calcext:value-type="float">
            <text:p>1.5015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2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ce363" table:formula="of:=([.F37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25" calcext:value-type="float">
            <text:p>0.7225</text:p>
          </table:table-cell>
          <table:table-cell office:value-type="float" office:value="-0.2344" calcext:value-type="float">
            <text:p>-0.2344</text:p>
          </table:table-cell>
          <table:table-cell office:value-type="float" office:value="1.4872" calcext:value-type="float">
            <text:p>1.487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2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ce363" table:formula="of:=([.F38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8" office:value-type="float" office:value="0.6686" calcext:value-type="float">
            <text:p>0.6686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1.4174" calcext:value-type="float">
            <text:p>1.4174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3000000</text:p>
          </table:table-cell>
          <table:table-cell table:number-columns-repeated="997"/>
        </table:table-row>
        <table:table-row table:style-name="ro2">
          <table:table-cell table:style-name="ce348"/>
          <table:table-cell table:style-name="ce348" office:value-type="string" calcext:value-type="string">
            <text:p><text:s/>4mio</text:p>
          </table:table-cell>
          <table:table-cell table:style-name="ce348" office:value-type="string" calcext:value-type="string">
            <text:p>400 400 </text:p>
          </table:table-cell>
          <table:table-cell table:style-name="ce348" office:value-type="float" office:value="1" calcext:value-type="float">
            <text:p>1</text:p>
          </table:table-cell>
          <table:table-cell table:style-name="ce348" office:value-type="float" office:value="0.1269" calcext:value-type="float">
            <text:p>0.1269</text:p>
          </table:table-cell>
          <table:table-cell table:style-name="ce348" office:value-type="float" office:value="0.0308" calcext:value-type="float">
            <text:p>0.0308</text:p>
          </table:table-cell>
          <table:table-cell table:style-name="ce363" table:formula="of:=([.F39] / 0.1622) * 100" office:value-type="float" office:value="18.9889025893958" calcext:value-type="float">
            <text:p>19.0</text:p>
          </table:table-cell>
          <table:table-cell table:style-name="ce348" office:value-type="string" calcext:value-type="string">
            <text:p>128 40 </text:p>
          </table:table-cell>
          <table:table-cell table:style-name="ce348" office:value-type="string" calcext:value-type="string">
            <text:p>4 1 </text:p>
          </table:table-cell>
          <table:table-cell table:style-name="ce348" office:value-type="string" calcext:value-type="string">
            <text:p>0.5 0.5 </text:p>
          </table:table-cell>
          <table:table-cell table:style-name="ce348" office:value-type="float" office:value="1" calcext:value-type="float">
            <text:p>1</text:p>
          </table:table-cell>
          <table:table-cell table:style-name="ce348" office:value-type="float" office:value="0.5" calcext:value-type="float">
            <text:p>0.5</text:p>
          </table:table-cell>
          <table:table-cell table:style-name="ce348" office:value-type="float" office:value="0.2" calcext:value-type="float">
            <text:p>0.2</text:p>
          </table:table-cell>
          <table:table-cell table:style-name="ce348" office:value-type="string" calcext:value-type="string">
            <text:p>1 1 2</text:p>
          </table:table-cell>
          <table:table-cell table:style-name="ce348" office:value-type="float" office:value="0.999" calcext:value-type="float">
            <text:p>0.999</text:p>
          </table:table-cell>
          <table:table-cell/>
          <table:table-cell table:style-name="ce348" office:value-type="float" office:value="0.8218" calcext:value-type="float">
            <text:p>0.8218</text:p>
          </table:table-cell>
          <table:table-cell table:style-name="ce348" office:value-type="float" office:value="0.0297" calcext:value-type="float">
            <text:p>0.0297</text:p>
          </table:table-cell>
          <table:table-cell table:style-name="ce394" office:value-type="float" office:value="1.368" calcext:value-type="float">
            <text:p>1.368</text:p>
          </table:table-cell>
          <table:table-cell table:style-name="ce348" table:number-columns-repeated="4"/>
          <table:table-cell table:style-name="ce348" office:value-type="string" calcext:value-type="string">
            <text:p><text:s/></text:p>
          </table:table-cell>
          <table:table-cell table:number-columns-repeated="2" table:style-name="ce400" office:value-type="string" calcext:value-type="string">
            <text:p><text:s/></text:p>
          </table:table-cell>
          <table:table-cell table:style-name="ce400" office:value-type="string" calcext:value-type="string">
            <text:p><text:s/>/home/lelais/Documents/MATLAB/results/model_27-Sep-2016_21:17:20_5000000_1_lambdaMet_0.030818/modelAt4000000</text:p>
          </table:table-cell>
          <table:table-cell table:style-name="ce400" table:number-columns-repeated="997"/>
        </table:table-row>
        <table:table-row table:style-name="ro2">
          <table:table-cell table:style-name="ce351"/>
          <table:table-cell table:style-name="ce350" office:value-type="string" calcext:value-type="string">
            <text:p><text:s/>5mio</text:p>
          </table:table-cell>
          <table:table-cell table:style-name="ce351" table:number-columns-repeated="13"/>
          <table:table-cell table:style-name="ce384"/>
          <table:table-cell table:style-name="ce351" table:number-columns-repeated="1008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59" office:value-type="float" office:value="0.0324" calcext:value-type="float">
            <text:p>0.0324</text:p>
          </table:table-cell>
          <table:table-cell table:style-name="ce363" table:formula="of:=([.F41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701" calcext:value-type="float">
            <text:p>0.9701</text:p>
          </table:table-cell>
          <table:table-cell table:style-name="ce388" office:value-type="float" office:value="-0.0145" calcext:value-type="float">
            <text:p>-0.0145</text:p>
          </table:table-cell>
          <table:table-cell office:value-type="float" office:value="5.4165" calcext:value-type="float">
            <text:p>5.4165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1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363" table:formula="of:=([.F42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8" office:value-type="float" office:value="0.7171" calcext:value-type="float">
            <text:p>0.7171</text:p>
          </table:table-cell>
          <table:table-cell office:value-type="float" office:value="-0.2064" calcext:value-type="float">
            <text:p>-0.2064</text:p>
          </table:table-cell>
          <table:table-cell office:value-type="float" office:value="1.9842" calcext:value-type="float">
            <text:p>1.9842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2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363" table:formula="of:=([.F43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119" calcext:value-type="float">
            <text:p>1.119</text:p>
          </table:table-cell>
          <table:table-cell office:value-type="float" office:value="-0.2739" calcext:value-type="float">
            <text:p>-0.2739</text:p>
          </table:table-cell>
          <table:table-cell office:value-type="float" office:value="2.1686" calcext:value-type="float">
            <text:p>2.1686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3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363" table:formula="of:=([.F44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826" calcext:value-type="float">
            <text:p>0.9826</text:p>
          </table:table-cell>
          <table:table-cell office:value-type="float" office:value="0.0207" calcext:value-type="float">
            <text:p>0.0207</text:p>
          </table:table-cell>
          <table:table-cell table:style-name="ce388" office:value-type="float" office:value="1.1573" calcext:value-type="float">
            <text:p>1.1573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4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363" table:formula="of:=([.F45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937" calcext:value-type="float">
            <text:p>0.9937</text:p>
          </table:table-cell>
          <table:table-cell office:value-type="float" office:value="0.0154" calcext:value-type="float">
            <text:p>0.0154</text:p>
          </table:table-cell>
          <table:table-cell office:value-type="float" office:value="1.1616" calcext:value-type="float">
            <text:p>1.1616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4000000</text:p>
          </table:table-cell>
          <table:table-cell table:number-columns-repeated="997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.0324" calcext:value-type="float">
            <text:p>0.0324</text:p>
          </table:table-cell>
          <table:table-cell table:style-name="ce364" table:formula="of:=([.F46] / 0.1622) * 100" office:value-type="float" office:value="19.9753390875462" calcext:value-type="float">
            <text:p>20.0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2"/>
          <table:table-cell table:style-name="ce350" office:value-type="float" office:value="1.0306" calcext:value-type="float">
            <text:p>1.0306</text:p>
          </table:table-cell>
          <table:table-cell table:style-name="ce350" office:value-type="float" office:value="0.0563" calcext:value-type="float">
            <text:p>0.0563</text:p>
          </table:table-cell>
          <table:table-cell table:style-name="ce350" office:value-type="float" office:value="1.6682" calcext:value-type="float">
            <text:p>1.6682</text:p>
          </table:table-cell>
          <table:table-cell table:style-name="ce350" table:number-columns-repeated="4"/>
          <table:table-cell table:number-columns-repeated="3" table:style-name="ce350" office:value-type="string" calcext:value-type="string">
            <text:p><text:s/></text:p>
          </table:table-cell>
          <table:table-cell table:style-name="ce351" office:value-type="string" calcext:value-type="string">
            <text:p><text:s/>/home/lelais/Documents/MATLAB/results/model_27-Sep-2016_21:12:51_5000000_1_lambdaMet_0.03244/modelAt5000000</text:p>
          </table:table-cell>
          <table:table-cell table:style-name="ce351" table:number-columns-repeated="99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59" office:value-type="float" office:value="0.0361" calcext:value-type="float">
            <text:p>0.0361</text:p>
          </table:table-cell>
          <table:table-cell table:style-name="ce363" table:formula="of:=([.F47] / 0.1622) * 100" office:value-type="float" office:value="22.2564734895191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83"/>
          <table:table-cell office:value-type="float" office:value="1.0358" calcext:value-type="float">
            <text:p>1.0358</text:p>
          </table:table-cell>
          <table:table-cell table:style-name="ce388" office:value-type="float" office:value="-0.1164" calcext:value-type="float">
            <text:p>-0.1164</text:p>
          </table:table-cell>
          <table:table-cell office:value-type="float" office:value="5.9274" calcext:value-type="float">
            <text:p>5.9274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2-Sep-2016_15:08:50_5000000_1_metCost_0.0360875/modelAt1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table:style-name="ce363" table:formula="of:=([.F48] / 0.1622) * 100" office:value-type="float" office:value="22.2564734895191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8" office:value-type="float" office:value="0.7772" calcext:value-type="float">
            <text:p>0.7772</text:p>
          </table:table-cell>
          <table:table-cell office:value-type="float" office:value="-0.3093" calcext:value-type="float">
            <text:p>-0.3093</text:p>
          </table:table-cell>
          <table:table-cell office:value-type="float" office:value="2.3986" calcext:value-type="float">
            <text:p>2.3986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2-Sep-2016_15:08:50_5000000_1_metCost_0.0360875/modelAt2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table:style-name="ce363" table:formula="of:=([.F49] / 0.1622) * 100" office:value-type="float" office:value="22.2564734895191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8807" calcext:value-type="float">
            <text:p>0.8807</text:p>
          </table:table-cell>
          <table:table-cell office:value-type="float" office:value="0.1995" calcext:value-type="float">
            <text:p>0.1995</text:p>
          </table:table-cell>
          <table:table-cell table:style-name="ce388" office:value-type="float" office:value="1.1102" calcext:value-type="float">
            <text:p>1.1102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2-Sep-2016_15:08:50_5000000_1_metCost_0.0360875/modelAt4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.0361" calcext:value-type="float">
            <text:p>0.0361</text:p>
          </table:table-cell>
          <table:table-cell table:style-name="ce364" table:formula="of:=([.F50] / 0.1622) * 100" office:value-type="float" office:value="22.2564734895191" calcext:value-type="float">
            <text:p>22.3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2"/>
          <table:table-cell table:style-name="ce350" office:value-type="float" office:value="1.0083" calcext:value-type="float">
            <text:p>1.0083</text:p>
          </table:table-cell>
          <table:table-cell table:style-name="ce350" office:value-type="float" office:value="0.1537" calcext:value-type="float">
            <text:p>0.1537</text:p>
          </table:table-cell>
          <table:table-cell table:style-name="ce350" office:value-type="float" office:value="1.8727" calcext:value-type="float">
            <text:p>1.8727</text:p>
          </table:table-cell>
          <table:table-cell table:style-name="ce350" office:value-type="string" calcext:value-type="string">
            <text:p><text:s/></text:p>
          </table:table-cell>
          <table:table-cell table:style-name="ce397" table:number-columns-repeated="3"/>
          <table:table-cell table:number-columns-repeated="3" table:style-name="ce350" office:value-type="string" calcext:value-type="string">
            <text:p><text:s/></text:p>
          </table:table-cell>
          <table:table-cell table:style-name="ce409" office:value-type="string" calcext:value-type="string">
            <text:p><text:s/>/home/lelais/Documents/MATLAB/results/model_22-Sep-2016_15:08:50_5000000_1_metCost_0.0360875/modelAt5000000</text:p>
          </table:table-cell>
          <table:table-cell table:style-name="ce409" table:number-columns-repeated="20"/>
          <table:table-cell table:style-name="ce351"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59" office:value-type="float" office:value="0.0435" calcext:value-type="float">
            <text:p>0.0435</text:p>
          </table:table-cell>
          <table:table-cell table:style-name="ce363" table:formula="of:=([.F51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83"/>
          <table:table-cell office:value-type="float" office:value="0.7605" calcext:value-type="float">
            <text:p>0.7605</text:p>
          </table:table-cell>
          <table:table-cell office:value-type="float" office:value="0.1813" calcext:value-type="float">
            <text:p>0.1813</text:p>
          </table:table-cell>
          <table:table-cell office:value-type="float" office:value="2.2715" calcext:value-type="float">
            <text:p>2.2715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4:14_5000000_1_metCost_0.0435/modelAt2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363" table:formula="of:=([.F52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361" calcext:value-type="float">
            <text:p>0.7361</text:p>
          </table:table-cell>
          <table:table-cell office:value-type="float" office:value="0.2768" calcext:value-type="float">
            <text:p>0.2768</text:p>
          </table:table-cell>
          <table:table-cell office:value-type="float" office:value="1.4975" calcext:value-type="float">
            <text:p>1.4975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4:14_5000000_1_metCost_0.0435/modelAt2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363" table:formula="of:=([.F53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97" calcext:value-type="float">
            <text:p>0.7297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1.4319" calcext:value-type="float">
            <text:p>1.4319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4:14_5000000_1_metCost_0.0435/modelAt3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363" table:formula="of:=([.F54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8" office:value-type="float" office:value="0.6988" calcext:value-type="float">
            <text:p>0.6988</text:p>
          </table:table-cell>
          <table:table-cell table:style-name="ce388" office:value-type="float" office:value="-0.0509" calcext:value-type="float">
            <text:p>-0.0509</text:p>
          </table:table-cell>
          <table:table-cell table:style-name="ce388" office:value-type="float" office:value="1.3945" calcext:value-type="float">
            <text:p>1.3945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4:14_5000000_1_metCost_0.0435/modelAt3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363" table:formula="of:=([.F55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3394" calcext:value-type="float">
            <text:p>1.3394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082" calcext:value-type="float">
            <text:p>3.2082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4:14_5000000_1_metCost_0.0435/modelAt4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.0435" calcext:value-type="float">
            <text:p>0.0435</text:p>
          </table:table-cell>
          <table:table-cell table:style-name="ce364" table:formula="of:=([.F56] / 0.1622) * 100" office:value-type="float" office:value="26.8187422934649" calcext:value-type="float">
            <text:p>26.8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2"/>
          <table:table-cell table:style-name="ce350" office:value-type="float" office:value="2.0678" calcext:value-type="float">
            <text:p>2.0678</text:p>
          </table:table-cell>
          <table:table-cell table:style-name="ce350" office:value-type="float" office:value="0.0736" calcext:value-type="float">
            <text:p>0.0736</text:p>
          </table:table-cell>
          <table:table-cell table:style-name="ce350" office:value-type="float" office:value="10.2641" calcext:value-type="float">
            <text:p>10.2641</text:p>
          </table:table-cell>
          <table:table-cell table:style-name="ce350" office:value-type="string" calcext:value-type="string">
            <text:p><text:s/></text:p>
          </table:table-cell>
          <table:table-cell table:style-name="ce397" table:number-columns-repeated="3"/>
          <table:table-cell table:number-columns-repeated="3" table:style-name="ce350" office:value-type="string" calcext:value-type="string">
            <text:p><text:s/></text:p>
          </table:table-cell>
          <table:table-cell table:style-name="ce409" office:value-type="string" calcext:value-type="string">
            <text:p><text:s/>/home/lelais/Documents/MATLAB/results/model_20-Sep-2016_19:14:14_5000000_1_metCost_0.0435/modelAt5000000</text:p>
          </table:table-cell>
          <table:table-cell table:style-name="ce409" table:number-columns-repeated="20"/>
          <table:table-cell table:style-name="ce351"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59" office:value-type="float" office:value="0.0505" calcext:value-type="float">
            <text:p>0.0505</text:p>
          </table:table-cell>
          <table:table-cell table:style-name="ce363" table:formula="of:=([.F57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83"/>
          <table:table-cell office:value-type="float" office:value="0.9818" calcext:value-type="float">
            <text:p>0.9818</text:p>
          </table:table-cell>
          <table:table-cell office:value-type="float" office:value="-0.0871" calcext:value-type="float">
            <text:p>-0.0871</text:p>
          </table:table-cell>
          <table:table-cell office:value-type="float" office:value="5.386" calcext:value-type="float">
            <text:p>5.386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2-Sep-2016_13:22:27_5000000_1_metCost_0.0505225/modelAt1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table:style-name="ce363" table:formula="of:=([.F58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8" office:value-type="float" office:value="0.7027" calcext:value-type="float">
            <text:p>0.7027</text:p>
          </table:table-cell>
          <table:table-cell office:value-type="float" office:value="0.3075" calcext:value-type="float">
            <text:p>0.3075</text:p>
          </table:table-cell>
          <table:table-cell table:style-name="ce388" office:value-type="float" office:value="1.2581" calcext:value-type="float">
            <text:p>1.2581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2-Sep-2016_13:22:27_5000000_1_metCost_0.0505225/modelAt2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table:style-name="ce363" table:formula="of:=([.F59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3537" calcext:value-type="float">
            <text:p>1.3537</text:p>
          </table:table-cell>
          <table:table-cell office:value-type="float" office:value="0.2363" calcext:value-type="float">
            <text:p>0.2363</text:p>
          </table:table-cell>
          <table:table-cell office:value-type="float" office:value="2.7519" calcext:value-type="float">
            <text:p>2.7519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2-Sep-2016_13:22:27_5000000_1_metCost_0.0505225/modelAt3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table:style-name="ce363" table:formula="of:=([.F60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092" calcext:value-type="float">
            <text:p>2.2092</text:p>
          </table:table-cell>
          <table:table-cell table:style-name="ce388"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2-Sep-2016_13:22:27_5000000_1_metCost_0.0505225/modelAt4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.0505" calcext:value-type="float">
            <text:p>0.0505</text:p>
          </table:table-cell>
          <table:table-cell table:style-name="ce364" table:formula="of:=([.F61] / 0.1622) * 100" office:value-type="float" office:value="31.134401972873" calcext:value-type="float">
            <text:p>31.1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2"/>
          <table:table-cell table:style-name="ce350" office:value-type="float" office:value="2.2217" calcext:value-type="float">
            <text:p>2.2217</text:p>
          </table:table-cell>
          <table:table-cell table:style-name="ce350" office:value-type="float" office:value="0.0736" calcext:value-type="float">
            <text:p>0.0736</text:p>
          </table:table-cell>
          <table:table-cell table:style-name="ce350" office:value-type="float" office:value="10.2641" calcext:value-type="float">
            <text:p>10.2641</text:p>
          </table:table-cell>
          <table:table-cell table:style-name="ce350" office:value-type="string" calcext:value-type="string">
            <text:p><text:s/></text:p>
          </table:table-cell>
          <table:table-cell table:style-name="ce397" table:number-columns-repeated="3"/>
          <table:table-cell table:number-columns-repeated="3" table:style-name="ce350" office:value-type="string" calcext:value-type="string">
            <text:p><text:s/></text:p>
          </table:table-cell>
          <table:table-cell table:style-name="ce409" office:value-type="string" calcext:value-type="string">
            <text:p><text:s/>/home/lelais/Documents/MATLAB/results/model_22-Sep-2016_13:22:27_5000000_1_metCost_0.0505225/modelAt5000000</text:p>
          </table:table-cell>
          <table:table-cell table:style-name="ce409" table:number-columns-repeated="20"/>
          <table:table-cell table:style-name="ce351"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59" office:value-type="float" office:value="0.0577" calcext:value-type="float">
            <text:p>0.0577</text:p>
          </table:table-cell>
          <table:table-cell table:style-name="ce363" table:formula="of:=([.F62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83"/>
          <table:table-cell office:value-type="float" office:value="1.0325" calcext:value-type="float">
            <text:p>1.0325</text:p>
          </table:table-cell>
          <table:table-cell table:style-name="ce388" office:value-type="float" office:value="-0.1115" calcext:value-type="float">
            <text:p>-0.1115</text:p>
          </table:table-cell>
          <table:table-cell office:value-type="float" office:value="5.9765" calcext:value-type="float">
            <text:p>5.9765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7:30_5000000_1_metCost_0.05774/modelAt1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table:style-name="ce363" table:formula="of:=([.F63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8" office:value-type="float" office:value="0.9783" calcext:value-type="float">
            <text:p>0.9783</text:p>
          </table:table-cell>
          <table:table-cell office:value-type="float" office:value="0.0306" calcext:value-type="float">
            <text:p>0.0306</text:p>
          </table:table-cell>
          <table:table-cell table:style-name="ce388" office:value-type="float" office:value="2.6548" calcext:value-type="float">
            <text:p>2.6548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7:30_5000000_1_metCost_0.05774/modelAt2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table:style-name="ce363" table:formula="of:=([.F64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067" calcext:value-type="float">
            <text:p>2.20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7:30_5000000_1_metCost_0.05774/modelAt3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table:style-name="ce363" table:formula="of:=([.F65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328" calcext:value-type="float">
            <text:p>2.232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7:30_5000000_1_metCost_0.05774/modelAt4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.0577" calcext:value-type="float">
            <text:p>0.0577</text:p>
          </table:table-cell>
          <table:table-cell table:style-name="ce364" table:formula="of:=([.F66] / 0.1622) * 100" office:value-type="float" office:value="35.5733662145499" calcext:value-type="float">
            <text:p>35.6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2"/>
          <table:table-cell table:style-name="ce350" office:value-type="float" office:value="2.2348" calcext:value-type="float">
            <text:p>2.2348</text:p>
          </table:table-cell>
          <table:table-cell table:style-name="ce350" office:value-type="float" office:value="0.0736" calcext:value-type="float">
            <text:p>0.0736</text:p>
          </table:table-cell>
          <table:table-cell table:style-name="ce350" office:value-type="float" office:value="10.2641" calcext:value-type="float">
            <text:p>10.2641</text:p>
          </table:table-cell>
          <table:table-cell table:style-name="ce350" office:value-type="string" calcext:value-type="string">
            <text:p><text:s/></text:p>
          </table:table-cell>
          <table:table-cell table:style-name="ce397" table:number-columns-repeated="3"/>
          <table:table-cell table:number-columns-repeated="3" table:style-name="ce350" office:value-type="string" calcext:value-type="string">
            <text:p><text:s/></text:p>
          </table:table-cell>
          <table:table-cell table:style-name="ce409" office:value-type="string" calcext:value-type="string">
            <text:p><text:s/>/home/lelais/Documents/MATLAB/results/model_20-Sep-2016_19:17:30_5000000_1_metCost_0.05774/modelAt5000000</text:p>
          </table:table-cell>
          <table:table-cell table:style-name="ce409" table:number-columns-repeated="20"/>
          <table:table-cell table:style-name="ce351" table:number-columns-repeated="977"/>
        </table:table-row>
        <table:table-row table:style-name="ro2">
          <table:table-cell table:style-name="ce352"/>
          <table:table-cell table:style-name="ce352" office:value-type="string" calcext:value-type="string">
            <text:p><text:s/>0.5mio</text:p>
          </table:table-cell>
          <table:table-cell table:style-name="ce352" office:value-type="string" calcext:value-type="string">
            <text:p>400 400 </text:p>
          </table:table-cell>
          <table:table-cell table:style-name="ce352" office:value-type="float" office:value="1" calcext:value-type="float">
            <text:p>1</text:p>
          </table:table-cell>
          <table:table-cell table:style-name="ce352" office:value-type="float" office:value="0.1269" calcext:value-type="float">
            <text:p>0.1269</text:p>
          </table:table-cell>
          <table:table-cell table:style-name="ce360" office:value-type="float" office:value="0.0722" calcext:value-type="float">
            <text:p>0.0722</text:p>
          </table:table-cell>
          <table:table-cell table:style-name="ce363" table:formula="of:=([.F67] / 0.1622) * 100" office:value-type="float" office:value="44.5129469790382" calcext:value-type="float">
            <text:p>44.5</text:p>
          </table:table-cell>
          <table:table-cell table:style-name="ce352" office:value-type="string" calcext:value-type="string">
            <text:p>128 40 </text:p>
          </table:table-cell>
          <table:table-cell table:style-name="ce352" office:value-type="string" calcext:value-type="string">
            <text:p>4 1 </text:p>
          </table:table-cell>
          <table:table-cell table:style-name="ce352" office:value-type="string" calcext:value-type="string">
            <text:p>0.5 0.5 </text:p>
          </table:table-cell>
          <table:table-cell table:style-name="ce352" office:value-type="float" office:value="1" calcext:value-type="float">
            <text:p>1</text:p>
          </table:table-cell>
          <table:table-cell table:style-name="ce352" office:value-type="float" office:value="0.5" calcext:value-type="float">
            <text:p>0.5</text:p>
          </table:table-cell>
          <table:table-cell table:style-name="ce352" office:value-type="float" office:value="0.2" calcext:value-type="float">
            <text:p>0.2</text:p>
          </table:table-cell>
          <table:table-cell table:style-name="ce352" office:value-type="string" calcext:value-type="string">
            <text:p>1 1 2</text:p>
          </table:table-cell>
          <table:table-cell table:style-name="ce352" office:value-type="float" office:value="0.999" calcext:value-type="float">
            <text:p>0.999</text:p>
          </table:table-cell>
          <table:table-cell table:style-name="ce383"/>
          <table:table-cell table:style-name="ce352" office:value-type="float" office:value="1.0745" calcext:value-type="float">
            <text:p>1.0745</text:p>
          </table:table-cell>
          <table:table-cell table:style-name="ce352" office:value-type="float" office:value="-0.0852" calcext:value-type="float">
            <text:p>-0.0852</text:p>
          </table:table-cell>
          <table:table-cell table:style-name="ce352" office:value-type="float" office:value="6.5767" calcext:value-type="float">
            <text:p>6.5767</text:p>
          </table:table-cell>
          <table:table-cell table:style-name="ce352" office:value-type="string" calcext:value-type="string">
            <text:p><text:s/></text:p>
          </table:table-cell>
          <table:table-cell table:style-name="ce398" table:number-columns-repeated="3"/>
          <table:table-cell table:number-columns-repeated="3" table:style-name="ce352" office:value-type="string" calcext:value-type="string">
            <text:p><text:s/></text:p>
          </table:table-cell>
          <table:table-cell table:style-name="ce410" office:value-type="string" calcext:value-type="string">
            <text:p><text:s/>/home/klimmasch/projects/results/model_17-Sep-2016_09:55:47_5000000_1_bmsf_advancedInit_metCost25/modelAt500000</text:p>
          </table:table-cell>
          <table:table-cell table:style-name="ce410" table:number-columns-repeated="2"/>
          <table:table-cell table:style-name="ce408" table:number-columns-repeated="2"/>
          <table:table-cell table:style-name="ce410" table:number-columns-repeated="16"/>
          <table:table-cell table:style-name="ce352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363" table:formula="of:=([.F68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8" office:value-type="float" office:value="0.9616" calcext:value-type="float">
            <text:p>0.9616</text:p>
          </table:table-cell>
          <table:table-cell table:style-name="ce388" office:value-type="float" office:value="0.0192" calcext:value-type="float">
            <text:p>0.0192</text:p>
          </table:table-cell>
          <table:table-cell office:value-type="float" office:value="4.9975" calcext:value-type="float">
            <text:p>4.9975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55:47_5000000_1_bmsf_advancedInit_metCost25/modelAt1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363" table:formula="of:=([.F69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3801" calcext:value-type="float">
            <text:p>1.3801</text:p>
          </table:table-cell>
          <table:table-cell office:value-type="float" office:value="0.0736" calcext:value-type="float">
            <text:p>0.0736</text:p>
          </table:table-cell>
          <table:table-cell table:style-name="ce388" office:value-type="float" office:value="3.9264" calcext:value-type="float">
            <text:p>3.9264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55:47_5000000_1_bmsf_advancedInit_metCost25/modelAt1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363" table:formula="of:=([.F70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196" calcext:value-type="float">
            <text:p>2.196</text:p>
          </table:table-cell>
          <table:table-cell office:value-type="float" office:value="0.0736" calcext:value-type="float">
            <text:p>0.0736</text:p>
          </table:table-cell>
          <table:table-cell table:style-name="ce392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55:47_5000000_1_bmsf_advancedInit_metCost25/modelAt2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363" table:formula="of:=([.F71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195" calcext:value-type="float">
            <text:p>2.2195</text:p>
          </table:table-cell>
          <table:table-cell office:value-type="float" office:value="0.0736" calcext:value-type="float">
            <text:p>0.0736</text:p>
          </table:table-cell>
          <table:table-cell table:style-name="ce392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55:47_5000000_1_bmsf_advancedInit_metCost25/modelAt2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363" table:formula="of:=([.F72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173" calcext:value-type="float">
            <text:p>2.2173</text:p>
          </table:table-cell>
          <table:table-cell office:value-type="float" office:value="0.0736" calcext:value-type="float">
            <text:p>0.0736</text:p>
          </table:table-cell>
          <table:table-cell table:style-name="ce392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55:47_5000000_1_bmsf_advancedInit_metCost25/modelAt3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363" table:formula="of:=([.F73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324" calcext:value-type="float">
            <text:p>2.2324</text:p>
          </table:table-cell>
          <table:table-cell office:value-type="float" office:value="0.0736" calcext:value-type="float">
            <text:p>0.0736</text:p>
          </table:table-cell>
          <table:table-cell table:style-name="ce392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55:47_5000000_1_bmsf_advancedInit_metCost25/modelAt3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363" table:formula="of:=([.F74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table:style-name="ce392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396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55:47_5000000_1_bmsf_advancedInit_metCost25/modelAt4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 table:style-name="ce352"/>
          <table:table-cell table:style-name="ce352" office:value-type="string" calcext:value-type="string">
            <text:p><text:s/>1mio</text:p>
          </table:table-cell>
          <table:table-cell table:style-name="ce352" office:value-type="string" calcext:value-type="string">
            <text:p>400 400 </text:p>
          </table:table-cell>
          <table:table-cell table:style-name="ce352" office:value-type="float" office:value="1" calcext:value-type="float">
            <text:p>1</text:p>
          </table:table-cell>
          <table:table-cell table:style-name="ce352" office:value-type="float" office:value="0.1269" calcext:value-type="float">
            <text:p>0.1269</text:p>
          </table:table-cell>
          <table:table-cell table:style-name="ce352" office:value-type="float" office:value="0" calcext:value-type="float">
            <text:p>0</text:p>
          </table:table-cell>
          <table:table-cell table:style-name="ce365" office:value-type="float" office:value="0" calcext:value-type="float">
            <text:p>0</text:p>
          </table:table-cell>
          <table:table-cell table:style-name="ce352" office:value-type="string" calcext:value-type="string">
            <text:p>128 40 </text:p>
          </table:table-cell>
          <table:table-cell table:style-name="ce352" office:value-type="string" calcext:value-type="string">
            <text:p>4 1 </text:p>
          </table:table-cell>
          <table:table-cell table:style-name="ce352" office:value-type="string" calcext:value-type="string">
            <text:p>0.5 0.5 </text:p>
          </table:table-cell>
          <table:table-cell table:style-name="ce352" office:value-type="float" office:value="0.75" calcext:value-type="float">
            <text:p>0.75</text:p>
          </table:table-cell>
          <table:table-cell table:style-name="ce352" office:value-type="float" office:value="0.5" calcext:value-type="float">
            <text:p>0.5</text:p>
          </table:table-cell>
          <table:table-cell table:style-name="ce352" office:value-type="float" office:value="0.2" calcext:value-type="float">
            <text:p>0.2</text:p>
          </table:table-cell>
          <table:table-cell table:style-name="ce352" office:value-type="string" calcext:value-type="string">
            <text:p>1 1 2</text:p>
          </table:table-cell>
          <table:table-cell table:style-name="ce352" office:value-type="float" office:value="0.999" calcext:value-type="float">
            <text:p>0.999</text:p>
          </table:table-cell>
          <table:table-cell table:style-name="ce352"/>
          <table:table-cell table:style-name="ce352" office:value-type="float" office:value="0.9687" calcext:value-type="float">
            <text:p>0.9687</text:p>
          </table:table-cell>
          <table:table-cell table:style-name="ce352" office:value-type="float" office:value="0.082" calcext:value-type="float">
            <text:p>0.082</text:p>
          </table:table-cell>
          <table:table-cell table:style-name="ce352" office:value-type="float" office:value="5.7968" calcext:value-type="float">
            <text:p>5.7968</text:p>
          </table:table-cell>
          <table:table-cell table:style-name="ce352"/>
          <table:table-cell table:style-name="ce352" office:value-type="float" office:value="1.0652" calcext:value-type="float">
            <text:p>1.0652</text:p>
          </table:table-cell>
          <table:table-cell table:style-name="ce352" office:value-type="float" office:value="0.9572" calcext:value-type="float">
            <text:p>0.9572</text:p>
          </table:table-cell>
          <table:table-cell table:style-name="ce352" office:value-type="float" office:value="3.3104" calcext:value-type="float">
            <text:p>3.3104</text:p>
          </table:table-cell>
          <table:table-cell table:number-columns-repeated="2" table:style-name="ce352" office:value-type="string" calcext:value-type="string">
            <text:p><text:s/></text:p>
          </table:table-cell>
          <table:table-cell table:style-name="ce365"/>
          <table:table-cell table:style-name="ce411" office:value-type="string" calcext:value-type="string">
            <text:p><text:s/>/home/klimmasch/projects/results/model_20-Sep-2016_17:51:44_5000000_1_bmsf_advancedInit_metCost0_criticLR075/modelAt1000000</text:p>
          </table:table-cell>
          <table:table-cell table:style-name="ce352"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49"/>
          <table:table-cell office:value-type="float" office:value="0.789" calcext:value-type="float">
            <text:p>0.789</text:p>
          </table:table-cell>
          <table:table-cell office:value-type="float" office:value="-0.2629" calcext:value-type="float">
            <text:p>-0.2629</text:p>
          </table:table-cell>
          <table:table-cell office:value-type="float" office:value="2.109" calcext:value-type="float">
            <text:p>2.109</text:p>
          </table:table-cell>
          <table:table-cell/>
          <table:table-cell office:value-type="float" office:value="1.0809" calcext:value-type="float">
            <text:p>1.0809</text:p>
          </table:table-cell>
          <table:table-cell office:value-type="float" office:value="0.9964" calcext:value-type="float">
            <text:p>0.9964</text:p>
          </table:table-cell>
          <table:table-cell office:value-type="float" office:value="3.2602" calcext:value-type="float">
            <text:p>3.2602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/>
          <table:table-cell table:style-name="ce412" office:value-type="string" calcext:value-type="string">
            <text:p><text:s/>/home/klimmasch/projects/results/model_20-Sep-2016_17:51:44_5000000_1_bmsf_advancedInit_metCost0_criticLR075/modelAt2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49"/>
          <table:table-cell office:value-type="float" office:value="0.8439" calcext:value-type="float">
            <text:p>0.8439</text:p>
          </table:table-cell>
          <table:table-cell office:value-type="float" office:value="-0.2955" calcext:value-type="float">
            <text:p>-0.2955</text:p>
          </table:table-cell>
          <table:table-cell office:value-type="float" office:value="1.1671" calcext:value-type="float">
            <text:p>1.1671</text:p>
          </table:table-cell>
          <table:table-cell/>
          <table:table-cell office:value-type="float" office:value="1.0804" calcext:value-type="float">
            <text:p>1.0804</text:p>
          </table:table-cell>
          <table:table-cell office:value-type="float" office:value="0.9946" calcext:value-type="float">
            <text:p>0.9946</text:p>
          </table:table-cell>
          <table:table-cell office:value-type="float" office:value="3.2656" calcext:value-type="float">
            <text:p>3.2656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/>
          <table:table-cell table:style-name="ce412" office:value-type="string" calcext:value-type="string">
            <text:p><text:s/>/home/klimmasch/projects/results/model_20-Sep-2016_17:51:44_5000000_1_bmsf_advancedInit_metCost0_criticLR075/modelAt3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49"/>
          <table:table-cell office:value-type="float" office:value="0.7037" calcext:value-type="float">
            <text:p>0.7037</text:p>
          </table:table-cell>
          <table:table-cell office:value-type="float" office:value="0.1715" calcext:value-type="float">
            <text:p>0.1715</text:p>
          </table:table-cell>
          <table:table-cell office:value-type="float" office:value="1.063" calcext:value-type="float">
            <text:p>1.063</text:p>
          </table:table-cell>
          <table:table-cell/>
          <table:table-cell office:value-type="float" office:value="1.085" calcext:value-type="float">
            <text:p>1.085</text:p>
          </table:table-cell>
          <table:table-cell office:value-type="float" office:value="1.0014" calcext:value-type="float">
            <text:p>1.0014</text:p>
          </table:table-cell>
          <table:table-cell office:value-type="float" office:value="3.2574" calcext:value-type="float">
            <text:p>3.2574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/>
          <table:table-cell table:style-name="ce412" office:value-type="string" calcext:value-type="string">
            <text:p><text:s/>/home/klimmasch/projects/results/model_20-Sep-2016_17:51:44_5000000_1_bmsf_advancedInit_metCost0_criticLR075/modelAt4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49"/>
          <table:table-cell office:value-type="float" office:value="0.5473" calcext:value-type="float">
            <text:p>0.5473</text:p>
          </table:table-cell>
          <table:table-cell office:value-type="float" office:value="0.0366" calcext:value-type="float">
            <text:p>0.0366</text:p>
          </table:table-cell>
          <table:table-cell office:value-type="float" office:value="1.302" calcext:value-type="float">
            <text:p>1.302</text:p>
          </table:table-cell>
          <table:table-cell/>
          <table:table-cell office:value-type="float" office:value="1.0788" calcext:value-type="float">
            <text:p>1.0788</text:p>
          </table:table-cell>
          <table:table-cell office:value-type="float" office:value="0.9938" calcext:value-type="float">
            <text:p>0.9938</text:p>
          </table:table-cell>
          <table:table-cell office:value-type="float" office:value="3.2639" calcext:value-type="float">
            <text:p>3.2639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/>
          <table:table-cell table:style-name="ce412" office:value-type="string" calcext:value-type="string">
            <text:p><text:s/>/home/klimmasch/projects/results/model_20-Sep-2016_17:51:44_5000000_1_bmsf_advancedInit_metCost0_criticLR075/modelAt5000000</text:p>
          </table:table-cell>
          <table:table-cell table:style-name="ce349" table:number-columns-repeated="997"/>
        </table:table-row>
        <table:table-row table:style-name="ro2">
          <table:table-cell table:style-name="ce352"/>
          <table:table-cell table:style-name="ce352" office:value-type="string" calcext:value-type="string">
            <text:p><text:s/>1mio</text:p>
          </table:table-cell>
          <table:table-cell table:style-name="ce352" office:value-type="string" calcext:value-type="string">
            <text:p>400 400 </text:p>
          </table:table-cell>
          <table:table-cell table:style-name="ce352" office:value-type="float" office:value="1" calcext:value-type="float">
            <text:p>1</text:p>
          </table:table-cell>
          <table:table-cell table:style-name="ce352" office:value-type="float" office:value="0.1269" calcext:value-type="float">
            <text:p>0.1269</text:p>
          </table:table-cell>
          <table:table-cell table:style-name="ce352" office:value-type="float" office:value="0.0308" calcext:value-type="float">
            <text:p>0.0308</text:p>
          </table:table-cell>
          <table:table-cell table:style-name="ce365" office:value-type="float" office:value="19" calcext:value-type="float">
            <text:p>19</text:p>
          </table:table-cell>
          <table:table-cell table:style-name="ce352" office:value-type="string" calcext:value-type="string">
            <text:p>128 40 </text:p>
          </table:table-cell>
          <table:table-cell table:style-name="ce352" office:value-type="string" calcext:value-type="string">
            <text:p>4 1 </text:p>
          </table:table-cell>
          <table:table-cell table:style-name="ce352" office:value-type="string" calcext:value-type="string">
            <text:p>0.5 0.5 </text:p>
          </table:table-cell>
          <table:table-cell table:style-name="ce352" office:value-type="float" office:value="0.75" calcext:value-type="float">
            <text:p>0.75</text:p>
          </table:table-cell>
          <table:table-cell table:style-name="ce352" office:value-type="float" office:value="0.5" calcext:value-type="float">
            <text:p>0.5</text:p>
          </table:table-cell>
          <table:table-cell table:style-name="ce352" office:value-type="float" office:value="0.2" calcext:value-type="float">
            <text:p>0.2</text:p>
          </table:table-cell>
          <table:table-cell table:style-name="ce352" office:value-type="string" calcext:value-type="string">
            <text:p>1 1 2</text:p>
          </table:table-cell>
          <table:table-cell table:style-name="ce352" office:value-type="float" office:value="0.999" calcext:value-type="float">
            <text:p>0.999</text:p>
          </table:table-cell>
          <table:table-cell table:style-name="ce352"/>
          <table:table-cell table:style-name="ce352" office:value-type="float" office:value="1.0047" calcext:value-type="float">
            <text:p>1.0047</text:p>
          </table:table-cell>
          <table:table-cell table:style-name="ce352" office:value-type="float" office:value="-0.0474" calcext:value-type="float">
            <text:p>-0.0474</text:p>
          </table:table-cell>
          <table:table-cell table:style-name="ce352" office:value-type="float" office:value="5.9591" calcext:value-type="float">
            <text:p>5.9591</text:p>
          </table:table-cell>
          <table:table-cell table:style-name="ce352"/>
          <table:table-cell table:style-name="ce352" office:value-type="float" office:value="1.0919" calcext:value-type="float">
            <text:p>1.0919</text:p>
          </table:table-cell>
          <table:table-cell table:style-name="ce352" office:value-type="float" office:value="1.0507" calcext:value-type="float">
            <text:p>1.0507</text:p>
          </table:table-cell>
          <table:table-cell table:style-name="ce352" office:value-type="float" office:value="3.9252" calcext:value-type="float">
            <text:p>3.9252</text:p>
          </table:table-cell>
          <table:table-cell table:style-name="ce352"/>
          <table:table-cell table:number-columns-repeated="2" table:style-name="ce352" office:value-type="string" calcext:value-type="string">
            <text:p><text:s/></text:p>
          </table:table-cell>
          <table:table-cell table:style-name="ce411" office:value-type="string" calcext:value-type="string">
            <text:p><text:s/>/home/klimmasch/projects/results/model_01-Oct-2016_19:05:41_5000000_1_critic075_mc00308_19_cont/modelAt1000000</text:p>
          </table:table-cell>
          <table:table-cell table:style-name="ce352"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128 40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49"/>
          <table:table-cell office:value-type="float" office:value="0.8648" calcext:value-type="float">
            <text:p>0.8648</text:p>
          </table:table-cell>
          <table:table-cell office:value-type="float" office:value="-0.3014" calcext:value-type="float">
            <text:p>-0.3014</text:p>
          </table:table-cell>
          <table:table-cell office:value-type="float" office:value="2.2356" calcext:value-type="float">
            <text:p>2.2356</text:p>
          </table:table-cell>
          <table:table-cell/>
          <table:table-cell office:value-type="float" office:value="1.0572" calcext:value-type="float">
            <text:p>1.0572</text:p>
          </table:table-cell>
          <table:table-cell office:value-type="float" office:value="0.9354" calcext:value-type="float">
            <text:p>0.9354</text:p>
          </table:table-cell>
          <table:table-cell office:value-type="float" office:value="3.7105" calcext:value-type="float">
            <text:p>3.7105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01-Oct-2016_19:05:41_5000000_1_critic075_mc00308_19_cont/modelAt2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128 40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49"/>
          <table:table-cell office:value-type="float" office:value="0.8814" calcext:value-type="float">
            <text:p>0.8814</text:p>
          </table:table-cell>
          <table:table-cell office:value-type="float" office:value="-0.2124" calcext:value-type="float">
            <text:p>-0.2124</text:p>
          </table:table-cell>
          <table:table-cell office:value-type="float" office:value="2.477" calcext:value-type="float">
            <text:p>2.477</text:p>
          </table:table-cell>
          <table:table-cell/>
          <table:table-cell office:value-type="float" office:value="1.0489" calcext:value-type="float">
            <text:p>1.0489</text:p>
          </table:table-cell>
          <table:table-cell office:value-type="float" office:value="0.9174" calcext:value-type="float">
            <text:p>0.9174</text:p>
          </table:table-cell>
          <table:table-cell office:value-type="float" office:value="3.708" calcext:value-type="float">
            <text:p>3.70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01-Oct-2016_19:05:41_5000000_1_critic075_mc00308_19_cont/modelAt3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128 40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49"/>
          <table:table-cell office:value-type="float" office:value="0.9964" calcext:value-type="float">
            <text:p>0.9964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1.6508" calcext:value-type="float">
            <text:p>1.6508</text:p>
          </table:table-cell>
          <table:table-cell/>
          <table:table-cell office:value-type="float" office:value="1.0007" calcext:value-type="float">
            <text:p>1.0007</text:p>
          </table:table-cell>
          <table:table-cell office:value-type="float" office:value="0.865" calcext:value-type="float">
            <text:p>0.865</text:p>
          </table:table-cell>
          <table:table-cell office:value-type="float" office:value="3.7626" calcext:value-type="float">
            <text:p>3.762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01-Oct-2016_19:05:41_5000000_1_critic075_mc00308_19_cont/modelAt4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128 40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49"/>
          <table:table-cell office:value-type="float" office:value="0.6635" calcext:value-type="float">
            <text:p>0.6635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9084" calcext:value-type="float">
            <text:p>0.9084</text:p>
          </table:table-cell>
          <table:table-cell/>
          <table:table-cell office:value-type="float" office:value="0.9708" calcext:value-type="float">
            <text:p>0.9708</text:p>
          </table:table-cell>
          <table:table-cell office:value-type="float" office:value="0.8284" calcext:value-type="float">
            <text:p>0.8284</text:p>
          </table:table-cell>
          <table:table-cell office:value-type="float" office:value="3.7875" calcext:value-type="float">
            <text:p>3.7875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01-Oct-2016_19:05:41_5000000_1_critic075_mc00308_19_cont/modelAt5000000</text:p>
          </table:table-cell>
          <table:table-cell table:style-name="ce349" table:number-columns-repeated="997"/>
        </table:table-row>
        <table:table-row table:style-name="ro2">
          <table:table-cell table:style-name="ce352"/>
          <table:table-cell table:style-name="ce352" office:value-type="string" calcext:value-type="string">
            <text:p><text:s/>1mio</text:p>
          </table:table-cell>
          <table:table-cell table:style-name="ce352" office:value-type="string" calcext:value-type="string">
            <text:p>400 400 </text:p>
          </table:table-cell>
          <table:table-cell table:style-name="ce352" office:value-type="float" office:value="1" calcext:value-type="float">
            <text:p>1</text:p>
          </table:table-cell>
          <table:table-cell table:style-name="ce352" office:value-type="float" office:value="0.1269" calcext:value-type="float">
            <text:p>0.1269</text:p>
          </table:table-cell>
          <table:table-cell table:style-name="ce352" office:value-type="float" office:value="0.0324" calcext:value-type="float">
            <text:p>0.0324</text:p>
          </table:table-cell>
          <table:table-cell table:style-name="ce352" office:value-type="float" office:value="20" calcext:value-type="float">
            <text:p>20</text:p>
          </table:table-cell>
          <table:table-cell table:style-name="ce352" office:value-type="string" calcext:value-type="string">
            <text:p>128 40 </text:p>
          </table:table-cell>
          <table:table-cell table:style-name="ce352" office:value-type="string" calcext:value-type="string">
            <text:p>4 1 </text:p>
          </table:table-cell>
          <table:table-cell table:style-name="ce352" office:value-type="string" calcext:value-type="string">
            <text:p>0.5 0.5 </text:p>
          </table:table-cell>
          <table:table-cell table:style-name="ce352" office:value-type="float" office:value="0.75" calcext:value-type="float">
            <text:p>0.75</text:p>
          </table:table-cell>
          <table:table-cell table:style-name="ce352" office:value-type="float" office:value="0.5" calcext:value-type="float">
            <text:p>0.5</text:p>
          </table:table-cell>
          <table:table-cell table:style-name="ce352" office:value-type="float" office:value="0.2" calcext:value-type="float">
            <text:p>0.2</text:p>
          </table:table-cell>
          <table:table-cell table:style-name="ce352" office:value-type="string" calcext:value-type="string">
            <text:p>1 1 2</text:p>
          </table:table-cell>
          <table:table-cell table:style-name="ce352" office:value-type="float" office:value="0.999" calcext:value-type="float">
            <text:p>0.999</text:p>
          </table:table-cell>
          <table:table-cell table:style-name="ce352"/>
          <table:table-cell table:style-name="ce352" office:value-type="float" office:value="1.0574" calcext:value-type="float">
            <text:p>1.0574</text:p>
          </table:table-cell>
          <table:table-cell table:style-name="ce352" office:value-type="float" office:value="-0.1888" calcext:value-type="float">
            <text:p>-0.1888</text:p>
          </table:table-cell>
          <table:table-cell table:style-name="ce352" office:value-type="float" office:value="6.0411" calcext:value-type="float">
            <text:p>6.0411</text:p>
          </table:table-cell>
          <table:table-cell table:style-name="ce352"/>
          <table:table-cell table:style-name="ce352" office:value-type="float" office:value="1.0917" calcext:value-type="float">
            <text:p>1.0917</text:p>
          </table:table-cell>
          <table:table-cell table:style-name="ce352" office:value-type="float" office:value="1.0505" calcext:value-type="float">
            <text:p>1.0505</text:p>
          </table:table-cell>
          <table:table-cell table:style-name="ce352" office:value-type="float" office:value="3.9185" calcext:value-type="float">
            <text:p>3.9185</text:p>
          </table:table-cell>
          <table:table-cell table:style-name="ce352"/>
          <table:table-cell table:number-columns-repeated="2" table:style-name="ce352" office:value-type="string" calcext:value-type="string">
            <text:p><text:s/></text:p>
          </table:table-cell>
          <table:table-cell table:style-name="ce411" office:value-type="string" calcext:value-type="string">
            <text:p><text:s/>/home/klimmasch/projects/results/model_01-Oct-2016_19:15:30_5000000_1_critic075_mc00324_20/modelAt1000000</text:p>
          </table:table-cell>
          <table:table-cell table:style-name="ce352"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49"/>
          <table:table-cell office:value-type="float" office:value="0.6942" calcext:value-type="float">
            <text:p>0.6942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1.5724" calcext:value-type="float">
            <text:p>1.5724</text:p>
          </table:table-cell>
          <table:table-cell/>
          <table:table-cell office:value-type="float" office:value="1.055" calcext:value-type="float">
            <text:p>1.055</text:p>
          </table:table-cell>
          <table:table-cell office:value-type="float" office:value="0.9302" calcext:value-type="float">
            <text:p>0.9302</text:p>
          </table:table-cell>
          <table:table-cell office:value-type="float" office:value="3.726" calcext:value-type="float">
            <text:p>3.72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01-Oct-2016_19:15:30_5000000_1_critic075_mc00324_20/modelAt2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49"/>
          <table:table-cell office:value-type="float" office:value="0.7527" calcext:value-type="float">
            <text:p>0.7527</text:p>
          </table:table-cell>
          <table:table-cell office:value-type="float" office:value="-0.1929" calcext:value-type="float">
            <text:p>-0.1929</text:p>
          </table:table-cell>
          <table:table-cell office:value-type="float" office:value="1.6343" calcext:value-type="float">
            <text:p>1.6343</text:p>
          </table:table-cell>
          <table:table-cell/>
          <table:table-cell office:value-type="float" office:value="1.0343" calcext:value-type="float">
            <text:p>1.0343</text:p>
          </table:table-cell>
          <table:table-cell office:value-type="float" office:value="0.9006" calcext:value-type="float">
            <text:p>0.9006</text:p>
          </table:table-cell>
          <table:table-cell office:value-type="float" office:value="3.743" calcext:value-type="float">
            <text:p>3.743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01-Oct-2016_19:15:30_5000000_1_critic075_mc00324_20/modelAt3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49"/>
          <table:table-cell office:value-type="float" office:value="0.8985" calcext:value-type="float">
            <text:p>0.8985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5132" calcext:value-type="float">
            <text:p>0.5132</text:p>
          </table:table-cell>
          <table:table-cell/>
          <table:table-cell office:value-type="float" office:value="0.9746" calcext:value-type="float">
            <text:p>0.9746</text:p>
          </table:table-cell>
          <table:table-cell office:value-type="float" office:value="0.8292" calcext:value-type="float">
            <text:p>0.8292</text:p>
          </table:table-cell>
          <table:table-cell office:value-type="float" office:value="3.8178" calcext:value-type="float">
            <text:p>3.817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01-Oct-2016_19:15:30_5000000_1_critic075_mc00324_20/modelAt4000000</text:p>
          </table:table-cell>
          <table:table-cell table:style-name="ce349" table:number-columns-repeated="997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.0324" calcext:value-type="float">
            <text:p>0.0324</text:p>
          </table:table-cell>
          <table:table-cell table:style-name="ce350" office:value-type="float" office:value="20" calcext:value-type="float">
            <text:p>20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0.75" calcext:value-type="float">
            <text:p>0.75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50"/>
          <table:table-cell table:style-name="ce350" office:value-type="float" office:value="0.9412" calcext:value-type="float">
            <text:p>0.9412</text:p>
          </table:table-cell>
          <table:table-cell table:style-name="ce350" office:value-type="float" office:value="-0.101" calcext:value-type="float">
            <text:p>-0.101</text:p>
          </table:table-cell>
          <table:table-cell table:style-name="ce350" office:value-type="float" office:value="3.4101" calcext:value-type="float">
            <text:p>3.4101</text:p>
          </table:table-cell>
          <table:table-cell table:style-name="ce350"/>
          <table:table-cell table:style-name="ce350" office:value-type="float" office:value="0.9001" calcext:value-type="float">
            <text:p>0.9001</text:p>
          </table:table-cell>
          <table:table-cell table:style-name="ce350" office:value-type="float" office:value="0.7151" calcext:value-type="float">
            <text:p>0.7151</text:p>
          </table:table-cell>
          <table:table-cell table:style-name="ce350" office:value-type="float" office:value="3.4751" calcext:value-type="float">
            <text:p>3.4751</text:p>
          </table:table-cell>
          <table:table-cell table:style-name="ce350"/>
          <table:table-cell table:number-columns-repeated="2" table:style-name="ce350" office:value-type="string" calcext:value-type="string">
            <text:p><text:s/></text:p>
          </table:table-cell>
          <table:table-cell table:style-name="ce413" office:value-type="string" calcext:value-type="string">
            <text:p><text:s/>/home/klimmasch/projects/results/model_01-Oct-2016_19:15:30_5000000_1_critic075_mc00324_20/modelAt5000000</text:p>
          </table:table-cell>
          <table:table-cell table:style-name="ce350" table:number-columns-repeated="997"/>
        </table:table-row>
        <table:table-row table:style-name="ro2">
          <table:table-cell table:style-name="Default" table:number-columns-repeated="26"/>
          <table:table-cell table:style-name="ce412"/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table:style-name="Default" office:value-type="float" office:value="22.3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49"/>
          <table:table-cell office:value-type="float" office:value="0.7476" calcext:value-type="float">
            <text:p>0.7476</text:p>
          </table:table-cell>
          <table:table-cell office:value-type="float" office:value="0.4148" calcext:value-type="float">
            <text:p>0.4148</text:p>
          </table:table-cell>
          <table:table-cell office:value-type="float" office:value="1.4888" calcext:value-type="float">
            <text:p>1.4888</text:p>
          </table:table-cell>
          <table:table-cell/>
          <table:table-cell office:value-type="float" office:value="1.0606" calcext:value-type="float">
            <text:p>1.0606</text:p>
          </table:table-cell>
          <table:table-cell office:value-type="float" office:value="0.9878" calcext:value-type="float">
            <text:p>0.9878</text:p>
          </table:table-cell>
          <table:table-cell office:value-type="float" office:value="3.0181" calcext:value-type="float">
            <text:p>3.0181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30-Sep-2016_17:12:39_5000000_1_critic075_mc00341_22/modelAt2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table:style-name="Default" office:value-type="float" office:value="22.3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49"/>
          <table:table-cell office:value-type="float" office:value="1.4495" calcext:value-type="float">
            <text:p>1.4495</text:p>
          </table:table-cell>
          <table:table-cell office:value-type="float" office:value="-0.7167" calcext:value-type="float">
            <text:p>-0.7167</text:p>
          </table:table-cell>
          <table:table-cell office:value-type="float" office:value="5.1393" calcext:value-type="float">
            <text:p>5.1393</text:p>
          </table:table-cell>
          <table:table-cell/>
          <table:table-cell office:value-type="float" office:value="0.9978" calcext:value-type="float">
            <text:p>0.9978</text:p>
          </table:table-cell>
          <table:table-cell office:value-type="float" office:value="0.8486" calcext:value-type="float">
            <text:p>0.8486</text:p>
          </table:table-cell>
          <table:table-cell office:value-type="float" office:value="3.4948" calcext:value-type="float">
            <text:p>3.494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30-Sep-2016_17:12:39_5000000_1_critic075_mc00341_22/modelAt3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table:style-name="Default" office:value-type="float" office:value="22.3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49"/>
          <table:table-cell office:value-type="float" office:value="0.5602" calcext:value-type="float">
            <text:p>0.5602</text:p>
          </table:table-cell>
          <table:table-cell office:value-type="float" office:value="-0.1016" calcext:value-type="float">
            <text:p>-0.1016</text:p>
          </table:table-cell>
          <table:table-cell office:value-type="float" office:value="1.5466" calcext:value-type="float">
            <text:p>1.5466</text:p>
          </table:table-cell>
          <table:table-cell/>
          <table:table-cell office:value-type="float" office:value="0.8915" calcext:value-type="float">
            <text:p>0.8915</text:p>
          </table:table-cell>
          <table:table-cell office:value-type="float" office:value="0.7131" calcext:value-type="float">
            <text:p>0.7131</text:p>
          </table:table-cell>
          <table:table-cell office:value-type="float" office:value="3.9266" calcext:value-type="float">
            <text:p>3.92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30-Sep-2016_17:12:39_5000000_1_critic075_mc00341_22/modelAt4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table:style-name="Default" office:value-type="float" office:value="22.3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49"/>
          <table:table-cell office:value-type="float" office:value="0.9957" calcext:value-type="float">
            <text:p>0.9957</text:p>
          </table:table-cell>
          <table:table-cell office:value-type="float" office:value="0.1194" calcext:value-type="float">
            <text:p>0.1194</text:p>
          </table:table-cell>
          <table:table-cell office:value-type="float" office:value="1.8913" calcext:value-type="float">
            <text:p>1.8913</text:p>
          </table:table-cell>
          <table:table-cell/>
          <table:table-cell office:value-type="float" office:value="0.8092" calcext:value-type="float">
            <text:p>0.8092</text:p>
          </table:table-cell>
          <table:table-cell office:value-type="float" office:value="0.5853" calcext:value-type="float">
            <text:p>0.5853</text:p>
          </table:table-cell>
          <table:table-cell office:value-type="float" office:value="4.0348" calcext:value-type="float">
            <text:p>4.034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30-Sep-2016_17:12:39_5000000_1_critic075_mc00341_22/modelAt5000000</text:p>
          </table:table-cell>
          <table:table-cell table:style-name="ce349" table:number-columns-repeated="997"/>
        </table:table-row>
        <table:table-row table:style-name="ro2">
          <table:table-cell table:style-name="Default" table:number-columns-repeated="26"/>
          <table:table-cell table:style-name="ce412"/>
          <table:table-cell table:number-columns-repeated="997"/>
        </table:table-row>
        <table:table-row table:style-name="ro2" table:number-rows-repeated="215">
          <table:table-cell table:style-name="Default" table:number-columns-repeated="26"/>
          <table:table-cell table:number-columns-repeated="998"/>
        </table:table-row>
        <table:table-row table:style-name="ro2" table:number-rows-repeated="10482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Gill Images" table:style-name="ta1">
        <table:table-column table:style-name="co9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37"/>
        <table:table-column table:style-name="co29" table:default-cell-style-name="ce6"/>
        <table:table-column table:style-name="co30" table:default-cell-style-name="ce6"/>
        <table:table-column table:style-name="co2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22" table:default-cell-style-name="ce6"/>
        <table:table-column table:style-name="co34" table:default-cell-style-name="ce6"/>
        <table:table-column table:style-name="co2" table:number-columns-repeated="4" table:default-cell-style-name="ce6"/>
        <table:table-column table:style-name="co2" table:number-columns-repeated="8" table:default-cell-style-name="Default"/>
        <table:table-column table:style-name="co2" table:default-cell-style-name="ce113"/>
        <table:table-column table:style-name="co2" table:number-columns-repeated="987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1" table:number-rows-spanned="1">
            <text:p>Parameters</text:p>
          </table:table-cell>
          <table:covered-table-cell table:style-name="ce10"/>
          <table:covered-table-cell table:style-name="ce1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78"/>
          <table:table-cell table:style-name="ce26" table:number-columns-repeated="2"/>
          <table:table-cell table:style-name="ce78"/>
          <table:table-cell table:style-name="ce31" office:value-type="string" calcext:value-type="string">
            <text:p>special remarks</text:p>
          </table:table-cell>
          <table:table-cell table:style-name="ce41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86"/>
          <table:covered-table-cell table:style-name="ce87"/>
          <table:covered-table-cell table:number-columns-repeated="3" table:style-name="ce1"/>
          <table:covered-table-cell table:number-columns-repeated="3" table:style-name="ce94"/>
          <table:covered-table-cell table:number-columns-repeated="5" table:style-name="ce1"/>
          <table:table-cell table:style-name="ce1" table:number-columns-repeated="5"/>
          <table:table-cell table:style-name="ce58"/>
          <table:table-cell table:style-name="ce1" table:number-columns-repeated="13"/>
          <table:table-cell table:style-name="ce23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71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7"/>
          <table:table-cell table:style-name="ce27" table:number-columns-repeated="3"/>
          <table:table-cell table:style-name="ce32"/>
          <table:table-cell table:style-name="ce12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29"/>
          <table:table-cell table:style-name="ce42" office:value-type="string" calcext:value-type="string" table:number-columns-spanned="5" table:number-rows-spanned="1">
            <text:p>VergErr</text:p>
          </table:table-cell>
          <table:covered-table-cell table:style-name="ce47"/>
          <table:covered-table-cell table:number-columns-repeated="2" table:style-name="ce2"/>
          <table:covered-table-cell table:style-name="ce18"/>
          <table:table-cell table:style-name="ce18" office:value-type="string" calcext:value-type="string" table:number-columns-spanned="2" table:number-rows-spanned="1">
            <text:p>effect of metab. Costs</text:p>
          </table:table-cell>
          <table:covered-table-cell table:style-name="ce18"/>
          <table:table-cell table:style-name="ce96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3" table:number-columns-repeated="3"/>
          <table:table-cell table:style-name="ce59"/>
          <table:table-cell table:style-name="ce23" table:number-columns-repeated="13"/>
          <table:table-cell/>
          <table:table-cell table:style-name="ce70"/>
          <table:table-cell table:style-name="ce23" table:number-columns-repeated="5"/>
          <table:table-cell table:number-columns-repeated="230"/>
          <table:table-cell table:style-name="ce23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7"/>
          <table:table-cell table:style-name="ce27" office:value-type="string" calcext:value-type="string">
            <text:p>weights</text:p>
          </table:table-cell>
          <table:table-cell table:style-name="ce37"/>
          <table:table-cell table:style-name="ce79" office:value-type="string" calcext:value-type="string">
            <text:p>fixation</text:p>
          </table:table-cell>
          <table:table-cell table:style-name="ce33"/>
          <table:table-cell table:style-name="ce55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29"/>
          <table:table-cell table:style-name="ce43"/>
          <table:table-cell table:style-name="ce23"/>
          <table:table-cell table:style-name="ce2"/>
          <table:table-cell table:style-name="ce12" office:value-type="string" calcext:value-type="string" table:number-columns-spanned="2" table:number-rows-spanned="1">
            <text:p>Bias</text:p>
          </table:table-cell>
          <table:covered-table-cell table:style-name="ce18"/>
          <table:table-cell table:style-name="ce18" office:value-type="string" calcext:value-type="string">
            <text:p>Corr. Mus act.</text:p>
          </table:table-cell>
          <table:table-cell table:style-name="ce18" office:value-type="string" calcext:value-type="string">
            <text:p>Corr. Mus. Act.</text:p>
          </table:table-cell>
          <table:table-cell/>
          <table:table-cell table:style-name="ce2"/>
          <table:table-cell table:style-name="ce12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8"/>
          <table:table-cell table:style-name="ce2" table:number-columns-repeated="5"/>
          <table:table-cell table:style-name="ce60"/>
          <table:table-cell table:style-name="ce2" table:number-columns-repeated="13"/>
          <table:table-cell table:style-name="ce68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7" office:value-type="string" calcext:value-type="string">
            <text:p>regularizer</text:p>
          </table:table-cell>
          <table:table-cell table:style-name="ce27" office:value-type="string" calcext:value-type="string">
            <text:p>Init (l, m)</text:p>
          </table:table-cell>
          <table:table-cell table:style-name="ce32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1" office:value-type="string" calcext:value-type="string">
            <text:p>Folder</text:p>
          </table:table-cell>
          <table:table-cell table:style-name="ce3" table:number-columns-repeated="13"/>
          <table:table-cell table:style-name="ce68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24"/>
          <table:table-cell table:style-name="ce4" table:number-columns-repeated="2"/>
          <table:table-cell table:style-name="ce24"/>
          <table:table-cell table:style-name="ce4" table:number-columns-repeated="3"/>
          <table:table-cell table:style-name="ce24" office:value-type="string" calcext:value-type="string">
            <text:p>McGill ManMade Dataset (object range: 1.5 – 6m)</text:p>
          </table:table-cell>
          <table:table-cell table:style-name="ce4"/>
          <table:table-cell table:style-name="ce77" table:number-columns-repeated="6"/>
          <table:table-cell table:style-name="ce80"/>
          <table:table-cell table:style-name="ce77" table:number-columns-repeated="3"/>
          <table:table-cell table:style-name="ce88" table:number-columns-repeated="3"/>
          <table:table-cell table:style-name="ce77" table:number-columns-repeated="9"/>
          <table:table-cell table:style-name="ce99" table:number-columns-repeated="5"/>
          <table:table-cell table:style-name="ce111"/>
          <table:table-cell table:style-name="ce99" table:number-columns-repeated="14"/>
          <table:table-cell table:style-name="ce67"/>
          <table:table-cell table:style-name="ce99" table:number-columns-repeated="5"/>
          <table:table-cell table:style-name="ce67" table:number-columns-repeated="96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 office:value-type="string" calcext:value-type="string">
            <text:p>Replication of #1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9777" calcext:value-type="float">
            <text:p>0.9777</text:p>
          </table:table-cell>
          <table:table-cell table:style-name="ce9" office:value-type="float" office:value="-0.1026" calcext:value-type="float">
            <text:p>-0.1026</text:p>
          </table:table-cell>
          <table:table-cell table:style-name="ce9" office:value-type="float" office:value="5.5194" calcext:value-type="float">
            <text:p>5.5194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5" table:number-columns-repeated="2"/>
          <table:table-cell table:number-columns-repeated="2" table:style-name="ce9" office:value-type="string" calcext:value-type="string">
            <text:p><text:s/></text:p>
          </table:table-cell>
          <table:table-cell table:number-columns-repeated="8" table:style-name="ce97" office:value-type="string" calcext:value-type="string">
            <text:p><text:s/></text:p>
          </table:table-cell>
          <table:table-cell table:style-name="ce112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9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44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50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50"/>
          <table:table-cell table:style-name="ce5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44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5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4253" calcext:value-type="float">
            <text:p>0.4253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8972" calcext:value-type="float">
            <text:p>1.8972</text:p>
          </table:table-cell>
          <table:table-cell table:style-name="ce93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<text:s/></text:p>
          </table:table-cell>
          <table:table-cell table:style-name="ce100" office:value-type="string" calcext:value-type="string">
            <text:p>muscle commands become more and more neative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8" table:number-columns-repeated="250"/>
          <table:table-cell table:style-name="ce7" table:number-columns-repeated="73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5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81" office:value-type="string" calcext:value-type="string">
            <text:p>Interval = 20, fixInit: [0.5, 7]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0.967" calcext:value-type="float">
            <text:p>0.967</text:p>
          </table:table-cell>
          <table:table-cell table:style-name="ce90" office:value-type="float" office:value="0.0052" calcext:value-type="float">
            <text:p>0.0052</text:p>
          </table:table-cell>
          <table:table-cell table:style-name="ce5" office:value-type="float" office:value="5.9735" calcext:value-type="float">
            <text:p>5.9735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5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6" table:number-columns-repeated="20"/>
          <table:table-cell table:number-columns-repeated="230"/>
          <table:table-cell table:style-name="ce99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45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425" calcext:value-type="float">
            <text:p>1.425</text:p>
          </table:table-cell>
          <table:table-cell table:style-name="ce7" office:value-type="float" office:value="0.0556" calcext:value-type="float">
            <text:p>0.0556</text:p>
          </table:table-cell>
          <table:table-cell table:style-name="ce7" office:value-type="float" office:value="1.1292" calcext:value-type="float">
            <text:p>1.129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pos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<text:s/></text:p>
          </table:table-cell>
          <table:table-cell table:style-name="ce101" office:value-type="string" calcext:value-type="string">
            <text:p>all in all pretty well, but tends to diverge on negative vergence errors 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7" table:number-columns-repeated="14"/>
          <table:table-cell table:style-name="ce53"/>
          <table:table-cell table:style-name="ce7" table:number-columns-repeated="5"/>
          <table:table-cell table:style-name="ce8" table:number-columns-repeated="967"/>
        </table:table-row>
        <table:table-row table:style-name="ro2">
          <table:table-cell table:number-columns-repeated="51"/>
          <table:table-cell table:style-name="ce116"/>
          <table:table-cell table:number-columns-repeated="972"/>
        </table:table-row>
        <table:table-row table:style-name="ro2">
          <table:table-cell table:number-columns-repeated="51"/>
          <table:table-cell table:style-name="ce116"/>
          <table:table-cell table:number-columns-repeated="235"/>
          <table:table-cell table:style-name="ce97" table:number-columns-repeated="737"/>
        </table:table-row>
        <table:table-row table:style-name="ro2">
          <table:table-cell table:style-name="ce24"/>
          <table:table-cell table:style-name="ce4" table:number-columns-repeated="2"/>
          <table:table-cell table:style-name="ce24"/>
          <table:table-cell table:style-name="ce4" table:number-columns-repeated="3"/>
          <table:table-cell table:style-name="ce24" office:value-type="string" calcext:value-type="string">
            <text:p>increased object range (0.5m – 6m, 3m object Size) &amp; increased fixation init (0.3379m – 10m)</text:p>
          </table:table-cell>
          <table:table-cell table:style-name="ce4"/>
          <table:table-cell table:style-name="ce77" table:number-columns-repeated="6"/>
          <table:table-cell table:style-name="ce80"/>
          <table:table-cell table:style-name="ce77" table:number-columns-repeated="3"/>
          <table:table-cell table:style-name="ce88" table:number-columns-repeated="3"/>
          <table:table-cell table:style-name="ce77" table:number-columns-repeated="9"/>
          <table:table-cell table:style-name="ce99" table:number-columns-repeated="5"/>
          <table:table-cell table:style-name="ce111"/>
          <table:table-cell table:style-name="ce99" table:number-columns-repeated="14"/>
          <table:table-cell table:style-name="ce67"/>
          <table:table-cell table:style-name="ce99" table:number-columns-repeated="5"/>
          <table:table-cell table:style-name="ce67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937" calcext:value-type="float">
            <text:p>1.0937</text:p>
          </table:table-cell>
          <table:table-cell table:style-name="ce44" office:value-type="float" office:value="-0.0334" calcext:value-type="float">
            <text:p>-0.0334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0999" calcext:value-type="float">
            <text:p>-0.0999</text:p>
          </table:table-cell>
          <table:table-cell office:value-type="float" office:value="6.2686" calcext:value-type="float">
            <text:p>6.26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1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1.0728" calcext:value-type="float">
            <text:p>1.0728</text:p>
          </table:table-cell>
          <table:table-cell table:style-name="ce7" office:value-type="float" office:value="-0.1545" calcext:value-type="float">
            <text:p>-0.1545</text:p>
          </table:table-cell>
          <table:table-cell table:style-name="ce46" office:value-type="float" office:value="5.9932" calcext:value-type="float">
            <text:p>5.993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7-Aug-2016_17:59:43_2000000_nonhomeo_1_replicate_bmsf_mcgill_manmade_bf288_newobjdist_newinit/modelAt15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52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14"/>
          <table:table-cell table:style-name="ce116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table:style-name="ce44"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14"/>
          <table:table-cell table:style-name="ce116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1.0401" calcext:value-type="float">
            <text:p>1.0401</text:p>
          </table:table-cell>
          <table:table-cell table:style-name="ce7" office:value-type="float" office:value="-0.155" calcext:value-type="float">
            <text:p>-0.155</text:p>
          </table:table-cell>
          <table:table-cell table:style-name="ce46" office:value-type="float" office:value="5.4358" calcext:value-type="float">
            <text:p>5.435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8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office:value-type="string" calcext:value-type="string">
            <text:p>Interval = 10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834" calcext:value-type="float">
            <text:p>1.0834</text:p>
          </table:table-cell>
          <table:table-cell table:style-name="ce5" office:value-type="float" office:value="-0.0634" calcext:value-type="float">
            <text:p>-0.0634</text:p>
          </table:table-cell>
          <table:table-cell table:style-name="ce5" office:value-type="float" office:value="6.7723" calcext:value-type="float">
            <text:p>6.7723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44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4" office:value-type="string" calcext:value-type="string">
            <text:p><text:s/>3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992" calcext:value-type="float">
            <text:p>0.992</text:p>
          </table:table-cell>
          <table:table-cell table:style-name="ce7" office:value-type="float" office:value="-0.1062" calcext:value-type="float">
            <text:p>-0.1062</text:p>
          </table:table-cell>
          <table:table-cell table:style-name="ce46" office:value-type="float" office:value="4.6203" calcext:value-type="float">
            <text:p>4.620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7" table:number-columns-repeated="20"/>
          <table:table-cell table:style-name="ce8" table:number-columns-repeated="230"/>
          <table:table-cell table:style-name="ce99" table:number-columns-repeated="73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54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Interval = 20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421" calcext:value-type="float">
            <text:p>1.0421</text:p>
          </table:table-cell>
          <table:table-cell table:style-name="ce91" office:value-type="float" office:value="0.0008" calcext:value-type="float">
            <text:p>0.0008</text:p>
          </table:table-cell>
          <table:table-cell table:style-name="ce9" office:value-type="float" office:value="6.362" calcext:value-type="float">
            <text:p>6.362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9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table:style-name="ce44"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2" office:value-type="float" office:value="1.3559" calcext:value-type="float">
            <text:p>1.3559</text:p>
          </table:table-cell>
          <table:table-cell table:style-name="ce52" office:value-type="float" office:value="-0.284" calcext:value-type="float">
            <text:p>-0.284</text:p>
          </table:table-cell>
          <table:table-cell table:style-name="ce52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6" table:number-columns-repeated="20"/>
          <table:table-cell table:number-columns-repeated="23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849" calcext:value-type="float">
            <text:p>1.849</text:p>
          </table:table-cell>
          <table:table-cell table:style-name="ce7" office:value-type="float" office:value="-0.1117" calcext:value-type="float">
            <text:p>-0.1117</text:p>
          </table:table-cell>
          <table:table-cell table:style-name="ce7" office:value-type="float" office:value="8.919" calcext:value-type="float">
            <text:p>8.919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102" office:value-type="string" calcext:value-type="string">
            <text:p>neg. vergErrs seem not to be handled well!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7"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44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600, 6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1.0312" calcext:value-type="float">
            <text:p>1.0312</text:p>
          </table:table-cell>
          <table:table-cell table:style-name="ce53" office:value-type="float" office:value="-0.0416" calcext:value-type="float">
            <text:p>-0.0416</text:p>
          </table:table-cell>
          <table:table-cell table:style-name="ce46" office:value-type="float" office:value="5.9004" calcext:value-type="float">
            <text:p>5.9004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4" table:style-name="ce8" office:value-type="string" calcext:value-type="string">
            <text:p><text:s/></text:p>
          </table:table-cell>
          <table:table-cell table:style-name="ce8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110" office:value-type="string" calcext:value-type="string">
            <text:p><text:s/>May decrease downsampling for large scale???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44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32" calcext:value-type="float">
            <text:p>0.0232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889" calcext:value-type="float">
            <text:p>0.889</text:p>
          </table:table-cell>
          <table:table-cell table:style-name="ce7" office:value-type="float" office:value="-0.2202" calcext:value-type="float">
            <text:p>-0.2202</text:p>
          </table:table-cell>
          <table:table-cell table:style-name="ce46" office:value-type="float" office:value="3.7716" calcext:value-type="float">
            <text:p>3.7716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44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8514" calcext:value-type="float">
            <text:p>0.8514</text:p>
          </table:table-cell>
          <table:table-cell table:style-name="ce7" office:value-type="float" office:value="-0.1937" calcext:value-type="float">
            <text:p>-0.1937</text:p>
          </table:table-cell>
          <table:table-cell table:style-name="ce46" office:value-type="float" office:value="2.8785" calcext:value-type="float">
            <text:p>2.8785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54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54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511" calcext:value-type="float">
            <text:p>1.0511</text:p>
          </table:table-cell>
          <table:table-cell table:style-name="ce75" office:value-type="float" office:value="-0.0791" calcext:value-type="float">
            <text:p>-0.0791</text:p>
          </table:table-cell>
          <table:table-cell table:style-name="ce9" office:value-type="float" office:value="6.2166" calcext:value-type="float">
            <text:p>6.2166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9" table:number-columns-repeated="12"/>
          <table:table-cell table:style-name="ce97" table:number-columns-repeated="8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5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45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 table:style-name="ce7"/>
          <table:table-cell table:style-name="ce74" office:value-type="string" calcext:value-type="string">
            <text:p><text:s/>3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6" calcext:value-type="float">
            <text:p>1.56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102" office:value-type="string" calcext:value-type="string">
            <text:p>all rel cmds are neg, always fixate 3.22 m</text:p>
          </table:table-cell>
          <table:table-cell table:style-name="ce7" office:value-type="string" calcext:value-type="string">
            <text:p>--&gt; less metCosts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7" table:number-columns-repeated="12"/>
          <table:table-cell table:style-name="ce8" table:number-columns-repeated="238"/>
          <table:table-cell table:style-name="ce118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44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435" calcext:value-type="float">
            <text:p>0.0435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415" calcext:value-type="float">
            <text:p>1.5415</text:p>
          </table:table-cell>
          <table:table-cell table:style-name="ce46" office:value-type="float" office:value="-0.0027" calcext:value-type="float">
            <text:p>-0.0027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8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0"/>
          <table:table-cell table:style-name="ce116" table:number-columns-repeated="2"/>
          <table:table-cell table:number-columns-repeated="972"/>
        </table:table-row>
        <table:table-row table:style-name="ro2">
          <table:table-cell table:style-name="ce24"/>
          <table:table-cell table:style-name="ce4" table:number-columns-repeated="2"/>
          <table:table-cell table:style-name="ce24"/>
          <table:table-cell table:style-name="ce4" table:number-columns-repeated="3"/>
          <table:table-cell table:style-name="ce24" office:value-type="string" calcext:value-type="string">
            <text:p>increased object range (0.5m – 6m, 3m object Size) &amp; increased fixation init (0.3379m – 6m)</text:p>
          </table:table-cell>
          <table:table-cell table:style-name="ce4"/>
          <table:table-cell table:style-name="ce77" table:number-columns-repeated="6"/>
          <table:table-cell table:style-name="ce80"/>
          <table:table-cell table:style-name="ce77" table:number-columns-repeated="3"/>
          <table:table-cell table:style-name="ce88" table:number-columns-repeated="3"/>
          <table:table-cell table:style-name="ce77" table:number-columns-repeated="9"/>
          <table:table-cell table:style-name="ce99" table:number-columns-repeated="5"/>
          <table:table-cell table:style-name="ce111"/>
          <table:table-cell table:style-name="ce99" table:number-columns-repeated="14"/>
          <table:table-cell table:style-name="ce67"/>
          <table:table-cell table:style-name="ce99" table:number-columns-repeated="5"/>
          <table:table-cell table:style-name="ce67" table:number-columns-repeated="96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8" office:value-type="string" calcext:value-type="string">
            <text:p>regularizer</text:p>
          </table:table-cell>
          <table:table-cell table:style-name="ce28" office:value-type="string" calcext:value-type="string">
            <text:p>Init (l, m)</text:p>
          </table:table-cell>
          <table:table-cell table:style-name="ce34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13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13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13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1" office:value-type="string" calcext:value-type="string">
            <text:p>Folder</text:p>
          </table:table-cell>
          <table:table-cell table:style-name="ce3" table:number-columns-repeated="13"/>
          <table:table-cell table:style-name="ce117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only fine scal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33" calcext:value-type="float">
            <text:p>1.1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7.45" calcext:value-type="float">
            <text:p>7.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103" office:value-type="string" calcext:value-type="string">
            <text:p>sth seems wrong</text:p>
          </table:table-cell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" calcext:value-type="float">
            <text:p>1.131</text:p>
          </table:table-cell>
          <table:table-cell office:value-type="float" office:value="0.0206" calcext:value-type="float">
            <text:p>0.0206</text:p>
          </table:table-cell>
          <table:table-cell office:value-type="float" office:value="7.4398" calcext:value-type="float">
            <text:p>7.43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0124" calcext:value-type="float">
            <text:p>0.0124</text:p>
          </table:table-cell>
          <table:table-cell office:value-type="float" office:value="7.4305" calcext:value-type="float">
            <text:p>7.430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2" calcext:value-type="float">
            <text:p>1.1312</text:p>
          </table:table-cell>
          <table:table-cell office:value-type="float" office:value="0.015" calcext:value-type="float">
            <text:p>0.015</text:p>
          </table:table-cell>
          <table:table-cell office:value-type="float" office:value="7.4302" calcext:value-type="float">
            <text:p>7.43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26" calcext:value-type="float">
            <text:p>1.1326</text:p>
          </table:table-cell>
          <table:table-cell office:value-type="float" office:value="0.0166" calcext:value-type="float">
            <text:p>0.0166</text:p>
          </table:table-cell>
          <table:table-cell office:value-type="float" office:value="7.4396" calcext:value-type="float">
            <text:p>7.43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0121" calcext:value-type="float">
            <text:p>0.0121</text:p>
          </table:table-cell>
          <table:table-cell office:value-type="float" office:value="7.4298" calcext:value-type="float">
            <text:p>7.42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1.1302" calcext:value-type="float">
            <text:p>1.1302</text:p>
          </table:table-cell>
          <table:table-cell office:value-type="float" office:value="0.0181" calcext:value-type="float">
            <text:p>0.0181</text:p>
          </table:table-cell>
          <table:table-cell office:value-type="float" office:value="7.4268" calcext:value-type="float">
            <text:p>7.42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04" calcext:value-type="float">
            <text:p>1.1304</text:p>
          </table:table-cell>
          <table:table-cell office:value-type="float" office:value="0.0145" calcext:value-type="float">
            <text:p>0.0145</text:p>
          </table:table-cell>
          <table:table-cell office:value-type="float" office:value="7.4175" calcext:value-type="float">
            <text:p>7.41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24" calcext:value-type="float">
            <text:p>1.1324</text:p>
          </table:table-cell>
          <table:table-cell table:style-name="ce46" office:value-type="float" office:value="0.0028" calcext:value-type="float">
            <text:p>0.0028</text:p>
          </table:table-cell>
          <table:table-cell table:style-name="ce46" office:value-type="float" office:value="7.3974" calcext:value-type="float">
            <text:p>7.3974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klimmasch/projects/results/model_06-Sep-2016_12:47:18_5000000_1_singleSmallScale_notMet_regularInit/modelAt5000000</text:p>
          </table:table-cell>
          <table:table-cell table:style-name="ce8" table:number-columns-repeated="987"/>
        </table:table-row>
        <table:table-row table:style-name="ro2">
          <table:table-cell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128 40 </text:p>
          </table:table-cell>
          <table:table-cell table:style-name="ce16" office:value-type="string" calcext:value-type="string">
            <text:p>4 1 </text:p>
          </table:table-cell>
          <table:table-cell table:style-name="ce16"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44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13"/>
          <table:table-cell table:style-name="ce116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13"/>
          <table:table-cell table:style-name="ce116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6" table:number-columns-repeated="12"/>
          <table:table-cell/>
          <table:table-cell table:style-name="ce116" table:number-columns-repeated="2"/>
          <table:table-cell table:number-columns-repeated="235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 table:style-name="ce72" office:value-type="string" calcext:value-type="string">
            <text:p>#2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44" office:value-type="float" office:value="0.8645" calcext:value-type="float">
            <text:p>0.864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52" office:value-type="float" office:value="0.9931" calcext:value-type="float">
            <text:p>0.993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194" calcext:value-type="float">
            <text:p>0.6194</text:p>
          </table:table-cell>
          <table:table-cell table:style-name="ce7" office:value-type="float" office:value="-0.1307" calcext:value-type="float">
            <text:p>-0.1307</text:p>
          </table:table-cell>
          <table:table-cell table:style-name="ce7" office:value-type="float" office:value="1.0387" calcext:value-type="float">
            <text:p>1.0387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7" office:value-type="string" calcext:value-type="string">
            <text:p>800, 8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Interval = 20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369" calcext:value-type="float">
            <text:p>1.0369</text:p>
          </table:table-cell>
          <table:table-cell table:style-name="ce75" office:value-type="float" office:value="0.0116" calcext:value-type="float">
            <text:p>0.0116</text:p>
          </table:table-cell>
          <table:table-cell table:style-name="ce9" office:value-type="float" office:value="6.6434" calcext:value-type="float">
            <text:p>6.6434</text:p>
          </table:table-cell>
          <table:table-cell table:style-name="ce9"/>
          <table:table-cell/>
          <table:table-cell table:style-name="Default" table:number-columns-repeated="3"/>
          <table:table-cell table:number-columns-repeated="9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97" table:number-columns-repeated="20"/>
          <table:table-cell table:number-columns-repeated="230"/>
          <table:table-cell table:style-name="ce97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50"/>
          <table:table-cell table:style-name="ce97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44" office:value-type="float" office:value="1.4924" calcext:value-type="float">
            <text:p>1.492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43" calcext:value-type="float">
            <text:p>1.9843</text:p>
          </table:table-cell>
          <table:table-cell table:style-name="ce7" office:value-type="float" office:value="-0.1105" calcext:value-type="float">
            <text:p>-0.1105</text:p>
          </table:table-cell>
          <table:table-cell table:style-name="ce7" office:value-type="float" office:value="8.2838" calcext:value-type="float">
            <text:p>8.2838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44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3mio</text:p>
          </table:table-cell>
          <table:table-cell table:style-name="ce5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/>
          <table:table-cell table:number-columns-repeated="3" table:style-name="ce5" office:value-type="string" calcext:value-type="string">
            <text:p><text:s/></text:p>
          </table:table-cell>
          <table:table-cell table:style-name="ce14" office:value-type="float" office:value="0.6788" calcext:value-type="float">
            <text:p>0.6788</text:p>
          </table:table-cell>
          <table:table-cell table:style-name="ce5" office:value-type="float" office:value="-0.0856" calcext:value-type="float">
            <text:p>-0.0856</text:p>
          </table:table-cell>
          <table:table-cell table:style-name="ce14" office:value-type="float" office:value="1.1113" calcext:value-type="float">
            <text:p>1.1113</text:p>
          </table:table-cell>
          <table:table-cell table:style-name="ce5" table:number-columns-repeated="2"/>
          <table:table-cell table:style-name="Default"/>
          <table:table-cell table:style-name="ce5" table:number-columns-repeated="2"/>
          <table:table-cell table:style-name="ce5" office:value-type="string" calcext:value-type="string">
            <text:p><text:s/></text:p>
          </table:table-cell>
          <table:table-cell table:number-columns-repeated="8" table:style-name="ce56" office:value-type="string" calcext:value-type="string">
            <text:p><text:s/></text:p>
          </table:table-cell>
          <table:table-cell table:style-name="ce115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56" table:number-columns-repeated="20"/>
          <table:table-cell table:number-columns-repeated="230"/>
          <table:table-cell table:style-name="ce5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 table:style-name="ce72" office:value-type="string" calcext:value-type="string">
            <text:p>#3</text:p>
          </table:table-cell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44" office:value-type="float" office:value="0.9042" calcext:value-type="float">
            <text:p>0.904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5602" calcext:value-type="float">
            <text:p>0.5602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2075" calcext:value-type="float">
            <text:p>1.2075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24" calcext:value-type="float">
            <text:p>1.082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.208" calcext:value-type="float">
            <text:p>7.2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7" calcext:value-type="float">
            <text:p>1.0677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908" calcext:value-type="float">
            <text:p>6.99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012" calcext:value-type="float">
            <text:p>0.012</text:p>
          </table:table-cell>
          <table:table-cell office:value-type="float" office:value="6.4999" calcext:value-type="float">
            <text:p>6.499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0335" calcext:value-type="float">
            <text:p>0.0335</text:p>
          </table:table-cell>
          <table:table-cell office:value-type="float" office:value="4.9578" calcext:value-type="float">
            <text:p>4.957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0163" calcext:value-type="float">
            <text:p>0.0163</text:p>
          </table:table-cell>
          <table:table-cell office:value-type="float" office:value="2.8936" calcext:value-type="float">
            <text:p>2.893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6962" calcext:value-type="float">
            <text:p>0.6962</text:p>
          </table:table-cell>
          <table:table-cell table:style-name="ce46" office:value-type="float" office:value="-0.0087" calcext:value-type="float">
            <text:p>-0.0087</text:p>
          </table:table-cell>
          <table:table-cell table:style-name="ce46" office:value-type="float" office:value="1.7518" calcext:value-type="float">
            <text:p>1.7518</text:p>
          </table:table-cell>
          <table:table-cell table:style-name="ce7" table:number-columns-repeated="2"/>
          <table:table-cell table:style-name="ce8" table:number-columns-repeated="3"/>
          <table:table-cell table:number-columns-repeated="9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29-Aug-2016_18:27:03_3000000_1_bmsf_mcgill_bf800_metcost_0.0029_fixinit_0.3_6/modelAt3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2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52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6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table:style-name="ce44"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 table:style-name="ce72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table:style-name="ce45" office:value-type="float" office:value="0.4147" calcext:value-type="float">
            <text:p>0.414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89" office:value-type="float" office:value="0.4781" calcext:value-type="float">
            <text:p>0.4781</text:p>
          </table:table-cell>
          <table:table-cell table:style-name="ce7" office:value-type="float" office:value="-0.0167" calcext:value-type="float">
            <text:p>-0.0167</text:p>
          </table:table-cell>
          <table:table-cell table:style-name="ce7" office:value-type="float" office:value="0.5909" calcext:value-type="float">
            <text:p>0.5909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44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52" office:value-type="float" office:value="1.976" calcext:value-type="float">
            <text:p>1.97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6408" calcext:value-type="float">
            <text:p>0.6408</text:p>
          </table:table-cell>
          <table:table-cell table:style-name="ce7" office:value-type="float" office:value="-0.0403" calcext:value-type="float">
            <text:p>-0.0403</text:p>
          </table:table-cell>
          <table:table-cell table:style-name="ce46" office:value-type="float" office:value="1.7079" calcext:value-type="float">
            <text:p>1.7079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7"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do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99" calcext:value-type="float">
            <text:p>1.0799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6.9248" calcext:value-type="float">
            <text:p>6.924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6.3056" calcext:value-type="float">
            <text:p>6.305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5.7337" calcext:value-type="float">
            <text:p>5.7337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4.3368" calcext:value-type="float">
            <text:p>4.336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table:style-name="ce44" office:value-type="float" office:value="-0.0207" calcext:value-type="float">
            <text:p>-0.0207</text:p>
          </table:table-cell>
          <table:table-cell office:value-type="float" office:value="2.3196" calcext:value-type="float">
            <text:p>2.319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37" calcext:value-type="float">
            <text:p>0.7437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1.6433" calcext:value-type="float">
            <text:p>1.6433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1" calcext:value-type="float">
            <text:p>0.6441</text:p>
          </table:table-cell>
          <table:table-cell office:value-type="float" office:value="-0.0791" calcext:value-type="float">
            <text:p>-0.0791</text:p>
          </table:table-cell>
          <table:table-cell table:style-name="ce44" office:value-type="float" office:value="1.5646" calcext:value-type="float">
            <text:p>1.564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5812" calcext:value-type="float">
            <text:p>0.5812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1.6454" calcext:value-type="float">
            <text:p>1.6454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69" calcext:value-type="float">
            <text:p>0.0569</text:p>
          </table:table-cell>
          <table:table-cell office:value-type="float" office:value="2.1189" calcext:value-type="float">
            <text:p>2.118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525" calcext:value-type="float">
            <text:p>0.6525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2.0245" calcext:value-type="float">
            <text:p>2.0245</text:p>
          </table:table-cell>
          <table:table-cell table:style-name="ce7" table:number-columns-repeated="2"/>
          <table:table-cell table:style-name="ce8" table:number-columns-repeated="3"/>
          <table:table-cell table:number-columns-repeated="9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02-Sep-2016_14:59:16_5000000_1_redo_bf400_metcost_0.0087_fixinit_0.3_6_oldinit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44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7211" calcext:value-type="float">
            <text:p>0.7211</text:p>
          </table:table-cell>
          <table:table-cell table:style-name="ce7" office:value-type="float" office:value="-0.0594" calcext:value-type="float">
            <text:p>-0.0594</text:p>
          </table:table-cell>
          <table:table-cell table:style-name="ce46" office:value-type="float" office:value="2.2115" calcext:value-type="float">
            <text:p>2.2115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8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36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387" calcext:value-type="float">
            <text:p>1.0387</text:p>
          </table:table-cell>
          <table:table-cell table:style-name="ce5" office:value-type="float" office:value="-0.0621" calcext:value-type="float">
            <text:p>-0.0621</text:p>
          </table:table-cell>
          <table:table-cell table:style-name="ce5" office:value-type="float" office:value="6.3869" calcext:value-type="float">
            <text:p>6.3869</text:p>
          </table:table-cell>
          <table:table-cell table:style-name="ce5"/>
          <table:table-cell/>
          <table:table-cell table:style-name="Default" table:number-columns-repeated="3"/>
          <table:table-cell table:number-columns-repeated="9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5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696" calcext:value-type="float">
            <text:p>0.8696</text:p>
          </table:table-cell>
          <table:table-cell table:style-name="ce52" office:value-type="float" office:value="0.017" calcext:value-type="float">
            <text:p>0.017</text:p>
          </table:table-cell>
          <table:table-cell table:style-name="ce44" office:value-type="float" office:value="3.586" calcext:value-type="float">
            <text:p>3.58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50"/>
          <table:table-cell table:style-name="ce97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2"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45" office:value-type="float" office:value="-0.0027" calcext:value-type="float">
            <text:p>-0.0027</text:p>
          </table:table-cell>
          <table:table-cell table:style-name="ce52" office:value-type="float" office:value="3.7073" calcext:value-type="float">
            <text:p>3.707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7414" calcext:value-type="float">
            <text:p>1.7414</text:p>
          </table:table-cell>
          <table:table-cell table:style-name="ce7" office:value-type="float" office:value="-0.0027" calcext:value-type="float">
            <text:p>-0.0027</text:p>
          </table:table-cell>
          <table:table-cell table:style-name="ce7" office:value-type="float" office:value="4.7765" calcext:value-type="float">
            <text:p>4.7765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7" office:value-type="string" calcext:value-type="string">
            <text:p>800, 8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678" calcext:value-type="float">
            <text:p>1.0678</text:p>
          </table:table-cell>
          <table:table-cell table:style-name="ce54" office:value-type="float" office:value="0.007" calcext:value-type="float">
            <text:p>0.007</text:p>
          </table:table-cell>
          <table:table-cell table:style-name="ce9" office:value-type="float" office:value="6.9665" calcext:value-type="float">
            <text:p>6.9665</text:p>
          </table:table-cell>
          <table:table-cell table:style-name="ce9"/>
          <table:table-cell/>
          <table:table-cell table:style-name="Default" table:number-columns-repeated="3"/>
          <table:table-cell table:number-columns-repeated="9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9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table:style-name="ce52"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50"/>
          <table:table-cell table:style-name="ce8" table:number-columns-repeated="737"/>
        </table:table-row>
        <table:table-row table:style-name="ro2">
          <table:table-cell table:style-name="ce5"/>
          <table:table-cell table:style-name="ce5" office:value-type="string" calcext:value-type="string">
            <text:p><text:s/>2mio</text:p>
          </table:table-cell>
          <table:table-cell table:style-name="ce5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/>
          <table:table-cell table:number-columns-repeated="3" table:style-name="ce5" office:value-type="string" calcext:value-type="string">
            <text:p><text:s/></text:p>
          </table:table-cell>
          <table:table-cell table:style-name="ce14" office:value-type="float" office:value="0.8998" calcext:value-type="float">
            <text:p>0.8998</text:p>
          </table:table-cell>
          <table:table-cell table:style-name="ce50" office:value-type="float" office:value="0.0036" calcext:value-type="float">
            <text:p>0.0036</text:p>
          </table:table-cell>
          <table:table-cell table:style-name="ce14" office:value-type="float" office:value="4.699" calcext:value-type="float">
            <text:p>4.699</text:p>
          </table:table-cell>
          <table:table-cell table:style-name="ce5" table:number-columns-repeated="2"/>
          <table:table-cell table:style-name="ce56"/>
          <table:table-cell table:style-name="ce5" table:number-columns-repeated="2"/>
          <table:table-cell table:number-columns-repeated="9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style-name="ce56" table:number-columns-repeated="250"/>
          <table:table-cell table:style-name="ce5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table:style-name="ce52"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table:style-name="ce44" office:value-type="float" office:value="2.8103" calcext:value-type="float">
            <text:p>2.810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table:style-name="ce52"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5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069" calcext:value-type="float">
            <text:p>0.8069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5647" calcext:value-type="float">
            <text:p>3.5647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8" table:number-columns-repeated="987"/>
        </table:table-row>
        <table:table-row table:style-name="ro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2">
          <table:table-cell table:style-name="ce72" table:number-columns-repeated="6"/>
          <table:table-cell table:style-name="ce76" office:value-type="string" calcext:value-type="string">
            <text:p>BUG AT GetMFEdood function !!!</text:p>
          </table:table-cell>
          <table:table-cell table:style-name="ce72" table:number-columns-repeated="8"/>
          <table:table-cell table:style-name="ce83"/>
          <table:table-cell table:style-name="ce72" table:number-columns-repeated="7"/>
          <table:table-cell table:style-name="ce95" table:number-columns-repeated="1001"/>
        </table:table-row>
        <table:table-row table:style-name="ro2">
          <table:table-cell table:style-name="ce4" table:number-columns-repeated="8"/>
          <table:table-cell table:style-name="ce24" office:value-type="string" calcext:value-type="string">
            <text:p>OD 0.5 -6m advanced muscle init (with or without upper boundaries for muscle innverations)</text:p>
          </table:table-cell>
          <table:table-cell table:style-name="ce4" table:number-columns-repeated="6"/>
          <table:table-cell table:style-name="ce35"/>
          <table:table-cell table:style-name="ce4" table:number-columns-repeated="12"/>
          <table:table-cell table:style-name="ce67" table:number-columns-repeated="8"/>
          <table:table-cell table:style-name="ce62"/>
          <table:table-cell table:style-name="ce67" table:number-columns-repeated="98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8" office:value-type="string" calcext:value-type="string">
            <text:p>regularizer</text:p>
          </table:table-cell>
          <table:table-cell table:style-name="ce28" office:value-type="string" calcext:value-type="string">
            <text:p>Init (l, m)</text:p>
          </table:table-cell>
          <table:table-cell table:style-name="ce34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13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13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13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1" office:value-type="string" calcext:value-type="string">
            <text:p>Folder</text:p>
          </table:table-cell>
          <table:table-cell table:style-name="ce3" table:number-columns-repeated="13"/>
          <table:table-cell table:style-name="ce69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45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number-columns-repeated="6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44" office:value-type="float" office:value="0.9494" calcext:value-type="float">
            <text:p>0.94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9067" calcext:value-type="float">
            <text:p>0.9067</text:p>
          </table:table-cell>
          <table:table-cell table:style-name="ce7" office:value-type="float" office:value="-0.0702" calcext:value-type="float">
            <text:p>-0.0702</text:p>
          </table:table-cell>
          <table:table-cell table:style-name="ce7" office:value-type="float" office:value="1.4558" calcext:value-type="float">
            <text:p>1.4558</text:p>
          </table:table-cell>
          <table:table-cell table:style-name="ce7" table:number-columns-repeated="2"/>
          <table:table-cell table:style-name="ce8" table:number-columns-repeated="3"/>
          <table:table-cell table:style-name="ce7"/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523" calcext:value-type="float">
            <text:p>1.0523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6.661" calcext:value-type="float">
            <text:p>6.661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0751" calcext:value-type="float">
            <text:p>0.0751</text:p>
          </table:table-cell>
          <table:table-cell office:value-type="float" office:value="4.8532" calcext:value-type="float">
            <text:p>4.853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2" office:value-type="float" office:value="0.6401" calcext:value-type="float">
            <text:p>0.6401</text:p>
          </table:table-cell>
          <table:table-cell table:style-name="ce44" office:value-type="float" office:value="0.0307" calcext:value-type="float">
            <text:p>0.0307</text:p>
          </table:table-cell>
          <table:table-cell office:value-type="float" office:value="2.1562" calcext:value-type="float">
            <text:p>2.156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1958" calcext:value-type="float">
            <text:p>1.195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2333" calcext:value-type="float">
            <text:p>1.2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7183" calcext:value-type="float">
            <text:p>0.718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832" calcext:value-type="float">
            <text:p>0.2832</text:p>
          </table:table-cell>
          <table:table-cell office:value-type="float" office:value="1.1607" calcext:value-type="float">
            <text:p>1.160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500000</text:p>
          </table:table-cell>
          <table:table-cell table:number-columns-repeated="987"/>
        </table:table-row>
        <table:table-row table:style-name="ro2">
          <table:table-cell table:style-name="ce72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2271" calcext:value-type="float">
            <text:p>0.2271</text:p>
          </table:table-cell>
          <table:table-cell table:style-name="ce45" office:value-type="float" office:value="0.5836" calcext:value-type="float">
            <text:p>0.5836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9333" calcext:value-type="float">
            <text:p>0.9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5" office:value-type="float" office:value="0.5919" calcext:value-type="float">
            <text:p>0.5919</text:p>
          </table:table-cell>
          <table:table-cell office:value-type="float" office:value="-0.1261" calcext:value-type="float">
            <text:p>-0.1261</text:p>
          </table:table-cell>
          <table:table-cell office:value-type="float" office:value="1.0735" calcext:value-type="float">
            <text:p>1.073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8381" calcext:value-type="float">
            <text:p>0.83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638" calcext:value-type="float">
            <text:p>1.0638</text:p>
          </table:table-cell>
          <table:table-cell table:style-name="ce7" office:value-type="float" office:value="0.1781" calcext:value-type="float">
            <text:p>0.1781</text:p>
          </table:table-cell>
          <table:table-cell table:style-name="ce7" office:value-type="float" office:value="1.0208" calcext:value-type="float">
            <text:p>1.020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02-Sep-2016_14:25:49_5000000_1_bmsf_bf400_metcost_0_fixinit_0.5_6_newMuscleinit_no_boundaries/modelAt6000000</text:p>
          </table:table-cell>
          <table:table-cell table:style-name="ce8" table:number-columns-repeated="20"/>
          <table:table-cell table:number-columns-repeated="230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6"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3096" calcext:value-type="float">
            <text:p>1.3096</text:p>
          </table:table-cell>
          <table:table-cell office:value-type="float" office:value="0.1416" calcext:value-type="float">
            <text:p>0.1416</text:p>
          </table:table-cell>
          <table:table-cell office:value-type="float" office:value="4.3764" calcext:value-type="float">
            <text:p>4.3764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09" calcext:value-type="float">
            <text:p>1.2209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4387" calcext:value-type="float">
            <text:p>3.4387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57" calcext:value-type="float">
            <text:p>1.2257</text:p>
          </table:table-cell>
          <table:table-cell office:value-type="float" office:value="0.0802" calcext:value-type="float">
            <text:p>0.0802</text:p>
          </table:table-cell>
          <table:table-cell office:value-type="float" office:value="2.8128" calcext:value-type="float">
            <text:p>2.812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1.0812" calcext:value-type="float">
            <text:p>1.0812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9475" calcext:value-type="float">
            <text:p>0.947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61" calcext:value-type="float">
            <text:p>1.486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9292" calcext:value-type="float">
            <text:p>0.9292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022" calcext:value-type="float">
            <text:p>2.3022</text:p>
          </table:table-cell>
          <table:table-cell office:value-type="float" office:value="0.2424" calcext:value-type="float">
            <text:p>0.2424</text:p>
          </table:table-cell>
          <table:table-cell office:value-type="float" office:value="3.8986" calcext:value-type="float">
            <text:p>3.8986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243" calcext:value-type="float">
            <text:p>1.5243</text:p>
          </table:table-cell>
          <table:table-cell table:style-name="ce44" office:value-type="float" office:value="0.0704" calcext:value-type="float">
            <text:p>0.0704</text:p>
          </table:table-cell>
          <table:table-cell table:style-name="ce44" office:value-type="float" office:value="0.8521" calcext:value-type="float">
            <text:p>0.85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45" calcext:value-type="float">
            <text:p>1.7445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705" calcext:value-type="float">
            <text:p>0.870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25" calcext:value-type="float">
            <text:p>2.325</text:p>
          </table:table-cell>
          <table:table-cell office:value-type="float" office:value="0.2627" calcext:value-type="float">
            <text:p>0.2627</text:p>
          </table:table-cell>
          <table:table-cell office:value-type="float" office:value="5.9529" calcext:value-type="float">
            <text:p>5.9529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97" calcext:value-type="float">
            <text:p>1.397</text:p>
          </table:table-cell>
          <table:table-cell office:value-type="float" office:value="0.2098" calcext:value-type="float">
            <text:p>0.2098</text:p>
          </table:table-cell>
          <table:table-cell office:value-type="float" office:value="1.4288" calcext:value-type="float">
            <text:p>1.428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52" calcext:value-type="float">
            <text:p>1.9852</text:p>
          </table:table-cell>
          <table:table-cell table:style-name="ce7" office:value-type="float" office:value="0.2183" calcext:value-type="float">
            <text:p>0.2183</text:p>
          </table:table-cell>
          <table:table-cell table:style-name="ce7" office:value-type="float" office:value="1.7651" calcext:value-type="float">
            <text:p>1.7651</text:p>
          </table:table-cell>
          <table:table-cell table:style-name="ce7" table:number-columns-repeated="2"/>
          <table:table-cell table:style-name="ce8" table:number-columns-repeated="4"/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06-Sep-2016_17:31:20_6000000_1_metcost_0_sc_eta_0.05_edood/modelAt6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906" calcext:value-type="float">
            <text:p>1.2906</text:p>
          </table:table-cell>
          <table:table-cell office:value-type="float" office:value="0.1057" calcext:value-type="float">
            <text:p>0.1057</text:p>
          </table:table-cell>
          <table:table-cell office:value-type="float" office:value="4.2408" calcext:value-type="float">
            <text:p>4.24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235" calcext:value-type="float">
            <text:p>1.3235</text:p>
          </table:table-cell>
          <table:table-cell office:value-type="float" office:value="0.18" calcext:value-type="float">
            <text:p>0.18</text:p>
          </table:table-cell>
          <table:table-cell office:value-type="float" office:value="4.3507" calcext:value-type="float">
            <text:p>4.35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6082" calcext:value-type="float">
            <text:p>3.608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07" calcext:value-type="float">
            <text:p>1.607</text:p>
          </table:table-cell>
          <table:table-cell office:value-type="float" office:value="0.3184" calcext:value-type="float">
            <text:p>0.3184</text:p>
          </table:table-cell>
          <table:table-cell office:value-type="float" office:value="4.6036" calcext:value-type="float">
            <text:p>4.603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4217" calcext:value-type="float">
            <text:p>0.4217</text:p>
          </table:table-cell>
          <table:table-cell office:value-type="float" office:value="5.4147" calcext:value-type="float">
            <text:p>5.414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297" calcext:value-type="float">
            <text:p>0.297</text:p>
          </table:table-cell>
          <table:table-cell office:value-type="float" office:value="6.2328" calcext:value-type="float">
            <text:p>6.232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981" calcext:value-type="float">
            <text:p>1.8981</text:p>
          </table:table-cell>
          <table:table-cell office:value-type="float" office:value="0.2293" calcext:value-type="float">
            <text:p>0.2293</text:p>
          </table:table-cell>
          <table:table-cell office:value-type="float" office:value="5.3732" calcext:value-type="float">
            <text:p>5.373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134" calcext:value-type="float">
            <text:p>1.9134</text:p>
          </table:table-cell>
          <table:table-cell office:value-type="float" office:value="0.2125" calcext:value-type="float">
            <text:p>0.2125</text:p>
          </table:table-cell>
          <table:table-cell office:value-type="float" office:value="4.8626" calcext:value-type="float">
            <text:p>4.86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23" calcext:value-type="float">
            <text:p>1.7123</text:p>
          </table:table-cell>
          <table:table-cell office:value-type="float" office:value="0.1695" calcext:value-type="float">
            <text:p>0.1695</text:p>
          </table:table-cell>
          <table:table-cell office:value-type="float" office:value="4.1641" calcext:value-type="float">
            <text:p>4.1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491" calcext:value-type="float">
            <text:p>2.1491</text:p>
          </table:table-cell>
          <table:table-cell office:value-type="float" office:value="0.1054" calcext:value-type="float">
            <text:p>0.1054</text:p>
          </table:table-cell>
          <table:table-cell office:value-type="float" office:value="3.0442" calcext:value-type="float">
            <text:p>3.04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967" calcext:value-type="float">
            <text:p>0.8967</text:p>
          </table:table-cell>
          <table:table-cell office:value-type="float" office:value="-0.1382" calcext:value-type="float">
            <text:p>-0.1382</text:p>
          </table:table-cell>
          <table:table-cell table:style-name="ce44" office:value-type="float" office:value="0.7569" calcext:value-type="float">
            <text:p>0.75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997" calcext:value-type="float">
            <text:p>1.5997</text:p>
          </table:table-cell>
          <table:table-cell table:style-name="ce46" office:value-type="float" office:value="0.1013" calcext:value-type="float">
            <text:p>0.1013</text:p>
          </table:table-cell>
          <table:table-cell table:style-name="ce7" office:value-type="float" office:value="2.2271" calcext:value-type="float">
            <text:p>2.2271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07-Sep-2016_16:38:51_6000000_1_metcost_0_sc_eta_0.05_edood_with_bounderies/modelAt6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6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normalized reward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823" calcext:value-type="float">
            <text:p>4.082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269" calcext:value-type="float">
            <text:p>1.2269</text:p>
          </table:table-cell>
          <table:table-cell table:style-name="ce44" office:value-type="float" office:value="0.0155" calcext:value-type="float">
            <text:p>0.0155</text:p>
          </table:table-cell>
          <table:table-cell office:value-type="float" office:value="3.7453" calcext:value-type="float">
            <text:p>3.745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-0.0851" calcext:value-type="float">
            <text:p>-0.0851</text:p>
          </table:table-cell>
          <table:table-cell office:value-type="float" office:value="1.8774" calcext:value-type="float">
            <text:p>1.877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1.5346" calcext:value-type="float">
            <text:p>1.534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088" calcext:value-type="float">
            <text:p>0.088</text:p>
          </table:table-cell>
          <table:table-cell office:value-type="float" office:value="1.1657" calcext:value-type="float">
            <text:p>1.165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9974" calcext:value-type="float">
            <text:p>0.9974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1.1854" calcext:value-type="float">
            <text:p>1.185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" calcext:value-type="float">
            <text:p>1.047</text:p>
          </table:table-cell>
          <table:table-cell office:value-type="float" office:value="0.0831" calcext:value-type="float">
            <text:p>0.0831</text:p>
          </table:table-cell>
          <table:table-cell table:style-name="ce44" office:value-type="float" office:value="0.8761" calcext:value-type="float">
            <text:p>0.876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53" calcext:value-type="float">
            <text:p>1.2953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1.3206" calcext:value-type="float">
            <text:p>1.32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322" calcext:value-type="float">
            <text:p>1.5322</text:p>
          </table:table-cell>
          <table:table-cell office:value-type="float" office:value="0.1581" calcext:value-type="float">
            <text:p>0.1581</text:p>
          </table:table-cell>
          <table:table-cell office:value-type="float" office:value="2.1907" calcext:value-type="float">
            <text:p>2.19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1817" calcext:value-type="float">
            <text:p>0.1817</text:p>
          </table:table-cell>
          <table:table-cell office:value-type="float" office:value="1.0601" calcext:value-type="float">
            <text:p>1.06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555" calcext:value-type="float">
            <text:p>1.0555</text:p>
          </table:table-cell>
          <table:table-cell table:style-name="ce7" office:value-type="float" office:value="0.1817" calcext:value-type="float">
            <text:p>0.1817</text:p>
          </table:table-cell>
          <table:table-cell table:style-name="ce7" office:value-type="float" office:value="1.0601" calcext:value-type="float">
            <text:p>1.0601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52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103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4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4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4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1.1126" calcext:value-type="float">
            <text:p>1.1126</text:p>
          </table:table-cell>
          <table:table-cell table:style-name="ce7" office:value-type="float" office:value="0.0183" calcext:value-type="float">
            <text:p>0.0183</text:p>
          </table:table-cell>
          <table:table-cell table:style-name="ce7" office:value-type="float" office:value="7.4826" calcext:value-type="float">
            <text:p>7.4826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klimmasch/projects/results/model_06-Sep-2016_17:31:38_6000000_1_bmsf_advancedInit_varDec-6-5/modelAt4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103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4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4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1.1126" calcext:value-type="float">
            <text:p>1.1126</text:p>
          </table:table-cell>
          <table:table-cell office:value-type="float" office:value="0.0183" calcext:value-type="float">
            <text:p>0.0183</text:p>
          </table:table-cell>
          <table:table-cell office:value-type="float" office:value="7.4826" calcext:value-type="float">
            <text:p>7.48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3" calcext:value-type="float">
            <text:p>1.1153</text:p>
          </table:table-cell>
          <table:table-cell office:value-type="float" office:value="0.0116" calcext:value-type="float">
            <text:p>0.0116</text:p>
          </table:table-cell>
          <table:table-cell office:value-type="float" office:value="7.4967" calcext:value-type="float">
            <text:p>7.4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147" calcext:value-type="float">
            <text:p>1.1147</text:p>
          </table:table-cell>
          <table:table-cell table:style-name="ce7" office:value-type="float" office:value="0.0118" calcext:value-type="float">
            <text:p>0.0118</text:p>
          </table:table-cell>
          <table:table-cell table:style-name="ce7" office:value-type="float" office:value="7.4749" calcext:value-type="float">
            <text:p>7.4749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klimmasch/projects/results/model_06-Sep-2016_17:31:07_6000000_1_bmsf_advancedInit_varDec-6-4/modelAt5000000</text:p>
          </table:table-cell>
          <table:table-cell table:style-name="ce8" table:number-columns-repeated="3"/>
          <table:table-cell/>
          <table:table-cell table:style-name="ce8" table:number-columns-repeated="983"/>
        </table:table-row>
        <table:table-row table:style-name="ro2">
          <table:table-cell table:number-columns-repeated="23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1" calcext:value-type="float">
            <text:p>1.31</text:p>
          </table:table-cell>
          <table:table-cell office:value-type="float" office:value="0.1206" calcext:value-type="float">
            <text:p>0.1206</text:p>
          </table:table-cell>
          <table:table-cell office:value-type="float" office:value="4.4462" calcext:value-type="float">
            <text:p>4.446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29:26_5000000_1_edood_nobounds_metC_0.0029/modelAt500000</text:p>
          </table:table-cell>
          <table:table-cell table:number-columns-repeated="987"/>
        </table:table-row>
        <table:table-row table:style-name="ro2">
          <table:table-cell table:style-name="ce53"/>
          <table:table-cell table:style-name="ce7" office:value-type="string" calcext:value-type="string">
            <text:p><text:s/>1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52" calcext:value-type="float">
            <text:p>1.1352</text:p>
          </table:table-cell>
          <table:table-cell table:style-name="ce7" office:value-type="float" office:value="0.0701" calcext:value-type="float">
            <text:p>0.0701</text:p>
          </table:table-cell>
          <table:table-cell table:style-name="ce7" office:value-type="float" office:value="2.7128" calcext:value-type="float">
            <text:p>2.7128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0-Sep-2016_17:29:26_5000000_1_edood_nobounds_metC_0.0029/modelAt1000000</text:p>
          </table:table-cell>
          <table:table-cell table:style-name="ce8" table:number-columns-repeated="987"/>
        </table:table-row>
        <table:table-row table:style-name="ro2">
          <table:table-cell table:style-name="ce73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0707" calcext:value-type="float">
            <text:p>0.0707</text:p>
          </table:table-cell>
          <table:table-cell office:value-type="float" office:value="4.3029" calcext:value-type="float">
            <text:p>4.302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500000</text:p>
          </table:table-cell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27" calcext:value-type="float">
            <text:p>1.2327</text:p>
          </table:table-cell>
          <table:table-cell office:value-type="float" office:value="0.2624" calcext:value-type="float">
            <text:p>0.2624</text:p>
          </table:table-cell>
          <table:table-cell office:value-type="float" office:value="3.1402" calcext:value-type="float">
            <text:p>3.14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000000</text:p>
          </table:table-cell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38" calcext:value-type="float">
            <text:p>1.3038</text:p>
          </table:table-cell>
          <table:table-cell office:value-type="float" office:value="0.1887" calcext:value-type="float">
            <text:p>0.1887</text:p>
          </table:table-cell>
          <table:table-cell office:value-type="float" office:value="2.3121" calcext:value-type="float">
            <text:p>2.312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500000</text:p>
          </table:table-cell>
          <table:table-cell table:number-columns-repeated="987"/>
        </table:table-row>
        <table:table-row table:style-name="ro2">
          <table:table-cell table:style-name="ce53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994" calcext:value-type="float">
            <text:p>1.1994</text:p>
          </table:table-cell>
          <table:table-cell table:style-name="ce7" office:value-type="float" office:value="0.1928" calcext:value-type="float">
            <text:p>0.1928</text:p>
          </table:table-cell>
          <table:table-cell table:style-name="ce7" office:value-type="float" office:value="1.1158" calcext:value-type="float">
            <text:p>1.1158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0-Sep-2016_17:35:08_5000000_1_edood_nobounds_metC_0.0014435/modelAt2000000</text:p>
          </table:table-cell>
          <table:table-cell table:style-name="ce8"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51" calcext:value-type="float">
            <text:p>1.3051</text:p>
          </table:table-cell>
          <table:table-cell office:value-type="float" office:value="0.1384" calcext:value-type="float">
            <text:p>0.1384</text:p>
          </table:table-cell>
          <table:table-cell office:value-type="float" office:value="4.4088" calcext:value-type="float">
            <text:p>4.408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500000</text:p>
          </table:table-cell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0533" calcext:value-type="float">
            <text:p>0.0533</text:p>
          </table:table-cell>
          <table:table-cell office:value-type="float" office:value="3.5269" calcext:value-type="float">
            <text:p>3.52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000000</text:p>
          </table:table-cell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837" calcext:value-type="float">
            <text:p>1.18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6201" calcext:value-type="float">
            <text:p>2.62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500000</text:p>
          </table:table-cell>
          <table:table-cell table:number-columns-repeated="987"/>
        </table:table-row>
        <table:table-row table:style-name="ro2" table:number-rows-repeated="3">
          <table:table-cell table:style-name="ce52"/>
          <table:table-cell table:number-columns-repeated="22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1"/>
          <table:table-cell table:style-name="ce10" office:value-type="string" calcext:value-type="string" table:number-columns-spanned="11" table:number-rows-spanned="1">
            <text:p>Parameters</text:p>
          </table:table-cell>
          <table:covered-table-cell table:style-name="ce10"/>
          <table:covered-table-cell table:style-name="ce1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78"/>
          <table:table-cell table:style-name="ce26" table:number-columns-repeated="2"/>
          <table:table-cell table:style-name="ce78"/>
          <table:table-cell table:style-name="ce31" office:value-type="string" calcext:value-type="string">
            <text:p>special remarks</text:p>
          </table:table-cell>
          <table:table-cell table:style-name="ce41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86"/>
          <table:covered-table-cell table:style-name="ce87"/>
          <table:covered-table-cell table:number-columns-repeated="3" table:style-name="ce1"/>
          <table:covered-table-cell table:number-columns-repeated="3" table:style-name="ce94"/>
          <table:covered-table-cell table:number-columns-repeated="5" table:style-name="ce1"/>
          <table:table-cell table:style-name="ce1" table:number-columns-repeated="5"/>
          <table:table-cell table:style-name="ce58"/>
          <table:table-cell table:style-name="ce1" table:number-columns-repeated="13"/>
          <table:table-cell table:style-name="ce23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71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7"/>
          <table:table-cell table:style-name="ce27" table:number-columns-repeated="3"/>
          <table:table-cell table:style-name="ce32"/>
          <table:table-cell table:style-name="ce12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29"/>
          <table:table-cell table:style-name="ce42" office:value-type="string" calcext:value-type="string" table:number-columns-spanned="5" table:number-rows-spanned="1">
            <text:p>VergErr</text:p>
          </table:table-cell>
          <table:covered-table-cell table:style-name="ce47"/>
          <table:covered-table-cell table:number-columns-repeated="2" table:style-name="ce2"/>
          <table:covered-table-cell table:style-name="ce18"/>
          <table:table-cell table:style-name="ce18" office:value-type="string" calcext:value-type="string" table:number-columns-spanned="2" table:number-rows-spanned="1">
            <text:p>effect of metab. Costs</text:p>
          </table:table-cell>
          <table:covered-table-cell table:style-name="ce18"/>
          <table:table-cell table:style-name="ce96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3" table:number-columns-repeated="3"/>
          <table:table-cell table:style-name="ce59"/>
          <table:table-cell table:style-name="ce23" table:number-columns-repeated="13"/>
          <table:table-cell/>
          <table:table-cell table:style-name="ce70"/>
          <table:table-cell table:style-name="ce23" table:number-columns-repeated="5"/>
          <table:table-cell table:number-columns-repeated="230"/>
          <table:table-cell table:style-name="ce23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7"/>
          <table:table-cell table:style-name="ce27" office:value-type="string" calcext:value-type="string">
            <text:p>weights</text:p>
          </table:table-cell>
          <table:table-cell table:style-name="ce37"/>
          <table:table-cell table:style-name="ce79" office:value-type="string" calcext:value-type="string">
            <text:p>fixation</text:p>
          </table:table-cell>
          <table:table-cell table:style-name="ce33"/>
          <table:table-cell table:style-name="ce55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29"/>
          <table:table-cell table:style-name="ce43"/>
          <table:table-cell table:style-name="ce23"/>
          <table:table-cell table:style-name="ce2"/>
          <table:table-cell table:style-name="ce12" office:value-type="string" calcext:value-type="string" table:number-columns-spanned="2" table:number-rows-spanned="1">
            <text:p>Bias</text:p>
          </table:table-cell>
          <table:covered-table-cell table:style-name="ce18"/>
          <table:table-cell table:style-name="ce18" office:value-type="string" calcext:value-type="string">
            <text:p>Corr. Mus act.</text:p>
          </table:table-cell>
          <table:table-cell table:style-name="ce18" office:value-type="string" calcext:value-type="string">
            <text:p>Corr. Mus. Act.</text:p>
          </table:table-cell>
          <table:table-cell/>
          <table:table-cell table:style-name="ce2"/>
          <table:table-cell table:style-name="ce12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8"/>
          <table:table-cell table:style-name="ce2" table:number-columns-repeated="5"/>
          <table:table-cell table:style-name="ce60"/>
          <table:table-cell table:style-name="ce2" table:number-columns-repeated="13"/>
          <table:table-cell table:style-name="ce68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7" office:value-type="string" calcext:value-type="string">
            <text:p>regularizer</text:p>
          </table:table-cell>
          <table:table-cell table:style-name="ce27" office:value-type="string" calcext:value-type="string">
            <text:p>Init (l, m)</text:p>
          </table:table-cell>
          <table:table-cell table:style-name="ce32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1" office:value-type="string" calcext:value-type="string">
            <text:p>Folder</text:p>
          </table:table-cell>
          <table:table-cell table:style-name="ce3" table:number-columns-repeated="13"/>
          <table:table-cell table:style-name="ce68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72" table:number-columns-repeated="6"/>
          <table:table-cell table:style-name="ce76" office:value-type="string" calcext:value-type="string">
            <text:p>after bugfix</text:p>
          </table:table-cell>
          <table:table-cell table:style-name="ce72" table:number-columns-repeated="8"/>
          <table:table-cell table:style-name="ce83"/>
          <table:table-cell table:style-name="ce72" table:number-columns-repeated="7"/>
          <table:table-cell table:style-name="ce95" table:number-columns-repeated="1001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6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variance decay 1e-4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4129" calcext:value-type="float">
            <text:p>0.4129</text:p>
          </table:table-cell>
          <table:table-cell office:value-type="float" office:value="3.1583" calcext:value-type="float">
            <text:p>3.158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7852" calcext:value-type="float">
            <text:p>0.78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4333" calcext:value-type="float">
            <text:p>0.4333</text:p>
          </table:table-cell>
          <table:table-cell office:value-type="float" office:value="0.1305" calcext:value-type="float">
            <text:p>0.1305</text:p>
          </table:table-cell>
          <table:table-cell table:style-name="ce44" office:value-type="float" office:value="0.6202" calcext:value-type="float">
            <text:p>0.62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81" calcext:value-type="float">
            <text:p>0.7081</text:p>
          </table:table-cell>
          <table:table-cell table:style-name="ce44" office:value-type="float" office:value="-0.0492" calcext:value-type="float">
            <text:p>-0.0492</text:p>
          </table:table-cell>
          <table:table-cell office:value-type="float" office:value="0.667" calcext:value-type="float">
            <text:p>0.6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6691" calcext:value-type="float">
            <text:p>0.669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6511" calcext:value-type="float">
            <text:p>0.651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92" calcext:value-type="float">
            <text:p>1.4892</text:p>
          </table:table-cell>
          <table:table-cell office:value-type="float" office:value="0.2394" calcext:value-type="float">
            <text:p>0.2394</text:p>
          </table:table-cell>
          <table:table-cell office:value-type="float" office:value="1.3219" calcext:value-type="float">
            <text:p>1.32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1972" calcext:value-type="float">
            <text:p>0.1972</text:p>
          </table:table-cell>
          <table:table-cell office:value-type="float" office:value="1.0493" calcext:value-type="float">
            <text:p>1.04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8978" calcext:value-type="float">
            <text:p>0.897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697" calcext:value-type="float">
            <text:p>1.1697</text:p>
          </table:table-cell>
          <table:table-cell table:style-name="ce7" office:value-type="float" office:value="0.1218" calcext:value-type="float">
            <text:p>0.1218</text:p>
          </table:table-cell>
          <table:table-cell table:style-name="ce7" office:value-type="float" office:value="1.9598" calcext:value-type="float">
            <text:p>1.9598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3-Sep-2016_17:52:36_5000000_1_newedood_metC_0.0029_vardec_1e-4_1e-6/modelAt5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029" calcext:value-type="float">
            <text:p>0.0029</text:p>
          </table:table-cell>
          <table:table-cell table:style-name="ce9" office:value-type="string" calcext:value-type="string">
            <text:p>128 40 </text:p>
          </table:table-cell>
          <table:table-cell table:style-name="ce17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variance decay 1e-4 1e-5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673" calcext:value-type="float">
            <text:p>1.0673</text:p>
          </table:table-cell>
          <table:table-cell table:style-name="ce9" office:value-type="float" office:value="-0.3484" calcext:value-type="float">
            <text:p>-0.3484</text:p>
          </table:table-cell>
          <table:table-cell table:style-name="ce75" office:value-type="float" office:value="1.325" calcext:value-type="float">
            <text:p>1.325</text:p>
          </table:table-cell>
          <table:table-cell table:style-name="ce9"/>
          <table:table-cell table:number-columns-repeated="9" table:style-name="ce9" office:value-type="string" calcext:value-type="string">
            <text:p><text:s/></text:p>
          </table:table-cell>
          <table:table-cell table:style-name="ce104" office:value-type="string" calcext:value-type="string">
            <text:p>no real improvement after 1mio iters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5-Sep-2016_19:07:36_5000000_1_bmsf_advancedInit_metCost1_varDec-4-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182" calcext:value-type="float">
            <text:p>0.8182</text:p>
          </table:table-cell>
          <table:table-cell office:value-type="float" office:value="0.1907" calcext:value-type="float">
            <text:p>0.1907</text:p>
          </table:table-cell>
          <table:table-cell office:value-type="float" office:value="1.7086" calcext:value-type="float">
            <text:p>1.70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0216" calcext:value-type="float">
            <text:p>3.0216</text:p>
          </table:table-cell>
          <table:table-cell office:value-type="float" office:value="0.5392" calcext:value-type="float">
            <text:p>0.5392</text:p>
          </table:table-cell>
          <table:table-cell office:value-type="float" office:value="2.1239" calcext:value-type="float">
            <text:p>2.12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2381" calcext:value-type="float">
            <text:p>0.2381</text:p>
          </table:table-cell>
          <table:table-cell office:value-type="float" office:value="1.7097" calcext:value-type="float">
            <text:p>1.709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3356" calcext:value-type="float">
            <text:p>3.3356</text:p>
          </table:table-cell>
          <table:table-cell office:value-type="float" office:value="0.0691" calcext:value-type="float">
            <text:p>0.0691</text:p>
          </table:table-cell>
          <table:table-cell office:value-type="float" office:value="2.4288" calcext:value-type="float">
            <text:p>2.42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3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.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style-name="ce7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float" office:value="2.9656" calcext:value-type="float">
            <text:p>2.9656</text:p>
          </table:table-cell>
          <table:table-cell table:style-name="ce46" office:value-type="float" office:value="-0.0544" calcext:value-type="float">
            <text:p>-0.0544</text:p>
          </table:table-cell>
          <table:table-cell table:style-name="ce7" office:value-type="float" office:value="2.0045" calcext:value-type="float">
            <text:p>2.0045</text:p>
          </table:table-cell>
          <table:table-cell table:style-name="ce7"/>
          <table:table-cell table:number-columns-repeated="6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Decreasing?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05" office:value-type="string" calcext:value-type="string">
            <text:p><text:s/>Pos vergErr + cose OD leads to strong divergence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5-Sep-2016_19:07:36_5000000_1_bmsf_advancedInit_metCost1_varDec-4-5/modelAt35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52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52"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variance 1e-4</text:p>
          </table:table-cell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2.2326" calcext:value-type="float">
            <text:p>2.2326</text:p>
          </table:table-cell>
          <table:table-cell table:style-name="ce44" office:value-type="float" office:value="0.0736" calcext:value-type="float">
            <text:p>0.0736</text:p>
          </table:table-cell>
          <table:table-cell table:style-name="ce44"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6" calcext:value-type="float">
            <text:p>2.2366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7" calcext:value-type="float">
            <text:p>2.23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2.2358" calcext:value-type="float">
            <text:p>2.2358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5-Sep-2016_16:43:14_5000000_1_metC_0.0029_variance_1e-4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20 basis function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25" calcext:value-type="float">
            <text:p>1.125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7.0898" calcext:value-type="float">
            <text:p>7.08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79" calcext:value-type="float">
            <text:p>1.1079</text:p>
          </table:table-cell>
          <table:table-cell table:style-name="ce44" office:value-type="float" office:value="0.0149" calcext:value-type="float">
            <text:p>0.0149</text:p>
          </table:table-cell>
          <table:table-cell office:value-type="float" office:value="7.058" calcext:value-type="float">
            <text:p>7.05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06" calcext:value-type="float">
            <text:p>1.0706</text:p>
          </table:table-cell>
          <table:table-cell office:value-type="float" office:value="-0.0968" calcext:value-type="float">
            <text:p>-0.0968</text:p>
          </table:table-cell>
          <table:table-cell office:value-type="float" office:value="6.4156" calcext:value-type="float">
            <text:p>6.415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5.8168" calcext:value-type="float">
            <text:p>5.81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284" calcext:value-type="float">
            <text:p>0.284</text:p>
          </table:table-cell>
          <table:table-cell office:value-type="float" office:value="4.6524" calcext:value-type="float">
            <text:p>4.652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" calcext:value-type="float">
            <text:p>0.904</text:p>
          </table:table-cell>
          <table:table-cell table:style-name="ce48" office:value-type="float" office:value="0.2809" calcext:value-type="float">
            <text:p>0.2809</text:p>
          </table:table-cell>
          <table:table-cell office:value-type="float" office:value="3.7967" calcext:value-type="float">
            <text:p>3.7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5" calcext:value-type="float">
            <text:p>0.8005</text:p>
          </table:table-cell>
          <table:table-cell table:style-name="ce48" office:value-type="float" office:value="0.2206" calcext:value-type="float">
            <text:p>0.2206</text:p>
          </table:table-cell>
          <table:table-cell office:value-type="float" office:value="2.6694" calcext:value-type="float">
            <text:p>2.669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978" calcext:value-type="float">
            <text:p>0.6978</text:p>
          </table:table-cell>
          <table:table-cell table:style-name="ce48" office:value-type="float" office:value="0.2493" calcext:value-type="float">
            <text:p>0.2493</text:p>
          </table:table-cell>
          <table:table-cell office:value-type="float" office:value="2.0713" calcext:value-type="float">
            <text:p>2.0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04" calcext:value-type="float">
            <text:p>0.7304</text:p>
          </table:table-cell>
          <table:table-cell table:style-name="ce48" office:value-type="float" office:value="0.3047" calcext:value-type="float">
            <text:p>0.3047</text:p>
          </table:table-cell>
          <table:table-cell table:style-name="ce44" office:value-type="float" office:value="0.9079" calcext:value-type="float">
            <text:p>0.90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128" calcext:value-type="float">
            <text:p>0.8128</text:p>
          </table:table-cell>
          <table:table-cell table:style-name="ce49" office:value-type="float" office:value="0.1445" calcext:value-type="float">
            <text:p>0.1445</text:p>
          </table:table-cell>
          <table:table-cell table:style-name="ce7" office:value-type="float" office:value="1.5743" calcext:value-type="float">
            <text:p>1.5743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7-Sep-2016_10:16:28_5000000_1_metCost0_20BFused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Only 5 activated BF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01" calcext:value-type="float">
            <text:p>0.01</text:p>
          </table:table-cell>
          <table:table-cell office:value-type="float" office:value="5.4232" calcext:value-type="float">
            <text:p>5.423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1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9" calcext:value-type="float">
            <text:p>0.6249</text:p>
          </table:table-cell>
          <table:table-cell office:value-type="float" office:value="-0.237" calcext:value-type="float">
            <text:p>-0.237</text:p>
          </table:table-cell>
          <table:table-cell office:value-type="float" office:value="1.3152" calcext:value-type="float">
            <text:p>1.315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26" calcext:value-type="float">
            <text:p>0.7826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1.0487" calcext:value-type="float">
            <text:p>1.04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9" calcext:value-type="float">
            <text:p>0.5329</text:p>
          </table:table-cell>
          <table:table-cell office:value-type="float" office:value="-0.1583" calcext:value-type="float">
            <text:p>-0.1583</text:p>
          </table:table-cell>
          <table:table-cell table:style-name="ce44" office:value-type="float" office:value="0.8185" calcext:value-type="float">
            <text:p>0.81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<text:s/></text:p>
          </table:table-cell>
          <table:table-cell table:style-name="ce44" office:value-type="float" office:value="0.4872" calcext:value-type="float">
            <text:p>0.4872</text:p>
          </table:table-cell>
          <table:table-cell table:style-name="ce44" office:value-type="float" office:value="0.0213" calcext:value-type="float">
            <text:p>0.0213</text:p>
          </table:table-cell>
          <table:table-cell office:value-type="float" office:value="1.1894" calcext:value-type="float">
            <text:p>1.189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54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no varDec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383" calcext:value-type="float">
            <text:p>1.0383</text:p>
          </table:table-cell>
          <table:table-cell table:style-name="ce9" office:value-type="float" office:value="-0.2481" calcext:value-type="float">
            <text:p>-0.2481</text:p>
          </table:table-cell>
          <table:table-cell table:style-name="ce9" office:value-type="float" office:value="5.3088" calcext:value-type="float">
            <text:p>5.3088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711" calcext:value-type="float">
            <text:p>0.6711</text:p>
          </table:table-cell>
          <table:table-cell table:style-name="ce44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4" calcext:value-type="float">
            <text:p>0.7484</text:p>
          </table:table-cell>
          <table:table-cell table:style-name="ce48"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/>
          <table:table-cell table:style-name="ce4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51" calcext:value-type="float">
            <text:p>0.6851</text:p>
          </table:table-cell>
          <table:table-cell table:style-name="ce48" office:value-type="float" office:value="0.242" calcext:value-type="float">
            <text:p>0.242</text:p>
          </table:table-cell>
          <table:table-cell table:style-name="ce44" office:value-type="float" office:value="0.6527" calcext:value-type="float">
            <text:p>0.6527</text:p>
          </table:table-cell>
          <table:table-cell/>
          <table:table-cell table:style-name="ce4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476" calcext:value-type="float">
            <text:p>1.2476</text:p>
          </table:table-cell>
          <table:table-cell table:style-name="ce48"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/>
          <table:table-cell table:style-name="ce4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8" calcext:value-type="float">
            <text:p>1.668</text:p>
          </table:table-cell>
          <table:table-cell table:style-name="ce48"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/>
          <table:table-cell table:style-name="ce4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3261" calcext:value-type="float">
            <text:p>1.3261</text:p>
          </table:table-cell>
          <table:table-cell table:style-name="ce7" office:value-type="float" office:value="0.1742" calcext:value-type="float">
            <text:p>0.1742</text:p>
          </table:table-cell>
          <table:table-cell table:style-name="ce7" office:value-type="float" office:value="0.6936" calcext:value-type="float">
            <text:p>0.6936</text:p>
          </table:table-cell>
          <table:table-cell table:style-name="ce7"/>
          <table:table-cell table:style-name="ce49" office:value-type="string" calcext:value-type="string">
            <text:p>+1px</text:p>
          </table:table-cell>
          <table:table-cell table:number-columns-repeated="12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table:style-name="ce16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39" office:value-type="string" calcext:value-type="string">
            <text:p>corr. to 0.9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848" calcext:value-type="float">
            <text:p>1.0848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6.6095" calcext:value-type="float">
            <text:p>6.609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3" office:value-type="string" calcext:value-type="string">
            <text:p>!!! value not correct due to different recerror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918" calcext:value-type="float">
            <text:p>0.9918</text:p>
          </table:table-cell>
          <table:table-cell office:value-type="float" office:value="-0.0732" calcext:value-type="float">
            <text:p>-0.0732</text:p>
          </table:table-cell>
          <table:table-cell office:value-type="float" office:value="5.0085" calcext:value-type="float">
            <text:p>5.00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555" calcext:value-type="float">
            <text:p>0.555</text:p>
          </table:table-cell>
          <table:table-cell office:value-type="float" office:value="0.0849" calcext:value-type="float">
            <text:p>0.0849</text:p>
          </table:table-cell>
          <table:table-cell office:value-type="float" office:value="1.34" calcext:value-type="float">
            <text:p>1.3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4779" calcext:value-type="float">
            <text:p>0.47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34" calcext:value-type="float">
            <text:p>1.0134</text:p>
          </table:table-cell>
          <table:table-cell office:value-type="float" office:value="0.1498" calcext:value-type="float">
            <text:p>0.1498</text:p>
          </table:table-cell>
          <table:table-cell table:style-name="ce44" office:value-type="float" office:value="0.3952" calcext:value-type="float">
            <text:p>0.39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4185" calcext:value-type="float">
            <text:p>0.41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65" calcext:value-type="float">
            <text:p>1.1465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4242" calcext:value-type="float">
            <text:p>0.42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9" calcext:value-type="float">
            <text:p>0.7569</text:p>
          </table:table-cell>
          <table:table-cell table:style-name="ce44" office:value-type="float" office:value="0.0289" calcext:value-type="float">
            <text:p>0.0289</text:p>
          </table:table-cell>
          <table:table-cell office:value-type="float" office:value="0.6679" calcext:value-type="float">
            <text:p>0.66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905" calcext:value-type="float">
            <text:p>1.990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7555" calcext:value-type="float">
            <text:p>0.755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4338" calcext:value-type="float">
            <text:p>0.433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245" calcext:value-type="float">
            <text:p>1.5245</text:p>
          </table:table-cell>
          <table:table-cell table:style-name="ce7" office:value-type="float" office:value="0.0399" calcext:value-type="float">
            <text:p>0.0399</text:p>
          </table:table-cell>
          <table:table-cell table:style-name="ce7" office:value-type="float" office:value="0.6812" calcext:value-type="float">
            <text:p>0.6812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3-Sep-2016_17:42:03_5000000_1_edood_nobounds_metC_0.0014435_redo/modelAt6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8" calcext:value-type="float">
            <text:p>0.8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 office:value-type="string" calcext:value-type="string">
            <text:p>critic learning rate decay in discrete steps: 1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9847" calcext:value-type="float">
            <text:p>0.9847</text:p>
          </table:table-cell>
          <table:table-cell table:style-name="ce9" office:value-type="float" office:value="-0.0532" calcext:value-type="float">
            <text:p>-0.0532</text:p>
          </table:table-cell>
          <table:table-cell table:style-name="ce9" office:value-type="float" office:value="5.461" calcext:value-type="float">
            <text:p>5.461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Sep-2016_18:28:47_5000000_1_bmsf_MetCost0_CriticLRDecay_seeModelVarianceHist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6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446" calcext:value-type="float">
            <text:p>1.444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6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075" calcext:value-type="float">
            <text:p>0.6075</text:p>
          </table:table-cell>
          <table:table-cell office:value-type="float" office:value="-0.1171" calcext:value-type="float">
            <text:p>-0.1171</text:p>
          </table:table-cell>
          <table:table-cell table:style-name="ce44" office:value-type="float" office:value="1.1855" calcext:value-type="float">
            <text:p>1.185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6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77" calcext:value-type="float">
            <text:p>0.9877</text:p>
          </table:table-cell>
          <table:table-cell office:value-type="float" office:value="-0.1209" calcext:value-type="float">
            <text:p>-0.1209</text:p>
          </table:table-cell>
          <table:table-cell office:value-type="float" office:value="1.3735" calcext:value-type="float">
            <text:p>1.373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215" calcext:value-type="float">
            <text:p>0.8215</text:p>
          </table:table-cell>
          <table:table-cell table:style-name="ce44" office:value-type="float" office:value="0.0606" calcext:value-type="float">
            <text:p>0.0606</text:p>
          </table:table-cell>
          <table:table-cell office:value-type="float" office:value="1.4243" calcext:value-type="float">
            <text:p>1.424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106" office:value-type="string" calcext:value-type="string">
            <text:p>little problems with pos vergErr, but critic looks pretty nice with a peak at 0 deg vergErr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75" calcext:value-type="float">
            <text:p>0.7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9721" calcext:value-type="float">
            <text:p>0.9721</text:p>
          </table:table-cell>
          <table:table-cell table:style-name="ce9" office:value-type="float" office:value="0.0861" calcext:value-type="float">
            <text:p>0.0861</text:p>
          </table:table-cell>
          <table:table-cell table:style-name="ce9" office:value-type="float" office:value="5.7677" calcext:value-type="float">
            <text:p>5.7677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Sep-2016_17:51:44_5000000_1_bmsf_advancedInit_metCost0_criticLR07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4" calcext:value-type="float">
            <text:p>0.7844</text:p>
          </table:table-cell>
          <table:table-cell office:value-type="float" office:value="-0.2619" calcext:value-type="float">
            <text:p>-0.2619</text:p>
          </table:table-cell>
          <table:table-cell office:value-type="float" office:value="2.1283" calcext:value-type="float">
            <text:p>2.128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448" calcext:value-type="float">
            <text:p>0.8448</text:p>
          </table:table-cell>
          <table:table-cell office:value-type="float" office:value="-0.2914" calcext:value-type="float">
            <text:p>-0.2914</text:p>
          </table:table-cell>
          <table:table-cell office:value-type="float" office:value="1.1598" calcext:value-type="float">
            <text:p>1.159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27" calcext:value-type="float">
            <text:p>0.7027</text:p>
          </table:table-cell>
          <table:table-cell office:value-type="float" office:value="0.1721" calcext:value-type="float">
            <text:p>0.1721</text:p>
          </table:table-cell>
          <table:table-cell table:style-name="ce44" office:value-type="float" office:value="1.0585" calcext:value-type="float">
            <text:p>1.05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<text:s/></text:p>
          </table:table-cell>
          <table:table-cell table:style-name="ce44" office:value-type="float" office:value="0.5372" calcext:value-type="float">
            <text:p>0.5372</text:p>
          </table:table-cell>
          <table:table-cell table:style-name="ce44" office:value-type="float" office:value="0.0431" calcext:value-type="float">
            <text:p>0.0431</text:p>
          </table:table-cell>
          <table:table-cell office:value-type="float" office:value="1.3134" calcext:value-type="float">
            <text:p>1.31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75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actor var: 5e-5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75" office:value-type="float" office:value="0.4278" calcext:value-type="float">
            <text:p>0.4278</text:p>
          </table:table-cell>
          <table:table-cell table:style-name="ce9" office:value-type="float" office:value="-0.1958" calcext:value-type="float">
            <text:p>-0.1958</text:p>
          </table:table-cell>
          <table:table-cell table:style-name="ce75" office:value-type="float" office:value="1.2752" calcext:value-type="float">
            <text:p>1.2752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6-Sep-2016_15:09:23_5000000_1_bmsf_0mc_critic075_actor05_var5e-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38" calcext:value-type="float">
            <text:p>1.2738</text:p>
          </table:table-cell>
          <table:table-cell office:value-type="float" office:value="-0.1644" calcext:value-type="float">
            <text:p>-0.1644</text:p>
          </table:table-cell>
          <table:table-cell office:value-type="float" office:value="2.8454" calcext:value-type="float">
            <text:p>2.845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152" calcext:value-type="float">
            <text:p>1.2152</text:p>
          </table:table-cell>
          <table:table-cell office:value-type="float" office:value="-0.4761" calcext:value-type="float">
            <text:p>-0.4761</text:p>
          </table:table-cell>
          <table:table-cell office:value-type="float" office:value="1.9538" calcext:value-type="float">
            <text:p>1.953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728" calcext:value-type="float">
            <text:p>1.3728</text:p>
          </table:table-cell>
          <table:table-cell office:value-type="float" office:value="-0.1792" calcext:value-type="float">
            <text:p>-0.1792</text:p>
          </table:table-cell>
          <table:table-cell table:style-name="ce48" office:value-type="float" office:value="2.6073" calcext:value-type="float">
            <text:p>2.607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664" calcext:value-type="float">
            <text:p>2.664</text:p>
          </table:table-cell>
          <table:table-cell office:value-type="float" office:value="-0.3442" calcext:value-type="float">
            <text:p>-0.3442</text:p>
          </table:table-cell>
          <table:table-cell table:style-name="ce48" office:value-type="float" office:value="3.3391" calcext:value-type="float">
            <text:p>3.339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5" calcext:value-type="float">
            <text:p>0.5</text:p>
          </table:table-cell>
          <table:table-cell table:style-name="ce54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031" calcext:value-type="float">
            <text:p>1.0031</text:p>
          </table:table-cell>
          <table:table-cell table:style-name="ce9" office:value-type="float" office:value="-0.0292" calcext:value-type="float">
            <text:p>-0.0292</text:p>
          </table:table-cell>
          <table:table-cell table:style-name="ce9" office:value-type="float" office:value="5.7668" calcext:value-type="float">
            <text:p>5.7668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3-Sep-2016_15:53:54_5000000_1_bmsf_0mc_critic0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36" calcext:value-type="float">
            <text:p>0.7736</text:p>
          </table:table-cell>
          <table:table-cell office:value-type="float" office:value="-0.2492" calcext:value-type="float">
            <text:p>-0.2492</text:p>
          </table:table-cell>
          <table:table-cell office:value-type="float" office:value="2.0379" calcext:value-type="float">
            <text:p>2.037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67" calcext:value-type="float">
            <text:p>0.6667</text:p>
          </table:table-cell>
          <table:table-cell office:value-type="float" office:value="-0.197" calcext:value-type="float">
            <text:p>-0.197</text:p>
          </table:table-cell>
          <table:table-cell table:style-name="ce44" office:value-type="float" office:value="0.8222" calcext:value-type="float">
            <text:p>0.822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style-name="ce44" office:value-type="string" calcext:value-type="string">
            <text:p>no?!</text:p>
          </table:table-cell>
          <table:table-cell table:number-columns-repeated="2" office:value-type="string" calcext:value-type="string">
            <text:p><text:s/></text:p>
          </table:table-cell>
          <table:table-cell table:style-name="ce44" office:value-type="float" office:value="0.6214" calcext:value-type="float">
            <text:p>0.6214</text:p>
          </table:table-cell>
          <table:table-cell table:style-name="ce44" office:value-type="float" office:value="-0.0424" calcext:value-type="float">
            <text:p>-0.0424</text:p>
          </table:table-cell>
          <table:table-cell office:value-type="float" office:value="1.0385" calcext:value-type="float">
            <text:p>1.03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office:value-type="float" office:value="0.7494" calcext:value-type="float">
            <text:p>0.7494</text:p>
          </table:table-cell>
          <table:table-cell office:value-type="float" office:value="-0.0705" calcext:value-type="float">
            <text:p>-0.0705</text:p>
          </table:table-cell>
          <table:table-cell office:value-type="float" office:value="1.2211" calcext:value-type="float">
            <text:p>1.221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25" calcext:value-type="float">
            <text:p>0.2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684" calcext:value-type="float">
            <text:p>1.0684</text:p>
          </table:table-cell>
          <table:table-cell table:style-name="ce54" office:value-type="float" office:value="-0.0069" calcext:value-type="float">
            <text:p>-0.0069</text:p>
          </table:table-cell>
          <table:table-cell table:style-name="ce9" office:value-type="float" office:value="6.6276" calcext:value-type="float">
            <text:p>6.6276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7-Sep-2016_16:27:44_5000000_1_bmsf_0mc_critic025_actor0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14" calcext:value-type="float">
            <text:p>0.7514</text:p>
          </table:table-cell>
          <table:table-cell office:value-type="float" office:value="-0.2083" calcext:value-type="float">
            <text:p>-0.2083</text:p>
          </table:table-cell>
          <table:table-cell office:value-type="float" office:value="2.5558" calcext:value-type="float">
            <text:p>2.555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Sep-2016_16:27:44_5000000_1_bmsf_0mc_critic025_actor0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2" calcext:value-type="float">
            <text:p>0.6862</text:p>
          </table:table-cell>
          <table:table-cell office:value-type="float" office:value="-0.2652" calcext:value-type="float">
            <text:p>-0.2652</text:p>
          </table:table-cell>
          <table:table-cell table:style-name="ce44" office:value-type="float" office:value="0.8253" calcext:value-type="float">
            <text:p>0.825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Sep-2016_16:27:44_5000000_1_bmsf_0mc_critic025_actor0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5" calcext:value-type="float">
            <text:p>0.9775</text:p>
          </table:table-cell>
          <table:table-cell office:value-type="float" office:value="-0.2826" calcext:value-type="float">
            <text:p>-0.2826</text:p>
          </table:table-cell>
          <table:table-cell office:value-type="float" office:value="1.1942" calcext:value-type="float">
            <text:p>1.194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Sep-2016_16:27:44_5000000_1_bmsf_0mc_critic025_actor0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746" calcext:value-type="float">
            <text:p>0.6746</text:p>
          </table:table-cell>
          <table:table-cell table:style-name="ce44" office:value-type="float" office:value="-0.045" calcext:value-type="float">
            <text:p>-0.045</text:p>
          </table:table-cell>
          <table:table-cell office:value-type="float" office:value="1.2384" calcext:value-type="float">
            <text:p>1.238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Sep-2016_16:27:44_5000000_1_bmsf_0mc_critic025_actor0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5" calcext:value-type="float">
            <text:p>0.2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1273" calcext:value-type="float">
            <text:p>1.1273</text:p>
          </table:table-cell>
          <table:table-cell table:style-name="ce9" office:value-type="float" office:value="-0.0589" calcext:value-type="float">
            <text:p>-0.0589</text:p>
          </table:table-cell>
          <table:table-cell table:style-name="ce92" office:value-type="float" office:value="7.0703" calcext:value-type="float">
            <text:p>7.0703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3-Sep-2016_18:42:56_5000000_1_bmsf_0mc_critic075_actor02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" calcext:value-type="float">
            <text:p>1.09</text:p>
          </table:table-cell>
          <table:table-cell office:value-type="float" office:value="-0.0695" calcext:value-type="float">
            <text:p>-0.0695</text:p>
          </table:table-cell>
          <table:table-cell table:style-name="ce48" office:value-type="float" office:value="6.6967" calcext:value-type="float">
            <text:p>6.696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39" calcext:value-type="float">
            <text:p>1.0939</text:p>
          </table:table-cell>
          <table:table-cell table:style-name="ce44" office:value-type="float" office:value="-0.0617" calcext:value-type="float">
            <text:p>-0.0617</text:p>
          </table:table-cell>
          <table:table-cell table:style-name="ce48" office:value-type="float" office:value="6.7303" calcext:value-type="float">
            <text:p>6.73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1.0034" calcext:value-type="float">
            <text:p>1.0034</text:p>
          </table:table-cell>
          <table:table-cell office:value-type="float" office:value="-0.1547" calcext:value-type="float">
            <text:p>-0.1547</text:p>
          </table:table-cell>
          <table:table-cell table:style-name="ce48" office:value-type="float" office:value="5.47" calcext:value-type="float">
            <text:p>5.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no??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2434" calcext:value-type="float">
            <text:p>-0.2434</text:p>
          </table:table-cell>
          <table:table-cell table:style-name="ce48" office:value-type="float" office:value="5.5144" calcext:value-type="float">
            <text:p>5.514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107" office:value-type="string" calcext:value-type="string">
            <text:p>definitely too low LR for actor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5" calcext:value-type="float">
            <text:p>0.5</text:p>
          </table:table-cell>
          <table:table-cell table:style-name="ce54" office:value-type="float" office:value="0.25" calcext:value-type="float">
            <text:p>0.2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1349" calcext:value-type="float">
            <text:p>1.1349</text:p>
          </table:table-cell>
          <table:table-cell table:style-name="ce9" office:value-type="float" office:value="-0.0765" calcext:value-type="float">
            <text:p>-0.0765</text:p>
          </table:table-cell>
          <table:table-cell table:style-name="ce92" office:value-type="float" office:value="7.1736" calcext:value-type="float">
            <text:p>7.1736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3-Sep-2016_18:45:00_5000000_1_bmsf_0mc_critic05_actor02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24" calcext:value-type="float">
            <text:p>1.1124</text:p>
          </table:table-cell>
          <table:table-cell office:value-type="float" office:value="-0.0597" calcext:value-type="float">
            <text:p>-0.0597</text:p>
          </table:table-cell>
          <table:table-cell table:style-name="ce48" office:value-type="float" office:value="7.0074" calcext:value-type="float">
            <text:p>7.007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6" calcext:value-type="float">
            <text:p>1.0766</text:p>
          </table:table-cell>
          <table:table-cell office:value-type="float" office:value="-0.1109" calcext:value-type="float">
            <text:p>-0.1109</text:p>
          </table:table-cell>
          <table:table-cell table:style-name="ce48" office:value-type="float" office:value="6.4785" calcext:value-type="float">
            <text:p>6.47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7" calcext:value-type="float">
            <text:p>1.0257</text:p>
          </table:table-cell>
          <table:table-cell office:value-type="float" office:value="-0.1196" calcext:value-type="float">
            <text:p>-0.1196</text:p>
          </table:table-cell>
          <table:table-cell table:style-name="ce48" office:value-type="float" office:value="5.9264" calcext:value-type="float">
            <text:p>5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4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style-name="ce46" office:value-type="string" calcext:value-type="string">
            <text:p>no?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46" office:value-type="float" office:value="0.9493" calcext:value-type="float">
            <text:p>0.9493</text:p>
          </table:table-cell>
          <table:table-cell table:style-name="ce7" office:value-type="float" office:value="-0.1046" calcext:value-type="float">
            <text:p>-0.1046</text:p>
          </table:table-cell>
          <table:table-cell table:style-name="ce49" office:value-type="float" office:value="4.7656" calcext:value-type="float">
            <text:p>4.7656</text:p>
          </table:table-cell>
          <table:table-cell table:style-name="ce7"/>
          <table:table-cell table:number-columns-repeated="9" table:style-name="ce7" office:value-type="string" calcext:value-type="string">
            <text:p><text:s/></text:p>
          </table:table-cell>
          <table:table-cell table:style-name="ce108" office:value-type="string" calcext:value-type="string">
            <text:p>definitely too low LR for actor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3-Sep-2016_18:45:00_5000000_1_bmsf_0mc_critic05_actor025/modelAt5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6"/>
          <table:table-cell table:style-name="ce85" office:value-type="string" calcext:value-type="string">
            <text:p>no!</text:p>
          </table:table-cell>
          <table:table-cell table:number-columns-repeated="2"/>
          <table:table-cell table:style-name="ce44" office:value-type="float" office:value="1.0151" calcext:value-type="float">
            <text:p>1.0151</text:p>
          </table:table-cell>
          <table:table-cell table:style-name="ce44" office:value-type="float" office:value="0.0609" calcext:value-type="float">
            <text:p>0.0609</text:p>
          </table:table-cell>
          <table:table-cell table:style-name="ce44" office:value-type="float" office:value="1.0546" calcext:value-type="float">
            <text:p>1.054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Default"/>
          <table:table-cell table:number-columns-repeated="2"/>
          <table:table-cell table:style-name="ce6" table:number-columns-repeated="4"/>
          <table:table-cell table:style-name="ce109" office:value-type="string" calcext:value-type="string">
            <text:p>small problems with pos vergErrs, but very nice critic and very well pervormance after only 2mio!</text:p>
          </table:table-cell>
          <table:table-cell table:style-name="ce6" table:number-columns-repeated="3"/>
          <table:table-cell office:value-type="string" calcext:value-type="string">
            <text:p><text:s/>/home/klimmasch/projects/results/model_28-Sep-2016_14:20:22_2000000_1_critic075_linVarDec5e-5_5e-6/modelAt2000000</text:p>
          </table:table-cell>
          <table:table-cell table:style-name="ce6" table:number-columns-repeated="987"/>
        </table:table-row>
        <table:table-row table:style-name="ro2" table:number-rows-repeated="44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25">
          <table:table-cell table:style-name="Default" table:number-columns-repeated="15"/>
          <table:table-cell table:style-name="ce84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2" table:number-rows-repeated="24">
          <table:table-cell table:style-name="Default" table:number-columns-repeated="15"/>
          <table:table-cell table:style-name="ce84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1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35" table:default-cell-style-name="ce121"/>
        <table:table-column table:style-name="co36" table:default-cell-style-name="ce121"/>
        <table:table-column table:style-name="co37" table:default-cell-style-name="ce121"/>
        <table:table-column table:style-name="co38" table:default-cell-style-name="ce121"/>
        <table:table-column table:style-name="co39" table:number-columns-repeated="2" table:default-cell-style-name="ce121"/>
        <table:table-column table:style-name="co40" table:default-cell-style-name="ce121"/>
        <table:table-column table:style-name="co41" table:default-cell-style-name="ce121"/>
        <table:table-column table:style-name="co42" table:default-cell-style-name="ce121"/>
        <table:table-column table:style-name="co9" table:default-cell-style-name="ce121"/>
        <table:table-column table:style-name="co43" table:default-cell-style-name="ce121"/>
        <table:table-column table:style-name="co44" table:default-cell-style-name="ce139"/>
        <table:table-column table:style-name="co37" table:default-cell-style-name="ce139"/>
        <table:table-column table:style-name="co45" table:default-cell-style-name="ce139"/>
        <table:table-column table:style-name="co46" table:default-cell-style-name="ce139"/>
        <table:table-column table:style-name="co47" table:default-cell-style-name="ce139"/>
        <table:table-column table:style-name="co48" table:default-cell-style-name="ce152"/>
        <table:table-column table:style-name="co37" table:default-cell-style-name="ce121"/>
        <table:table-column table:style-name="co49" table:default-cell-style-name="ce121"/>
        <table:table-column table:style-name="co50" table:default-cell-style-name="ce152"/>
        <table:table-column table:style-name="co51" table:default-cell-style-name="ce121"/>
        <table:table-column table:style-name="co52" table:default-cell-style-name="ce121"/>
        <table:table-column table:style-name="co53" table:default-cell-style-name="ce121"/>
        <table:table-column table:style-name="co54" table:default-cell-style-name="ce139"/>
        <table:table-column table:style-name="co55" table:number-columns-repeated="2" table:default-cell-style-name="ce139"/>
        <table:table-column table:style-name="co36" table:default-cell-style-name="ce121"/>
        <table:table-column table:style-name="co56" table:default-cell-style-name="ce121"/>
        <table:table-column table:style-name="co57" table:default-cell-style-name="ce121"/>
        <table:table-column table:style-name="co58" table:default-cell-style-name="ce121"/>
        <table:table-column table:style-name="co59" table:default-cell-style-name="ce121"/>
        <table:table-column table:style-name="co60" table:default-cell-style-name="ce68"/>
        <table:table-column table:style-name="co47" table:default-cell-style-name="ce68"/>
        <table:table-column table:style-name="co2" table:number-columns-repeated="991" table:default-cell-style-name="ce68"/>
        <table:table-row table:style-name="ro1">
          <table:table-cell table:style-name="ce1"/>
          <table:table-cell table:style-name="ce10" office:value-type="string" calcext:value-type="string" table:number-columns-spanned="11" table:number-rows-spanned="1">
            <text:p>Parameters</text:p>
          </table:table-cell>
          <table:covered-table-cell table:style-name="ce10"/>
          <table:covered-table-cell table:style-name="ce1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78"/>
          <table:table-cell table:style-name="ce26" table:number-columns-repeated="2"/>
          <table:table-cell table:style-name="ce78"/>
          <table:table-cell table:style-name="ce31" office:value-type="string" calcext:value-type="string">
            <text:p>special remarks</text:p>
          </table:table-cell>
          <table:table-cell table:style-name="ce41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86"/>
          <table:covered-table-cell table:style-name="ce87"/>
          <table:covered-table-cell table:number-columns-repeated="3" table:style-name="ce1"/>
          <table:covered-table-cell table:number-columns-repeated="3" table:style-name="ce94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71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7"/>
          <table:table-cell table:style-name="ce27" table:number-columns-repeated="3"/>
          <table:table-cell table:style-name="ce32"/>
          <table:table-cell table:style-name="ce12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29"/>
          <table:table-cell table:style-name="ce42" office:value-type="string" calcext:value-type="string" table:number-columns-spanned="5" table:number-rows-spanned="1">
            <text:p>VergErr</text:p>
          </table:table-cell>
          <table:covered-table-cell table:style-name="ce47"/>
          <table:covered-table-cell table:number-columns-repeated="2" table:style-name="ce2"/>
          <table:covered-table-cell table:style-name="ce18"/>
          <table:table-cell table:style-name="ce18" office:value-type="string" calcext:value-type="string" table:number-columns-spanned="2" table:number-rows-spanned="1">
            <text:p>effect of metab. Costs</text:p>
          </table:table-cell>
          <table:covered-table-cell table:style-name="ce18"/>
          <table:table-cell table:style-name="ce96" office:value-type="string" calcext:value-type="string" table:number-columns-spanned="5" table:number-rows-spanned="1">
            <text:p>Converged</text:p>
          </table:table-cell>
          <table:covered-table-cell table:style-name="ce6"/>
          <table:covered-table-cell table:number-columns-repeated="3" table:style-name="ce2"/>
          <table:table-cell table:style-name="ce2" table:number-columns-repeated="2"/>
          <table:table-cell table:style-name="ce23" table:number-columns-repeated="17"/>
          <table:table-cell table:style-name="Default" office:value-type="string" calcext:value-type="string">
            <text:p>Min RMSE</text:p>
          </table:table-cell>
          <table:table-cell table:style-name="ce70" table:formula="of:=MIN([.T7:.T132])" office:value-type="float" office:value="0.3764" calcext:value-type="float">
            <text:p>0.3764</text:p>
          </table:table-cell>
          <table:table-cell table:style-name="ce23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7"/>
          <table:table-cell table:style-name="ce27" office:value-type="string" calcext:value-type="string">
            <text:p>weights</text:p>
          </table:table-cell>
          <table:table-cell table:style-name="ce84"/>
          <table:table-cell table:style-name="ce79" office:value-type="string" calcext:value-type="string">
            <text:p>fixation</text:p>
          </table:table-cell>
          <table:table-cell table:style-name="ce33"/>
          <table:table-cell table:style-name="ce55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29"/>
          <table:table-cell table:style-name="ce43"/>
          <table:table-cell table:style-name="ce23"/>
          <table:table-cell table:style-name="ce2"/>
          <table:table-cell table:style-name="ce12" office:value-type="string" calcext:value-type="string" table:number-columns-spanned="2" table:number-rows-spanned="1">
            <text:p>Bias</text:p>
          </table:table-cell>
          <table:covered-table-cell table:style-name="ce18"/>
          <table:table-cell table:style-name="ce18" office:value-type="string" calcext:value-type="string">
            <text:p>Corr. Mus act.</text:p>
          </table:table-cell>
          <table:table-cell table:style-name="ce18" office:value-type="string" calcext:value-type="string">
            <text:p>Corr. Mus. Act.</text:p>
          </table:table-cell>
          <table:table-cell table:style-name="ce6"/>
          <table:table-cell table:style-name="ce2"/>
          <table:table-cell table:style-name="ce12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8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7" office:value-type="string" calcext:value-type="string">
            <text:p>regularizer</text:p>
          </table:table-cell>
          <table:table-cell table:style-name="ce27" office:value-type="string" calcext:value-type="string">
            <text:p>Init (l, m)</text:p>
          </table:table-cell>
          <table:table-cell table:style-name="ce32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119"/>
          <table:table-cell table:style-name="ce129" table:number-columns-repeated="2"/>
          <table:table-cell table:style-name="ce119"/>
          <table:table-cell table:style-name="ce129" table:number-columns-repeated="2"/>
          <table:table-cell table:style-name="ce119" office:value-type="string" calcext:value-type="string">
            <text:p>increased object range (1.5m – 6m, 3m object Size) + hidden regularizer</text:p>
          </table:table-cell>
          <table:table-cell table:style-name="ce129" table:number-columns-repeated="2"/>
          <table:table-cell table:style-name="ce128" table:number-columns-repeated="22"/>
          <table:table-cell table:style-name="ce213" table:number-columns-repeated="993"/>
        </table:table-row>
        <table:table-row table:style-name="ro2">
          <table:table-cell table:style-name="ce120"/>
          <table:table-cell table:style-name="ce130" office:value-type="float" office:value="0" calcext:value-type="float">
            <text:p>0</text:p>
          </table:table-cell>
          <table:table-cell table:style-name="ce130" office:value-type="string" calcext:value-type="string">
            <text:p>288, 288</text:p>
          </table:table-cell>
          <table:table-cell table:style-name="ce120"/>
          <table:table-cell table:style-name="ce130" table:number-columns-repeated="2"/>
          <table:table-cell table:style-name="ce120"/>
          <table:table-cell table:style-name="ce130" table:number-columns-repeated="2"/>
          <table:table-cell table:style-name="ce134" table:number-columns-repeated="3"/>
          <table:table-cell table:style-name="ce134" office:value-type="string" calcext:value-type="string">
            <text:p>1, 5, 2</text:p>
          </table:table-cell>
          <table:table-cell table:style-name="ce134"/>
          <table:table-cell table:style-name="ce134" office:value-type="string" calcext:value-type="string">
            <text:p>0.0136, 0.0441</text:p>
          </table:table-cell>
          <table:table-cell table:style-name="ce134"/>
          <table:table-cell table:style-name="ce150" office:value-type="string" calcext:value-type="string">
            <text:p>yes?</text:p>
          </table:table-cell>
          <table:table-cell table:style-name="ce134" office:value-type="float" office:value="-0" calcext:value-type="float">
            <text:p>0</text:p>
          </table:table-cell>
          <table:table-cell table:style-name="ce134" office:value-type="string" calcext:value-type="string">
            <text:p>flat</text:p>
          </table:table-cell>
          <table:table-cell table:style-name="ce165" office:value-type="string" calcext:value-type="string">
            <text:p>1.078*</text:p>
          </table:table-cell>
          <table:table-cell table:style-name="ce165" office:value-type="float" office:value="-0.0001" calcext:value-type="float">
            <text:p>-0.0001</text:p>
          </table:table-cell>
          <table:table-cell table:style-name="ce165" office:value-type="float" office:value="7.4618" calcext:value-type="float">
            <text:p>7.4618</text:p>
          </table:table-cell>
          <table:table-cell table:style-name="ce134" office:value-type="string" calcext:value-type="string">
            <text:p>no </text:p>
          </table:table-cell>
          <table:table-cell table:style-name="ce134" office:value-type="string" calcext:value-type="string">
            <text:p>no</text:p>
          </table:table-cell>
          <table:table-cell table:style-name="ce134" table:number-columns-repeated="2"/>
          <table:table-cell table:number-columns-repeated="5" table:style-name="ce134" office:value-type="string" calcext:value-type="string">
            <text:p>-</text:p>
          </table:table-cell>
          <table:table-cell table:style-name="ce214" office:value-type="string" calcext:value-type="string">
            <text:p>What are the initial biases? To what can we compare our results?</text:p>
          </table:table-cell>
          <table:table-cell table:style-name="ce214" table:number-columns-repeated="4"/>
          <table:table-cell table:style-name="ce214" office:value-type="string" calcext:value-type="string">
            <text:p>/home/klimmasch/projects/results/model_06-Jul-2016_17:32:42_11_nonhomeo_1_untrained_OD15-6</text:p>
          </table:table-cell>
          <table:table-cell table:style-name="ce214" table:number-columns-repeated="13"/>
          <table:table-cell table:style-name="ce223"/>
          <table:table-cell table:style-name="ce223" table:formula="of:=ABS([.U6])" office:value-type="float" office:value="0.0001" calcext:value-type="float">
            <text:p>0.0001</text:p>
          </table:table-cell>
          <table:table-cell table:style-name="ce214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1, 1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table:style-name="ce151" office:value-type="string" calcext:value-type="string">
            <text:p>yes</text:p>
          </table:table-cell>
          <table:table-cell table:style-name="ce162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66" office:value-type="string" calcext:value-type="string">
            <text:p>0.6405*</text:p>
          </table:table-cell>
          <table:table-cell table:style-name="ce183" office:value-type="float" office:value="0.0562" calcext:value-type="float">
            <text:p>0.0562</text:p>
          </table:table-cell>
          <table:table-cell table:style-name="ce183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203" office:value-type="string" calcext:value-type="string">
            <text:p>no</text:p>
          </table:table-cell>
          <table:table-cell table:style-name="ce203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23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122"/>
          <table:table-cell table:style-name="ce16"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1, 1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table:style-name="ce151" office:value-type="string" calcext:value-type="string">
            <text:p>yes</text:p>
          </table:table-cell>
          <table:table-cell table:style-name="ce162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66" office:value-type="string" calcext:value-type="string">
            <text:p>0.6247*</text:p>
          </table:table-cell>
          <table:table-cell table:style-name="ce183" office:value-type="float" office:value="0.104" calcext:value-type="float">
            <text:p>0.1040</text:p>
          </table:table-cell>
          <table:table-cell table:style-name="ce195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204" office:value-type="string" calcext:value-type="string">
            <text:p>pos</text:p>
          </table:table-cell>
          <table:table-cell table:style-name="ce204" table:number-columns-repeated="2"/>
          <table:table-cell table:style-name="ce211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211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23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1, 1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table:style-name="ce151" office:value-type="string" calcext:value-type="string">
            <text:p>yes</text:p>
          </table:table-cell>
          <table:table-cell table:style-name="ce162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66" office:value-type="string" calcext:value-type="string">
            <text:p>0.5828*</text:p>
          </table:table-cell>
          <table:table-cell table:style-name="ce183" office:value-type="float" office:value="-0.0603" calcext:value-type="float">
            <text:p>-0.0603</text:p>
          </table:table-cell>
          <table:table-cell table:style-name="ce183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37" office:value-type="string" calcext:value-type="string">
            <text:p>neg</text:p>
          </table:table-cell>
          <table:table-cell table:style-name="ce137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223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122"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string" calcext:value-type="string">
            <text:p>1, 5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66" office:value-type="string" calcext:value-type="string">
            <text:p>0.5981*</text:p>
          </table:table-cell>
          <table:table-cell table:style-name="ce183" office:value-type="float" office:value="-0.0513" calcext:value-type="float">
            <text:p>-0.0513</text:p>
          </table:table-cell>
          <table:table-cell table:style-name="ce183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37" office:value-type="string" calcext:value-type="string">
            <text:p>(neg)</text:p>
          </table:table-cell>
          <table:table-cell table:style-name="ce13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223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122"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52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, 5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66" office:value-type="float" office:value="0.6412" calcext:value-type="float">
            <text:p>0.6412</text:p>
          </table:table-cell>
          <table:table-cell table:style-name="ce183" office:value-type="float" office:value="-0.0088" calcext:value-type="float">
            <text:p>-0.0088</text:p>
          </table:table-cell>
          <table:table-cell table:style-name="ce183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37" office:value-type="string" calcext:value-type="string">
            <text:p>no</text:p>
          </table:table-cell>
          <table:table-cell table:style-name="ce13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215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220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223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123" office:value-type="string" calcext:value-type="string">
            <text:p>cd </text:p>
          </table:table-cell>
          <table:table-cell table:style-name="ce131"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, 40</text:p>
          </table:table-cell>
          <table:table-cell table:style-name="ce123" office:value-type="string" calcext:value-type="string">
            <text:p>4, 1</text:p>
          </table:table-cell>
          <table:table-cell table:style-name="ce123" office:value-type="string" calcext:value-type="string">
            <text:p>0.5, 0.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34" office:value-type="float" office:value="0.2" calcext:value-type="float">
            <text:p>0.2</text:p>
          </table:table-cell>
          <table:table-cell table:style-name="ce136" office:value-type="string" calcext:value-type="string">
            <text:p>1, 1, 2</text:p>
          </table:table-cell>
          <table:table-cell table:style-name="ce134" office:value-type="float" office:value="0.999" calcext:value-type="float">
            <text:p>0.999</text:p>
          </table:table-cell>
          <table:table-cell table:style-name="ce136" office:value-type="string" calcext:value-type="string">
            <text:p>0.0064, 0.0166</text:p>
          </table:table-cell>
          <table:table-cell table:style-name="ce134"/>
          <table:table-cell table:style-name="ce150" office:value-type="string" calcext:value-type="string">
            <text:p>NO?!</text:p>
          </table:table-cell>
          <table:table-cell table:style-name="ce163" office:value-type="float" office:value="0" calcext:value-type="float">
            <text:p>0</text:p>
          </table:table-cell>
          <table:table-cell table:style-name="ce123" office:value-type="string" calcext:value-type="string">
            <text:p>No (0)</text:p>
          </table:table-cell>
          <table:table-cell table:style-name="ce167" office:value-type="string" calcext:value-type="string">
            <text:p>0.6425*</text:p>
          </table:table-cell>
          <table:table-cell table:style-name="ce184" office:value-type="float" office:value="-0.0264" calcext:value-type="float">
            <text:p>-0.0264</text:p>
          </table:table-cell>
          <table:table-cell table:style-name="ce184" office:value-type="float" office:value="0.834" calcext:value-type="float">
            <text:p>0.8340</text:p>
          </table:table-cell>
          <table:table-cell table:style-name="ce123" office:value-type="string" calcext:value-type="string">
            <text:p>no?</text:p>
          </table:table-cell>
          <table:table-cell table:style-name="ce205" office:value-type="string" calcext:value-type="string">
            <text:p>No (neg, &gt;-0.1)</text:p>
          </table:table-cell>
          <table:table-cell table:style-name="ce209" office:value-type="float" office:value="0.0962" calcext:value-type="float">
            <text:p>0.0962</text:p>
          </table:table-cell>
          <table:table-cell table:style-name="ce210" office:value-type="float" office:value="-0.39" calcext:value-type="float">
            <text:p>-0.39</text:p>
          </table:table-cell>
          <table:table-cell table:number-columns-repeated="2" table:style-name="ce123" office:value-type="string" calcext:value-type="string">
            <text:p>yes?</text:p>
          </table:table-cell>
          <table:table-cell table:number-columns-repeated="2" table:style-name="ce123" office:value-type="string" calcext:value-type="string">
            <text:p>yes</text:p>
          </table:table-cell>
          <table:table-cell table:style-name="ce123" office:value-type="string" calcext:value-type="string">
            <text:p>no</text:p>
          </table:table-cell>
          <table:table-cell table:style-name="ce216" office:value-type="string" calcext:value-type="string">
            <text:p>test increased train time</text:p>
          </table:table-cell>
          <table:table-cell table:style-name="ce216" office:value-type="string" calcext:value-type="string">
            <text:p>Seems to work!</text:p>
          </table:table-cell>
          <table:table-cell table:style-name="ce216" table:number-columns-repeated="3"/>
          <table:table-cell table:style-name="ce221" office:value-type="string" calcext:value-type="string">
            <text:p>/home/klimmasch/projects/results/model_05-Jul-2016_17:02:59_2000000_nonhomeo_1_finerLS_OD15-6_noMet</text:p>
          </table:table-cell>
          <table:table-cell table:style-name="ce216" table:number-columns-repeated="14"/>
          <table:table-cell table:style-name="ce223" table:formula="of:=ABS([.U12])" office:value-type="float" office:value="0.0264" calcext:value-type="float">
            <text:p>0.0264</text:p>
          </table:table-cell>
          <table:table-cell table:style-name="ce216" table:number-columns-repeated="972"/>
        </table:table-row>
        <table:table-row table:style-name="ro3">
          <table:table-cell table:style-name="ce122"/>
          <table:table-cell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1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31" office:value-type="float" office:value="0.5" calcext:value-type="float">
            <text:p>0.5</text:p>
          </table:table-cell>
          <table:table-cell table:style-name="ce131" office:value-type="float" office:value="0.25" calcext:value-type="float">
            <text:p>0.25</text:p>
          </table:table-cell>
          <table:table-cell table:style-name="ce136" office:value-type="float" office:value="0.01" calcext:value-type="float">
            <text:p>0.01</text:p>
          </table:table-cell>
          <table:table-cell table:style-name="ce136" office:value-type="string" calcext:value-type="string">
            <text:p>1, 5, 2</text:p>
          </table:table-cell>
          <table:table-cell table:style-name="ce140" office:value-type="float" office:value="0.999" calcext:value-type="float">
            <text:p>0.999</text:p>
          </table:table-cell>
          <table:table-cell table:style-name="ce136" office:value-type="string" calcext:value-type="string">
            <text:p>0.0136, 0.0441</text:p>
          </table:table-cell>
          <table:table-cell table:style-name="ce140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66" office:value-type="string" calcext:value-type="string">
            <text:p>0.8176*</text:p>
          </table:table-cell>
          <table:table-cell table:style-name="ce183" office:value-type="float" office:value="0.3038" calcext:value-type="float">
            <text:p>0.3038</text:p>
          </table:table-cell>
          <table:table-cell table:style-name="ce183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37" office:value-type="string" calcext:value-type="string">
            <text:p>Pos</text:p>
          </table:table-cell>
          <table:table-cell table:style-name="ce13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223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table:style-name="ce14" office:value-type="string" calcext:value-type="string">
            <text:p>1, 5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66" office:value-type="string" calcext:value-type="string">
            <text:p>0.8936*</text:p>
          </table:table-cell>
          <table:table-cell table:style-name="ce185" office:value-type="float" office:value="-0.0483" calcext:value-type="float">
            <text:p>-0.0483</text:p>
          </table:table-cell>
          <table:table-cell table:style-name="ce183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37" office:value-type="string" calcext:value-type="string">
            <text:p>neg</text:p>
          </table:table-cell>
          <table:table-cell table:style-name="ce13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223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7" office:value-type="float" office:value="0.2" calcext:value-type="float">
            <text:p>0.2</text:p>
          </table:table-cell>
          <table:table-cell table:style-name="ce136" office:value-type="string" calcext:value-type="string">
            <text:p>1, 1, 2</text:p>
          </table:table-cell>
          <table:table-cell table:style-name="ce140" office:value-type="float" office:value="0.999" calcext:value-type="float">
            <text:p>0.999</text:p>
          </table:table-cell>
          <table:table-cell table:style-name="ce140" office:value-type="string" calcext:value-type="string">
            <text:p>0.0136, 0.0441</text:p>
          </table:table-cell>
          <table:table-cell table:style-name="ce140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66" office:value-type="float" office:value="1.1234" calcext:value-type="float">
            <text:p>1.1234</text:p>
          </table:table-cell>
          <table:table-cell table:style-name="ce183" office:value-type="float" office:value="-0.0853" calcext:value-type="float">
            <text:p>-0.0853</text:p>
          </table:table-cell>
          <table:table-cell table:style-name="ce183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37" office:value-type="string" calcext:value-type="string">
            <text:p>neg</text:p>
          </table:table-cell>
          <table:table-cell table:style-name="ce137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223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7" office:value-type="float" office:value="0.2" calcext:value-type="float">
            <text:p>0.2</text:p>
          </table:table-cell>
          <table:table-cell table:style-name="ce140" office:value-type="string" calcext:value-type="string">
            <text:p>1, 1, 2</text:p>
          </table:table-cell>
          <table:table-cell table:style-name="ce140" office:value-type="float" office:value="0.999" calcext:value-type="float">
            <text:p>0.999</text:p>
          </table:table-cell>
          <table:table-cell table:style-name="ce136" office:value-type="string" calcext:value-type="string">
            <text:p>0.0136, 0.0166</text:p>
          </table:table-cell>
          <table:table-cell table:style-name="ce140"/>
          <table:table-cell table:style-name="ce153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66" office:value-type="float" office:value="0.795" calcext:value-type="float">
            <text:p>0.7950</text:p>
          </table:table-cell>
          <table:table-cell table:style-name="ce183" office:value-type="float" office:value="-0.1122" calcext:value-type="float">
            <text:p>-0.1122</text:p>
          </table:table-cell>
          <table:table-cell table:style-name="ce183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206" office:value-type="string" calcext:value-type="string">
            <text:p>Neg ~(-0.1)</text:p>
          </table:table-cell>
          <table:table-cell table:style-name="ce206"/>
          <table:table-cell table:style-name="ce140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223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7" office:value-type="float" office:value="0.2" calcext:value-type="float">
            <text:p>0.2</text:p>
          </table:table-cell>
          <table:table-cell table:style-name="ce140" office:value-type="string" calcext:value-type="string">
            <text:p>1, 1, 2</text:p>
          </table:table-cell>
          <table:table-cell table:style-name="ce140" office:value-type="float" office:value="0.999" calcext:value-type="float">
            <text:p>0.999</text:p>
          </table:table-cell>
          <table:table-cell table:style-name="ce136" office:value-type="string" calcext:value-type="string">
            <text:p>0.0064, 0.0441</text:p>
          </table:table-cell>
          <table:table-cell table:style-name="ce140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66" office:value-type="float" office:value="1.1057" calcext:value-type="float">
            <text:p>1.1057</text:p>
          </table:table-cell>
          <table:table-cell table:style-name="ce183" office:value-type="float" office:value="-0.1874" calcext:value-type="float">
            <text:p>-0.1874</text:p>
          </table:table-cell>
          <table:table-cell table:style-name="ce183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206" office:value-type="string" calcext:value-type="string">
            <text:p>Neg ~(-0.2)</text:p>
          </table:table-cell>
          <table:table-cell table:style-name="ce206"/>
          <table:table-cell table:style-name="ce140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223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124"/>
          <table:table-cell table:style-name="ce132" office:value-type="string" calcext:value-type="string">
            <text:p>1mio</text:p>
          </table:table-cell>
          <table:table-cell table:style-name="ce53" office:value-type="string" calcext:value-type="string">
            <text:p>288, 288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.1269" calcext:value-type="float">
            <text:p>0.126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string" calcext:value-type="string">
            <text:p>128, 40</text:p>
          </table:table-cell>
          <table:table-cell table:style-name="ce133" office:value-type="string" calcext:value-type="string">
            <text:p>4, 1</text:p>
          </table:table-cell>
          <table:table-cell table:style-name="ce133" office:value-type="string" calcext:value-type="string">
            <text:p>0.5, 0.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.5" calcext:value-type="float">
            <text:p>0.5</text:p>
          </table:table-cell>
          <table:table-cell table:style-name="ce133" office:value-type="float" office:value="0.2" calcext:value-type="float">
            <text:p>0.2</text:p>
          </table:table-cell>
          <table:table-cell table:style-name="ce133" office:value-type="string" calcext:value-type="string">
            <text:p>1, 1, 2</text:p>
          </table:table-cell>
          <table:table-cell table:style-name="ce132" office:value-type="float" office:value="0.9999" calcext:value-type="float">
            <text:p>0.9999</text:p>
          </table:table-cell>
          <table:table-cell table:style-name="ce133" office:value-type="string" calcext:value-type="string">
            <text:p>0.0064, 0.0166</text:p>
          </table:table-cell>
          <table:table-cell table:style-name="ce133"/>
          <table:table-cell table:style-name="ce154"/>
          <table:table-cell table:style-name="ce124" table:number-columns-repeated="2"/>
          <table:table-cell table:style-name="ce168" office:value-type="float" office:value="0.6237" calcext:value-type="float">
            <text:p>0.6237</text:p>
          </table:table-cell>
          <table:table-cell table:style-name="ce186" office:value-type="float" office:value="-0.0791" calcext:value-type="float">
            <text:p>-0.0791</text:p>
          </table:table-cell>
          <table:table-cell table:style-name="ce186" office:value-type="float" office:value="1.1069" calcext:value-type="float">
            <text:p>1.1069</text:p>
          </table:table-cell>
          <table:table-cell table:style-name="ce124" table:number-columns-repeated="9"/>
          <table:table-cell table:style-name="ce69" table:number-columns-repeated="20"/>
          <table:table-cell table:style-name="ce223" table:formula="of:=ABS([.U18])" office:value-type="float" office:value="0.0791" calcext:value-type="float">
            <text:p>0.0791</text:p>
          </table:table-cell>
          <table:table-cell table:style-name="ce69" table:number-columns-repeated="972"/>
        </table:table-row>
        <table:table-row table:style-name="ro3">
          <table:table-cell table:style-name="ce125"/>
          <table:table-cell table:style-name="ce9" office:value-type="string" calcext:value-type="string">
            <text:p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no</text:p>
          </table:table-cell>
          <table:table-cell table:style-name="ce9" office:value-type="string" calcext:value-type="string">
            <text:p>-.4 to .4</text:p>
          </table:table-cell>
          <table:table-cell table:style-name="ce9" office:value-type="float" office:value="0" calcext:value-type="float">
            <text:p>0</text:p>
          </table:table-cell>
          <table:table-cell table:style-name="ce169" office:value-type="float" office:value="0.736" calcext:value-type="float">
            <text:p>0.7360</text:p>
          </table:table-cell>
          <table:table-cell table:style-name="ce187" office:value-type="float" office:value="0.1933" calcext:value-type="float">
            <text:p>0.1933</text:p>
          </table:table-cell>
          <table:table-cell table:style-name="ce189" office:value-type="float" office:value="1.4451" calcext:value-type="float">
            <text:p>1.4451</text:p>
          </table:table-cell>
          <table:table-cell table:style-name="ce9" office:value-type="string" calcext:value-type="string">
            <text:p>no</text:p>
          </table:table-cell>
          <table:table-cell table:style-name="ce104" office:value-type="string" calcext:value-type="string">
            <text:p>pos</text:p>
          </table:table-cell>
          <table:table-cell table:style-name="ce104"/>
          <table:table-cell table:style-name="ce54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7:26:19_2000000_nonhomeo_1_bestSoFar_doubleActorLR</text:p>
          </table:table-cell>
          <table:table-cell table:style-name="ce97" table:number-columns-repeated="14"/>
          <table:table-cell table:style-name="ce223" table:formula="of:=ABS([.U19])" office:value-type="float" office:value="0.1933" calcext:value-type="float">
            <text:p>0.1933</text:p>
          </table:table-cell>
          <table:table-cell table:style-name="ce97" table:number-columns-repeated="89"/>
          <table:table-cell table:style-name="ce9" table:number-columns-repeated="883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0" office:value-type="float" office:value="0.5605" calcext:value-type="float">
            <text:p>0.5605</text:p>
          </table:table-cell>
          <table:table-cell table:style-name="ce185" office:value-type="float" office:value="-0.0695" calcext:value-type="float">
            <text:p>-0.0695</text:p>
          </table:table-cell>
          <table:table-cell table:style-name="ce196" office:value-type="float" office:value="0.8164" calcext:value-type="float">
            <text:p>0.8164</text:p>
          </table:table-cell>
          <table:table-cell table:style-name="ce106" office:value-type="string" calcext:value-type="string">
            <text:p>Yes?! (&gt;|0.1|)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23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6" table:number-columns-repeated="5"/>
          <table:table-cell table:number-columns-repeated="916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1" office:value-type="float" office:value="0.4814" calcext:value-type="float">
            <text:p>0.4814</text:p>
          </table:table-cell>
          <table:table-cell table:style-name="ce185" office:value-type="float" office:value="-0.0791" calcext:value-type="float">
            <text:p>-0.0791</text:p>
          </table:table-cell>
          <table:table-cell table:style-name="ce185" office:value-type="float" office:value="1.2592" calcext:value-type="float">
            <text:p>1.2592</text:p>
          </table:table-cell>
          <table:table-cell table:style-name="ce106" office:value-type="string" calcext:value-type="string">
            <text:p>Yes, &gt;|0.2|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23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24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</text:p>
          </table:table-cell>
          <table:table-cell table:style-name="ce7" office:value-type="string" calcext:value-type="string">
            <text:p>-0.22, 0</text:p>
          </table:table-cell>
          <table:table-cell table:style-name="ce7" office:value-type="string" calcext:value-type="string">
            <text:p>0, small peak at -0.22</text:p>
          </table:table-cell>
          <table:table-cell table:style-name="ce172" office:value-type="float" office:value="0.5055" calcext:value-type="float">
            <text:p>0.5055</text:p>
          </table:table-cell>
          <table:table-cell table:style-name="ce188" office:value-type="float" office:value="-0.0791" calcext:value-type="float">
            <text:p>-0.0791</text:p>
          </table:table-cell>
          <table:table-cell table:style-name="ce197" office:value-type="float" office:value="1.9163" calcext:value-type="float">
            <text:p>1.9163</text:p>
          </table:table-cell>
          <table:table-cell table:style-name="ce93" office:value-type="string" calcext:value-type="string">
            <text:p>Yes (always fix 3.22m)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check boundaries for actor learning rate</text:p>
          </table:table-cell>
          <table:table-cell table:number-columns-repeated="4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7:26:19_2000000_nonhomeo_1_bestSoFar_doubleActorLR</text:p>
          </table:table-cell>
          <table:table-cell table:style-name="ce69" table:number-columns-repeated="14"/>
          <table:table-cell table:style-name="ce223" table:formula="of:=ABS([.U22])" office:value-type="float" office:value="0.0791" calcext:value-type="float">
            <text:p>0.0791</text:p>
          </table:table-cell>
          <table:table-cell table:style-name="ce69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no</text:p>
          </table:table-cell>
          <table:table-cell table:style-name="ce9" office:value-type="string" calcext:value-type="string">
            <text:p>-.4 to 0</text:p>
          </table:table-cell>
          <table:table-cell table:style-name="ce9" office:value-type="string" calcext:value-type="string">
            <text:p>0 (leaned to neg. side)</text:p>
          </table:table-cell>
          <table:table-cell table:style-name="ce169" office:value-type="float" office:value="0.7822" calcext:value-type="float">
            <text:p>0.7822</text:p>
          </table:table-cell>
          <table:table-cell table:style-name="ce189" office:value-type="float" office:value="0.0626" calcext:value-type="float">
            <text:p>0.0626</text:p>
          </table:table-cell>
          <table:table-cell table:style-name="ce189" office:value-type="float" office:value="3.4996" calcext:value-type="float">
            <text:p>3.4996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 (0.1)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7:27:44_2000000_nonhomeo_1_bestSoFar_doubleCriticLR</text:p>
          </table:table-cell>
          <table:table-cell table:style-name="ce97" table:number-columns-repeated="14"/>
          <table:table-cell table:style-name="ce223" table:formula="of:=ABS([.U23])" office:value-type="float" office:value="0.0626" calcext:value-type="float">
            <text:p>0.0626</text:p>
          </table:table-cell>
          <table:table-cell table:style-name="ce97" table:number-columns-repeated="84"/>
          <table:table-cell table:style-name="ce9" table:number-columns-repeated="888"/>
        </table:table-row>
        <table:table-row table:style-name="ro3">
          <table:table-cell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?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71" office:value-type="float" office:value="0.6208" calcext:value-type="float">
            <text:p>0.6208</text:p>
          </table:table-cell>
          <table:table-cell table:style-name="ce185" office:value-type="float" office:value="0.0259" calcext:value-type="float">
            <text:p>0.0259</text:p>
          </table:table-cell>
          <table:table-cell table:style-name="ce185" office:value-type="float" office:value="1.5362" calcext:value-type="float">
            <text:p>1.53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23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?</text:p>
          </table:table-cell>
          <table:table-cell table:style-name="ce6" office:value-type="string" calcext:value-type="string">
            <text:p>-.4 to .2</text:p>
          </table:table-cell>
          <table:table-cell table:style-name="ce6" office:value-type="string" calcext:value-type="string">
            <text:p>0 (leaned to neg. side)</text:p>
          </table:table-cell>
          <table:table-cell table:style-name="ce170" office:value-type="float" office:value="0.5791" calcext:value-type="float">
            <text:p>0.5791</text:p>
          </table:table-cell>
          <table:table-cell table:style-name="ce185" office:value-type="float" office:value="-0.0472" calcext:value-type="float">
            <text:p>-0.0472</text:p>
          </table:table-cell>
          <table:table-cell table:style-name="ce185" office:value-type="float" office:value="0.9872" calcext:value-type="float">
            <text:p>0.987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eg (&lt;-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23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24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float" office:value="0" calcext:value-type="float">
            <text:p>0</text:p>
          </table:table-cell>
          <table:table-cell table:style-name="ce172" office:value-type="float" office:value="0.6044" calcext:value-type="float">
            <text:p>0.6044</text:p>
          </table:table-cell>
          <table:table-cell table:style-name="ce188" office:value-type="float" office:value="-0.0275" calcext:value-type="float">
            <text:p>-0.0275</text:p>
          </table:table-cell>
          <table:table-cell table:style-name="ce188" office:value-type="float" office:value="1.0505" calcext:value-type="float">
            <text:p>1.050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~ neg (&lt;-0.15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7:27:44_2000000_nonhomeo_1_bestSoFar_doubleCriticLR</text:p>
          </table:table-cell>
          <table:table-cell table:style-name="ce69" table:number-columns-repeated="14"/>
          <table:table-cell table:style-name="ce223" table:formula="of:=ABS([.U26])" office:value-type="float" office:value="0.0275" calcext:value-type="float">
            <text:p>0.0275</text:p>
          </table:table-cell>
          <table:table-cell table:style-name="ce69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no</text:p>
          </table:table-cell>
          <table:table-cell table:style-name="ce9" office:value-type="string" calcext:value-type="string">
            <text:p>-.2 to 0</text:p>
          </table:table-cell>
          <table:table-cell table:style-name="ce9" office:value-type="float" office:value="0" calcext:value-type="float">
            <text:p>0</text:p>
          </table:table-cell>
          <table:table-cell table:style-name="ce169" office:value-type="float" office:value="0.8041" calcext:value-type="float">
            <text:p>0.8041</text:p>
          </table:table-cell>
          <table:table-cell table:style-name="ce190" office:value-type="float" office:value="0.2266" calcext:value-type="float">
            <text:p>0.2266</text:p>
          </table:table-cell>
          <table:table-cell table:style-name="ce189" office:value-type="float" office:value="1.6159" calcext:value-type="float">
            <text:p>1.6159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 (&lt;0.5)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23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9" table:number-columns-repeated="903"/>
        </table:table-row>
        <table:table-row table:style-name="ro3">
          <table:table-cell/>
          <table:table-cell table:style-name="ce5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51" office:value-type="string" calcext:value-type="string">
            <text:p>no</text:p>
          </table:table-cell>
          <table:table-cell table:style-name="ce9" office:value-type="string" calcext:value-type="string">
            <text:p>-.4 to .4</text:p>
          </table:table-cell>
          <table:table-cell table:style-name="ce5" office:value-type="float" office:value="0" calcext:value-type="float">
            <text:p>0</text:p>
          </table:table-cell>
          <table:table-cell table:style-name="ce173" office:value-type="float" office:value="0.5515" calcext:value-type="float">
            <text:p>0.5515</text:p>
          </table:table-cell>
          <table:table-cell table:style-name="ce191" office:value-type="float" office:value="0.0736" calcext:value-type="float">
            <text:p>0.0736</text:p>
          </table:table-cell>
          <table:table-cell table:style-name="ce191" office:value-type="float" office:value="1.1549" calcext:value-type="float">
            <text:p>1.1549</text:p>
          </table:table-cell>
          <table:table-cell table:style-name="ce198" office:value-type="string" calcext:value-type="string">
            <text:p>yes</text:p>
          </table:table-cell>
          <table:table-cell table:style-name="ce5" office:value-type="string" calcext:value-type="string">
            <text:p>pos?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23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5" office:value-type="string" calcext:value-type="string">
            <text:p>1.5mio</text:p>
          </table:table-cell>
          <table:table-cell table:style-name="ce14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51" office:value-type="string" calcext:value-type="string">
            <text:p>no</text:p>
          </table:table-cell>
          <table:table-cell table:style-name="ce5" office:value-type="string" calcext:value-type="string">
            <text:p>-0.2, 0</text:p>
          </table:table-cell>
          <table:table-cell table:style-name="ce5" office:value-type="string" calcext:value-type="string">
            <text:p>0 (leaned to neg. side)</text:p>
          </table:table-cell>
          <table:table-cell table:style-name="ce173" office:value-type="float" office:value="0.4508" calcext:value-type="float">
            <text:p>0.4508</text:p>
          </table:table-cell>
          <table:table-cell table:style-name="ce191" office:value-type="float" office:value="-0.0791" calcext:value-type="float">
            <text:p>-0.0791</text:p>
          </table:table-cell>
          <table:table-cell table:style-name="ce191" office:value-type="float" office:value="2.003" calcext:value-type="float">
            <text:p>2.0030</text:p>
          </table:table-cell>
          <table:table-cell table:style-name="ce72" office:value-type="string" calcext:value-type="string">
            <text:p>Yes (always fix 3.22m)</text:p>
          </table:table-cell>
          <table:table-cell table:style-name="ce5" office:value-type="string" calcext:value-type="string">
            <text:p>~</text:p>
          </table:table-cell>
          <table:table-cell table:style-name="ce5"/>
          <table:table-cell table:style-name="ce5" office:value-type="string" calcext:value-type="string">
            <text:p>[-0.155]</text:p>
          </table:table-cell>
          <table:table-cell table:number-columns-repeated="10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223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124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</text:p>
          </table:table-cell>
          <table:table-cell table:style-name="ce7" office:value-type="string" calcext:value-type="string">
            <text:p>-0.2, 0</text:p>
          </table:table-cell>
          <table:table-cell table:style-name="ce93" office:value-type="string" calcext:value-type="string">
            <text:p>-0.2, 0</text:p>
          </table:table-cell>
          <table:table-cell table:style-name="ce172" office:value-type="float" office:value="0.6033" calcext:value-type="float">
            <text:p>0.6033</text:p>
          </table:table-cell>
          <table:table-cell table:style-name="ce188" office:value-type="float" office:value="-0.1737" calcext:value-type="float">
            <text:p>-0.1737</text:p>
          </table:table-cell>
          <table:table-cell table:style-name="ce188" office:value-type="float" office:value="1.7087" calcext:value-type="float">
            <text:p>1.7087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[-0.0635]</text:p>
          </table:table-cell>
          <table:table-cell table:style-name="ce7" office:value-type="string" calcext:value-type="string">
            <text:p>[-0.0869]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effect of increased learning rates</text:p>
          </table:table-cell>
          <table:table-cell table:style-name="ce7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69" table:number-columns-repeated="14"/>
          <table:table-cell table:style-name="ce223" table:formula="of:=ABS([.U30])" office:value-type="float" office:value="0.1737" calcext:value-type="float">
            <text:p>0.1737</text:p>
          </table:table-cell>
          <table:table-cell table:style-name="ce69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.0029" calcext:value-type="float">
            <text:p>0.002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69" office:value-type="float" office:value="0.7859" calcext:value-type="float">
            <text:p>0.7859</text:p>
          </table:table-cell>
          <table:table-cell table:style-name="ce189" office:value-type="float" office:value="0.1006" calcext:value-type="float">
            <text:p>0.1006</text:p>
          </table:table-cell>
          <table:table-cell table:style-name="ce189" office:value-type="float" office:value="3.608" calcext:value-type="float">
            <text:p>3.6080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1:05:25_2500000_nonhomeo_1_bestSoFar_1pcMetCost</text:p>
          </table:table-cell>
          <table:table-cell table:style-name="ce9" table:number-columns-repeated="14"/>
          <table:table-cell table:style-name="ce223" table:formula="of:=ABS([.U31])" office:value-type="float" office:value="0.1006" calcext:value-type="float">
            <text:p>0.1006</text:p>
          </table:table-cell>
          <table:table-cell table:style-name="ce9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6841" calcext:value-type="float">
            <text:p>0.6841</text:p>
          </table:table-cell>
          <table:table-cell table:style-name="ce185" office:value-type="float" office:value="0.1696" calcext:value-type="float">
            <text:p>0.1696</text:p>
          </table:table-cell>
          <table:table-cell table:style-name="ce185" office:value-type="float" office:value="1.7078" calcext:value-type="float">
            <text:p>1.707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23" table:formula="of:=ABS([.U32])" office:value-type="float" office:value="0.1696" calcext:value-type="float">
            <text:p>0.1696</text:p>
          </table:table-cell>
          <table:table-cell table:style-name="ce6" table:number-columns-repeated="84"/>
          <table:table-cell table:style-name="ce121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7104" calcext:value-type="float">
            <text:p>0.7104</text:p>
          </table:table-cell>
          <table:table-cell table:style-name="ce185" office:value-type="float" office:value="0.154" calcext:value-type="float">
            <text:p>0.1540</text:p>
          </table:table-cell>
          <table:table-cell table:style-name="ce185" office:value-type="float" office:value="1.7927" calcext:value-type="float">
            <text:p>1.792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23" table:formula="of:=ABS([.U33])" office:value-type="float" office:value="0.154" calcext:value-type="float">
            <text:p>0.154</text:p>
          </table:table-cell>
          <table:table-cell table:style-name="ce6" table:number-columns-repeated="69"/>
          <table:table-cell table:style-name="ce121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</text:p>
          </table:table-cell>
          <table:table-cell table:style-name="ce6" office:value-type="string" calcext:value-type="string">
            <text:p>not realy</text:p>
          </table:table-cell>
          <table:table-cell table:style-name="ce6" office:value-type="float" office:value="0" calcext:value-type="float">
            <text:p>0</text:p>
          </table:table-cell>
          <table:table-cell table:style-name="ce171" office:value-type="float" office:value="0.6033" calcext:value-type="float">
            <text:p>0.6033</text:p>
          </table:table-cell>
          <table:table-cell table:style-name="ce185" office:value-type="float" office:value="0.0327" calcext:value-type="float">
            <text:p>0.0327</text:p>
          </table:table-cell>
          <table:table-cell table:style-name="ce185" office:value-type="float" office:value="1.1262" calcext:value-type="float">
            <text:p>1.12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7 (no)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23" table:formula="of:=ABS([.U34])" office:value-type="float" office:value="0.0327" calcext:value-type="float">
            <text:p>0.0327</text:p>
          </table:table-cell>
          <table:table-cell table:style-name="ce6" table:number-columns-repeated="18"/>
          <table:table-cell table:style-name="ce121" table:number-columns-repeated="954"/>
        </table:table-row>
        <table:table-row table:style-name="ro3">
          <table:table-cell table:style-name="ce124"/>
          <table:table-cell table:style-name="ce7" office:value-type="string" calcext:value-type="string">
            <text:p><text:s/>2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2" office:value-type="float" office:value="0.6283" calcext:value-type="float">
            <text:p>0.6283</text:p>
          </table:table-cell>
          <table:table-cell table:style-name="ce188" office:value-type="float" office:value="-0.0349" calcext:value-type="float">
            <text:p>-0.0349</text:p>
          </table:table-cell>
          <table:table-cell table:style-name="ce188" office:value-type="float" office:value="0.9316" calcext:value-type="float">
            <text:p>0.93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?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string" calcext:value-type="string">
            <text:p>-0.296 (no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bs. Muscle plots from testing and training should become narrower</text:p>
          </table:table-cell>
          <table:table-cell table:style-name="ce7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1:05:25_2500000_nonhomeo_1_bestSoFar_1pcMetCost</text:p>
          </table:table-cell>
          <table:table-cell table:style-name="ce124" table:number-columns-repeated="14"/>
          <table:table-cell table:style-name="ce223" table:formula="of:=ABS([.U35])" office:value-type="float" office:value="0.0349" calcext:value-type="float">
            <text:p>0.0349</text:p>
          </table:table-cell>
          <table:table-cell table:style-name="ce124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.0144" calcext:value-type="float">
            <text:p>0.0144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69" office:value-type="float" office:value="0.784" calcext:value-type="float">
            <text:p>0.7840</text:p>
          </table:table-cell>
          <table:table-cell table:style-name="ce189" office:value-type="float" office:value="0.0958" calcext:value-type="float">
            <text:p>0.0958</text:p>
          </table:table-cell>
          <table:table-cell table:style-name="ce189" office:value-type="float" office:value="3.6287" calcext:value-type="float">
            <text:p>3.6287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1:04:36_2500000_nonhomeo_1_bestSoFar_5pcMetCost</text:p>
          </table:table-cell>
          <table:table-cell table:style-name="ce9" table:number-columns-repeated="14"/>
          <table:table-cell table:style-name="ce223" table:formula="of:=ABS([.U36])" office:value-type="float" office:value="0.0958" calcext:value-type="float">
            <text:p>0.0958</text:p>
          </table:table-cell>
          <table:table-cell table:style-name="ce9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652" calcext:value-type="float">
            <text:p>0.6520</text:p>
          </table:table-cell>
          <table:table-cell table:style-name="ce185" office:value-type="float" office:value="0.176" calcext:value-type="float">
            <text:p>0.1760</text:p>
          </table:table-cell>
          <table:table-cell table:style-name="ce185" office:value-type="float" office:value="1.8498" calcext:value-type="float">
            <text:p>1.849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23" table:formula="of:=ABS([.U37])" office:value-type="float" office:value="0.176" calcext:value-type="float">
            <text:p>0.176</text:p>
          </table:table-cell>
          <table:table-cell table:style-name="ce6" table:number-columns-repeated="84"/>
          <table:table-cell table:style-name="ce121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5917" calcext:value-type="float">
            <text:p>0.5917</text:p>
          </table:table-cell>
          <table:table-cell table:style-name="ce185" office:value-type="float" office:value="0.0473" calcext:value-type="float">
            <text:p>0.0473</text:p>
          </table:table-cell>
          <table:table-cell table:style-name="ce185" office:value-type="float" office:value="1.1952" calcext:value-type="float">
            <text:p>1.1952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23" table:formula="of:=ABS([.U38])" office:value-type="float" office:value="0.0473" calcext:value-type="float">
            <text:p>0.0473</text:p>
          </table:table-cell>
          <table:table-cell table:style-name="ce6" table:number-columns-repeated="69"/>
          <table:table-cell table:style-name="ce121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6535" calcext:value-type="float">
            <text:p>0.6535</text:p>
          </table:table-cell>
          <table:table-cell table:style-name="ce185" office:value-type="float" office:value="0.0747" calcext:value-type="float">
            <text:p>0.0747</text:p>
          </table:table-cell>
          <table:table-cell table:style-name="ce185" office:value-type="float" office:value="0.8531" calcext:value-type="float">
            <text:p>0.8531</text:p>
          </table:table-cell>
          <table:table-cell table:style-name="ce6"/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23" table:formula="of:=ABS([.U39])" office:value-type="float" office:value="0.0747" calcext:value-type="float">
            <text:p>0.0747</text:p>
          </table:table-cell>
          <table:table-cell table:style-name="ce6" table:number-columns-repeated="18"/>
          <table:table-cell table:style-name="ce121" table:number-columns-repeated="954"/>
        </table:table-row>
        <table:table-row table:style-name="ro3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2" office:value-type="float" office:value="0.7192" calcext:value-type="float">
            <text:p>0.7192</text:p>
          </table:table-cell>
          <table:table-cell table:style-name="ce188" office:value-type="float" office:value="0.0853" calcext:value-type="float">
            <text:p>0.0853</text:p>
          </table:table-cell>
          <table:table-cell table:style-name="ce197" office:value-type="float" office:value="1.6139" calcext:value-type="float">
            <text:p>1.613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float" office:value="0.0209" calcext:value-type="float">
            <text:p>0.0209</text:p>
          </table:table-cell>
          <table:table-cell table:style-name="ce53" office:value-type="float" office:value="-0.332" calcext:value-type="float">
            <text:p>-0.332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223" table:formula="of:=ABS([.U40])" office:value-type="float" office:value="0.0853" calcext:value-type="float">
            <text:p>0.0853</text:p>
          </table:table-cell>
          <table:table-cell table:style-name="ce7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69" office:value-type="float" office:value="0.7512" calcext:value-type="float">
            <text:p>0.7512</text:p>
          </table:table-cell>
          <table:table-cell table:style-name="ce189" office:value-type="float" office:value="0.1083" calcext:value-type="float">
            <text:p>0.1083</text:p>
          </table:table-cell>
          <table:table-cell table:style-name="ce189" office:value-type="float" office:value="3.2351" calcext:value-type="float">
            <text:p>3.2351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1:01:53_2500000_nonhomeo_1_bestSoFar_10pcMetCost</text:p>
          </table:table-cell>
          <table:table-cell table:style-name="ce97" table:number-columns-repeated="14"/>
          <table:table-cell table:style-name="ce223" table:formula="of:=ABS([.U41])" office:value-type="float" office:value="0.1083" calcext:value-type="float">
            <text:p>0.1083</text:p>
          </table:table-cell>
          <table:table-cell table:style-name="ce97" table:number-columns-repeated="117"/>
          <table:table-cell table:style-name="ce9" table:number-columns-repeated="855"/>
        </table:table-row>
        <table:table-row table:style-name="ro3">
          <table:table-cell table:style-name="ce126"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6323" calcext:value-type="float">
            <text:p>0.6323</text:p>
          </table:table-cell>
          <table:table-cell table:style-name="ce185" office:value-type="float" office:value="0.1427" calcext:value-type="float">
            <text:p>0.1427</text:p>
          </table:table-cell>
          <table:table-cell table:style-name="ce185" office:value-type="float" office:value="2.105" calcext:value-type="float">
            <text:p>2.105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23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5575" calcext:value-type="float">
            <text:p>0.5575</text:p>
          </table:table-cell>
          <table:table-cell table:style-name="ce185" office:value-type="float" office:value="0.0485" calcext:value-type="float">
            <text:p>0.0485</text:p>
          </table:table-cell>
          <table:table-cell table:style-name="ce185" office:value-type="float" office:value="1.3164" calcext:value-type="float">
            <text:p>1.3164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23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405" calcext:value-type="float">
            <text:p>0.4050</text:p>
          </table:table-cell>
          <table:table-cell table:style-name="ce185" office:value-type="float" office:value="-0.0791" calcext:value-type="float">
            <text:p>-0.0791</text:p>
          </table:table-cell>
          <table:table-cell table:style-name="ce185" office:value-type="float" office:value="1.102" calcext:value-type="float">
            <text:p>1.1020</text:p>
          </table:table-cell>
          <table:table-cell table:style-name="ce106" office:value-type="string" calcext:value-type="string">
            <text:p>yes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23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24"/>
          <table:table-cell table:style-name="ce7" office:value-type="string" calcext:value-type="string">
            <text:p><text:s/>2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72" office:value-type="float" office:value="0.5516" calcext:value-type="float">
            <text:p>0.5516</text:p>
          </table:table-cell>
          <table:table-cell table:style-name="ce188" office:value-type="float" office:value="0.0736" calcext:value-type="float">
            <text:p>0.0736</text:p>
          </table:table-cell>
          <table:table-cell table:style-name="ce188" office:value-type="float" office:value="1.493" calcext:value-type="float">
            <text:p>1.493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-0.0366" calcext:value-type="float">
            <text:p>-0.0366</text:p>
          </table:table-cell>
          <table:table-cell table:style-name="ce7" office:value-type="string" calcext:value-type="string">
            <text:p>-0.251 (visible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commands for both muscles become more and more negative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1:01:53_2500000_nonhomeo_1_bestSoFar_10pcMetCost</text:p>
          </table:table-cell>
          <table:table-cell table:style-name="ce69" table:number-columns-repeated="14"/>
          <table:table-cell table:style-name="ce223" table:formula="of:=ABS([.U45])" office:value-type="float" office:value="0.0736" calcext:value-type="float">
            <text:p>0.0736</text:p>
          </table:table-cell>
          <table:table-cell table:style-name="ce6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7357" calcext:value-type="float">
            <text:p>0.7357</text:p>
          </table:table-cell>
          <table:table-cell table:style-name="ce185" office:value-type="float" office:value="0.107" calcext:value-type="float">
            <text:p>0.1070</text:p>
          </table:table-cell>
          <table:table-cell table:style-name="ce185" office:value-type="float" office:value="3.1109" calcext:value-type="float">
            <text:p>3.110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6" table:number-columns-repeated="14"/>
          <table:table-cell table:style-name="ce223" table:formula="of:=ABS([.U46])" office:value-type="float" office:value="0.107" calcext:value-type="float">
            <text:p>0.1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662" calcext:value-type="float">
            <text:p>0.5662</text:p>
          </table:table-cell>
          <table:table-cell table:style-name="ce185" office:value-type="float" office:value="0.0874" calcext:value-type="float">
            <text:p>0.0874</text:p>
          </table:table-cell>
          <table:table-cell table:style-name="ce185" office:value-type="float" office:value="1.6091" calcext:value-type="float">
            <text:p>1.609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6" table:number-columns-repeated="14"/>
          <table:table-cell table:style-name="ce223" table:formula="of:=ABS([.U47])" office:value-type="float" office:value="0.0874" calcext:value-type="float">
            <text:p>0.087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7057" calcext:value-type="float">
            <text:p>0.7057</text:p>
          </table:table-cell>
          <table:table-cell table:style-name="ce185" office:value-type="float" office:value="0.1984" calcext:value-type="float">
            <text:p>0.1984</text:p>
          </table:table-cell>
          <table:table-cell table:style-name="ce185" office:value-type="float" office:value="1.9921" calcext:value-type="float">
            <text:p>1.992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6" table:number-columns-repeated="14"/>
          <table:table-cell table:style-name="ce223" table:formula="of:=ABS([.U48])" office:value-type="float" office:value="0.1984" calcext:value-type="float">
            <text:p>0.198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0 (leaned to neg. side)</text:p>
          </table:table-cell>
          <table:table-cell table:style-name="ce174" office:value-type="float" office:value="0.4489" calcext:value-type="float">
            <text:p>0.4489</text:p>
          </table:table-cell>
          <table:table-cell table:style-name="ce185" office:value-type="float" office:value="-0.05" calcext:value-type="float">
            <text:p>-0.0500</text:p>
          </table:table-cell>
          <table:table-cell table:style-name="ce185" office:value-type="float" office:value="1.0468" calcext:value-type="float">
            <text:p>1.0468</text:p>
          </table:table-cell>
          <table:table-cell table:style-name="ce6" office:value-type="string" calcext:value-type="string">
            <text:p>yes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6" table:number-columns-repeated="14"/>
          <table:table-cell table:style-name="ce223" table:formula="of:=ABS([.U49])" office:value-type="float" office:value="0.05" calcext:value-type="float">
            <text:p>0.0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4138" calcext:value-type="float">
            <text:p>0.4138</text:p>
          </table:table-cell>
          <table:table-cell table:style-name="ce185" office:value-type="float" office:value="-0.0786" calcext:value-type="float">
            <text:p>-0.0786</text:p>
          </table:table-cell>
          <table:table-cell table:style-name="ce185" office:value-type="float" office:value="1.7972" calcext:value-type="float">
            <text:p>1.7972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6" table:number-columns-repeated="14"/>
          <table:table-cell table:style-name="ce223" table:formula="of:=ABS([.U50])" office:value-type="float" office:value="0.0786" calcext:value-type="float">
            <text:p>0.078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5" office:value-type="float" office:value="0.3764" calcext:value-type="float">
            <text:p>0.3764</text:p>
          </table:table-cell>
          <table:table-cell table:style-name="ce188" office:value-type="float" office:value="-0.08" calcext:value-type="float">
            <text:p>-0.0800</text:p>
          </table:table-cell>
          <table:table-cell table:style-name="ce188" office:value-type="float" office:value="1.6276" calcext:value-type="float">
            <text:p>1.6276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8"/>
          <table:table-cell table:style-name="ce7"/>
          <table:table-cell table:style-name="ce114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7" table:number-columns-repeated="14"/>
          <table:table-cell table:style-name="ce223" table:formula="of:=ABS([.U51])" office:value-type="float" office:value="0.08" calcext:value-type="float">
            <text:p>0.08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7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 office:value-type="string" calcext:value-type="string">
            <text:p>Bmsf, other random seed</text:p>
          </table:table-cell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76" office:value-type="float" office:value="0.7822" calcext:value-type="float">
            <text:p>0.7822</text:p>
          </table:table-cell>
          <table:table-cell table:style-name="ce189" office:value-type="float" office:value="0.1874" calcext:value-type="float">
            <text:p>0.1874</text:p>
          </table:table-cell>
          <table:table-cell table:style-name="ce189" office:value-type="float" office:value="3.571" calcext:value-type="float">
            <text:p>3.5710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7"/>
          <table:table-cell table:style-name="ce9"/>
          <table:table-cell table:style-name="ce112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9" table:number-columns-repeated="14"/>
          <table:table-cell table:style-name="ce223" table:formula="of:=ABS([.U52])" office:value-type="float" office:value="0.1874" calcext:value-type="float">
            <text:p>0.1874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6076" calcext:value-type="float">
            <text:p>0.6076</text:p>
          </table:table-cell>
          <table:table-cell table:style-name="ce185" office:value-type="float" office:value="0.0464" calcext:value-type="float">
            <text:p>0.0464</text:p>
          </table:table-cell>
          <table:table-cell table:style-name="ce185" office:value-type="float" office:value="1.7701" calcext:value-type="float">
            <text:p>1.770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6" table:number-columns-repeated="14"/>
          <table:table-cell table:style-name="ce223" table:formula="of:=ABS([.U53])" office:value-type="float" office:value="0.0464" calcext:value-type="float">
            <text:p>0.046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456" calcext:value-type="float">
            <text:p>0.5456</text:p>
          </table:table-cell>
          <table:table-cell table:style-name="ce185" office:value-type="float" office:value="-0.0549" calcext:value-type="float">
            <text:p>-0.0549</text:p>
          </table:table-cell>
          <table:table-cell table:style-name="ce185" office:value-type="float" office:value="0.9896" calcext:value-type="float">
            <text:p>0.989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6" table:number-columns-repeated="14"/>
          <table:table-cell table:style-name="ce223" table:formula="of:=ABS([.U54])" office:value-type="float" office:value="0.0549" calcext:value-type="float">
            <text:p>0.0549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664" calcext:value-type="float">
            <text:p>0.6640</text:p>
          </table:table-cell>
          <table:table-cell table:style-name="ce185" office:value-type="float" office:value="0.0824" calcext:value-type="float">
            <text:p>0.0824</text:p>
          </table:table-cell>
          <table:table-cell table:style-name="ce185" office:value-type="float" office:value="1.3365" calcext:value-type="float">
            <text:p>1.336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6" table:number-columns-repeated="14"/>
          <table:table-cell table:style-name="ce223" table:formula="of:=ABS([.U55])" office:value-type="float" office:value="0.0824" calcext:value-type="float">
            <text:p>0.082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875" calcext:value-type="float">
            <text:p>0.5875</text:p>
          </table:table-cell>
          <table:table-cell table:style-name="ce185" office:value-type="float" office:value="-0.0532" calcext:value-type="float">
            <text:p>-0.0532</text:p>
          </table:table-cell>
          <table:table-cell table:style-name="ce185" office:value-type="float" office:value="0.6885" calcext:value-type="float">
            <text:p>0.688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6" table:number-columns-repeated="14"/>
          <table:table-cell table:style-name="ce223" table:formula="of:=ABS([.U56])" office:value-type="float" office:value="0.0532" calcext:value-type="float">
            <text:p>0.0532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5" office:value-type="float" office:value="0.6459" calcext:value-type="float">
            <text:p>0.6459</text:p>
          </table:table-cell>
          <table:table-cell table:style-name="ce188" office:value-type="float" office:value="-0.0837" calcext:value-type="float">
            <text:p>-0.0837</text:p>
          </table:table-cell>
          <table:table-cell table:style-name="ce188" office:value-type="float" office:value="0.6616" calcext:value-type="float">
            <text:p>0.66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Neg, &gt;-0.1)</text:p>
          </table:table-cell>
          <table:table-cell table:number-columns-repeated="7" table:style-name="ce7" office:value-type="string" calcext:value-type="string">
            <text:p><text:s/></text:p>
          </table:table-cell>
          <table:table-cell table:style-name="ce7" office:value-type="string" calcext:value-type="string">
            <text:p><text:s/>Possible to reproduce bmsf with other seed?</text:p>
          </table:table-cell>
          <table:table-cell table:style-name="ce7" office:value-type="string" calcext:value-type="string">
            <text:p>yes!</text:p>
          </table:table-cell>
          <table:table-cell table:style-name="ce7" office:value-type="string" calcext:value-type="string">
            <text:p><text:s/></text:p>
          </table:table-cell>
          <table:table-cell table:style-name="ce8"/>
          <table:table-cell table:style-name="ce7"/>
          <table:table-cell table:style-name="ce114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7" table:number-columns-repeated="14"/>
          <table:table-cell table:style-name="ce223" table:formula="of:=ABS([.U57])" office:value-type="float" office:value="0.0837" calcext:value-type="float">
            <text:p>0.0837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17" office:value-type="float" office:value="0.9999" calcext:value-type="float">
            <text:p>0.9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no</text:p>
          </table:table-cell>
          <table:table-cell table:style-name="ce9" office:value-type="string" calcext:value-type="string">
            <text:p>-0.4 to 0</text:p>
          </table:table-cell>
          <table:table-cell table:style-name="ce9" office:value-type="string" calcext:value-type="string">
            <text:p>-0.2 and 0</text:p>
          </table:table-cell>
          <table:table-cell table:style-name="ce176" office:value-type="float" office:value="0.4482" calcext:value-type="float">
            <text:p>0.4482</text:p>
          </table:table-cell>
          <table:table-cell table:style-name="ce189" office:value-type="float" office:value="-0.1463" calcext:value-type="float">
            <text:p>-0.1463</text:p>
          </table:table-cell>
          <table:table-cell table:style-name="ce189" office:value-type="float" office:value="1.7111" calcext:value-type="float">
            <text:p>1.7111</text:p>
          </table:table-cell>
          <table:table-cell table:style-name="ce199" office:value-type="string" calcext:value-type="string">
            <text:p>Almost always 3.22m</text:p>
          </table:table-cell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112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9" table:number-columns-repeated="14"/>
          <table:table-cell table:style-name="ce223" table:formula="of:=ABS([.U58])" office:value-type="float" office:value="0.1463" calcext:value-type="float">
            <text:p>0.1463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4273" calcext:value-type="float">
            <text:p>0.4273</text:p>
          </table:table-cell>
          <table:table-cell table:style-name="ce185" office:value-type="float" office:value="-0.1293" calcext:value-type="float">
            <text:p>-0.1293</text:p>
          </table:table-cell>
          <table:table-cell table:style-name="ce185" office:value-type="float" office:value="1.3169" calcext:value-type="float">
            <text:p>1.316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6" table:number-columns-repeated="14"/>
          <table:table-cell table:style-name="ce223" table:formula="of:=ABS([.U59])" office:value-type="float" office:value="0.1293" calcext:value-type="float">
            <text:p>0.1293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string" calcext:value-type="string">
            <text:p>-0.2 and 0</text:p>
          </table:table-cell>
          <table:table-cell table:style-name="ce174" office:value-type="float" office:value="0.5146" calcext:value-type="float">
            <text:p>0.5146</text:p>
          </table:table-cell>
          <table:table-cell table:style-name="ce185" office:value-type="float" office:value="-0.1236" calcext:value-type="float">
            <text:p>-0.1236</text:p>
          </table:table-cell>
          <table:table-cell table:style-name="ce185" office:value-type="float" office:value="1.3117" calcext:value-type="float">
            <text:p>1.3117</text:p>
          </table:table-cell>
          <table:table-cell table:style-name="ce200" office:value-type="string" calcext:value-type="string">
            <text:p>yes, but more towards 0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6" table:number-columns-repeated="14"/>
          <table:table-cell table:style-name="ce223" table:formula="of:=ABS([.U60])" office:value-type="float" office:value="0.1236" calcext:value-type="float">
            <text:p>0.123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4395" calcext:value-type="float">
            <text:p>0.4395</text:p>
          </table:table-cell>
          <table:table-cell table:style-name="ce185" office:value-type="float" office:value="-0.1691" calcext:value-type="float">
            <text:p>-0.1691</text:p>
          </table:table-cell>
          <table:table-cell table:style-name="ce185" office:value-type="float" office:value="1.3536" calcext:value-type="float">
            <text:p>1.353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6" table:number-columns-repeated="14"/>
          <table:table-cell table:style-name="ce223" table:formula="of:=ABS([.U61])" office:value-type="float" office:value="0.1691" calcext:value-type="float">
            <text:p>0.16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079" calcext:value-type="float">
            <text:p>0.5079</text:p>
          </table:table-cell>
          <table:table-cell table:style-name="ce185" office:value-type="float" office:value="-0.1098" calcext:value-type="float">
            <text:p>-0.1098</text:p>
          </table:table-cell>
          <table:table-cell table:style-name="ce185" office:value-type="float" office:value="1.4259" calcext:value-type="float">
            <text:p>1.425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6" table:number-columns-repeated="14"/>
          <table:table-cell table:style-name="ce223" table:formula="of:=ABS([.U62])" office:value-type="float" office:value="0.1098" calcext:value-type="float">
            <text:p>0.1098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<text:s/></text:p>
          </table:table-cell>
          <table:table-cell table:style-name="ce7" office:value-type="string" calcext:value-type="string">
            <text:p>-0.2 <text:span text:style-name="T1">(</text:span>0<text:span text:style-name="T1">)</text:span></text:p>
          </table:table-cell>
          <table:table-cell table:style-name="ce7" office:value-type="string" calcext:value-type="string">
            <text:p>-0.2 and 0</text:p>
          </table:table-cell>
          <table:table-cell table:style-name="ce175" office:value-type="float" office:value="0.4707" calcext:value-type="float">
            <text:p>0.4707</text:p>
          </table:table-cell>
          <table:table-cell table:style-name="ce188" office:value-type="float" office:value="-0.1667" calcext:value-type="float">
            <text:p>-0.1667</text:p>
          </table:table-cell>
          <table:table-cell table:style-name="ce188" office:value-type="float" office:value="1.4259" calcext:value-type="float">
            <text:p>1.4259</text:p>
          </table:table-cell>
          <table:table-cell table:style-name="ce7" office:value-type="string" calcext:value-type="string">
            <text:p>comparable to 1.5mio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212" office:value-type="string" calcext:value-type="string">
            <text:p>yes!?</text:p>
          </table:table-cell>
          <table:table-cell table:style-name="ce7" office:value-type="string" calcext:value-type="string">
            <text:p>reducing regularization may speed up learning and increase magnitude of output commands</text:p>
          </table:table-cell>
          <table:table-cell table:style-name="ce7" office:value-type="string" calcext:value-type="string">
            <text:p><text:s/>Vergence at last 250 steps of training looks pretty nice! Variance is really decreased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114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7" table:number-columns-repeated="14"/>
          <table:table-cell table:style-name="ce223" table:formula="of:=ABS([.U63])" office:value-type="float" office:value="0.1667" calcext:value-type="float">
            <text:p>0.1667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99" calcext:value-type="float">
            <text:p>0.99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76" office:value-type="float" office:value="0.4895" calcext:value-type="float">
            <text:p>0.4895</text:p>
          </table:table-cell>
          <table:table-cell table:style-name="ce189" office:value-type="float" office:value="-0.1364" calcext:value-type="float">
            <text:p>-0.1364</text:p>
          </table:table-cell>
          <table:table-cell table:style-name="ce189" office:value-type="float" office:value="2.5667" calcext:value-type="float">
            <text:p>2.5667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112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9" table:number-columns-repeated="14"/>
          <table:table-cell table:style-name="ce223" table:formula="of:=ABS([.U64])" office:value-type="float" office:value="0.1364" calcext:value-type="float">
            <text:p>0.1364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42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4895" calcext:value-type="float">
            <text:p>0.4895</text:p>
          </table:table-cell>
          <table:table-cell table:style-name="ce185" office:value-type="float" office:value="-0.1364" calcext:value-type="float">
            <text:p>-0.1364</text:p>
          </table:table-cell>
          <table:table-cell table:style-name="ce185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6" table:number-columns-repeated="14"/>
          <table:table-cell table:style-name="ce223" table:formula="of:=ABS([.U65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43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rising at neg</text:p>
          </table:table-cell>
          <table:table-cell table:number-columns-repeated="2" table:style-name="ce7" office:value-type="float" office:value="-0.2" calcext:value-type="float">
            <text:p>-0.2</text:p>
          </table:table-cell>
          <table:table-cell table:style-name="ce175" office:value-type="float" office:value="0.4895" calcext:value-type="float">
            <text:p>0.4895</text:p>
          </table:table-cell>
          <table:table-cell table:style-name="ce188" office:value-type="float" office:value="-0.1364" calcext:value-type="float">
            <text:p>-0.1364</text:p>
          </table:table-cell>
          <table:table-cell table:style-name="ce188" office:value-type="float" office:value="2.5667" calcext:value-type="float">
            <text:p>2.5667</text:p>
          </table:table-cell>
          <table:table-cell table:style-name="ce93" office:value-type="string" calcext:value-type="string">
            <text:p>3.22m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217" office:value-type="string" calcext:value-type="string">
            <text:p><text:s/>output command are always negative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114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7" table:number-columns-repeated="14"/>
          <table:table-cell table:style-name="ce223" table:formula="of:=ABS([.U66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6" office:value-type="string" calcext:value-type="string">
            <text:p>VarDec 10-5 to 10-6</text:p>
          </table:table-cell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8624" calcext:value-type="float">
            <text:p>0.8624</text:p>
          </table:table-cell>
          <table:table-cell table:style-name="ce185" office:value-type="float" office:value="0.1066" calcext:value-type="float">
            <text:p>0.1066</text:p>
          </table:table-cell>
          <table:table-cell table:style-name="ce185" office:value-type="float" office:value="4.7946" calcext:value-type="float">
            <text:p>4.794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6" table:number-columns-repeated="14"/>
          <table:table-cell table:style-name="ce223" table:formula="of:=ABS([.U67])" office:value-type="float" office:value="0.1066" calcext:value-type="float">
            <text:p>0.106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7746" calcext:value-type="float">
            <text:p>0.7746</text:p>
          </table:table-cell>
          <table:table-cell table:style-name="ce185" office:value-type="float" office:value="0.1075" calcext:value-type="float">
            <text:p>0.1075</text:p>
          </table:table-cell>
          <table:table-cell table:style-name="ce185" office:value-type="float" office:value="3.0757" calcext:value-type="float">
            <text:p>3.075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6" table:number-columns-repeated="14"/>
          <table:table-cell table:style-name="ce223" table:formula="of:=ABS([.U68])" office:value-type="float" office:value="0.1075" calcext:value-type="float">
            <text:p>0.107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7732" calcext:value-type="float">
            <text:p>0.7732</text:p>
          </table:table-cell>
          <table:table-cell table:style-name="ce185" office:value-type="float" office:value="0.1607" calcext:value-type="float">
            <text:p>0.1607</text:p>
          </table:table-cell>
          <table:table-cell table:style-name="ce185" office:value-type="float" office:value="3.0413" calcext:value-type="float">
            <text:p>3.041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6" table:number-columns-repeated="14"/>
          <table:table-cell table:style-name="ce223" table:formula="of:=ABS([.U69])" office:value-type="float" office:value="0.1607" calcext:value-type="float">
            <text:p>0.16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8046" calcext:value-type="float">
            <text:p>0.8046</text:p>
          </table:table-cell>
          <table:table-cell table:style-name="ce185" office:value-type="float" office:value="0.2592" calcext:value-type="float">
            <text:p>0.2592</text:p>
          </table:table-cell>
          <table:table-cell table:style-name="ce185" office:value-type="float" office:value="3.2394" calcext:value-type="float">
            <text:p>3.239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6" table:number-columns-repeated="14"/>
          <table:table-cell table:style-name="ce223" table:formula="of:=ABS([.U70])" office:value-type="float" office:value="0.2592" calcext:value-type="float">
            <text:p>0.2592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8761" calcext:value-type="float">
            <text:p>0.8761</text:p>
          </table:table-cell>
          <table:table-cell table:style-name="ce185" office:value-type="float" office:value="0.4046" calcext:value-type="float">
            <text:p>0.4046</text:p>
          </table:table-cell>
          <table:table-cell table:style-name="ce185" office:value-type="float" office:value="3.6899" calcext:value-type="float">
            <text:p>3.689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6" table:number-columns-repeated="14"/>
          <table:table-cell table:style-name="ce223" table:formula="of:=ABS([.U71])" office:value-type="float" office:value="0.4046" calcext:value-type="float">
            <text:p>0.404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5" office:value-type="float" office:value="0.9276" calcext:value-type="float">
            <text:p>0.9276</text:p>
          </table:table-cell>
          <table:table-cell table:style-name="ce188" office:value-type="float" office:value="0.5456" calcext:value-type="float">
            <text:p>0.5456</text:p>
          </table:table-cell>
          <table:table-cell table:style-name="ce188" office:value-type="float" office:value="3.7036" calcext:value-type="float">
            <text:p>3.70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114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7" table:number-columns-repeated="14"/>
          <table:table-cell table:style-name="ce223" table:formula="of:=ABS([.U72])" office:value-type="float" office:value="0.5456" calcext:value-type="float">
            <text:p>0.5456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76" office:value-type="float" office:value="0.7642" calcext:value-type="float">
            <text:p>0.7642</text:p>
          </table:table-cell>
          <table:table-cell table:style-name="ce189" office:value-type="float" office:value="0.1169" calcext:value-type="float">
            <text:p>0.1169</text:p>
          </table:table-cell>
          <table:table-cell table:style-name="ce189" office:value-type="float" office:value="3.4033" calcext:value-type="float">
            <text:p>3.4033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112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9" table:number-columns-repeated="14"/>
          <table:table-cell table:style-name="ce223" table:formula="of:=ABS([.U73])" office:value-type="float" office:value="0.1169" calcext:value-type="float">
            <text:p>0.1169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888" calcext:value-type="float">
            <text:p>0.5888</text:p>
          </table:table-cell>
          <table:table-cell table:style-name="ce185" office:value-type="float" office:value="0.0191" calcext:value-type="float">
            <text:p>0.0191</text:p>
          </table:table-cell>
          <table:table-cell table:style-name="ce185" office:value-type="float" office:value="1.629" calcext:value-type="float">
            <text:p>1.629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6" table:number-columns-repeated="14"/>
          <table:table-cell table:style-name="ce223" table:formula="of:=ABS([.U74])" office:value-type="float" office:value="0.0191" calcext:value-type="float">
            <text:p>0.01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931" calcext:value-type="float">
            <text:p>0.5931</text:p>
          </table:table-cell>
          <table:table-cell table:style-name="ce185" office:value-type="float" office:value="-0.0475" calcext:value-type="float">
            <text:p>-0.0475</text:p>
          </table:table-cell>
          <table:table-cell table:style-name="ce185" office:value-type="float" office:value="0.9148" calcext:value-type="float">
            <text:p>0.9148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6" table:number-columns-repeated="14"/>
          <table:table-cell table:style-name="ce223" table:formula="of:=ABS([.U75])" office:value-type="float" office:value="0.0475" calcext:value-type="float">
            <text:p>0.0475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5" office:value-type="float" office:value="0.584" calcext:value-type="float">
            <text:p>0.5840</text:p>
          </table:table-cell>
          <table:table-cell table:style-name="ce188" office:value-type="float" office:value="0.1772" calcext:value-type="float">
            <text:p>0.1772</text:p>
          </table:table-cell>
          <table:table-cell table:style-name="ce188" office:value-type="float" office:value="1.3818" calcext:value-type="float">
            <text:p>1.381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114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7" table:number-columns-repeated="14"/>
          <table:table-cell table:style-name="ce223" table:formula="of:=ABS([.U76])" office:value-type="float" office:value="0.1772" calcext:value-type="float">
            <text:p>0.1772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145" office:value-type="string" calcext:value-type="string">
            <text:p>muscle init uniformly distributed over object range</text:p>
          </table:table-cell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76" office:value-type="float" office:value="0.9775" calcext:value-type="float">
            <text:p>0.9775</text:p>
          </table:table-cell>
          <table:table-cell table:style-name="ce189" office:value-type="float" office:value="0.0024" calcext:value-type="float">
            <text:p>0.0024</text:p>
          </table:table-cell>
          <table:table-cell table:style-name="ce189" office:value-type="float" office:value="6.1875" calcext:value-type="float">
            <text:p>6.1875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112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9" table:number-columns-repeated="14"/>
          <table:table-cell table:style-name="ce223" table:formula="of:=ABS([.U77])" office:value-type="float" office:value="0.0024" calcext:value-type="float">
            <text:p>0.0024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7371" calcext:value-type="float">
            <text:p>0.7371</text:p>
          </table:table-cell>
          <table:table-cell table:style-name="ce185" office:value-type="float" office:value="0.1716" calcext:value-type="float">
            <text:p>0.1716</text:p>
          </table:table-cell>
          <table:table-cell table:style-name="ce185" office:value-type="float" office:value="2.2629" calcext:value-type="float">
            <text:p>2.262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6" table:number-columns-repeated="14"/>
          <table:table-cell table:style-name="ce223" table:formula="of:=ABS([.U78])" office:value-type="float" office:value="0.1716" calcext:value-type="float">
            <text:p>0.171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6083" calcext:value-type="float">
            <text:p>0.6083</text:p>
          </table:table-cell>
          <table:table-cell table:style-name="ce185" office:value-type="float" office:value="0.1333" calcext:value-type="float">
            <text:p>0.1333</text:p>
          </table:table-cell>
          <table:table-cell table:style-name="ce185" office:value-type="float" office:value="1.3414" calcext:value-type="float">
            <text:p>1.341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6" table:number-columns-repeated="14"/>
          <table:table-cell table:style-name="ce223" table:formula="of:=ABS([.U79])" office:value-type="float" office:value="0.1333" calcext:value-type="float">
            <text:p>0.1333</text:p>
          </table:table-cell>
          <table:table-cell table:style-name="ce6" table:number-columns-repeated="972"/>
        </table:table-row>
        <table:table-row table:style-name="ro3">
          <table:table-cell table:style-name="ce127" office:value-type="string" calcext:value-type="string">
            <text:p>#1</text:p>
          </table:table-cell>
          <table:table-cell table:style-name="ce127" office:value-type="string" calcext:value-type="string">
            <text:p><text:s/>2mio</text:p>
          </table:table-cell>
          <table:table-cell table:style-name="ce127" office:value-type="string" calcext:value-type="string">
            <text:p>288, 288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.1269" calcext:value-type="float">
            <text:p>0.1269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string" calcext:value-type="string">
            <text:p>128 40 </text:p>
          </table:table-cell>
          <table:table-cell table:style-name="ce127" office:value-type="string" calcext:value-type="string">
            <text:p>4 1 </text:p>
          </table:table-cell>
          <table:table-cell table:style-name="ce127" office:value-type="string" calcext:value-type="string">
            <text:p>0.5 0.5 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.5" calcext:value-type="float">
            <text:p>0.5</text:p>
          </table:table-cell>
          <table:table-cell table:style-name="ce127" office:value-type="float" office:value="0.2" calcext:value-type="float">
            <text:p>0.2</text:p>
          </table:table-cell>
          <table:table-cell table:style-name="ce127" office:value-type="string" calcext:value-type="string">
            <text:p>1 1 2</text:p>
          </table:table-cell>
          <table:table-cell table:style-name="ce127" office:value-type="float" office:value="0.999" calcext:value-type="float">
            <text:p>0.999</text:p>
          </table:table-cell>
          <table:table-cell table:style-name="ce127" office:value-type="string" calcext:value-type="string">
            <text:p>0.0064 0.0166</text:p>
          </table:table-cell>
          <table:table-cell table:style-name="ce127"/>
          <table:table-cell table:style-name="ce157" office:value-type="string" calcext:value-type="string">
            <text:p><text:s/></text:p>
          </table:table-cell>
          <table:table-cell table:number-columns-repeated="2" table:style-name="ce127" office:value-type="string" calcext:value-type="string">
            <text:p><text:s/></text:p>
          </table:table-cell>
          <table:table-cell table:style-name="ce177" office:value-type="float" office:value="0.5822" calcext:value-type="float">
            <text:p>0.5822</text:p>
          </table:table-cell>
          <table:table-cell table:style-name="ce192" office:value-type="float" office:value="0.0711" calcext:value-type="float">
            <text:p>0.0711</text:p>
          </table:table-cell>
          <table:table-cell table:style-name="ce192" office:value-type="float" office:value="0.9063" calcext:value-type="float">
            <text:p>0.9063</text:p>
          </table:table-cell>
          <table:table-cell table:style-name="ce127"/>
          <table:table-cell table:number-columns-repeated="5" table:style-name="ce127" office:value-type="string" calcext:value-type="string">
            <text:p><text:s/></text:p>
          </table:table-cell>
          <table:table-cell table:style-name="ce127" office:value-type="string" calcext:value-type="string">
            <text:p>yes</text:p>
          </table:table-cell>
          <table:table-cell table:style-name="ce127" office:value-type="string" calcext:value-type="string">
            <text:p>yes?</text:p>
          </table:table-cell>
          <table:table-cell table:style-name="ce127" office:value-type="string" calcext:value-type="string">
            <text:p>no</text:p>
          </table:table-cell>
          <table:table-cell table:style-name="ce127" office:value-type="string" calcext:value-type="string">
            <text:p><text:s/></text:p>
          </table:table-cell>
          <table:table-cell table:style-name="ce127" office:value-type="string" calcext:value-type="string">
            <text:p>continue training!</text:p>
          </table:table-cell>
          <table:table-cell table:style-name="ce127" office:value-type="string" calcext:value-type="string">
            <text:p><text:s/></text:p>
          </table:table-cell>
          <table:table-cell table:style-name="ce127" table:number-columns-repeated="2"/>
          <table:table-cell table:style-name="ce222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27" table:number-columns-repeated="14"/>
          <table:table-cell table:style-name="ce224" table:formula="of:=ABS([.U80])" office:value-type="float" office:value="0.0711" calcext:value-type="float">
            <text:p>0.0711</text:p>
          </table:table-cell>
          <table:table-cell table:style-name="ce127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128" table:number-columns-repeated="5"/>
          <table:table-cell table:style-name="ce128" office:value-type="string" calcext:value-type="string">
            <text:p>Experiments with cutout</text:p>
          </table:table-cell>
          <table:table-cell table:style-name="ce128" table:number-columns-repeated="5"/>
          <table:table-cell table:style-name="ce138" table:number-columns-repeated="5"/>
          <table:table-cell table:style-name="ce158"/>
          <table:table-cell table:style-name="ce128" table:number-columns-repeated="2"/>
          <table:table-cell table:style-name="ce178"/>
          <table:table-cell table:style-name="ce193" table:number-columns-repeated="2"/>
          <table:table-cell table:style-name="ce128"/>
          <table:table-cell table:style-name="ce138" table:number-columns-repeated="3"/>
          <table:table-cell table:style-name="ce128" table:number-columns-repeated="5"/>
          <table:table-cell table:style-name="ce213" table:number-columns-repeated="993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1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6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9" office:value-type="float" office:value="0.6744" calcext:value-type="float">
            <text:p>0.6744</text:p>
          </table:table-cell>
          <table:table-cell table:style-name="ce183" office:value-type="float" office:value="0.0032" calcext:value-type="float">
            <text:p>0.0032</text:p>
          </table:table-cell>
          <table:table-cell table:style-name="ce183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1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7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79" office:value-type="float" office:value="0.7571" calcext:value-type="float">
            <text:p>0.7571</text:p>
          </table:table-cell>
          <table:table-cell table:style-name="ce183" office:value-type="float" office:value="0.0992" calcext:value-type="float">
            <text:p>0.0992</text:p>
          </table:table-cell>
          <table:table-cell table:style-name="ce183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207" office:value-type="string" calcext:value-type="string">
            <text:p>~pos</text:p>
          </table:table-cell>
          <table:table-cell table:style-name="ce20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1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7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9" office:value-type="float" office:value="0.6064" calcext:value-type="float">
            <text:p>0.6064</text:p>
          </table:table-cell>
          <table:table-cell table:style-name="ce183" office:value-type="float" office:value="0.1048" calcext:value-type="float">
            <text:p>0.1048</text:p>
          </table:table-cell>
          <table:table-cell table:style-name="ce183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207" office:value-type="string" calcext:value-type="string">
            <text:p>pos</text:p>
          </table:table-cell>
          <table:table-cell table:style-name="ce20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1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7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0" office:value-type="float" office:value="0.4583" calcext:value-type="float">
            <text:p>0.4583</text:p>
          </table:table-cell>
          <table:table-cell table:style-name="ce183" office:value-type="float" office:value="-0.0374" calcext:value-type="float">
            <text:p>-0.0374</text:p>
          </table:table-cell>
          <table:table-cell table:style-name="ce183" office:value-type="float" office:value="0.934" calcext:value-type="float">
            <text:p>0.9340</text:p>
          </table:table-cell>
          <table:table-cell table:style-name="ce201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4" office:value-type="float" office:value="0.99999" calcext:value-type="float">
            <text:p>0.99999</text:p>
          </table:table-cell>
          <table:table-cell table:style-name="ce6" office:value-type="string" calcext:value-type="string">
            <text:p>[0.0064, 0.0166]</text:p>
          </table:table-cell>
          <table:table-cell table:style-name="ce148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80" office:value-type="string" calcext:value-type="string">
            <text:p>0.3782?!</text:p>
          </table:table-cell>
          <table:table-cell table:style-name="ce194" office:value-type="float" office:value="-0.1937" calcext:value-type="float">
            <text:p>-0.1937</text:p>
          </table:table-cell>
          <table:table-cell table:style-name="ce183" office:value-type="float" office:value="1.1" calcext:value-type="float">
            <text:p>1.1000</text:p>
          </table:table-cell>
          <table:table-cell table:style-name="ce202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122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4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8"/>
          <table:table-cell table:style-name="ce159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79" office:value-type="float" office:value="0.6346" calcext:value-type="float">
            <text:p>0.6346</text:p>
          </table:table-cell>
          <table:table-cell table:style-name="ce183" office:value-type="float" office:value="0.0376" calcext:value-type="float">
            <text:p>0.0376</text:p>
          </table:table-cell>
          <table:table-cell table:style-name="ce183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1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8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79" office:value-type="float" office:value="0.4804" calcext:value-type="float">
            <text:p>0.4804</text:p>
          </table:table-cell>
          <table:table-cell table:style-name="ce183" office:value-type="float" office:value="-0.0791" calcext:value-type="float">
            <text:p>-0.0791</text:p>
          </table:table-cell>
          <table:table-cell table:style-name="ce183" office:value-type="float" office:value="2.5667" calcext:value-type="float">
            <text:p>2.5667</text:p>
          </table:table-cell>
          <table:table-cell table:style-name="ce202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218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1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8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79" office:value-type="float" office:value="0.4569" calcext:value-type="float">
            <text:p>0.4569</text:p>
          </table:table-cell>
          <table:table-cell table:style-name="ce183" office:value-type="float" office:value="-0.1364" calcext:value-type="float">
            <text:p>-0.1364</text:p>
          </table:table-cell>
          <table:table-cell table:style-name="ce183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28" table:number-columns-repeated="5"/>
          <table:table-cell table:style-name="ce128" office:value-type="string" calcext:value-type="string">
            <text:p>test wavy basis function response</text:p>
          </table:table-cell>
          <table:table-cell table:style-name="ce128" table:number-columns-repeated="5"/>
          <table:table-cell table:style-name="ce138" table:number-columns-repeated="5"/>
          <table:table-cell table:style-name="ce158"/>
          <table:table-cell table:style-name="ce128" table:number-columns-repeated="2"/>
          <table:table-cell table:style-name="ce178"/>
          <table:table-cell table:style-name="ce193" table:number-columns-repeated="2"/>
          <table:table-cell table:style-name="ce128"/>
          <table:table-cell table:style-name="ce138" table:number-columns-repeated="3"/>
          <table:table-cell table:style-name="ce128" table:number-columns-repeated="5"/>
          <table:table-cell table:style-name="ce213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60" office:value-type="string" calcext:value-type="string">
            <text:p>NO?!</text:p>
          </table:table-cell>
          <table:table-cell table:style-name="ce164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79" office:value-type="float" office:value="0.6425" calcext:value-type="float">
            <text:p>0.6425</text:p>
          </table:table-cell>
          <table:table-cell table:style-name="ce183" office:value-type="float" office:value="-0.0264" calcext:value-type="float">
            <text:p>-0.0264</text:p>
          </table:table-cell>
          <table:table-cell table:style-name="ce183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208" office:value-type="string" calcext:value-type="string">
            <text:p>no</text:p>
          </table:table-cell>
          <table:table-cell table:style-name="ce208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128, 80</text:p>
          </table:table-cell>
          <table:table-cell table:style-name="ce131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61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79"/>
          <table:table-cell table:style-name="ce183" table:number-columns-repeated="2"/>
          <table:table-cell/>
          <table:table-cell table:style-name="Default" table:number-columns-repeated="3"/>
          <table:table-cell table:style-name="ce161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128, 40</text:p>
          </table:table-cell>
          <table:table-cell table:style-name="ce131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9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79" office:value-type="float" office:value="0.6529" calcext:value-type="float">
            <text:p>0.6529</text:p>
          </table:table-cell>
          <table:table-cell table:style-name="ce183" office:value-type="float" office:value="-0.0749" calcext:value-type="float">
            <text:p>-0.0749</text:p>
          </table:table-cell>
          <table:table-cell table:style-name="ce183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9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79"/>
          <table:table-cell table:style-name="ce183" table:number-columns-repeated="2"/>
          <table:table-cell table:number-columns-repeated="10"/>
          <table:table-cell table:style-name="ce219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6"/>
          <table:table-cell table:style-name="Default" table:number-columns-repeated="14"/>
          <table:table-cell table:style-name="ce56"/>
          <table:table-cell table:style-name="Default" table:number-columns-repeated="2"/>
          <table:table-cell table:style-name="ce181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56"/>
          <table:table-cell table:style-name="Default" table:number-columns-repeated="2"/>
          <table:table-cell table:style-name="ce181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37" table:number-columns-repeated="6"/>
          <table:table-cell table:number-columns-repeated="2"/>
          <table:table-cell table:style-name="ce182"/>
          <table:table-cell table:style-name="ce183" table:number-columns-repeated="2"/>
          <table:table-cell/>
          <table:table-cell table:style-name="ce137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37" table:number-columns-repeated="6"/>
          <table:table-cell table:number-columns-repeated="2"/>
          <table:table-cell table:style-name="ce137"/>
          <table:table-cell table:number-columns-repeated="3"/>
          <table:table-cell table:style-name="ce137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61" table:default-cell-style-name="ce79"/>
        <table:table-column table:style-name="co62" table:default-cell-style-name="Default"/>
        <table:table-column table:style-name="co30" table:default-cell-style-name="ce6"/>
        <table:table-column table:style-name="co63" table:default-cell-style-name="ce6"/>
        <table:table-column table:style-name="co20" table:default-cell-style-name="ce6"/>
        <table:table-column table:style-name="co64" table:default-cell-style-name="ce6"/>
        <table:table-column table:style-name="co65" table:default-cell-style-name="ce6"/>
        <table:table-column table:style-name="co25" table:default-cell-style-name="ce6"/>
        <table:table-column table:style-name="co63" table:default-cell-style-name="ce6"/>
        <table:table-column table:style-name="co9" table:default-cell-style-name="ce6"/>
        <table:table-column table:style-name="co66" table:default-cell-style-name="ce5"/>
        <table:table-column table:style-name="co66" table:default-cell-style-name="ce254"/>
        <table:table-column table:style-name="co67" table:default-cell-style-name="Default"/>
        <table:table-column table:style-name="co12" table:default-cell-style-name="Default"/>
        <table:table-column table:style-name="co68" table:default-cell-style-name="Default"/>
        <table:table-column table:style-name="co69" table:default-cell-style-name="ce6"/>
        <table:table-column table:style-name="co70" table:default-cell-style-name="ce141"/>
        <table:table-column table:style-name="co71" table:default-cell-style-name="ce56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20" table:default-cell-style-name="Default"/>
        <table:table-column table:style-name="co74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26" table:default-cell-style-name="Default"/>
        <table:table-column table:style-name="co77" table:number-columns-repeated="2" table:default-cell-style-name="Default"/>
        <table:table-column table:style-name="co2" table:number-columns-repeated="995" table:default-cell-style-name="Default"/>
        <table:table-row table:style-name="ro1">
          <table:table-cell table:style-name="ce225"/>
          <table:table-cell table:style-name="ce236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41"/>
          <table:covered-table-cell table:number-columns-repeated="2" table:style-name="ce225"/>
          <table:covered-table-cell table:style-name="ce248"/>
          <table:covered-table-cell table:number-columns-repeated="3" table:style-name="ce225"/>
          <table:covered-table-cell table:style-name="ce248"/>
          <table:covered-table-cell/>
          <table:table-cell table:style-name="ce241" office:value-type="string" calcext:value-type="string" table:number-columns-spanned="16" table:number-rows-spanned="1">
            <text:p>Results</text:p>
          </table:table-cell>
          <table:covered-table-cell table:number-columns-repeated="3" table:style-name="ce225"/>
          <table:covered-table-cell table:style-name="ce271"/>
          <table:covered-table-cell table:style-name="ce248"/>
          <table:covered-table-cell table:number-columns-repeated="10" table:style-name="ce225"/>
          <table:table-cell table:style-name="ce225" table:number-columns-repeated="996"/>
        </table:table-row>
        <table:table-row table:style-name="ro2">
          <table:table-cell table:style-name="ce226" office:value-type="string" calcext:value-type="string">
            <text:p>Lukas</text:p>
          </table:table-cell>
          <table:table-cell table:style-name="ce79" table:number-columns-repeated="5"/>
          <table:table-cell table:style-name="ce249"/>
          <table:table-cell table:style-name="ce79" table:number-columns-repeated="2"/>
          <table:table-cell table:style-name="ce252" office:value-type="string" calcext:value-type="string" table:number-columns-spanned="3" table:number-rows-spanned="1">
            <text:p>LR</text:p>
          </table:table-cell>
          <table:covered-table-cell table:style-name="ce249"/>
          <table:covered-table-cell/>
          <table:table-cell table:style-name="ce252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79"/>
          <table:table-cell table:style-name="ce33"/>
          <table:table-cell table:style-name="ce249"/>
          <table:table-cell table:style-name="ce252" office:value-type="string" calcext:value-type="string" table:number-columns-spanned="6" table:number-rows-spanned="1">
            <text:p>vergErr</text:p>
          </table:table-cell>
          <table:covered-table-cell table:style-name="ce289"/>
          <table:covered-table-cell table:number-columns-repeated="4" table:style-name="ce79"/>
          <table:table-cell table:style-name="ce252" office:value-type="string" calcext:value-type="string" table:number-columns-spanned="2" table:number-rows-spanned="1">
            <text:p>w_ij muscle (lat,med)</text:p>
          </table:table-cell>
          <table:covered-table-cell table:style-name="ce249"/>
          <table:table-cell table:style-name="ce79" table:number-columns-repeated="4"/>
          <table:table-cell table:style-name="ce249" table:number-columns-repeated="994"/>
        </table:table-row>
        <table:table-row table:style-name="ro2">
          <table:table-cell/>
          <table:table-cell table:style-name="ce79" table:number-columns-repeated="9"/>
          <table:table-cell table:style-name="ce249"/>
          <table:table-cell/>
          <table:table-cell table:style-name="ce79" table:number-columns-repeated="3"/>
          <table:table-cell table:style-name="ce267"/>
          <table:table-cell table:style-name="ce33"/>
          <table:table-cell table:style-name="ce249" table:number-columns-repeated="2"/>
          <table:table-cell table:style-name="ce290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79"/>
          <table:table-cell table:style-name="ce289" office:value-type="string" calcext:value-type="string" table:number-columns-spanned="2" table:number-rows-spanned="1">
            <text:p>Bias</text:p>
          </table:table-cell>
          <table:covered-table-cell table:style-name="ce267"/>
          <table:table-cell table:style-name="ce79"/>
          <table:table-cell table:style-name="ce267"/>
          <table:table-cell table:style-name="ce79" table:number-columns-repeated="3"/>
          <table:table-cell table:style-name="ce301" table:number-columns-repeated="995"/>
        </table:table-row>
        <table:table-row table:style-name="ro4">
          <table:table-cell table:style-name="ce227" office:value-type="string" calcext:value-type="string">
            <text:p>#R</text:p>
          </table:table-cell>
          <table:table-cell table:style-name="ce227" office:value-type="string" calcext:value-type="string">
            <text:p># Iter</text:p>
          </table:table-cell>
          <table:table-cell table:style-name="ce227" office:value-type="string" calcext:value-type="string">
            <text:p>muscl</text:p>
          </table:table-cell>
          <table:table-cell table:style-name="ce227" office:value-type="string" calcext:value-type="string">
            <text:p>lRec %</text:p>
          </table:table-cell>
          <table:table-cell table:style-name="ce227" office:value-type="string" calcext:value-type="string">
            <text:p>lMet %</text:p>
          </table:table-cell>
          <table:table-cell table:style-name="ce227" office:value-type="string" calcext:value-type="string">
            <text:p>lMFB %</text:p>
          </table:table-cell>
          <table:table-cell table:style-name="ce227" office:value-type="string" calcext:value-type="string">
            <text:p>FoV Size</text:p>
          </table:table-cell>
          <table:table-cell table:style-name="ce227" office:value-type="string" calcext:value-type="string">
            <text:p>dsRatio</text:p>
          </table:table-cell>
          <table:table-cell table:style-name="ce227" office:value-type="string" calcext:value-type="string">
            <text:p>stride</text:p>
          </table:table-cell>
          <table:table-cell table:style-name="ce227" office:value-type="string" calcext:value-type="string">
            <text:p>Cr</text:p>
          </table:table-cell>
          <table:table-cell table:style-name="ce227" office:value-type="string" calcext:value-type="string">
            <text:p>Ac</text:p>
          </table:table-cell>
          <table:table-cell table:style-name="ce255" office:value-type="string" calcext:value-type="string">
            <text:p>SC</text:p>
          </table:table-cell>
          <table:table-cell table:style-name="ce227" office:value-type="string" calcext:value-type="string">
            <text:p>max @ verg</text:p>
          </table:table-cell>
          <table:table-cell table:style-name="ce227" office:value-type="string" calcext:value-type="string">
            <text:p>flat</text:p>
          </table:table-cell>
          <table:table-cell table:style-name="ce227" office:value-type="string" calcext:value-type="string">
            <text:p>bias</text:p>
          </table:table-cell>
          <table:table-cell table:style-name="ce268" office:value-type="string" calcext:value-type="string">
            <text:p>rising at end</text:p>
          </table:table-cell>
          <table:table-cell table:style-name="ce272" office:value-type="string" calcext:value-type="string">
            <text:p>RecErr bias</text:p>
          </table:table-cell>
          <table:table-cell table:style-name="ce227" office:value-type="string" calcext:value-type="string">
            <text:p>RMSE at 10</text:p>
          </table:table-cell>
          <table:table-cell table:style-name="ce227" office:value-type="string" calcext:value-type="string">
            <text:p>median at 10</text:p>
          </table:table-cell>
          <table:table-cell table:style-name="ce227" office:value-type="string" calcext:value-type="string">
            <text:p>lo</text:p>
          </table:table-cell>
          <table:table-cell table:style-name="ce227" office:value-type="string" calcext:value-type="string">
            <text:p>hi</text:p>
          </table:table-cell>
          <table:table-cell table:style-name="ce227" office:value-type="string" calcext:value-type="string">
            <text:p>4*iqr</text:p>
          </table:table-cell>
          <table:table-cell table:style-name="ce227" office:value-type="string" calcext:value-type="string">
            <text:p>ObjDist</text:p>
          </table:table-cell>
          <table:table-cell table:style-name="ce268" office:value-type="string" calcext:value-type="string">
            <text:p>Offset</text:p>
          </table:table-cell>
          <table:table-cell table:style-name="ce227" office:value-type="string" calcext:value-type="string">
            <text:p>Cr</text:p>
          </table:table-cell>
          <table:table-cell table:style-name="ce268" office:value-type="string" calcext:value-type="string">
            <text:p>Ac</text:p>
          </table:table-cell>
          <table:table-cell table:style-name="ce227" office:value-type="string" calcext:value-type="string">
            <text:p>converged</text:p>
          </table:table-cell>
          <table:table-cell table:style-name="ce227" office:value-type="string" calcext:value-type="string">
            <text:p>1<text:span text:style-name="T4">st</text:span> glance</text:p>
          </table:table-cell>
          <table:table-cell table:style-name="ce300" office:value-type="string" calcext:value-type="string">
            <text:p>Inference</text:p>
          </table:table-cell>
          <table:table-cell table:style-name="ce300" office:value-type="string" calcext:value-type="string">
            <text:p>Reason</text:p>
          </table:table-cell>
          <table:table-cell table:style-name="ce227" table:number-columns-repeated="6"/>
          <table:table-cell table:style-name="ce300" office:value-type="string" calcext:value-type="string">
            <text:p>Result</text:p>
          </table:table-cell>
          <table:table-cell table:style-name="ce227" table:number-columns-repeated="987"/>
        </table:table-row>
        <table:table-row table:style-name="ro2">
          <table:table-cell table:style-name="ce228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number-columns-repeated="3" table:style-name="ce228" office:value-type="string" calcext:value-type="string">
            <text:p>~</text:p>
          </table:table-cell>
          <table:table-cell table:style-name="ce228" office:value-type="string" calcext:value-type="string">
            <text:p>128, 40</text:p>
          </table:table-cell>
          <table:table-cell table:style-name="ce228" office:value-type="string" calcext:value-type="string">
            <text:p>8,1</text:p>
          </table:table-cell>
          <table:table-cell table:style-name="ce228" office:value-type="string" calcext:value-type="string">
            <text:p>0.5, 0.5</text:p>
          </table:table-cell>
          <table:table-cell table:number-columns-repeated="2" table:style-name="ce228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228"/>
          <table:table-cell table:style-name="ce228" office:value-type="string" calcext:value-type="string">
            <text:p>no?!</text:p>
          </table:table-cell>
          <table:table-cell table:style-name="ce228" office:value-type="string" calcext:value-type="string">
            <text:p>0?</text:p>
          </table:table-cell>
          <table:table-cell table:style-name="ce269" office:value-type="string" calcext:value-type="string">
            <text:p>yes</text:p>
          </table:table-cell>
          <table:table-cell table:style-name="ce273" office:value-type="string" calcext:value-type="string">
            <text:p>Non-zero everywhere</text:p>
          </table:table-cell>
          <table:table-cell table:style-name="ce228"/>
          <table:table-cell table:style-name="ce228" office:value-type="float" office:value="0.2946" calcext:value-type="float">
            <text:p>0.2946</text:p>
          </table:table-cell>
          <table:table-cell table:style-name="ce228" office:value-type="float" office:value="-3.2" calcext:value-type="float">
            <text:p>-3.2</text:p>
          </table:table-cell>
          <table:table-cell table:style-name="ce228" office:value-type="float" office:value="3.7" calcext:value-type="float">
            <text:p>3.7</text:p>
          </table:table-cell>
          <table:table-cell table:style-name="ce228" office:value-type="float" office:value="10.1983" calcext:value-type="float">
            <text:p>10.1983</text:p>
          </table:table-cell>
          <table:table-cell table:style-name="ce259" office:value-type="string" calcext:value-type="string">
            <text:p>no</text:p>
          </table:table-cell>
          <table:table-cell table:style-name="ce269" office:value-type="string" calcext:value-type="string">
            <text:p>pos</text:p>
          </table:table-cell>
          <table:table-cell table:style-name="ce228" office:value-type="string" calcext:value-type="string">
            <text:p>-0.0007, 0.0002</text:p>
          </table:table-cell>
          <table:table-cell table:style-name="ce269" office:value-type="string" calcext:value-type="string">
            <text:p>-0.000006, -0.00002</text:p>
          </table:table-cell>
          <table:table-cell table:style-name="ce228" office:value-type="string" calcext:value-type="string">
            <text:p>~</text:p>
          </table:table-cell>
          <table:table-cell table:style-name="ce228" table:number-columns-repeated="2"/>
          <table:table-cell table:style-name="ce302" office:value-type="string" calcext:value-type="string">
            <text:p>untrained model to compare</text:p>
          </table:table-cell>
          <table:table-cell table:style-name="ce228" table:number-columns-repeated="25"/>
          <table:table-cell table:style-name="ce302" office:value-type="string" calcext:value-type="string">
            <text:p>/home/klimmasch/projects/results/model_21-Jun-2016_16:16:05_11_nonhomeo_1_testUntrained</text:p>
          </table:table-cell>
          <table:table-cell table:style-name="ce228" table:number-columns-repeated="968"/>
        </table:table-row>
        <table:table-row table:style-name="ro2">
          <table:table-cell table:style-name="ce229" office:value-type="string" calcext:value-type="string">
            <text:p>#8</text:p>
          </table:table-cell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42, 0.46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14"/>
          <table:table-cell table:style-name="ce286" office:value-type="float" office:value="-0.0238" calcext:value-type="float">
            <text:p>-0.0238</text:p>
          </table:table-cell>
          <table:table-cell table:style-name="ce242" office:value-type="float" office:value="-0.7" calcext:value-type="float">
            <text:p>-0.7</text:p>
          </table:table-cell>
          <table:table-cell table:style-name="ce242" office:value-type="float" office:value="0.7" calcext:value-type="float">
            <text:p>0.7</text:p>
          </table:table-cell>
          <table:table-cell table:style-name="ce242" office:value-type="float" office:value="1.3297" calcext:value-type="float">
            <text:p>1.3297</text:p>
          </table:table-cell>
          <table:table-cell table:style-name="ce259" office:value-type="string" calcext:value-type="string">
            <text:p>no?</text:p>
          </table:table-cell>
          <table:table-cell table:style-name="ce6"/>
          <table:table-cell table:style-name="ce242" office:value-type="string" calcext:value-type="string">
            <text:p>-0.0008 0.0002</text:p>
          </table:table-cell>
          <table:table-cell table:style-name="ce242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242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#5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42" table:number-columns-repeated="968"/>
        </table:table-row>
        <table:table-row table:style-name="ro5">
          <table:table-cell table:style-name="ce229"/>
          <table:table-cell table:style-name="ce16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6214" calcext:value-type="float">
            <text:p>1.6214</text:p>
          </table:table-cell>
          <table:table-cell table:style-name="ce6" office:value-type="float" office:value="0.1019" calcext:value-type="float">
            <text:p>0.1019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" calcext:value-type="float">
            <text:p>0.5</text:p>
          </table:table-cell>
          <table:table-cell table:style-name="ce291" office:value-type="float" office:value="0.9705" calcext:value-type="float">
            <text:p>0.9705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2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229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2.2637" calcext:value-type="float">
            <text:p>2.2637</text:p>
          </table:table-cell>
          <table:table-cell table:style-name="ce6" office:value-type="float" office:value="0.0737" calcext:value-type="float">
            <text:p>0.0737</text:p>
          </table:table-cell>
          <table:table-cell table:style-name="ce6" office:value-type="float" office:value="-0.35" calcext:value-type="float">
            <text:p>-0.35</text:p>
          </table:table-cell>
          <table:table-cell table:style-name="ce6" office:value-type="float" office:value="0.55" calcext:value-type="float">
            <text:p>0.55</text:p>
          </table:table-cell>
          <table:table-cell table:style-name="ce291" office:value-type="float" office:value="0.9545" calcext:value-type="float">
            <text:p>0.9545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100" calcext:value-type="float">
            <text:p>100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, 0.26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9356" calcext:value-type="float">
            <text:p>1.9356</text:p>
          </table:table-cell>
          <table:table-cell table:style-name="ce6" office:value-type="float" office:value="0.1797" calcext:value-type="float">
            <text:p>0.1797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3.3" calcext:value-type="float">
            <text:p>3.3</text:p>
          </table:table-cell>
          <table:table-cell table:style-name="ce242" office:value-type="float" office:value="6.0246" calcext:value-type="float">
            <text:p>6.024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3.2384 <text:s text:c="2"/>-0.0008</text:p>
          </table:table-cell>
          <table:table-cell table:style-name="ce6" office:value-type="string" calcext:value-type="string">
            <text:p>-0.0029 <text:s text:c="3"/>0.0009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7" office:value-type="float" office:value="0.6" calcext:value-type="float">
            <text:p>0.6</text:p>
          </table:table-cell>
          <table:table-cell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6, 0.24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2.5892" calcext:value-type="float">
            <text:p>2.5892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9" calcext:value-type="float">
            <text:p>2.9</text:p>
          </table:table-cell>
          <table:table-cell table:style-name="ce242" office:value-type="float" office:value="4.8906" calcext:value-type="float">
            <text:p>4.890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7" office:value-type="float" office:value="0.75" calcext:value-type="float">
            <text:p>0.75</text:p>
          </table:table-cell>
          <table:table-cell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2.1255" calcext:value-type="float">
            <text:p>2.1255</text:p>
          </table:table-cell>
          <table:table-cell table:style-name="ce6" office:value-type="float" office:value="0.0463" calcext:value-type="float">
            <text:p>0.0463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2.5" calcext:value-type="float">
            <text:p>2.5</text:p>
          </table:table-cell>
          <table:table-cell table:style-name="ce242" office:value-type="float" office:value="3.8387" calcext:value-type="float">
            <text:p>3.8387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3" office:value-type="float" office:value="0.8" calcext:value-type="float">
            <text:p>0.8</text:p>
          </table:table-cell>
          <table:table-cell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2, 0.02</text:p>
          </table:table-cell>
          <table:table-cell table:style-name="ce6" office:value-type="string" calcext:value-type="string">
            <text:p>yes?</text:p>
          </table:table-cell>
          <table:table-cell table:style-name="ce229" office:value-type="string" calcext:value-type="string">
            <text:p><text:span text:style-name="T2">-</text:span> <text:span text:style-name="T3">+</text:span>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, 0.75m</text:p>
          </table:table-cell>
          <table:table-cell table:style-name="ce14" office:value-type="float" office:value="1.9187" calcext:value-type="float">
            <text:p>1.9187</text:p>
          </table:table-cell>
          <table:table-cell table:style-name="ce6" office:value-type="float" office:value="0.1152" calcext:value-type="float">
            <text:p>0.1152</text:p>
          </table:table-cell>
          <table:table-cell table:style-name="ce6" office:value-type="float" office:value="-0.52" calcext:value-type="float">
            <text:p>-0.52</text:p>
          </table:table-cell>
          <table:table-cell table:style-name="ce6" office:value-type="float" office:value="2.8" calcext:value-type="float">
            <text:p>2.8</text:p>
          </table:table-cell>
          <table:table-cell table:style-name="ce242" office:value-type="float" office:value="4.5871" calcext:value-type="float">
            <text:p>4.5871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229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3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1.7732" calcext:value-type="float">
            <text:p>1.7732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5" calcext:value-type="float">
            <text:p>0.55</text:p>
          </table:table-cell>
          <table:table-cell table:style-name="ce291" office:value-type="float" office:value="0.9316" calcext:value-type="float">
            <text:p>0.931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229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4</text:p>
          </table:table-cell>
          <table:table-cell table:style-name="ce242" office:value-type="string" calcext:value-type="string">
            <text:p>yes</text:p>
          </table:table-cell>
          <table:table-cell table:style-name="ce164" office:value-type="string" calcext:value-type="string">
            <text:p>0?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1.7822" calcext:value-type="float">
            <text:p>1.7822</text:p>
          </table:table-cell>
          <table:table-cell table:style-name="ce6" office:value-type="float" office:value="0.1002" calcext:value-type="float">
            <text:p>0.1002</text:p>
          </table:table-cell>
          <table:table-cell table:style-name="ce6" office:value-type="float" office:value="-0.34" calcext:value-type="float">
            <text:p>-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292" office:value-type="float" office:value="0.7852" calcext:value-type="float">
            <text:p>0.7852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0.1" calcext:value-type="float">
            <text:p>0.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24, 0.44</text:p>
          </table:table-cell>
          <table:table-cell table:style-name="ce163" office:value-type="string" calcext:value-type="string">
            <text:p>no</text:p>
          </table:table-cell>
          <table:table-cell table:style-name="ce264" office:value-type="string" calcext:value-type="string">
            <text:p>-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0.5</text:p>
          </table:table-cell>
          <table:table-cell table:style-name="ce282" office:value-type="float" office:value="1.153" calcext:value-type="float">
            <text:p>1.153</text:p>
          </table:table-cell>
          <table:table-cell table:style-name="ce244" office:value-type="float" office:value="-0.039" calcext:value-type="float">
            <text:p>-0.039</text:p>
          </table:table-cell>
          <table:table-cell table:style-name="ce244" office:value-type="float" office:value="-0.5" calcext:value-type="float">
            <text:p>-0.5</text:p>
          </table:table-cell>
          <table:table-cell table:style-name="ce244" office:value-type="float" office:value="0.5" calcext:value-type="float">
            <text:p>0.5</text:p>
          </table:table-cell>
          <table:table-cell table:style-name="ce244" office:value-type="float" office:value="1.047" calcext:value-type="float">
            <text:p>1.047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(neg)</text:p>
          </table:table-cell>
          <table:table-cell table:style-name="ce244" office:value-type="string" calcext:value-type="string">
            <text:p>-0.0472 0.0296</text:p>
          </table:table-cell>
          <table:table-cell table:style-name="ce244" office:value-type="string" calcext:value-type="string">
            <text:p>-0.0002, -0.00032</text:p>
          </table:table-cell>
          <table:table-cell table:style-name="ce238" office:value-type="string" calcext:value-type="string">
            <text:p>no?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6"/>
          <table:table-cell table:style-name="ce308"/>
          <table:table-cell table:style-name="ce244" table:number-columns-repeated="18"/>
          <table:table-cell table:style-name="ce308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37" office:value-type="string" calcext:value-type="string">
            <text:p>1mio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0.1" calcext:value-type="float">
            <text:p>0.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02, 0.24</text:p>
          </table:table-cell>
          <table:table-cell table:style-name="ce163" office:value-type="string" calcext:value-type="string">
            <text:p>NO</text:p>
          </table:table-cell>
          <table:table-cell table:style-name="ce264" office:value-type="string" calcext:value-type="string">
            <text:p>0?</text:p>
          </table:table-cell>
          <table:table-cell table:style-name="ce269" office:value-type="string" calcext:value-type="string">
            <text:p>a bit</text:p>
          </table:table-cell>
          <table:table-cell table:style-name="ce275" office:value-type="string" calcext:value-type="string">
            <text:p>0.02 at 0.5 </text:p>
          </table:table-cell>
          <table:table-cell table:style-name="ce130" office:value-type="float" office:value="1.774" calcext:value-type="float">
            <text:p>1.774</text:p>
          </table:table-cell>
          <table:table-cell table:style-name="ce244" office:value-type="float" office:value="0.956" calcext:value-type="float">
            <text:p>0.956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7" calcext:value-type="float">
            <text:p>0.7</text:p>
          </table:table-cell>
          <table:table-cell table:style-name="ce244" office:value-type="float" office:value="1.1086" calcext:value-type="float">
            <text:p>1.1086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pos</text:p>
          </table:table-cell>
          <table:table-cell table:style-name="ce244" table:number-columns-repeated="2"/>
          <table:table-cell table:style-name="ce238" office:value-type="string" calcext:value-type="string">
            <text:p>no (wpji)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6"/>
          <table:table-cell table:style-name="ce308"/>
          <table:table-cell table:style-name="ce244" table:number-columns-repeated="18"/>
          <table:table-cell table:style-name="ce308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77.12" calcext:value-type="float">
            <text:p>77.12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0.1" calcext:value-type="float">
            <text:p>0.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48, 0.44</text:p>
          </table:table-cell>
          <table:table-cell table:style-name="ce163" office:value-type="string" calcext:value-type="string">
            <text:p>yes?</text:p>
          </table:table-cell>
          <table:table-cell table:style-name="ce264" office:value-type="string" calcext:value-type="string">
            <text:p>-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0.5</text:p>
          </table:table-cell>
          <table:table-cell table:style-name="ce282" office:value-type="float" office:value="1.198" calcext:value-type="float">
            <text:p>1.198</text:p>
          </table:table-cell>
          <table:table-cell table:style-name="ce244" office:value-type="float" office:value="0.044" calcext:value-type="float">
            <text:p>0.044</text:p>
          </table:table-cell>
          <table:table-cell table:style-name="ce244" office:value-type="float" office:value="-0.6" calcext:value-type="float">
            <text:p>-0.6</text:p>
          </table:table-cell>
          <table:table-cell table:style-name="ce244" office:value-type="float" office:value="0.7" calcext:value-type="float">
            <text:p>0.7</text:p>
          </table:table-cell>
          <table:table-cell table:style-name="ce244" office:value-type="float" office:value="1.25" calcext:value-type="float">
            <text:p>1.25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(pos)</text:p>
          </table:table-cell>
          <table:table-cell table:style-name="ce244" office:value-type="string" calcext:value-type="string">
            <text:p>-0.1699, -0.1446</text:p>
          </table:table-cell>
          <table:table-cell table:style-name="ce244" office:value-type="string" calcext:value-type="string">
            <text:p>-0.0003, -0.0003</text:p>
          </table:table-cell>
          <table:table-cell table:style-name="ce238" office:value-type="string" calcext:value-type="string">
            <text:p>no?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6"/>
          <table:table-cell table:style-name="ce308"/>
          <table:table-cell table:style-name="ce244" table:number-columns-repeated="18"/>
          <table:table-cell table:style-name="ce308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9"/>
          <table:table-cell table:style-name="ce1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4, 0.02</text:p>
          </table:table-cell>
          <table:table-cell table:style-name="ce242" office:value-type="string" calcext:value-type="string">
            <text:p>yes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no</text:p>
          </table:table-cell>
          <table:table-cell table:style-name="ce274"/>
          <table:table-cell table:style-name="ce283" office:value-type="float" office:value="0.9611" calcext:value-type="float">
            <text:p>0.9611</text:p>
          </table:table-cell>
          <table:table-cell table:style-name="ce242" office:value-type="float" office:value="0.1" calcext:value-type="float">
            <text:p>0.1</text:p>
          </table:table-cell>
          <table:table-cell table:style-name="ce242" office:value-type="float" office:value="-0.3" calcext:value-type="float">
            <text:p>-0.3</text:p>
          </table:table-cell>
          <table:table-cell table:style-name="ce242" office:value-type="float" office:value="0.5" calcext:value-type="float">
            <text:p>0.5</text:p>
          </table:table-cell>
          <table:table-cell table:style-name="ce293" office:value-type="float" office:value="0.7656" calcext:value-type="float">
            <text:p>0.765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-5.4918 <text:s text:c="3"/>2.5864</text:p>
          </table:table-cell>
          <table:table-cell table:style-name="ce242" office:value-type="string" calcext:value-type="string">
            <text:p>-0.0098 <text:s text:c="2"/>-0.0056</text:p>
          </table:table-cell>
          <table:table-cell table:style-name="ce6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42" table:number-columns-repeated="968"/>
        </table:table-row>
        <table:table-row table:style-name="ro2">
          <table:table-cell table:style-name="ce226"/>
          <table:table-cell table:style-name="ce238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00" calcext:value-type="float">
            <text:p>100</text:p>
          </table:table-cell>
          <table:table-cell table:style-name="ce244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1, 0.5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float" office:value="0.9" calcext:value-type="float">
            <text:p>0.9</text:p>
          </table:table-cell>
          <table:table-cell/>
          <table:table-cell table:style-name="ce244" office:value-type="string" calcext:value-type="string">
            <text:p>-0.44, 0.46</text:p>
          </table:table-cell>
          <table:table-cell table:style-name="ce244" office:value-type="string" calcext:value-type="string">
            <text:p>yes</text:p>
          </table:table-cell>
          <table:table-cell table:style-name="ce163" office:value-type="string" calcext:value-type="string">
            <text:p>- 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no</text:p>
          </table:table-cell>
          <table:table-cell table:style-name="ce130" office:value-type="float" office:value="1.3405" calcext:value-type="float">
            <text:p>1.3405</text:p>
          </table:table-cell>
          <table:table-cell table:style-name="ce244" office:value-type="float" office:value="0.0939" calcext:value-type="float">
            <text:p>0.0939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6" calcext:value-type="float">
            <text:p>0.6</text:p>
          </table:table-cell>
          <table:table-cell table:style-name="ce244" office:value-type="float" office:value="1.0229" calcext:value-type="float">
            <text:p>1.0229</text:p>
          </table:table-cell>
          <table:table-cell table:style-name="ce259" office:value-type="string" calcext:value-type="string">
            <text:p>no</text:p>
          </table:table-cell>
          <table:table-cell table:style-name="ce163" office:value-type="string" calcext:value-type="string">
            <text:p>pos</text:p>
          </table:table-cell>
          <table:table-cell table:style-name="ce244" table:number-columns-repeated="2"/>
          <table:table-cell table:style-name="ce238" office:value-type="string" calcext:value-type="string">
            <text:p>no?</text:p>
          </table:table-cell>
          <table:table-cell table:style-name="ce244"/>
          <table:table-cell table:style-name="ce238" table:number-columns-repeated="2"/>
          <table:table-cell table:style-name="ce244" table:number-columns-repeated="25"/>
          <table:table-cell table:style-name="ce308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38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44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1, 0.5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44, 0</text:p>
          </table:table-cell>
          <table:table-cell table:style-name="ce244" office:value-type="string" calcext:value-type="string">
            <text:p>Yes?</text:p>
          </table:table-cell>
          <table:table-cell table:style-name="ce163" office:value-type="string" calcext:value-type="string">
            <text:p>0?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0.5</text:p>
          </table:table-cell>
          <table:table-cell table:style-name="ce130" office:value-type="float" office:value="1.2681" calcext:value-type="float">
            <text:p>1.2681</text:p>
          </table:table-cell>
          <table:table-cell table:style-name="ce244" office:value-type="float" office:value="0.0773" calcext:value-type="float">
            <text:p>0.0773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6" calcext:value-type="float">
            <text:p>0.6</text:p>
          </table:table-cell>
          <table:table-cell table:style-name="ce292" office:value-type="float" office:value="0.992" calcext:value-type="float">
            <text:p>0.992</text:p>
          </table:table-cell>
          <table:table-cell table:style-name="ce259" office:value-type="string" calcext:value-type="string">
            <text:p>no</text:p>
          </table:table-cell>
          <table:table-cell table:style-name="ce163" office:value-type="string" calcext:value-type="string">
            <text:p>(pos)</text:p>
          </table:table-cell>
          <table:table-cell table:style-name="ce244" table:number-columns-repeated="2"/>
          <table:table-cell table:style-name="ce238" office:value-type="string" calcext:value-type="string">
            <text:p>no?</text:p>
          </table:table-cell>
          <table:table-cell table:style-name="ce244"/>
          <table:table-cell table:style-name="ce238" table:number-columns-repeated="2"/>
          <table:table-cell table:style-name="ce244" table:number-columns-repeated="25"/>
          <table:table-cell table:style-name="ce308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38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44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1, 0.5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float" office:value="0.9" calcext:value-type="float">
            <text:p>0.9</text:p>
          </table:table-cell>
          <table:table-cell/>
          <table:table-cell table:style-name="ce244" office:value-type="string" calcext:value-type="string">
            <text:p>-0.44, 0.48</text:p>
          </table:table-cell>
          <table:table-cell table:style-name="ce244" office:value-type="string" calcext:value-type="string">
            <text:p>yes</text:p>
          </table:table-cell>
          <table:table-cell table:style-name="ce163" office:value-type="string" calcext:value-type="string">
            <text:p>0?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at 0.5 </text:p>
          </table:table-cell>
          <table:table-cell table:style-name="ce130" office:value-type="float" office:value="1.1035" calcext:value-type="float">
            <text:p>1.1035</text:p>
          </table:table-cell>
          <table:table-cell table:style-name="ce244" office:value-type="float" office:value="-0.0267" calcext:value-type="float">
            <text:p>-0.0267</text:p>
          </table:table-cell>
          <table:table-cell table:style-name="ce244" office:value-type="float" office:value="-0.6" calcext:value-type="float">
            <text:p>-0.6</text:p>
          </table:table-cell>
          <table:table-cell table:style-name="ce244" office:value-type="float" office:value="0.5" calcext:value-type="float">
            <text:p>0.5</text:p>
          </table:table-cell>
          <table:table-cell table:style-name="ce244" office:value-type="float" office:value="1.0652" calcext:value-type="float">
            <text:p>1.0652</text:p>
          </table:table-cell>
          <table:table-cell table:style-name="ce163" office:value-type="string" calcext:value-type="string">
            <text:p>no?</text:p>
          </table:table-cell>
          <table:table-cell table:style-name="ce163"/>
          <table:table-cell table:style-name="ce244" table:number-columns-repeated="2"/>
          <table:table-cell table:style-name="ce238" office:value-type="string" calcext:value-type="string">
            <text:p>w_pji not</text:p>
          </table:table-cell>
          <table:table-cell table:style-name="ce244"/>
          <table:table-cell table:style-name="ce238" table:number-columns-repeated="2"/>
          <table:table-cell table:style-name="ce244" table:number-columns-repeated="25"/>
          <table:table-cell table:style-name="ce308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44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242" office:value-type="string" calcext:value-type="string">
            <text:p>-0.44, -0.02</text:p>
          </table:table-cell>
          <table:table-cell table:style-name="ce164" office:value-type="string" calcext:value-type="string">
            <text:p>no</text:p>
          </table:table-cell>
          <table:table-cell table:style-name="ce162" office:value-type="string" calcext:value-type="string">
            <text:p>-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3.5612" calcext:value-type="float">
            <text:p>3.5612</text:p>
          </table:table-cell>
          <table:table-cell table:style-name="ce242" office:value-type="float" office:value="0.096" calcext:value-type="float">
            <text:p>0.096</text:p>
          </table:table-cell>
          <table:table-cell table:style-name="ce242" office:value-type="float" office:value="-0.7" calcext:value-type="float">
            <text:p>-0.7</text:p>
          </table:table-cell>
          <table:table-cell table:style-name="ce242" office:value-type="float" office:value="0.8" calcext:value-type="float">
            <text:p>0.8</text:p>
          </table:table-cell>
          <table:table-cell table:style-name="ce242" office:value-type="float" office:value="1.6446" calcext:value-type="float">
            <text:p>1.644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-4.5267 <text:s text:c="3"/>2.9994</text:p>
          </table:table-cell>
          <table:table-cell table:style-name="ce242" office:value-type="string" calcext:value-type="string">
            <text:p>-0.0074 <text:s text:c="2"/>-0.0033</text:p>
          </table:table-cell>
          <table:table-cell table:style-name="ce6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42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242" office:value-type="string" calcext:value-type="string">
            <text:p>-0.02, 0.44</text:p>
          </table:table-cell>
          <table:table-cell table:style-name="ce164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0.02 at 0.5m</text:p>
          </table:table-cell>
          <table:table-cell table:style-name="ce14"/>
          <table:table-cell table:style-name="ce242" office:value-type="float" office:value="0.13" calcext:value-type="float">
            <text:p>0.13</text:p>
          </table:table-cell>
          <table:table-cell table:style-name="ce242" office:value-type="float" office:value="-0.7" calcext:value-type="float">
            <text:p>-0.7</text:p>
          </table:table-cell>
          <table:table-cell table:style-name="ce242" office:value-type="float" office:value="1.5" calcext:value-type="float">
            <text:p>1.5</text:p>
          </table:table-cell>
          <table:table-cell table:style-name="ce242" office:value-type="float" office:value="2.5041" calcext:value-type="float">
            <text:p>2.5041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-1.9775 <text:s text:c="2"/>-2.6251</text:p>
          </table:table-cell>
          <table:table-cell table:style-name="ce242" office:value-type="string" calcext:value-type="string">
            <text:p>-0.0073 <text:s text:c="2"/>-0.0028</text:p>
          </table:table-cell>
          <table:table-cell table:style-name="ce6" office:value-type="string" calcext:value-type="string">
            <text:p>no</text:p>
          </table:table-cell>
          <table:table-cell table:style-name="ce242"/>
          <table:table-cell table:style-name="ce258" office:value-type="string" calcext:value-type="string">
            <text:p>continue</text:p>
          </table:table-cell>
          <table:table-cell table:style-name="ce52" office:value-type="string" calcext:value-type="string">
            <text:p>(#a)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42" table:number-columns-repeated="968"/>
        </table:table-row>
        <table:table-row table:style-name="ro6">
          <table:table-cell/>
          <table:table-cell table:style-name="ce16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59" office:value-type="string" calcext:value-type="string">
            <text:p>no</text:p>
          </table:table-cell>
          <table:table-cell table:style-name="ce164" office:value-type="float" office:value="0" calcext:value-type="float">
            <text:p>0</text:p>
          </table:table-cell>
          <table:table-cell table:style-name="ce37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14"/>
          <table:table-cell table:style-name="ce6" office:value-type="float" office:value="0.1241" calcext:value-type="float">
            <text:p>0.124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6" calcext:value-type="float">
            <text:p>0.6</text:p>
          </table:table-cell>
          <table:table-cell table:style-name="ce286" office:value-type="float" office:value="1.0262" calcext:value-type="float">
            <text:p>1.0262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6.6284 <text:s text:c="2"/>-5.1042</text:p>
          </table:table-cell>
          <table:table-cell table:style-name="ce6" office:value-type="string" calcext:value-type="string">
            <text:p>-0.0109 <text:s text:c="2"/>-0.0048</text:p>
          </table:table-cell>
          <table:table-cell table:style-name="ce6" office:value-type="string" calcext:value-type="string">
            <text:p>no</text:p>
          </table:table-cell>
          <table:table-cell table:style-name="ce242" office:value-type="string" calcext:value-type="string">
            <text:p>continue</text:p>
          </table:table-cell>
          <table:table-cell table:style-name="ce6"/>
          <table:table-cell table:style-name="ce113" office:value-type="string" calcext:value-type="string">
            <text:p>see if it outperforms #1</text:p>
          </table:table-cell>
          <table:table-cell table:number-columns-repeated="5"/>
          <table:table-cell table:style-name="ce116"/>
          <table:table-cell table:style-name="ce56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79"/>
          <table:table-cell table:style-name="ce6"/>
          <table:table-cell table:number-columns-repeated="13"/>
          <table:table-cell table:style-name="ce113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229" office:value-type="string" calcext:value-type="string">
            <text:p>#7</text:p>
          </table:table-cell>
          <table:table-cell table:style-name="ce16" office:value-type="string" calcext:value-type="string">
            <text:p>2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256" office:value-type="string" calcext:value-type="string">
            <text:p>-0.46, -0.3</text:p>
          </table:table-cell>
          <table:table-cell table:style-name="ce242" office:value-type="string" calcext:value-type="string">
            <text:p>yes</text:p>
          </table:table-cell>
          <table:table-cell table:style-name="ce162" office:value-type="string" calcext:value-type="string">
            <text:p>-</text:p>
          </table:table-cell>
          <table:table-cell table:style-name="ce37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5688" calcext:value-type="float">
            <text:p>1.5688</text:p>
          </table:table-cell>
          <table:table-cell table:style-name="ce6" office:value-type="float" office:value="-0.0226" calcext:value-type="float">
            <text:p>-0.0226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1" calcext:value-type="float">
            <text:p>0.41</text:p>
          </table:table-cell>
          <table:table-cell table:style-name="ce291" office:value-type="float" office:value="0.8695" calcext:value-type="float">
            <text:p>0.8695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15.6934 <text:s text:c="2"/>-5.7039</text:p>
          </table:table-cell>
          <table:table-cell table:style-name="ce6" office:value-type="string" calcext:value-type="string">
            <text:p>-0.0173 <text:s text:c="2"/>-0.0083</text:p>
          </table:table-cell>
          <table:table-cell table:style-name="ce6" office:value-type="string" calcext:value-type="string">
            <text:p>no</text:p>
          </table:table-cell>
          <table:table-cell table:style-name="ce258" office:value-type="string" calcext:value-type="string">
            <text:p>continue</text:p>
          </table:table-cell>
          <table:table-cell table:style-name="ce6"/>
          <table:table-cell table:style-name="ce262" office:value-type="string" calcext:value-type="string">
            <text:p>see if it converges and increses performance and keeps no bias (#a2)</text:p>
          </table:table-cell>
          <table:table-cell table:style-name="ce306" table:number-columns-repeated="2"/>
          <table:table-cell table:style-name="ce307" table:number-columns-repeated="2"/>
          <table:table-cell table:number-columns-repeated="21"/>
          <table:table-cell table:style-name="ce113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229"/>
          <table:table-cell table:style-name="ce52" office:value-type="string" calcext:value-type="string">
            <text:p>2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3" office:value-type="float" office:value="0.5" calcext:value-type="float">
            <text:p>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256" office:value-type="string" calcext:value-type="string">
            <text:p>-0.46, -0.26</text:p>
          </table:table-cell>
          <table:table-cell table:style-name="ce242" office:value-type="string" calcext:value-type="string">
            <text:p>yes</text:p>
          </table:table-cell>
          <table:table-cell table:style-name="ce162" office:value-type="string" calcext:value-type="string">
            <text:p>-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1.5313" calcext:value-type="float">
            <text:p>1.5313</text:p>
          </table:table-cell>
          <table:table-cell table:style-name="ce6" office:value-type="float" office:value="-0.0285" calcext:value-type="float">
            <text:p>-0.0285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0.42" calcext:value-type="float">
            <text:p>0.42</text:p>
          </table:table-cell>
          <table:table-cell table:style-name="ce291" office:value-type="float" office:value="0.832" calcext:value-type="float">
            <text:p>0.832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17.7952 <text:s text:c="2"/>-6.1623</text:p>
          </table:table-cell>
          <table:table-cell table:style-name="ce6" office:value-type="string" calcext:value-type="string">
            <text:p>-0.0173 <text:s text:c="2"/>-0.0080</text:p>
          </table:table-cell>
          <table:table-cell table:style-name="ce6" office:value-type="string" calcext:value-type="string">
            <text:p>no</text:p>
          </table:table-cell>
          <table:table-cell table:style-name="ce256"/>
          <table:table-cell table:style-name="ce6"/>
          <table:table-cell table:style-name="ce304" office:value-type="string" calcext:value-type="string">
            <text:p>see if it is beneficial to silence 2<text:span text:style-name="T4">nd</text:span> muscle (#a3)</text:p>
          </table:table-cell>
          <table:table-cell table:style-name="ce307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13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229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12.75" calcext:value-type="float">
            <text:p>12.7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52" table:number-columns-repeated="3"/>
          <table:table-cell table:style-name="ce36"/>
          <table:table-cell table:style-name="ce274"/>
          <table:table-cell table:style-name="ce14"/>
          <table:table-cell table:style-name="ce52" table:number-columns-repeated="3"/>
          <table:table-cell table:style-name="ce242" table:number-columns-repeated="2"/>
          <table:table-cell table:style-name="ce52" table:number-columns-repeated="3"/>
          <table:table-cell table:style-name="ce297" office:value-type="string" calcext:value-type="string">
            <text:p>not learned</text:p>
          </table:table-cell>
          <table:table-cell table:style-name="ce52"/>
          <table:table-cell table:style-name="ce242"/>
          <table:table-cell table:style-name="ce305" office:value-type="string" calcext:value-type="string">
            <text:p>see if it improves performance and learning compared to #a</text:p>
          </table:table-cell>
          <table:table-cell table:style-name="ce242" table:number-columns-repeated="2"/>
          <table:table-cell table:style-name="ce116" table:number-columns-repeated="4"/>
          <table:table-cell table:style-name="ce284" office:value-type="string" calcext:value-type="string">
            <text:p>didn't learn anything except total muscle relaxation. It seems lmetc was too high.</text:p>
          </table:table-cell>
          <table:table-cell table:style-name="ce116" table:number-columns-repeated="3"/>
          <table:table-cell table:style-name="ce229"/>
          <table:table-cell table:style-name="ce52" table:number-columns-repeated="2"/>
          <table:table-cell table:style-name="ce242" table:number-columns-repeated="12"/>
          <table:table-cell table:style-name="ce305" office:value-type="string" calcext:value-type="string">
            <text:p>deleted</text:p>
          </table:table-cell>
          <table:table-cell table:style-name="ce242" table:number-columns-repeated="12"/>
          <table:table-cell table:style-name="ce116" table:number-columns-repeated="956"/>
        </table:table-row>
        <table:table-row table:style-name="ro2">
          <table:table-cell table:style-name="ce229"/>
          <table:table-cell table:style-name="ce1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3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1" calcext:value-type="float">
            <text:p>0.1</text:p>
          </table:table-cell>
          <table:table-cell/>
          <table:table-cell table:style-name="ce242" office:value-type="string" calcext:value-type="string">
            <text:p>-0.04, 0.02</text:p>
          </table:table-cell>
          <table:table-cell table:style-name="ce164" office:value-type="string" calcext:value-type="string">
            <text:p>no</text:p>
          </table:table-cell>
          <table:table-cell table:style-name="ce162" office:value-type="string" calcext:value-type="string">
            <text:p>-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7546" calcext:value-type="float">
            <text:p>1.7546</text:p>
          </table:table-cell>
          <table:table-cell table:style-name="ce242" office:value-type="float" office:value="0.44" calcext:value-type="float">
            <text:p>0.44</text:p>
          </table:table-cell>
          <table:table-cell table:style-name="ce242" office:value-type="float" office:value="-2.2" calcext:value-type="float">
            <text:p>-2.2</text:p>
          </table:table-cell>
          <table:table-cell table:style-name="ce242" office:value-type="float" office:value="4.5" calcext:value-type="float">
            <text:p>4.5</text:p>
          </table:table-cell>
          <table:table-cell table:style-name="ce242" office:value-type="float" office:value="7.426" calcext:value-type="float">
            <text:p>7.42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0.9959 <text:s text:c="2"/>-2.6284</text:p>
          </table:table-cell>
          <table:table-cell table:style-name="ce242" office:value-type="string" calcext:value-type="string">
            <text:p>-0.0043 <text:s text:c="2"/>-0.0011</text:p>
          </table:table-cell>
          <table:table-cell table:style-name="ce6" office:value-type="string" calcext:value-type="string">
            <text:p>no</text:p>
          </table:table-cell>
          <table:table-cell table:style-name="ce242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(#b)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42"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44, 0.44</text:p>
          </table:table-cell>
          <table:table-cell table:style-name="ce163" office:value-type="string" calcext:value-type="string">
            <text:p>yes</text:p>
          </table:table-cell>
          <table:table-cell table:style-name="ce264"/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: 0.5, 0.02: 1.75</text:p>
          </table:table-cell>
          <table:table-cell table:style-name="ce130" office:value-type="float" office:value="1.383" calcext:value-type="float">
            <text:p>1.383</text:p>
          </table:table-cell>
          <table:table-cell table:style-name="ce244" office:value-type="float" office:value="0.078" calcext:value-type="float">
            <text:p>0.078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6" calcext:value-type="float">
            <text:p>0.6</text:p>
          </table:table-cell>
          <table:table-cell table:style-name="ce244" office:value-type="float" office:value="0.999" calcext:value-type="float">
            <text:p>0.999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pos</text:p>
          </table:table-cell>
          <table:table-cell table:style-name="ce244" office:value-type="string" calcext:value-type="string">
            <text:p>-0.3037, -0.2904</text:p>
          </table:table-cell>
          <table:table-cell table:style-name="ce244" office:value-type="string" calcext:value-type="string">
            <text:p>-0.0004, -0.0003</text:p>
          </table:table-cell>
          <table:table-cell table:style-name="ce238"/>
          <table:table-cell table:style-name="ce244"/>
          <table:table-cell table:style-name="ce238"/>
          <table:table-cell table:style-name="ce303" office:value-type="string" calcext:value-type="string">
            <text:p>influence of scaling recErr with 1</text:p>
          </table:table-cell>
          <table:table-cell table:style-name="ce244" table:number-columns-repeated="6"/>
          <table:table-cell table:style-name="ce308" office:value-type="string" calcext:value-type="string">
            <text:p>strange positive bias beaviour</text:p>
          </table:table-cell>
          <table:table-cell table:style-name="ce244" table:number-columns-repeated="18"/>
          <table:table-cell table:style-name="ce308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/>
          <table:table-cell table:style-name="ce244" office:value-type="string" calcext:value-type="string">
            <text:p>-0.04, 0.00</text:p>
          </table:table-cell>
          <table:table-cell table:style-name="ce163" office:value-type="string" calcext:value-type="string">
            <text:p>no</text:p>
          </table:table-cell>
          <table:table-cell table:style-name="ce265" office:value-type="float" office:value="0" calcext:value-type="float">
            <text:p>0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-0.02: 0.5, 0.02: 1.75</text:p>
          </table:table-cell>
          <table:table-cell table:style-name="ce130" office:value-type="float" office:value="1.4637" calcext:value-type="float">
            <text:p>1.4637</text:p>
          </table:table-cell>
          <table:table-cell table:style-name="ce244" office:value-type="float" office:value="0.526" calcext:value-type="float">
            <text:p>0.526</text:p>
          </table:table-cell>
          <table:table-cell table:style-name="ce244" office:value-type="float" office:value="-1.5" calcext:value-type="float">
            <text:p>-1.5</text:p>
          </table:table-cell>
          <table:table-cell table:style-name="ce244" office:value-type="float" office:value="3" calcext:value-type="float">
            <text:p>3</text:p>
          </table:table-cell>
          <table:table-cell table:style-name="ce244" office:value-type="float" office:value="4.692" calcext:value-type="float">
            <text:p>4.692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POS</text:p>
          </table:table-cell>
          <table:table-cell table:style-name="ce244" office:value-type="string" calcext:value-type="string">
            <text:p>0.0887, -0.42</text:p>
          </table:table-cell>
          <table:table-cell table:style-name="ce244" office:value-type="string" calcext:value-type="string">
            <text:p>0.00005, -0.0001</text:p>
          </table:table-cell>
          <table:table-cell table:style-name="ce238" office:value-type="string" calcext:value-type="string">
            <text:p>no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6"/>
          <table:table-cell table:style-name="ce308" office:value-type="string" calcext:value-type="string">
            <text:p>The larger the objDist the flatter the critics response</text:p>
          </table:table-cell>
          <table:table-cell table:style-name="ce244" table:number-columns-repeated="18"/>
          <table:table-cell table:style-name="ce308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37" office:value-type="string" calcext:value-type="string">
            <text:p>2mio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/>
          <table:table-cell table:style-name="ce244" office:value-type="string" calcext:value-type="string">
            <text:p>-0.3, 0.26</text:p>
          </table:table-cell>
          <table:table-cell table:style-name="ce163" office:value-type="string" calcext:value-type="string">
            <text:p>no</text:p>
          </table:table-cell>
          <table:table-cell table:style-name="ce265" office:value-type="float" office:value="0" calcext:value-type="float">
            <text:p>0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at 0.5 </text:p>
          </table:table-cell>
          <table:table-cell table:style-name="ce130" office:value-type="float" office:value="3.224" calcext:value-type="float">
            <text:p>3.224</text:p>
          </table:table-cell>
          <table:table-cell table:style-name="ce244" office:value-type="float" office:value="0.1266" calcext:value-type="float">
            <text:p>0.1266</text:p>
          </table:table-cell>
          <table:table-cell table:style-name="ce244" office:value-type="float" office:value="-0.8" calcext:value-type="float">
            <text:p>-0.8</text:p>
          </table:table-cell>
          <table:table-cell table:style-name="ce244" office:value-type="float" office:value="2.7" calcext:value-type="float">
            <text:p>2.7</text:p>
          </table:table-cell>
          <table:table-cell table:style-name="ce244" office:value-type="float" office:value="4.698" calcext:value-type="float">
            <text:p>4.698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pos</text:p>
          </table:table-cell>
          <table:table-cell table:style-name="ce244" table:number-columns-repeated="2"/>
          <table:table-cell table:style-name="ce238" office:value-type="string" calcext:value-type="string">
            <text:p>wpji, wpkj not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6"/>
          <table:table-cell table:style-name="ce308" office:value-type="string" calcext:value-type="string">
            <text:p>The larger the objDist the flatter the critics response</text:p>
          </table:table-cell>
          <table:table-cell table:style-name="ce244" table:number-columns-repeated="18"/>
          <table:table-cell table:style-name="ce308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44" table:number-columns-repeated="968"/>
        </table:table-row>
        <table:table-row table:style-name="ro2">
          <table:table-cell table:style-name="ce229" office:value-type="string" calcext:value-type="string">
            <text:p>#1</text:p>
          </table:table-cell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-0.44, 0.44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14"/>
          <table:table-cell table:style-name="ce287" office:value-type="float" office:value="-0.0008" calcext:value-type="float">
            <text:p>-0.0008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" calcext:value-type="float">
            <text:p>0.4</text:p>
          </table:table-cell>
          <table:table-cell table:style-name="ce291" office:value-type="float" office:value="0.9367" calcext:value-type="float">
            <text:p>0.9367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1.9458 <text:s text:c="2"/>-1.8551</text:p>
          </table:table-cell>
          <table:table-cell table:style-name="ce6" office:value-type="string" calcext:value-type="string">
            <text:p>-0.0098 <text:s text:c="2"/>-0.0045</text:p>
          </table:table-cell>
          <table:table-cell table:style-name="ce6" office:value-type="string" calcext:value-type="string">
            <text:p>no</text:p>
          </table:table-cell>
          <table:table-cell table:style-name="ce242"/>
          <table:table-cell table:style-name="ce258" office:value-type="string" calcext:value-type="string">
            <text:p>continue</text:p>
          </table:table-cell>
          <table:table-cell table:style-name="ce6" office:value-type="string" calcext:value-type="string">
            <text:p>(#1)</text:p>
          </table:table-cell>
          <table:table-cell table:style-name="ce6" table:number-columns-repeated="25"/>
          <table:table-cell table:style-name="ce113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6" table:number-columns-repeated="968"/>
        </table:table-row>
        <table:table-row table:style-name="ro2">
          <table:table-cell table:style-name="ce226"/>
          <table:table-cell table:style-name="ce238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77.12" calcext:value-type="float">
            <text:p>77.12</text:p>
          </table:table-cell>
          <table:table-cell table:style-name="ce244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38" office:value-type="string" calcext:value-type="string">
            <text:p>-0.24, 0.5</text:p>
          </table:table-cell>
          <table:table-cell table:style-name="ce244" office:value-type="string" calcext:value-type="string">
            <text:p>yes</text:p>
          </table:table-cell>
          <table:table-cell table:style-name="ce266"/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: 0.5 </text:p>
          </table:table-cell>
          <table:table-cell table:style-name="ce130" office:value-type="float" office:value="1.303" calcext:value-type="float">
            <text:p>1.303</text:p>
          </table:table-cell>
          <table:table-cell table:style-name="ce288" office:value-type="float" office:value="-0.0081" calcext:value-type="float">
            <text:p>-0.0081</text:p>
          </table:table-cell>
          <table:table-cell table:style-name="ce238" office:value-type="float" office:value="-0.4" calcext:value-type="float">
            <text:p>-0.4</text:p>
          </table:table-cell>
          <table:table-cell table:style-name="ce238" office:value-type="float" office:value="0.4" calcext:value-type="float">
            <text:p>0.4</text:p>
          </table:table-cell>
          <table:table-cell table:style-name="ce244" office:value-type="float" office:value="0.8991" calcext:value-type="float">
            <text:p>0.8991</text:p>
          </table:table-cell>
          <table:table-cell table:style-name="ce259" office:value-type="string" calcext:value-type="string">
            <text:p>no</text:p>
          </table:table-cell>
          <table:table-cell table:style-name="ce163"/>
          <table:table-cell table:style-name="ce238" office:value-type="string" calcext:value-type="string">
            <text:p>-1.9458, -1.8551</text:p>
          </table:table-cell>
          <table:table-cell table:style-name="ce238" office:value-type="string" calcext:value-type="string">
            <text:p>-0.0004, -0.0004</text:p>
          </table:table-cell>
          <table:table-cell table:style-name="ce238" office:value-type="string" calcext:value-type="string">
            <text:p>meeeh</text:p>
          </table:table-cell>
          <table:table-cell table:style-name="ce244" table:number-columns-repeated="2"/>
          <table:table-cell table:style-name="ce303" office:value-type="string" calcext:value-type="string">
            <text:p>reproduction on lukas' pc</text:p>
          </table:table-cell>
          <table:table-cell table:style-name="ce238" table:number-columns-repeated="6"/>
          <table:table-cell table:style-name="ce303" office:value-type="string" calcext:value-type="string">
            <text:p>close but not exactly</text:p>
          </table:table-cell>
          <table:table-cell table:style-name="ce238" table:number-columns-repeated="18"/>
          <table:table-cell table:style-name="ce303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38" table:number-columns-repeated="968"/>
        </table:table-row>
        <table:table-row table:style-name="ro6">
          <table:table-cell/>
          <table:table-cell table:style-name="ce16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259" office:value-type="string" calcext:value-type="string">
            <text:p>no?</text:p>
          </table:table-cell>
          <table:table-cell table:style-name="ce164" office:value-type="string" calcext:value-type="string">
            <text:p>0?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6628" calcext:value-type="float">
            <text:p>1.6628</text:p>
          </table:table-cell>
          <table:table-cell table:style-name="ce6" office:value-type="float" office:value="0.0698" calcext:value-type="float">
            <text:p>0.0698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0.6" calcext:value-type="float">
            <text:p>0.6</text:p>
          </table:table-cell>
          <table:table-cell table:style-name="ce286" office:value-type="float" office:value="1.1287" calcext:value-type="float">
            <text:p>1.1287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4.6831 <text:s text:c="2"/>-1.5859</text:p>
          </table:table-cell>
          <table:table-cell table:style-name="ce6" office:value-type="string" calcext:value-type="string">
            <text:p>-0.0148 <text:s text:c="2"/>-0.0072</text:p>
          </table:table-cell>
          <table:table-cell table:style-name="ce298" office:value-type="string" calcext:value-type="string">
            <text:p>yes</text:p>
          </table:table-cell>
          <table:table-cell table:style-name="ce6" table:number-columns-repeated="2"/>
          <table:table-cell table:style-name="ce262" office:value-type="string" calcext:value-type="string">
            <text:p>see if it converges</text:p>
          </table:table-cell>
          <table:table-cell table:style-name="ce258" table:number-columns-repeated="2"/>
          <table:table-cell table:number-columns-repeated="4"/>
          <table:table-cell table:style-name="ce56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79"/>
          <table:table-cell/>
          <table:table-cell table:style-name="ce6"/>
          <table:table-cell table:style-name="ce258" table:number-columns-repeated="12"/>
          <table:table-cell table:style-name="ce262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3" office:value-type="float" office:value="12.75" calcext:value-type="float">
            <text:p>12.7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37"/>
          <table:table-cell/>
          <table:table-cell table:style-name="ce5"/>
          <table:table-cell table:style-name="ce6" table:number-columns-repeated="3"/>
          <table:table-cell table:style-name="ce242" table:number-columns-repeated="2"/>
          <table:table-cell table:style-name="ce6" table:number-columns-repeated="3"/>
          <table:table-cell table:style-name="ce299" office:value-type="string" calcext:value-type="string">
            <text:p>not learned</text:p>
          </table:table-cell>
          <table:table-cell table:style-name="ce6" table:number-columns-repeated="2"/>
          <table:table-cell table:style-name="ce113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56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79"/>
          <table:table-cell table:number-columns-repeated="14"/>
          <table:table-cell table:style-name="ce262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229"/>
          <table:table-cell table:style-name="ce1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.3, 0.4</text:p>
          </table:table-cell>
          <table:table-cell table:style-name="ce164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a bit</text:p>
          </table:table-cell>
          <table:table-cell table:style-name="ce276" office:value-type="string" calcext:value-type="string">
            <text:p>0.04, 0.02 0.5,1,1.5m</text:p>
          </table:table-cell>
          <table:table-cell table:style-name="ce250" office:value-type="float" office:value="1.4003" calcext:value-type="float">
            <text:p>1.4003</text:p>
          </table:table-cell>
          <table:table-cell table:style-name="ce242" office:value-type="float" office:value="0.179" calcext:value-type="float">
            <text:p>0.179</text:p>
          </table:table-cell>
          <table:table-cell table:style-name="ce242" office:value-type="float" office:value="-0.3" calcext:value-type="float">
            <text:p>-0.3</text:p>
          </table:table-cell>
          <table:table-cell table:style-name="ce242" office:value-type="float" office:value="0.8" calcext:value-type="float">
            <text:p>0.8</text:p>
          </table:table-cell>
          <table:table-cell table:style-name="ce242" office:value-type="float" office:value="1.3553" calcext:value-type="float">
            <text:p>1.3553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-0.8186 <text:s text:c="2"/>-0.3687</text:p>
          </table:table-cell>
          <table:table-cell table:style-name="ce242" office:value-type="string" calcext:value-type="string">
            <text:p>-0.0094 <text:s text:c="2"/>-0.0047</text:p>
          </table:table-cell>
          <table:table-cell table:style-name="ce6"/>
          <table:table-cell table:style-name="ce242" office:value-type="string" calcext:value-type="string">
            <text:p>continue</text:p>
          </table:table-cell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42"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2.5" calcext:value-type="float">
            <text:p>2.5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44,0.46</text:p>
          </table:table-cell>
          <table:table-cell table:style-name="ce163" office:value-type="string" calcext:value-type="string">
            <text:p>~yes</text:p>
          </table:table-cell>
          <table:table-cell table:style-name="ce264"/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: 0.5 </text:p>
          </table:table-cell>
          <table:table-cell table:style-name="ce130" office:value-type="float" office:value="1.323" calcext:value-type="float">
            <text:p>1.323</text:p>
          </table:table-cell>
          <table:table-cell table:style-name="ce244" office:value-type="float" office:value="0.0177" calcext:value-type="float">
            <text:p>0.0177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5" calcext:value-type="float">
            <text:p>0.5</text:p>
          </table:table-cell>
          <table:table-cell table:style-name="ce244" office:value-type="float" office:value="0.9772" calcext:value-type="float">
            <text:p>0.9772</text:p>
          </table:table-cell>
          <table:table-cell table:style-name="ce259" office:value-type="string" calcext:value-type="string">
            <text:p>no</text:p>
          </table:table-cell>
          <table:table-cell table:style-name="ce163"/>
          <table:table-cell table:style-name="ce244" office:value-type="string" calcext:value-type="string">
            <text:p>-1.1138, -0.6944</text:p>
          </table:table-cell>
          <table:table-cell table:style-name="ce244" office:value-type="string" calcext:value-type="string">
            <text:p>-0.0003, -0.0003</text:p>
          </table:table-cell>
          <table:table-cell table:style-name="ce238" office:value-type="string" calcext:value-type="string">
            <text:p>no</text:p>
          </table:table-cell>
          <table:table-cell table:style-name="ce244"/>
          <table:table-cell table:style-name="ce238"/>
          <table:table-cell table:style-name="ce303" office:value-type="string" calcext:value-type="string">
            <text:p>Exploration 2.5% mf</text:p>
          </table:table-cell>
          <table:table-cell table:style-name="ce244" table:number-columns-repeated="25"/>
          <table:table-cell table:style-name="ce308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77.12" calcext:value-type="float">
            <text:p>77.12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2.5" calcext:value-type="float">
            <text:p>2.5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62, 0.46</text:p>
          </table:table-cell>
          <table:table-cell table:style-name="ce163" office:value-type="string" calcext:value-type="string">
            <text:p>~yes</text:p>
          </table:table-cell>
          <table:table-cell table:style-name="ce264" office:value-type="string" calcext:value-type="string">
            <text:p>-</text:p>
          </table:table-cell>
          <table:table-cell table:style-name="ce269" office:value-type="string" calcext:value-type="string">
            <text:p>a bit</text:p>
          </table:table-cell>
          <table:table-cell table:style-name="ce275" office:value-type="string" calcext:value-type="string">
            <text:p>no</text:p>
          </table:table-cell>
          <table:table-cell table:style-name="ce130" office:value-type="float" office:value="1.945" calcext:value-type="float">
            <text:p>1.945</text:p>
          </table:table-cell>
          <table:table-cell table:style-name="ce244" office:value-type="float" office:value="0.1154" calcext:value-type="float">
            <text:p>0.1154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7" calcext:value-type="float">
            <text:p>0.7</text:p>
          </table:table-cell>
          <table:table-cell table:style-name="ce244" office:value-type="float" office:value="1.118" calcext:value-type="float">
            <text:p>1.118</text:p>
          </table:table-cell>
          <table:table-cell table:style-name="ce242"/>
          <table:table-cell table:style-name="ce163" office:value-type="string" calcext:value-type="string">
            <text:p>(pos)</text:p>
          </table:table-cell>
          <table:table-cell table:style-name="ce244" office:value-type="string" calcext:value-type="string">
            <text:p>0.9593, 4.2306</text:p>
          </table:table-cell>
          <table:table-cell table:style-name="ce244" office:value-type="string" calcext:value-type="string">
            <text:p>-0.0006, -0.0005</text:p>
          </table:table-cell>
          <table:table-cell table:style-name="ce238" office:value-type="string" calcext:value-type="string">
            <text:p>no?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25"/>
          <table:table-cell table:style-name="ce308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3" office:value-type="float" office:value="5" calcext:value-type="float">
            <text:p>5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4, 0.4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6" office:value-type="string" calcext:value-type="string">
            <text:p>0.02 0.5,1,1.5m</text:p>
          </table:table-cell>
          <table:table-cell table:style-name="ce250" office:value-type="float" office:value="1.6875" calcext:value-type="float">
            <text:p>1.6875</text:p>
          </table:table-cell>
          <table:table-cell table:style-name="ce242" office:value-type="float" office:value="0.1389" calcext:value-type="float">
            <text:p>0.1389</text:p>
          </table:table-cell>
          <table:table-cell table:style-name="ce242" office:value-type="float" office:value="-0.5" calcext:value-type="float">
            <text:p>-0.5</text:p>
          </table:table-cell>
          <table:table-cell table:style-name="ce242" office:value-type="float" office:value="0.7" calcext:value-type="float">
            <text:p>0.7</text:p>
          </table:table-cell>
          <table:table-cell table:style-name="ce242" office:value-type="float" office:value="1.7445" calcext:value-type="float">
            <text:p>1.7445</text:p>
          </table:table-cell>
          <table:table-cell table:style-name="ce6" office:value-type="string" calcext:value-type="string">
            <text:p>no?</text:p>
          </table:table-cell>
          <table:table-cell/>
          <table:table-cell table:style-name="ce242" office:value-type="string" calcext:value-type="string">
            <text:p>-6.6364 <text:s text:c="3"/>2.6938</text:p>
          </table:table-cell>
          <table:table-cell table:style-name="ce242" office:value-type="string" calcext:value-type="string">
            <text:p>-0.0298 <text:s text:c="2"/>-0.0177</text:p>
          </table:table-cell>
          <table:table-cell table:style-name="ce6"/>
          <table:table-cell table:style-name="ce242" office:value-type="string" calcext:value-type="string">
            <text:p>continue</text:p>
          </table:table-cell>
          <table:table-cell table:style-name="ce52" table:number-columns-repeated="2"/>
          <table:table-cell table:style-name="ce242" table:number-columns-repeated="25"/>
          <table:table-cell table:style-name="ce113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42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5" calcext:value-type="float">
            <text:p>5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, 0.42</text:p>
          </table:table-cell>
          <table:table-cell table:style-name="ce242" office:value-type="string" calcext:value-type="string">
            <text:p>?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14"/>
          <table:table-cell table:style-name="ce242" office:value-type="float" office:value="-0.0279" calcext:value-type="float">
            <text:p>-0.0279</text:p>
          </table:table-cell>
          <table:table-cell table:style-name="ce242" office:value-type="float" office:value="-0.6" calcext:value-type="float">
            <text:p>-0.6</text:p>
          </table:table-cell>
          <table:table-cell table:style-name="ce242" office:value-type="float" office:value="0.6" calcext:value-type="float">
            <text:p>0.6</text:p>
          </table:table-cell>
          <table:table-cell table:style-name="ce286" office:value-type="float" office:value="1.1567" calcext:value-type="float">
            <text:p>1.1567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-7.0701 <text:s text:c="2"/>-3.1832</text:p>
          </table:table-cell>
          <table:table-cell table:style-name="ce242" office:value-type="string" calcext:value-type="string">
            <text:p>-0.0290 <text:s text:c="2"/>-0.0197</text:p>
          </table:table-cell>
          <table:table-cell table:style-name="ce6"/>
          <table:table-cell table:style-name="ce242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(#c)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42" table:number-columns-repeated="968"/>
        </table:table-row>
        <table:table-row table:style-name="ro2">
          <table:table-cell table:style-name="ce229" office:value-type="string" calcext:value-type="string">
            <text:p>#5</text:p>
          </table:table-cell>
          <table:table-cell table:style-name="ce16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5" calcext:value-type="float">
            <text:p>5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a bit</text:p>
          </table:table-cell>
          <table:table-cell table:style-name="ce274" office:value-type="string" calcext:value-type="string">
            <text:p>0.02 at 0.5m</text:p>
          </table:table-cell>
          <table:table-cell table:style-name="ce14"/>
          <table:table-cell table:style-name="ce287" office:value-type="float" office:value="-0.017" calcext:value-type="float">
            <text:p>-0.017</text:p>
          </table:table-cell>
          <table:table-cell table:style-name="ce6" office:value-type="float" office:value="-0.48" calcext:value-type="float">
            <text:p>-0.48</text:p>
          </table:table-cell>
          <table:table-cell table:style-name="ce6" office:value-type="float" office:value="0.58" calcext:value-type="float">
            <text:p>0.58</text:p>
          </table:table-cell>
          <table:table-cell table:style-name="ce286" office:value-type="float" office:value="1.0833" calcext:value-type="float">
            <text:p>1.0833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17.9164 <text:s text:c="2"/>-6.4889</text:p>
          </table:table-cell>
          <table:table-cell table:style-name="ce6" office:value-type="string" calcext:value-type="string">
            <text:p><text:s/>-0.0449 <text:s text:c="2"/>-0.0329</text:p>
          </table:table-cell>
          <table:table-cell table:style-name="ce6"/>
          <table:table-cell table:style-name="ce258" office:value-type="string" calcext:value-type="string">
            <text:p>continue</text:p>
          </table:table-cell>
          <table:table-cell table:style-name="ce6"/>
          <table:table-cell table:style-name="ce262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305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7.5" calcext:value-type="float">
            <text:p>7.5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42, -0.22</text:p>
          </table:table-cell>
          <table:table-cell table:style-name="ce163" office:value-type="string" calcext:value-type="string">
            <text:p>yes</text:p>
          </table:table-cell>
          <table:table-cell table:style-name="ce264"/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at 0.5 </text:p>
          </table:table-cell>
          <table:table-cell table:style-name="ce282" office:value-type="float" office:value="1.1873" calcext:value-type="float">
            <text:p>1.1873</text:p>
          </table:table-cell>
          <table:table-cell table:style-name="ce244" office:value-type="float" office:value="0.071" calcext:value-type="float">
            <text:p>0.071</text:p>
          </table:table-cell>
          <table:table-cell table:style-name="ce244" office:value-type="float" office:value="-0.6" calcext:value-type="float">
            <text:p>-0.6</text:p>
          </table:table-cell>
          <table:table-cell table:style-name="ce244" office:value-type="float" office:value="0.7" calcext:value-type="float">
            <text:p>0.7</text:p>
          </table:table-cell>
          <table:table-cell table:style-name="ce244" office:value-type="float" office:value="1.3937" calcext:value-type="float">
            <text:p>1.3937</text:p>
          </table:table-cell>
          <table:table-cell table:style-name="ce259" office:value-type="string" calcext:value-type="string">
            <text:p>no</text:p>
          </table:table-cell>
          <table:table-cell table:style-name="ce295" office:value-type="string" calcext:value-type="string">
            <text:p>~pos</text:p>
          </table:table-cell>
          <table:table-cell table:style-name="ce244" office:value-type="string" calcext:value-type="string">
            <text:p>-0.2295, 0.5031</text:p>
          </table:table-cell>
          <table:table-cell table:style-name="ce244" office:value-type="string" calcext:value-type="string">
            <text:p>-0.0004, -0.0003</text:p>
          </table:table-cell>
          <table:table-cell table:style-name="ce238" office:value-type="string" calcext:value-type="string">
            <text:p>Yes?</text:p>
          </table:table-cell>
          <table:table-cell table:style-name="ce244"/>
          <table:table-cell table:style-name="ce238"/>
          <table:table-cell table:style-name="ce303" office:value-type="string" calcext:value-type="string">
            <text:p>Exploration 7.5% mf</text:p>
          </table:table-cell>
          <table:table-cell table:style-name="ce244" table:number-columns-repeated="25"/>
          <table:table-cell table:style-name="ce308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9" office:value-type="string" calcext:value-type="string">
            <text:p>#2</text:p>
          </table:table-cell>
          <table:table-cell table:style-name="ce1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3" office:value-type="float" office:value="10" calcext:value-type="float">
            <text:p>1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36, 0.44</text:p>
          </table:table-cell>
          <table:table-cell table:style-name="ce242" office:value-type="string" calcext:value-type="string">
            <text:p>?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1.3451" calcext:value-type="float">
            <text:p>1.3451</text:p>
          </table:table-cell>
          <table:table-cell table:style-name="ce287" office:value-type="float" office:value="0.0014" calcext:value-type="float">
            <text:p>0.0014</text:p>
          </table:table-cell>
          <table:table-cell table:style-name="ce242" office:value-type="float" office:value="-0.55" calcext:value-type="float">
            <text:p>-0.55</text:p>
          </table:table-cell>
          <table:table-cell table:style-name="ce242" office:value-type="float" office:value="0.8" calcext:value-type="float">
            <text:p>0.8</text:p>
          </table:table-cell>
          <table:table-cell table:style-name="ce242" office:value-type="float" office:value="1.5775" calcext:value-type="float">
            <text:p>1.5775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-13.8116 <text:s text:c="2"/>-4.8173</text:p>
          </table:table-cell>
          <table:table-cell table:style-name="ce242" office:value-type="string" calcext:value-type="string">
            <text:p>-0.0470 <text:s text:c="2"/>-0.0319</text:p>
          </table:table-cell>
          <table:table-cell table:style-name="ce6" office:value-type="string" calcext:value-type="string">
            <text:p>no</text:p>
          </table:table-cell>
          <table:table-cell table:style-name="ce242"/>
          <table:table-cell table:style-name="ce258" office:value-type="string" calcext:value-type="string">
            <text:p>continue</text:p>
          </table:table-cell>
          <table:table-cell table:style-name="ce52" office:value-type="string" calcext:value-type="string">
            <text:p>(#2)</text:p>
          </table:table-cell>
          <table:table-cell table:style-name="ce242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42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6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0" calcext:value-type="float">
            <text:p>1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14"/>
          <table:table-cell table:style-name="ce259" office:value-type="float" office:value="-0.004" calcext:value-type="float">
            <text:p>-0.004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7" calcext:value-type="float">
            <text:p>0.7</text:p>
          </table:table-cell>
          <table:table-cell table:style-name="ce242" office:value-type="float" office:value="1.5018" calcext:value-type="float">
            <text:p>1.5018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6" office:value-type="string" calcext:value-type="string">
            <text:p>-21.1673 <text:s text:c="2"/>-4.3350</text:p>
          </table:table-cell>
          <table:table-cell table:style-name="ce6" office:value-type="string" calcext:value-type="string">
            <text:p>-0.0617 <text:s text:c="2"/>-0.0436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262" office:value-type="string" calcext:value-type="string">
            <text:p>see if it converges and increses performance</text:p>
          </table:table-cell>
          <table:table-cell table:style-name="ce258" table:number-columns-repeated="6"/>
          <table:table-cell table:style-name="ce285" office:value-type="string" calcext:value-type="string">
            <text:p>still not converged, performance improved in terms of vergerr std. Recerr vanished.</text:p>
          </table:table-cell>
          <table:table-cell table:style-name="ce258" table:number-columns-repeated="2"/>
          <table:table-cell table:style-name="ce6"/>
          <table:table-cell table:style-name="ce79"/>
          <table:table-cell table:style-name="ce6" table:number-columns-repeated="2"/>
          <table:table-cell table:style-name="ce258" table:number-columns-repeated="12"/>
          <table:table-cell table:style-name="ce305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58" table:number-columns-repeated="12"/>
          <table:table-cell table:number-columns-repeated="956"/>
        </table:table-row>
        <table:table-row table:style-name="ro6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3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282" office:value-type="float" office:value="1.0035" calcext:value-type="float">
            <text:p>1.0035</text:p>
          </table:table-cell>
          <table:table-cell table:style-name="ce6" office:value-type="float" office:value="0.0385" calcext:value-type="float">
            <text:p>0.0385</text:p>
          </table:table-cell>
          <table:table-cell table:style-name="ce6" office:value-type="float" office:value="-0.55" calcext:value-type="float">
            <text:p>-0.55</text:p>
          </table:table-cell>
          <table:table-cell table:style-name="ce6" office:value-type="float" office:value="0.65" calcext:value-type="float">
            <text:p>0.65</text:p>
          </table:table-cell>
          <table:table-cell table:style-name="ce286" office:value-type="float" office:value="1.1611" calcext:value-type="float">
            <text:p>1.161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0.9815 <text:s text:c="2"/>-3.2813</text:p>
          </table:table-cell>
          <table:table-cell table:style-name="ce6" office:value-type="string" calcext:value-type="string">
            <text:p>-0.0605 <text:s text:c="2"/>-0.0386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58"/>
          <table:table-cell table:style-name="ce262" office:value-type="string" calcext:value-type="string">
            <text:p>see wheter 2<text:span text:style-name="T4">nd</text:span> muscle needs to be silenced</text:p>
          </table:table-cell>
          <table:table-cell table:style-name="ce258" table:number-columns-repeated="6"/>
          <table:table-cell table:style-name="ce285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58" table:number-columns-repeated="2"/>
          <table:table-cell table:style-name="ce6"/>
          <table:table-cell table:style-name="ce79"/>
          <table:table-cell table:style-name="ce6" table:number-columns-repeated="2"/>
          <table:table-cell table:style-name="ce258" table:number-columns-repeated="12"/>
          <table:table-cell table:style-name="ce262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58" table:number-columns-repeated="12"/>
          <table:table-cell table:number-columns-repeated="956"/>
        </table:table-row>
        <table:table-row table:style-name="ro6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2.3801" calcext:value-type="float">
            <text:p>2.3801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5.5" calcext:value-type="float">
            <text:p>5.5</text:p>
          </table:table-cell>
          <table:table-cell table:style-name="ce242" office:value-type="float" office:value="9.0698" calcext:value-type="float">
            <text:p>9.069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<text:s/>-21.9947 <text:s text:c="2"/>-5.6395</text:p>
          </table:table-cell>
          <table:table-cell table:style-name="ce6" office:value-type="string" calcext:value-type="string">
            <text:p>-0.0378 <text:s text:c="2"/>-0.0254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58"/>
          <table:table-cell table:style-name="ce262" office:value-type="string" calcext:value-type="string">
            <text:p>see wheter 2<text:span text:style-name="T4">nd</text:span> muscle needs to be silenced</text:p>
          </table:table-cell>
          <table:table-cell table:style-name="ce258" table:number-columns-repeated="6"/>
          <table:table-cell table:style-name="ce285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58" table:number-columns-repeated="2"/>
          <table:table-cell table:style-name="ce6"/>
          <table:table-cell table:style-name="ce79"/>
          <table:table-cell table:style-name="ce6" table:number-columns-repeated="2"/>
          <table:table-cell table:style-name="ce258" table:number-columns-repeated="12"/>
          <table:table-cell table:style-name="ce262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58" table:number-columns-repeated="12"/>
          <table:table-cell table:number-columns-repeated="956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2" office:value-type="float" office:value="10" calcext:value-type="float">
            <text:p>1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2, 0.02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string" calcext:value-type="string">
            <text:p>0?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1.7236" calcext:value-type="float">
            <text:p>1.7236</text:p>
          </table:table-cell>
          <table:table-cell table:style-name="ce6" office:value-type="float" office:value="0.0333" calcext:value-type="float">
            <text:p>0.0333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61" calcext:value-type="float">
            <text:p>0.61</text:p>
          </table:table-cell>
          <table:table-cell table:style-name="ce242" office:value-type="float" office:value="1.3928" calcext:value-type="float">
            <text:p>1.392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1.0307 <text:s text:c="2"/>-5.0045</text:p>
          </table:table-cell>
          <table:table-cell table:style-name="ce6" office:value-type="string" calcext:value-type="string">
            <text:p>-0.0476 <text:s text:c="2"/>-0.0308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58"/>
          <table:table-cell table:style-name="ce262" office:value-type="string" calcext:value-type="string">
            <text:p>see if critic's value function becomes sharper and overall performance improves</text:p>
          </table:table-cell>
          <table:table-cell table:style-name="ce258" table:number-columns-repeated="6"/>
          <table:table-cell table:style-name="ce285" office:value-type="string" calcext:value-type="string">
            <text:p>still not converged. performance compareable to #2 1mio. value function becomes steeper, but slitely biased.</text:p>
          </table:table-cell>
          <table:table-cell table:style-name="ce258" table:number-columns-repeated="2"/>
          <table:table-cell table:style-name="ce6"/>
          <table:table-cell table:style-name="ce79"/>
          <table:table-cell table:style-name="ce6" table:number-columns-repeated="2"/>
          <table:table-cell table:style-name="ce258" table:number-columns-repeated="12"/>
          <table:table-cell table:style-name="ce262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58" table:number-columns-repeated="12"/>
          <table:table-cell table:number-columns-repeated="956"/>
        </table:table-row>
        <table:table-row table:style-name="ro2">
          <table:table-cell table:style-name="ce229" office:value-type="string" calcext:value-type="string">
            <text:p>#6</text:p>
          </table:table-cell>
          <table:table-cell table:style-name="ce1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0" calcext:value-type="float">
            <text:p>10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.3, 0.46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6" office:value-type="string" calcext:value-type="string">
            <text:p>0.04, 0.02 0.5,1,1.5m</text:p>
          </table:table-cell>
          <table:table-cell table:style-name="ce250" office:value-type="float" office:value="1.3054" calcext:value-type="float">
            <text:p>1.3054</text:p>
          </table:table-cell>
          <table:table-cell table:style-name="ce242" office:value-type="float" office:value="-0.021" calcext:value-type="float">
            <text:p>-0.021</text:p>
          </table:table-cell>
          <table:table-cell table:style-name="ce242" office:value-type="float" office:value="-0.5" calcext:value-type="float">
            <text:p>-0.5</text:p>
          </table:table-cell>
          <table:table-cell table:style-name="ce242" office:value-type="float" office:value="0.8" calcext:value-type="float">
            <text:p>0.8</text:p>
          </table:table-cell>
          <table:table-cell table:style-name="ce242" office:value-type="float" office:value="1.8394" calcext:value-type="float">
            <text:p>1.839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-8.4019 <text:s text:c="2"/>-0.0492</text:p>
          </table:table-cell>
          <table:table-cell table:style-name="ce242" office:value-type="string" calcext:value-type="string">
            <text:p>-0.0481 <text:s text:c="2"/>-0.0256</text:p>
          </table:table-cell>
          <table:table-cell table:style-name="ce6"/>
          <table:table-cell table:style-name="ce242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(#4)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42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.4, 0.48</text:p>
          </table:table-cell>
          <table:table-cell table:style-name="ce164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6" office:value-type="string" calcext:value-type="string">
            <text:p>0.04, 0.02 0.5,1,1.5m</text:p>
          </table:table-cell>
          <table:table-cell table:style-name="ce250" office:value-type="float" office:value="1.3244" calcext:value-type="float">
            <text:p>1.3244</text:p>
          </table:table-cell>
          <table:table-cell table:style-name="ce242" office:value-type="float" office:value="-0.09" calcext:value-type="float">
            <text:p>-0.09</text:p>
          </table:table-cell>
          <table:table-cell table:style-name="ce242" office:value-type="float" office:value="-0.7" calcext:value-type="float">
            <text:p>-0.7</text:p>
          </table:table-cell>
          <table:table-cell table:style-name="ce242" office:value-type="float" office:value="1.1" calcext:value-type="float">
            <text:p>1.1</text:p>
          </table:table-cell>
          <table:table-cell table:style-name="ce242" office:value-type="float" office:value="2.3163" calcext:value-type="float">
            <text:p>2.3163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-8.9009 <text:s text:c="2"/>-1.0273</text:p>
          </table:table-cell>
          <table:table-cell table:style-name="ce242" office:value-type="string" calcext:value-type="string">
            <text:p>-0.0358 <text:s text:c="2"/>-0.0233</text:p>
          </table:table-cell>
          <table:table-cell table:style-name="ce6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42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30" calcext:value-type="float">
            <text:p>3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.3, 0.44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6" office:value-type="string" calcext:value-type="string">
            <text:p>0.04, 0.02 0.5,1,1.5m</text:p>
          </table:table-cell>
          <table:table-cell table:style-name="ce250" office:value-type="float" office:value="1.5468" calcext:value-type="float">
            <text:p>1.5468</text:p>
          </table:table-cell>
          <table:table-cell table:style-name="ce242" office:value-type="float" office:value="0.085" calcext:value-type="float">
            <text:p>0.085</text:p>
          </table:table-cell>
          <table:table-cell table:style-name="ce242" office:value-type="float" office:value="-0.7" calcext:value-type="float">
            <text:p>-0.7</text:p>
          </table:table-cell>
          <table:table-cell table:style-name="ce242" office:value-type="float" office:value="1.1" calcext:value-type="float">
            <text:p>1.1</text:p>
          </table:table-cell>
          <table:table-cell table:style-name="ce242" office:value-type="float" office:value="2.1412" calcext:value-type="float">
            <text:p>2.1412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-12.2684 <text:s text:c="2"/>-0.6319</text:p>
          </table:table-cell>
          <table:table-cell table:style-name="ce242" office:value-type="string" calcext:value-type="string">
            <text:p>-0.0373 <text:s text:c="2"/>-0.0231</text:p>
          </table:table-cell>
          <table:table-cell table:style-name="ce6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42" table:number-columns-repeated="968"/>
        </table:table-row>
        <table:table-row table:style-name="ro6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30" calcext:value-type="float">
            <text:p>3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8, 0.5</text:p>
          </table:table-cell>
          <table:table-cell table:style-name="ce242" office:value-type="string" calcext:value-type="string">
            <text:p>yes</text:p>
          </table:table-cell>
          <table:table-cell table:style-name="ce229" office:value-type="string" calcext:value-type="string">
            <text:p><text:span text:style-name="T2">-</text:span> <text:span text:style-name="T3">+</text:span></text:p>
          </table:table-cell>
          <table:table-cell table:style-name="ce270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3407" calcext:value-type="float">
            <text:p>1.3407</text:p>
          </table:table-cell>
          <table:table-cell table:style-name="ce286" office:value-type="float" office:value="-0.067" calcext:value-type="float">
            <text:p>-0.067</text:p>
          </table:table-cell>
          <table:table-cell table:style-name="ce242" office:value-type="float" office:value="-0.9" calcext:value-type="float">
            <text:p>-0.9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.8561" calcext:value-type="float">
            <text:p>1.856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0.2526 <text:s text:c="3"/>0.9158</text:p>
          </table:table-cell>
          <table:table-cell table:style-name="ce242" office:value-type="string" calcext:value-type="string">
            <text:p>-0.0459 <text:s text:c="2"/>-0.0242</text:p>
          </table:table-cell>
          <table:table-cell table:style-name="ce6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42" table:number-columns-repeated="968"/>
        </table:table-row>
        <table:table-row table:style-name="ro2">
          <table:table-cell table:style-name="ce229" office:value-type="string" calcext:value-type="string">
            <text:p>#4</text:p>
          </table:table-cell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3" office:value-type="float" office:value="50" calcext:value-type="float">
            <text:p>5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.24, 0.46</text:p>
          </table:table-cell>
          <table:table-cell table:style-name="ce242" office:value-type="string" calcext:value-type="string">
            <text:p>?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82" office:value-type="string" calcext:value-type="string">
            <text:p>0.8496, 1.1311</text:p>
          </table:table-cell>
          <table:table-cell table:style-name="ce287" office:value-type="float" office:value="0.0078" calcext:value-type="float">
            <text:p>0.0078</text:p>
          </table:table-cell>
          <table:table-cell table:style-name="ce242" office:value-type="float" office:value="-0.9" calcext:value-type="float">
            <text:p>-0.9</text:p>
          </table:table-cell>
          <table:table-cell table:style-name="ce242" office:value-type="float" office:value="1.2" calcext:value-type="float">
            <text:p>1.2</text:p>
          </table:table-cell>
          <table:table-cell table:style-name="ce242" office:value-type="float" office:value="1.7634" calcext:value-type="float">
            <text:p>1.763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-4.3591 <text:s text:c="2"/>-0.9064</text:p>
          </table:table-cell>
          <table:table-cell table:style-name="ce242" office:value-type="string" calcext:value-type="string">
            <text:p>-0.0430 <text:s text:c="2"/>-0.0250</text:p>
          </table:table-cell>
          <table:table-cell table:style-name="ce6" office:value-type="string" calcext:value-type="string">
            <text:p>no?</text:p>
          </table:table-cell>
          <table:table-cell table:style-name="ce242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(#3)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42" table:number-columns-repeated="968"/>
        </table:table-row>
        <table:table-row table:style-name="ro2">
          <table:table-cell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50" calcext:value-type="float">
            <text:p>50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52" office:value-type="string" calcext:value-type="string">
            <text:p>0.5, 0.74</text:p>
          </table:table-cell>
          <table:table-cell table:style-name="ce242" office:value-type="string" calcext:value-type="string">
            <text:p>valley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,1.5m</text:p>
          </table:table-cell>
          <table:table-cell table:style-name="ce14" office:value-type="float" office:value="2.866" calcext:value-type="float">
            <text:p>2.866</text:p>
          </table:table-cell>
          <table:table-cell table:style-name="ce52" office:value-type="float" office:value="0.198" calcext:value-type="float">
            <text:p>0.198</text:p>
          </table:table-cell>
          <table:table-cell table:style-name="ce52" office:value-type="float" office:value="-0.6" calcext:value-type="float">
            <text:p>-0.6</text:p>
          </table:table-cell>
          <table:table-cell table:style-name="ce52" office:value-type="float" office:value="1.6" calcext:value-type="float">
            <text:p>1.6</text:p>
          </table:table-cell>
          <table:table-cell table:style-name="ce242" office:value-type="float" office:value="2.7766" calcext:value-type="float">
            <text:p>2.7766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52" office:value-type="string" calcext:value-type="string">
            <text:p>-0.0818 <text:s text:c="3"/>0.5589</text:p>
          </table:table-cell>
          <table:table-cell table:style-name="ce52" office:value-type="string" calcext:value-type="string">
            <text:p>-0.0369 <text:s text:c="2"/>-0.0187</text:p>
          </table:table-cell>
          <table:table-cell table:style-name="ce6" office:value-type="string" calcext:value-type="string">
            <text:p>no</text:p>
          </table:table-cell>
          <table:table-cell table:style-name="ce52" table:number-columns-repeated="28"/>
          <table:table-cell table:style-name="ce309" office:value-type="string" calcext:value-type="string">
            <text:p>/home/lelais/Documents/MATLAB/results/model_23-May-2016_11:19:32_500000_nonhomeo_1_2m_newImplem_oldScales_50pcMF</text:p>
          </table:table-cell>
          <table:table-cell table:style-name="ce52" table:number-columns-repeated="968"/>
        </table:table-row>
        <table:table-row table:style-name="ro2">
          <table:table-cell table:style-name="ce230"/>
          <table:table-cell table:style-name="ce239"/>
          <table:table-cell table:style-name="ce245" table:number-columns-repeated="8"/>
          <table:table-cell table:style-name="ce253" table:number-columns-repeated="2"/>
          <table:table-cell table:style-name="ce245" table:number-columns-repeated="4"/>
          <table:table-cell table:style-name="ce277"/>
          <table:table-cell table:style-name="ce245" table:number-columns-repeated="11"/>
          <table:table-cell table:style-name="ce239" table:number-columns-repeated="2"/>
          <table:table-cell table:style-name="ce245" table:number-columns-repeated="994"/>
        </table:table-row>
        <table:table-row table:style-name="ro2">
          <table:table-cell table:style-name="ce231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26"/>
          <table:table-cell table:number-columns-repeated="1023"/>
        </table:table-row>
        <table:table-row table:style-name="ro2">
          <table:table-cell table:style-name="ce232"/>
          <table:table-cell table:style-name="ce240"/>
          <table:table-cell table:style-name="ce235"/>
          <table:table-cell table:style-name="ce235" office:value-type="string" calcext:value-type="string">
            <text:p>increased object range (1.5m – 6m, 3m object Size) + hidden regularizer</text:p>
          </table:table-cell>
          <table:table-cell table:style-name="ce240" table:number-columns-repeated="6"/>
          <table:table-cell table:style-name="ce15" table:number-columns-repeated="2"/>
          <table:table-cell table:style-name="ce240"/>
          <table:table-cell table:style-name="ce260"/>
          <table:table-cell table:style-name="ce257"/>
          <table:table-cell table:style-name="ce240"/>
          <table:table-cell table:style-name="ce278"/>
          <table:table-cell table:style-name="ce240" table:number-columns-repeated="1007"/>
        </table:table-row>
        <table:table-row table:style-name="ro2">
          <table:table-cell table:style-name="ce126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26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26"/>
          <table:table-cell table:number-columns-repeated="1023"/>
        </table:table-row>
        <table:table-row table:style-name="ro2">
          <table:table-cell table:style-name="ce232"/>
          <table:table-cell table:style-name="ce240"/>
          <table:table-cell table:style-name="ce235" office:value-type="string" calcext:value-type="string">
            <text:p>new muscles</text:p>
          </table:table-cell>
          <table:table-cell table:style-name="ce240" table:number-columns-repeated="7"/>
          <table:table-cell table:style-name="ce15" table:number-columns-repeated="2"/>
          <table:table-cell table:style-name="ce240"/>
          <table:table-cell table:style-name="ce260"/>
          <table:table-cell table:style-name="ce257"/>
          <table:table-cell table:style-name="ce240"/>
          <table:table-cell table:style-name="ce278"/>
          <table:table-cell table:style-name="ce240" table:number-columns-repeated="1007"/>
        </table:table-row>
        <table:table-row table:style-name="ro2">
          <table:table-cell table:style-name="ce233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5"/>
          <table:table-cell table:style-name="ce151"/>
          <table:table-cell table:style-name="Default"/>
          <table:table-cell table:number-columns-repeated="1006"/>
        </table:table-row>
        <table:table-row table:style-name="ro2">
          <table:table-cell table:style-name="ce234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5"/>
          <table:table-cell table:style-name="ce151"/>
          <table:table-cell table:style-name="Default"/>
          <table:table-cell table:number-columns-repeated="1006"/>
        </table:table-row>
        <table:table-row table:style-name="ro2">
          <table:table-cell table:style-name="ce234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5"/>
          <table:table-cell table:style-name="ce151"/>
          <table:table-cell table:style-name="Default"/>
          <table:table-cell table:number-columns-repeated="1006"/>
        </table:table-row>
        <table:table-row table:style-name="ro2">
          <table:table-cell table:style-name="ce126"/>
          <table:table-cell table:number-columns-repeated="1023"/>
        </table:table-row>
        <table:table-row table:style-name="ro2">
          <table:table-cell table:style-name="ce232"/>
          <table:table-cell table:style-name="ce240"/>
          <table:table-cell table:style-name="ce235" office:value-type="string" calcext:value-type="string">
            <text:p>0 lmfb</text:p>
          </table:table-cell>
          <table:table-cell table:style-name="ce240" table:number-columns-repeated="7"/>
          <table:table-cell table:style-name="ce15" table:number-columns-repeated="2"/>
          <table:table-cell table:style-name="ce240"/>
          <table:table-cell table:style-name="ce260"/>
          <table:table-cell table:style-name="ce257"/>
          <table:table-cell table:style-name="ce240"/>
          <table:table-cell table:style-name="ce279"/>
          <table:table-cell table:style-name="ce257"/>
          <table:table-cell table:style-name="ce240"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16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74"/>
          <table:table-cell table:style-name="ce284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 table:number-columns-repeated="5"/>
          <table:table-cell table:style-name="ce274"/>
          <table:table-cell table:style-name="ce284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3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5"/>
          <table:table-cell table:style-name="ce274"/>
          <table:table-cell table:style-name="ce284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/>
          <table:table-cell table:style-name="ce274"/>
          <table:table-cell table:style-name="ce284"/>
          <table:table-cell table:number-columns-repeated="1006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2"/>
          <table:table-cell table:style-name="ce113"/>
          <table:table-cell table:number-columns-repeated="2"/>
          <table:table-cell table:style-name="ce274"/>
          <table:table-cell table:style-name="ce284"/>
          <table:table-cell table:number-columns-repeated="7"/>
          <table:table-cell table:style-name="ce56"/>
          <table:table-cell table:number-columns-repeated="998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 table:number-columns-repeated="2"/>
          <table:table-cell table:style-name="ce113"/>
          <table:table-cell table:number-columns-repeated="11"/>
          <table:table-cell table:style-name="ce56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3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2"/>
          <table:table-cell table:style-name="ce113"/>
          <table:table-cell table:number-columns-repeated="11"/>
          <table:table-cell table:style-name="ce56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2"/>
          <table:table-cell table:style-name="ce113"/>
          <table:table-cell table:number-columns-repeated="11"/>
          <table:table-cell table:style-name="ce56"/>
          <table:table-cell table:number-columns-repeated="2"/>
          <table:table-cell table:style-name="ce6" table:number-columns-repeated="996"/>
        </table:table-row>
        <table:table-row table:style-name="ro2">
          <table:table-cell table:style-name="ce235"/>
          <table:table-cell table:style-name="ce240"/>
          <table:table-cell table:style-name="ce235" office:value-type="string" calcext:value-type="string">
            <text:p>Single muscle</text:p>
          </table:table-cell>
          <table:table-cell table:style-name="ce246" table:number-columns-repeated="7"/>
          <table:table-cell table:style-name="ce251"/>
          <table:table-cell table:style-name="ce15"/>
          <table:table-cell table:style-name="ce257"/>
          <table:table-cell table:style-name="ce261" office:value-type="string" calcext:value-type="string">
            <text:p>Inference</text:p>
          </table:table-cell>
          <table:table-cell table:style-name="ce257"/>
          <table:table-cell table:style-name="ce235" office:value-type="string" calcext:value-type="string">
            <text:p>Reason</text:p>
          </table:table-cell>
          <table:table-cell table:style-name="ce280"/>
          <table:table-cell table:style-name="ce235"/>
          <table:table-cell table:style-name="ce257" table:number-columns-repeated="7"/>
          <table:table-cell table:style-name="ce235" office:value-type="string" calcext:value-type="string">
            <text:p>Result</text:p>
          </table:table-cell>
          <table:table-cell table:style-name="ce257" table:number-columns-repeated="3"/>
          <table:table-cell table:style-name="ce240"/>
          <table:table-cell table:style-name="ce246" table:number-columns-repeated="994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4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30" calcext:value-type="float">
            <text:p>3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5"/>
          <table:table-cell table:style-name="ce6" table:number-columns-repeated="8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peat, -LR</text:p>
          </table:table-cell>
          <table:table-cell table:style-name="ce6" table:number-columns-repeated="27"/>
          <table:table-cell table:style-name="ce113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6" table:number-columns-repeated="968"/>
        </table:table-row>
        <table:table-row table:style-name="ro7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4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30" calcext:value-type="float">
            <text:p>3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5"/>
          <table:table-cell table:style-name="ce6" table:number-columns-repeated="9"/>
          <table:table-cell table:style-name="ce6" office:value-type="string" calcext:value-type="string">
            <text:p>repeat</text:p>
          </table:table-cell>
          <table:table-cell table:style-name="ce6" table:number-columns-repeated="27"/>
          <table:table-cell table:style-name="ce113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6" table:number-columns-repeated="968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4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30" calcext:value-type="float">
            <text:p>3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number-columns-repeated="4"/>
          <table:table-cell table:style-name="ce6" table:number-columns-repeated="3"/>
          <table:table-cell table:number-columns-repeated="2"/>
          <table:table-cell table:style-name="ce5"/>
          <table:table-cell table:style-name="ce6" table:number-columns-repeated="1006"/>
        </table:table-row>
        <table:table-row table:style-name="ro2">
          <table:table-cell table:style-name="ce235"/>
          <table:table-cell table:style-name="ce240"/>
          <table:table-cell table:style-name="ce235" office:value-type="string" calcext:value-type="string">
            <text:p>NO BIAS</text:p>
          </table:table-cell>
          <table:table-cell table:style-name="ce246" table:number-columns-repeated="7"/>
          <table:table-cell table:style-name="ce251"/>
          <table:table-cell table:style-name="ce15"/>
          <table:table-cell table:style-name="ce257"/>
          <table:table-cell table:style-name="ce261" office:value-type="string" calcext:value-type="string">
            <text:p>Inference</text:p>
          </table:table-cell>
          <table:table-cell table:style-name="ce257"/>
          <table:table-cell table:style-name="ce235" office:value-type="string" calcext:value-type="string">
            <text:p>Reason</text:p>
          </table:table-cell>
          <table:table-cell table:style-name="ce280"/>
          <table:table-cell table:style-name="ce235"/>
          <table:table-cell table:style-name="ce257" table:number-columns-repeated="7"/>
          <table:table-cell table:style-name="ce235" office:value-type="string" calcext:value-type="string">
            <text:p>Result</text:p>
          </table:table-cell>
          <table:table-cell table:style-name="ce257" table:number-columns-repeated="3"/>
          <table:table-cell table:style-name="ce240"/>
          <table:table-cell table:style-name="ce246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32"/>
          <table:table-cell table:style-name="ce240"/>
          <table:table-cell table:style-name="ce235" office:value-type="string" calcext:value-type="string">
            <text:p>#b</text:p>
          </table:table-cell>
          <table:table-cell table:style-name="ce246" table:number-columns-repeated="7"/>
          <table:table-cell table:style-name="ce251"/>
          <table:table-cell table:style-name="ce15"/>
          <table:table-cell table:style-name="ce257"/>
          <table:table-cell table:style-name="ce261" office:value-type="string" calcext:value-type="string">
            <text:p>Inference</text:p>
          </table:table-cell>
          <table:table-cell table:style-name="ce257"/>
          <table:table-cell table:style-name="ce235" office:value-type="string" calcext:value-type="string">
            <text:p>Reason</text:p>
          </table:table-cell>
          <table:table-cell table:style-name="ce280"/>
          <table:table-cell table:style-name="ce235"/>
          <table:table-cell table:style-name="ce257" table:number-columns-repeated="7"/>
          <table:table-cell table:style-name="ce235" office:value-type="string" calcext:value-type="string">
            <text:p>Result</text:p>
          </table:table-cell>
          <table:table-cell table:style-name="ce257" table:number-columns-repeated="3"/>
          <table:table-cell table:style-name="ce240"/>
          <table:table-cell table:style-name="ce246" table:number-columns-repeated="994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1" calcext:value-type="float">
            <text:p>0.1</text:p>
          </table:table-cell>
          <table:table-cell table:number-columns-repeated="2"/>
          <table:table-cell table:style-name="ce262" office:value-type="string" calcext:value-type="string">
            <text:p>continue</text:p>
          </table:table-cell>
          <table:table-cell/>
          <table:table-cell table:style-name="ce258" office:value-type="string" calcext:value-type="string">
            <text:p>see if it converges and increses performance</text:p>
          </table:table-cell>
          <table:table-cell table:style-name="ce281"/>
          <table:table-cell table:style-name="ce285"/>
          <table:table-cell table:number-columns-repeated="1006"/>
        </table:table-row>
        <table:table-row table:style-name="ro4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3" office:value-type="float" office:value="0.1" calcext:value-type="float">
            <text:p>0.1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1" calcext:value-type="float">
            <text:p>0.1</text:p>
          </table:table-cell>
          <table:table-cell table:number-columns-repeated="2"/>
          <table:table-cell table:style-name="ce113"/>
          <table:table-cell/>
          <table:table-cell table:style-name="ce258" office:value-type="string" calcext:value-type="string">
            <text:p>see wheter 2<text:span text:style-name="T4">nd</text:span> muscle needs to be silenced</text:p>
          </table:table-cell>
          <table:table-cell table:style-name="ce281"/>
          <table:table-cell table:style-name="ce285"/>
          <table:table-cell table:style-name="ce258" table:number-columns-repeated="3"/>
          <table:table-cell table:number-columns-repeated="1003"/>
        </table:table-row>
        <table:table-row table:style-name="ro2">
          <table:table-cell table:style-name="ce232"/>
          <table:table-cell table:style-name="ce240"/>
          <table:table-cell table:style-name="ce235" office:value-type="string" calcext:value-type="string">
            <text:p>#3</text:p>
          </table:table-cell>
          <table:table-cell table:style-name="ce246" table:number-columns-repeated="7"/>
          <table:table-cell table:style-name="ce251"/>
          <table:table-cell table:style-name="ce15"/>
          <table:table-cell table:style-name="ce257"/>
          <table:table-cell table:style-name="ce260"/>
          <table:table-cell table:style-name="ce257"/>
          <table:table-cell table:style-name="ce240"/>
          <table:table-cell table:style-name="ce279"/>
          <table:table-cell table:style-name="ce260"/>
          <table:table-cell table:style-name="ce257" table:number-columns-repeated="11"/>
          <table:table-cell table:style-name="ce240"/>
          <table:table-cell table:style-name="ce246" table:number-columns-repeated="994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50" calcext:value-type="float">
            <text:p>5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58"/>
          <table:table-cell table:style-name="ce262" office:value-type="string" calcext:value-type="string">
            <text:p>continue</text:p>
          </table:table-cell>
          <table:table-cell/>
          <table:table-cell table:style-name="ce258" office:value-type="string" calcext:value-type="string">
            <text:p>see if it converges and increses performance</text:p>
          </table:table-cell>
          <table:table-cell table:style-name="ce281"/>
          <table:table-cell table:style-name="ce285"/>
          <table:table-cell table:style-name="ce258" table:number-columns-repeated="7"/>
          <table:table-cell table:style-name="ce296"/>
          <table:table-cell table:style-name="ce258" table:number-columns-repeated="2"/>
          <table:table-cell table:style-name="ce6" table:number-columns-repeated="2"/>
          <table:table-cell table:style-name="ce258" table:number-columns-repeated="994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50" calcext:value-type="float">
            <text:p>5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258"/>
          <table:table-cell table:style-name="ce262"/>
          <table:table-cell/>
          <table:table-cell table:style-name="ce258" office:value-type="string" calcext:value-type="string">
            <text:p>see if critic's value function becomes sharper and overall performance improves</text:p>
          </table:table-cell>
          <table:table-cell table:style-name="ce281"/>
          <table:table-cell table:style-name="ce285"/>
          <table:table-cell table:style-name="ce258" table:number-columns-repeated="7"/>
          <table:table-cell table:style-name="ce296"/>
          <table:table-cell table:style-name="ce258" table:number-columns-repeated="2"/>
          <table:table-cell table:style-name="ce6" table:number-columns-repeated="2"/>
          <table:table-cell table:style-name="ce258" table:number-columns-repeated="994"/>
        </table:table-row>
        <table:table-row table:style-name="ro4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3" office:value-type="float" office:value="12.75" calcext:value-type="float">
            <text:p>12.75</text:p>
          </table:table-cell>
          <table:table-cell table:style-name="ce242" office:value-type="float" office:value="50" calcext:value-type="float">
            <text:p>5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2"/>
          <table:table-cell table:style-name="ce258" table:number-columns-repeated="2"/>
          <table:table-cell table:style-name="ce258" office:value-type="string" calcext:value-type="string">
            <text:p>see wheter 2<text:span text:style-name="T4">nd</text:span> muscle needs to be silenced</text:p>
          </table:table-cell>
          <table:table-cell table:style-name="ce281"/>
          <table:table-cell table:style-name="ce285"/>
          <table:table-cell table:style-name="ce258" table:number-columns-repeated="7"/>
          <table:table-cell table:style-name="ce296"/>
          <table:table-cell table:style-name="ce258" table:number-columns-repeated="2"/>
          <table:table-cell table:style-name="ce6" table:number-columns-repeated="2"/>
          <table:table-cell table:style-name="ce258" table:number-columns-repeated="994"/>
        </table:table-row>
        <table:table-row table:style-name="ro4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12.75" calcext:value-type="float">
            <text:p>12.75</text:p>
          </table:table-cell>
          <table:table-cell table:style-name="ce242" office:value-type="float" office:value="50" calcext:value-type="float">
            <text:p>5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2"/>
          <table:table-cell table:style-name="ce258" table:number-columns-repeated="2"/>
          <table:table-cell table:style-name="ce258" office:value-type="string" calcext:value-type="string">
            <text:p>see wheter 2<text:span text:style-name="T4">nd</text:span> muscle needs to be silenced</text:p>
          </table:table-cell>
          <table:table-cell table:style-name="ce281"/>
          <table:table-cell table:style-name="ce285"/>
          <table:table-cell table:style-name="ce258" table:number-columns-repeated="7"/>
          <table:table-cell table:style-name="ce296"/>
          <table:table-cell table:style-name="ce258" table:number-columns-repeated="2"/>
          <table:table-cell table:style-name="ce6" table:number-columns-repeated="2"/>
          <table:table-cell table:style-name="ce258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52" office:value-type="string" calcext:value-type="string">
            <text:p>400k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52" office:value-type="string" calcext:value-type="string">
            <text:p>400k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78" table:default-cell-style-name="ce317"/>
        <table:table-column table:style-name="co19" table:default-cell-style-name="ce6"/>
        <table:table-column table:style-name="co79" table:number-columns-repeated="2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68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86" table:number-columns-repeated="2" table:default-cell-style-name="ce6"/>
        <table:table-column table:style-name="co87" table:default-cell-style-name="ce6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42" table:default-cell-style-name="Default"/>
        <table:table-column table:style-name="co2" table:number-columns-repeated="1003" table:default-cell-style-name="Default"/>
        <table:table-row table:style-name="ro8">
          <table:table-cell table:style-name="ce310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11"/>
          <table:table-cell table:number-columns-repeated="16"/>
          <table:table-cell table:style-name="ce262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312"/>
          <table:table-cell table:style-name="ce289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89"/>
          <table:covered-table-cell table:number-columns-repeated="6" table:style-name="ce79"/>
          <table:table-cell table:style-name="ce79" table:number-columns-repeated="4"/>
          <table:table-cell table:style-name="ce301"/>
          <table:table-cell table:style-name="ce56"/>
          <table:table-cell table:style-name="ce79" office:value-type="string" calcext:value-type="string">
            <text:p>Action</text:p>
          </table:table-cell>
          <table:table-cell table:style-name="ce79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313" office:value-type="string" calcext:value-type="string">
            <text:p>RL implementation</text:p>
          </table:table-cell>
          <table:table-cell table:style-name="ce227" office:value-type="string" calcext:value-type="string">
            <text:p>stdR</text:p>
          </table:table-cell>
          <table:table-cell table:style-name="ce227" office:value-type="string" calcext:value-type="string">
            <text:p>vergErr</text:p>
          </table:table-cell>
          <table:table-cell table:style-name="ce227" office:value-type="string" calcext:value-type="string">
            <text:p>-stdR^2</text:p>
          </table:table-cell>
          <table:table-cell table:style-name="ce227" office:value-type="string" calcext:value-type="string">
            <text:p>deltaR</text:p>
          </table:table-cell>
          <table:table-cell table:style-name="ce227" office:value-type="string" calcext:value-type="string">
            <text:p>-deltaR^2</text:p>
          </table:table-cell>
          <table:table-cell table:style-name="ce227" office:value-type="string" calcext:value-type="string">
            <text:p>VD</text:p>
          </table:table-cell>
          <table:table-cell table:style-name="ce227" office:value-type="string" calcext:value-type="string">
            <text:p>metCost</text:p>
          </table:table-cell>
          <table:table-cell table:style-name="ce227" office:value-type="string" calcext:value-type="string">
            <text:p>lambdaMFB</text:p>
          </table:table-cell>
          <table:table-cell table:style-name="ce227" office:value-type="string" calcext:value-type="string">
            <text:p>Iterations</text:p>
          </table:table-cell>
          <table:table-cell table:style-name="ce227" office:value-type="string" calcext:value-type="string">
            <text:p>Tmp</text:p>
          </table:table-cell>
          <table:table-cell table:style-name="ce227" office:value-type="string" calcext:value-type="string">
            <text:p>prelearnedBF</text:p>
          </table:table-cell>
          <table:table-cell table:style-name="ce227" office:value-type="string" calcext:value-type="string">
            <text:p>learning rates</text:p>
          </table:table-cell>
          <table:table-cell table:style-name="ce227" office:value-type="string" calcext:value-type="string">
            <text:p>Wheight Init (Sum)</text:p>
          </table:table-cell>
          <table:table-cell table:style-name="ce227" office:value-type="string" calcext:value-type="string">
            <text:p>Result</text:p>
          </table:table-cell>
          <table:table-cell table:style-name="ce56"/>
          <table:table-cell table:style-name="ce79" office:value-type="string" calcext:value-type="string">
            <text:p>Var</text:p>
          </table:table-cell>
          <table:table-cell table:style-name="ce79" office:value-type="string" calcext:value-type="string">
            <text:p>Noise Max</text:p>
          </table:table-cell>
          <table:table-cell table:style-name="ce326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2”</text:p>
          </table:table-cell>
          <table:table-cell table:style-name="ce325" office:value-type="percentage" office:value="12.3916" calcext:value-type="percentage">
            <text:p>1239.16%</text:p>
          </table:table-cell>
          <table:table-cell table:style-name="ce327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3”</text:p>
          </table:table-cell>
          <table:table-cell table:style-name="ce325" office:value-type="percentage" office:value="3.9186" calcext:value-type="percentage">
            <text:p>391.86%</text:p>
          </table:table-cell>
          <table:table-cell table:style-name="ce327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4”</text:p>
          </table:table-cell>
          <table:table-cell table:style-name="ce325" office:value-type="percentage" office:value="1.2392" calcext:value-type="percentage">
            <text:p>123.92%</text:p>
          </table:table-cell>
          <table:table-cell table:style-name="ce327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5”</text:p>
          </table:table-cell>
          <table:table-cell table:style-name="ce325" office:value-type="percentage" office:value="0.3919" calcext:value-type="percentage">
            <text:p>39.19%</text:p>
          </table:table-cell>
          <table:table-cell table:style-name="ce327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6”</text:p>
          </table:table-cell>
          <table:table-cell table:style-name="ce325" office:value-type="percentage" office:value="0.1239" calcext:value-type="percentage">
            <text:p>12.39%</text:p>
          </table:table-cell>
          <table:table-cell table:style-name="ce327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7”</text:p>
          </table:table-cell>
          <table:table-cell table:style-name="ce325" office:value-type="percentage" office:value="0.0392" calcext:value-type="percentage">
            <text:p>3.92%</text:p>
          </table:table-cell>
          <table:table-cell table:style-name="ce327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2"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 office:value-type="string" calcext:value-type="string">
            <text:p>“10-8”</text:p>
          </table:table-cell>
          <table:table-cell table:style-name="ce325" office:value-type="percentage" office:value="0.0124" calcext:value-type="percentage">
            <text:p>1.24%</text:p>
          </table:table-cell>
          <table:table-cell table:style-name="ce327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9”</text:p>
          </table:table-cell>
          <table:table-cell table:style-name="ce325" office:value-type="percentage" office:value="0.0039" calcext:value-type="percentage">
            <text:p>0.39%</text:p>
          </table:table-cell>
          <table:table-cell table:style-name="ce327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10”</text:p>
          </table:table-cell>
          <table:table-cell table:style-name="ce325" office:value-type="percentage" office:value="0.0012" calcext:value-type="percentage">
            <text:p>0.12%</text:p>
          </table:table-cell>
          <table:table-cell table:style-name="ce327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314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314"/>
          <table:table-cell table:number-columns-repeated="7"/>
          <table:table-cell table:style-name="ce319"/>
          <table:table-cell table:number-columns-repeated="1015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01" table:number-columns-repeated="1003"/>
        </table:table-row>
        <table:table-row table:style-name="ro7">
          <table:table-cell table:style-name="ce314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79" table:number-columns-repeated="1003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321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315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16" office:value-type="string" calcext:value-type="string">
            <text:p>CACLA</text:p>
          </table:table-cell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[“10-4,10-7”]</text:p>
          </table:table-cell>
          <table:table-cell table:style-name="ce9"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table:style-name="ce9" office:value-type="string" calcext:value-type="string">
            <text:p>500k</text:p>
          </table:table-cell>
          <table:table-cell table:style-name="ce9" table:number-columns-repeated="4"/>
          <table:table-cell table:style-name="ce97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301"/>
          <table:table-cell table:number-columns-repeated="1004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2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3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2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42" table:number-columns-repeated="4"/>
          <table:table-cell table:style-name="ce324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309"/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309"/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2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22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22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22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" table:number-columns-repeated="1024" table:default-cell-style-name="Default"/>
        <table:table-row table:style-name="ro2">
          <table:table-cell table:style-name="ce301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ide</text:p>
          </table:table-cell>
          <table:table-cell table:style-name="ce242" office:value-type="string" calcext:value-type="string">
            <text:p>1, 0.5</text:p>
          </table:table-cell>
          <table:table-cell table:style-name="ce6" office:value-type="string" calcext:value-type="string">
            <text:p>-&gt;</text:p>
          </table:table-cell>
          <table:table-cell table:style-name="ce242" office:value-type="string" calcext:value-type="string">
            <text:p>0.5, 0.5</text:p>
          </table:table-cell>
          <table:table-cell table:style-name="ce5" office:value-type="string" calcext:value-type="string">
            <text:p>-&gt;</text:p>
          </table:table-cell>
          <table:table-cell table:style-name="ce331" office:value-type="string" calcext:value-type="string">
            <text:p>w_ij muscle (lat,med) decrease in Ac and Cr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8" office:value-type="string" calcext:value-type="string">
            <text:p>lMFB</text:p>
          </table:table-cell>
          <table:table-cell table:style-name="ce258" office:value-type="string" calcext:value-type="string">
            <text:p>increase</text:p>
          </table:table-cell>
          <table:table-cell table:style-name="ce258" office:value-type="string" calcext:value-type="string">
            <text:p>-&gt;</text:p>
          </table:table-cell>
          <table:table-cell/>
          <table:table-cell table:style-name="ce258"/>
          <table:table-cell table:style-name="ce262" office:value-type="string" calcext:value-type="string">
            <text:p>linear increase in actor, but not by same factor as lMFB increase</text:p>
          </table:table-cell>
          <table:table-cell table:style-name="ce258"/>
          <table:table-cell table:number-columns-repeated="1017"/>
        </table:table-row>
        <table:table-row table:style-name="ro2">
          <table:table-cell/>
          <table:table-cell table:style-name="ce6"/>
          <table:table-cell table:style-name="ce258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metcost</text:p>
          </table:table-cell>
          <table:table-cell table:style-name="ce329" office:value-type="percentage" office:value="0.1275" calcext:value-type="percentage">
            <text:p>12.75%</text:p>
          </table:table-cell>
          <table:table-cell table:style-name="ce258" office:value-type="string" calcext:value-type="string">
            <text:p>-&gt;</text:p>
          </table:table-cell>
          <table:table-cell/>
          <table:table-cell table:style-name="ce6"/>
          <table:table-cell table:style-name="ce113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/>
          <table:table-cell table:style-name="ce319" office:value-type="percentage" office:value="0.01" calcext:value-type="percentage">
            <text:p>1.00%</text:p>
          </table:table-cell>
          <table:table-cell table:style-name="ce258" office:value-type="string" calcext:value-type="string">
            <text:p>-&gt;</text:p>
          </table:table-cell>
          <table:table-cell/>
          <table:table-cell table:style-name="ce6"/>
          <table:table-cell table:style-name="ce113" office:value-type="string" calcext:value-type="string">
            <text:p>seems to be too large, all msuscle activity die ou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319" office:value-type="percentage" office:value="0" calcext:value-type="percentage">
            <text:p>0.00%</text:p>
          </table:table-cell>
          <table:table-cell table:style-name="ce6" office:value-type="string" calcext:value-type="string">
            <text:p>-&gt;</text:p>
          </table:table-cell>
          <table:table-cell table:style-name="ce319" office:value-type="percentage" office:value="0.01" calcext:value-type="percentage">
            <text:p>1.00%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319" office:value-type="percentage" office:value="0.005" calcext:value-type="percentage">
            <text:p>0.50%</text:p>
          </table:table-cell>
          <table:table-cell table:style-name="ce6" office:value-type="string" calcext:value-type="string">
            <text:p>-&gt;</text:p>
          </table:table-cell>
          <table:table-cell table:number-columns-repeated="2"/>
          <table:table-cell table:style-name="ce325" office:value-type="string" calcext:value-type="string">
            <text:p>seems to be too low, looks like it has no effect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96" office:value-type="string" calcext:value-type="string">
            <text:p>dsRatio</text:p>
          </table:table-cell>
          <table:table-cell table:style-name="ce242" office:value-type="string" calcext:value-type="string">
            <text:p>8, 2</text:p>
          </table:table-cell>
          <table:table-cell table:style-name="ce6" office:value-type="string" calcext:value-type="string">
            <text:p>-&gt;</text:p>
          </table:table-cell>
          <table:table-cell table:style-name="ce242" office:value-type="string" calcext:value-type="string">
            <text:p>8, 1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01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1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28" office:value-type="string" calcext:value-type="string">
            <text:p>Upper and lower bound of box correspond to 75% quartile and 25% quartile, i.e. 50% of all data.</text:p>
          </table:table-cell>
          <table:table-cell table:style-name="ce330" table:number-columns-repeated="5"/>
          <table:table-cell table:number-columns-repeated="2"/>
          <table:table-cell table:style-name="ce258"/>
          <table:table-cell table:style-name="ce249"/>
          <table:table-cell table:number-columns-repeated="1014"/>
        </table:table-row>
        <table:table-row table:style-name="ro2">
          <table:table-cell table:style-name="ce305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50"/>
          <table:table-cell table:style-name="ce242" table:number-columns-repeated="4"/>
          <table:table-cell table:number-columns-repeated="2"/>
          <table:table-cell table:style-name="ce258"/>
          <table:table-cell table:style-name="ce242"/>
          <table:table-cell table:number-columns-repeated="1014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52"/>
          <table:table-cell table:style-name="ce242"/>
          <table:table-cell table:style-name="ce263"/>
          <table:table-cell table:style-name="ce250"/>
          <table:table-cell table:style-name="ce52" table:number-columns-repeated="4"/>
          <table:table-cell table:style-name="ce242"/>
          <table:table-cell table:style-name="ce52" table:number-columns-repeated="32"/>
          <table:table-cell table:style-name="ce309"/>
          <table:table-cell table:style-name="ce52" table:number-columns-repeated="970"/>
          <table:table-cell table:style-name="ce116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52"/>
          <table:table-cell table:style-name="ce242"/>
          <table:table-cell table:style-name="ce263"/>
          <table:table-cell table:style-name="ce250"/>
          <table:table-cell table:style-name="ce52"/>
          <table:table-cell table:style-name="ce164"/>
          <table:table-cell table:style-name="ce52" table:number-columns-repeated="2"/>
          <table:table-cell table:style-name="ce242"/>
          <table:table-cell table:style-name="ce164"/>
          <table:table-cell table:style-name="ce52" table:number-columns-repeated="3"/>
          <table:table-cell table:style-name="ce242" table:number-columns-repeated="2"/>
          <table:table-cell table:style-name="ce52" table:number-columns-repeated="26"/>
          <table:table-cell table:style-name="ce309"/>
          <table:table-cell table:style-name="ce52" table:number-columns-repeated="970"/>
          <table:table-cell table:style-name="ce116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242" table:number-columns-repeated="2"/>
          <table:table-cell table:style-name="ce263"/>
          <table:table-cell table:style-name="ce250"/>
          <table:table-cell table:style-name="ce242" table:number-columns-repeated="5"/>
          <table:table-cell table:style-name="ce52"/>
          <table:table-cell table:style-name="ce242" table:number-columns-repeated="2"/>
          <table:table-cell table:style-name="ce52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9"/>
          <table:table-cell table:style-name="ce242" table:number-columns-repeated="970"/>
          <table:table-cell table:style-name="ce116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242" table:number-columns-repeated="2"/>
          <table:table-cell table:style-name="ce164"/>
          <table:table-cell table:style-name="ce250"/>
          <table:table-cell table:style-name="ce52"/>
          <table:table-cell table:style-name="ce164"/>
          <table:table-cell table:style-name="ce242" table:number-columns-repeated="3"/>
          <table:table-cell table:style-name="ce52"/>
          <table:table-cell table:style-name="ce242" table:number-columns-repeated="2"/>
          <table:table-cell table:style-name="ce52"/>
          <table:table-cell table:style-name="ce242" table:number-columns-repeated="2"/>
          <table:table-cell table:style-name="ce52"/>
          <table:table-cell table:style-name="ce242" table:number-columns-repeated="25"/>
          <table:table-cell table:style-name="ce116"/>
          <table:table-cell table:style-name="ce242" table:number-columns-repeated="970"/>
          <table:table-cell table:style-name="ce116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242" table:number-columns-repeated="2"/>
          <table:table-cell table:style-name="ce229"/>
          <table:table-cell table:style-name="ce250"/>
          <table:table-cell table:style-name="ce52"/>
          <table:table-cell table:style-name="ce242" table:number-columns-repeated="4"/>
          <table:table-cell table:style-name="ce52"/>
          <table:table-cell table:style-name="ce242" table:number-columns-repeated="2"/>
          <table:table-cell table:style-name="ce52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/>
          <table:table-cell table:style-name="ce242" table:number-columns-repeated="970"/>
          <table:table-cell table:style-name="ce116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242" table:number-columns-repeated="2"/>
          <table:table-cell table:style-name="ce263"/>
          <table:table-cell table:style-name="ce250"/>
          <table:table-cell table:style-name="ce52"/>
          <table:table-cell table:style-name="ce164"/>
          <table:table-cell table:style-name="ce242" table:number-columns-repeated="3"/>
          <table:table-cell table:style-name="ce52" table:number-columns-repeated="4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/>
          <table:table-cell table:style-name="ce242" table:number-columns-repeated="970"/>
          <table:table-cell table:style-name="ce116"/>
        </table:table-row>
        <table:table-row table:style-name="ro2">
          <table:table-cell table:style-name="ce242"/>
          <table:table-cell table:style-name="ce250"/>
          <table:table-cell table:style-name="ce242" table:number-columns-repeated="4"/>
          <table:table-cell table:style-name="ce116" table:number-columns-repeated="2"/>
          <table:table-cell table:style-name="ce242" table:number-columns-repeated="2"/>
          <table:table-cell table:style-name="ce116" table:number-columns-repeated="1014"/>
        </table:table-row>
        <table:table-row table:style-name="ro2">
          <table:table-cell table:style-name="ce242"/>
          <table:table-cell table:style-name="ce250"/>
          <table:table-cell table:style-name="ce242" table:number-columns-repeated="2"/>
          <table:table-cell table:style-name="ce52" table:number-columns-repeated="2"/>
          <table:table-cell table:style-name="ce242" table:number-columns-repeated="4"/>
          <table:table-cell table:style-name="ce116" table:number-columns-repeated="1014"/>
        </table:table-row>
        <table:table-row table:style-name="ro2">
          <table:table-cell table:style-name="ce116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7:38:27.117523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10-03T17:48:50.244315288</dc:date>
    <dc:creator>Lukas Klimmasch</dc:creator>
    <meta:editing-duration>P17DT17H52M53S</meta:editing-duration>
    <meta:editing-cycles>598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6" meta:cell-count="18075" meta:object-count="0"/>
  </office:meta>
</office:document-meta>
</file>